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35cm solid #000000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1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8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35cm solid #000000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20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1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2" style:family="table-cell" style:data-style-name="ND-2">
      <style:table-cell-properties fo:background-color="transparent" gnm:background-colour="#ffffff" gnm:pattern-colour="#000000" gnm:pattern="0" fo:border-top="0.035cm solid #000000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23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26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0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7.5pt" style:use-optimal-column-width="true"/>
    </style:style>
    <style:style style:name="ACOL-2" style:family="table-column">
      <style:table-column-properties style:column-width="88.5pt" style:use-optimal-column-width="true"/>
    </style:style>
    <style:style style:name="ACOL-3" style:family="table-column">
      <style:table-column-properties style:column-width="59.25pt" style:use-optimal-column-width="true"/>
    </style:style>
    <style:style style:name="ACOL-4" style:family="table-column"/>
    <style:style style:name="ACOL-5" style:family="table-column">
      <style:table-column-properties style:column-width="89.91780821917808pt" style:use-optimal-column-width="false"/>
    </style:style>
    <style:style style:name="ACOL-6" style:family="table-column">
      <style:table-column-properties style:column-width="99.86301369863014pt" style:use-optimal-column-width="false"/>
    </style:style>
    <style:style style:name="ACOL-7" style:family="table-column">
      <style:table-column-properties style:column-width="162.3904109589041pt" style:use-optimal-column-width="false"/>
    </style:style>
    <style:style style:name="ACOL-8" style:family="table-column">
      <style:table-column-properties style:column-width="134.91780821917808pt" style:use-optimal-column-width="false"/>
    </style:style>
    <style:style style:name="ACOL-9" style:family="table-column">
      <style:table-column-properties style:column-width="120.75pt" style:use-optimal-column-width="false"/>
    </style:style>
    <style:style style:name="ACOL-10" style:family="table-column">
      <style:table-column-properties style:column-width="141.34931506849313pt" style:use-optimal-column-width="false"/>
    </style:style>
    <style:style style:name="ACOL-11" style:family="table-column">
      <style:table-column-properties style:column-width="60.75pt" style:use-optimal-column-width="true"/>
    </style:style>
    <style:style style:name="ACOL-12" style:family="table-column">
      <style:table-column-properties style:column-width="89.34246575342465pt" style:use-optimal-column-width="false"/>
    </style:style>
    <style:style style:name="ACOL-13" style:family="table-column">
      <style:table-column-properties style:column-width="57.78082191780822pt" style:use-optimal-column-width="false"/>
    </style:style>
    <style:style style:name="ACOL-14" style:family="table-column">
      <style:table-column-properties style:column-width="76.47945205479452pt" style:use-optimal-column-width="false"/>
    </style:style>
    <style:style style:name="ACOL-15" style:family="table-column">
      <style:table-column-properties style:column-width="47.83561643835616pt" style:use-optimal-column-width="false"/>
    </style:style>
    <style:style style:name="ACOL-16" style:family="table-column">
      <style:table-column-properties style:column-width="60.6986301369863pt" style:use-optimal-column-width="false"/>
    </style:style>
    <style:style style:name="ACOL-17" style:family="table-column">
      <style:table-column-properties style:column-width="55.43835616438356pt" style:use-optimal-column-width="false"/>
    </style:style>
    <style:style style:name="ACOL-18" style:family="table-column">
      <style:table-column-properties style:column-width="122.65068493150686pt" style:use-optimal-column-width="false"/>
    </style:style>
    <style:style style:name="ACOL-19" style:family="table-column">
      <style:table-column-properties style:column-width="110.95890410958904pt" style:use-optimal-column-width="false"/>
    </style:style>
    <style:style style:name="ACOL-20" style:family="table-column">
      <style:table-column-properties style:column-width="71.21917808219177pt" style:use-optimal-column-width="false"/>
    </style:style>
    <style:style style:name="ACOL-21" style:family="table-column">
      <style:table-column-properties style:column-width="96.75pt" style:use-optimal-column-width="true"/>
    </style:style>
    <style:style style:name="ACOL-22" style:family="table-column">
      <style:table-column-properties style:column-width="90pt" style:use-optimal-column-width="true"/>
    </style:style>
    <style:style style:name="ACOL-23" style:family="table-column">
      <style:table-column-properties style:column-width="85.5pt" style:use-optimal-column-width="true"/>
    </style:style>
    <style:style style:name="ACOL-24" style:family="table-column">
      <style:table-column-properties style:column-width="122.25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47.400000000000006pt" style:use-optimal-row-height="true"/>
    </style:style>
    <style:style style:name="AROW-4" style:family="table-row">
      <style:table-row-properties style:row-height="18.75pt" style:use-optimal-row-height="false"/>
    </style:style>
    <style:style style:name="AROW-5" style:family="table-row">
      <style:table-row-properties style:row-height="17.25pt" style:use-optimal-row-height="false"/>
    </style:style>
    <style:style style:name="AROW-6" style:family="table-row">
      <style:table-row-properties style:row-height="18pt" style:use-optimal-row-height="false"/>
    </style:style>
    <style:style style:name="AROW-7" style:family="table-row">
      <style:table-row-properties style:row-height="13.200000000000001pt" style:use-optimal-row-height="true"/>
    </style:style>
    <style:style style:name="AROW-8" style:family="table-row">
      <style:table-row-properties style:row-height="19.5pt" style:use-optimal-row-height="false"/>
    </style:style>
    <style:style style:name="AROW-9" style:family="table-row">
      <style:table-row-properties style:row-height="20.25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disable" table:steps="100"/>
      </table:calculation-settings>
      <table:table table:name="Eisenhauer1993" table:style-name="ta-0" table:print="true">
        <office:forms form:automatic-focus="false" form:apply-design-mode="false">
          <form:form/>
        </office:forms>
        <table:table-column table:style-name="ACOL-0" table:number-columns-repeated="7"/>
        <table:table-column table:style-name="ACOL-1"/>
        <table:table-column table:style-name="ACOL-2"/>
        <table:table-column table:style-name="ACOL-3"/>
        <table:table-column table:style-name="ACOL-0" table:number-columns-repeated="13"/>
        <table:table-column table:style-name="ACOL-0" table:number-columns-repeated="233"/>
        <table:table-row table:style-name="AROW-1">
          <table:table-cell table:style-name="ACE-1" office:value-type="string">
            <text:p>Sample</text:p>
          </table:table-cell>
          <table:table-cell table:style-name="ACE-1"/>
          <table:table-cell table:style-name="ACE-1" office:value-type="string">
            <text:p>238U (ppm)</text:p>
          </table:table-cell>
          <table:table-cell table:style-name="ACE-1" office:value-type="string">
            <text:p>6234U(0)(%,0</text:p>
          </table:table-cell>
          <table:table-cell table:style-name="ACE-1" office:value-type="string">
            <text:p>~234U(T) t (%o)</text:p>
          </table:table-cell>
          <table:table-cell table:style-name="ACE-1" office:value-type="string">
            <text:p>(230Th/Z3Su)2 activity ratio</text:p>
          </table:table-cell>
          <table:table-cell table:style-name="ACE-1" office:value-type="string">
            <text:p>232Th3 (ng/g)</text:p>
          </table:table-cell>
          <table:table-cell table:style-name="ACE-1" office:value-type="string">
            <text:p>U/Th Age 4 (yr B.P.)</text:p>
          </table:table-cell>
          <table:table-cell table:style-name="ACE-1" office:value-type="string">
            <text:p>U/Th Age (yr B.P.)</text:p>
          </table:table-cell>
          <table:table-cell table:style-name="ACE-1" office:value-type="string">
            <text:p>DSL (m)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 (2-sigma</text:p>
          </table:table-cell>
          <table:table-cell table:style-name="ACE-1" office:value-type="string">
            <text:p>error (1-sigma</text:p>
          </table:table-cell>
          <table:table-cell table:style-name="ACE-1" office:value-type="string">
            <text:p>DSL</text:p>
          </table:table-cell>
          <table:table-cell table:style-name="ACE-1" office:value-type="string">
            <text:p>uncertainty</text:p>
          </table:table-cell>
          <table:table-cell table:style-name="ACE-1" office:value-type="string">
            <text:p>Aragonite (%)</text:p>
          </table:table-cell>
          <table:table-cell table:number-columns-repeated="2" table:style-name="ACE-1"/>
          <table:table-cell table:style-name="ACE-1" office:value-type="string">
            <text:p>Sample</text:p>
          </table:table-cell>
          <table:table-cell table:style-name="ACE-1" office:value-type="string">
            <text:p>Interval in core (m)</text:p>
          </table:table-cell>
          <table:table-cell table:style-name="ACE-1" office:value-type="string">
            <text:p>ED (m)</text:p>
          </table:table-cell>
          <table:table-cell table:style-name="ACE-1" office:value-type="string">
            <text:p>DSL (m)</text:p>
          </table:table-cell>
          <table:table-cell table:style-name="ACE-1" office:value-type="string">
            <text:p>Aragonite (%)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2#1</text:p>
          </table:table-cell>
          <table:table-cell table:style-name="ACE-1" office:value-type="string">
            <text:p>MC2_1</text:p>
          </table:table-cell>
          <table:table-cell table:style-name="ACE-1" office:value-type="string">
            <text:p>3.671+0.005</text:p>
          </table:table-cell>
          <table:table-cell table:style-name="ACE-1" office:value-type="string">
            <text:p>140_+ 4</text:p>
          </table:table-cell>
          <table:table-cell table:style-name="ACE-1" office:value-type="string">
            <text:p>143+ 4</text:p>
          </table:table-cell>
          <table:table-cell table:style-name="ACE-1" office:value-type="string">
            <text:p>0.0658_+0.0004</text:p>
          </table:table-cell>
          <table:table-cell table:style-name="ACE-1" office:value-type="string">
            <text:p>1.798+0.003</text:p>
          </table:table-cell>
          <table:table-cell table:style-name="ACE-1" office:value-type="string">
            <text:p>6460+ 50</text:p>
          </table:table-cell>
          <table:table-cell table:style-name="ACE-1" office:value-type="string">
            <text:p>-</text:p>
          </table:table-cell>
          <table:table-cell table:style-name="ACE-1" table:formula="of:=-0.20000000000000001+0.40000000000000002" office:value-type="float" office:value="0.20000000000000001">
            <text:p>0.2</text:p>
          </table:table-cell>
          <table:table-cell table:style-name="ACE-1" office:value-type="float" office:value="6460">
            <text:p>6460</text:p>
          </table:table-cell>
          <table:table-cell table:style-name="ACE-1" office:value-type="float" office:value="50">
            <text:p>50</text:p>
          </table:table-cell>
          <table:table-cell table:style-name="ACE-1" table:formula="of:=[.L2]/2" office:value-type="float" office:value="25">
            <text:p>25</text:p>
          </table:table-cell>
          <table:table-cell table:style-name="ACE-1" office:value-type="float" office:value="-0.20000000000000001">
            <text:p>−0.2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99">
            <text:p>99</text:p>
          </table:table-cell>
          <table:table-cell table:number-columns-repeated="2" table:style-name="ACE-1"/>
          <table:table-cell table:style-name="ACE-1" office:value-type="string">
            <text:p>MC2</text:p>
          </table:table-cell>
          <table:table-cell table:style-name="ACE-1" office:value-type="string">
            <text:p>0 - 0.7</text:p>
          </table:table-cell>
          <table:table-cell table:style-name="ACE-1" office:value-type="float" office:value="0.69999999999999996">
            <text:p>0.7</text:p>
          </table:table-cell>
          <table:table-cell table:style-name="ACE-1" table:formula="of:=-0.20000000000000001-+0.40000000000000002" office:value-type="float" office:value="-0.60000000000000009">
            <text:p>−0.6</text:p>
          </table:table-cell>
          <table:table-cell table:style-name="ACE-1" office:value-type="float" office:value="99">
            <text:p>99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2#2</text:p>
          </table:table-cell>
          <table:table-cell table:style-name="ACE-1" office:value-type="string">
            <text:p>MC2_2</text:p>
          </table:table-cell>
          <table:table-cell table:style-name="ACE-1" office:value-type="string">
            <text:p>3.69 +0.01</text:p>
          </table:table-cell>
          <table:table-cell table:style-name="ACE-1" office:value-type="string">
            <text:p>147+ 7</text:p>
          </table:table-cell>
          <table:table-cell table:style-name="ACE-1" office:value-type="string">
            <text:p>149+ 7</text:p>
          </table:table-cell>
          <table:table-cell table:style-name="ACE-1" office:value-type="string">
            <text:p>0.0647+_0.0003</text:p>
          </table:table-cell>
          <table:table-cell table:style-name="ACE-1" office:value-type="string">
            <text:p>1.52 _+0.01</text:p>
          </table:table-cell>
          <table:table-cell table:style-name="ACE-1" office:value-type="string">
            <text:p>6320+ 50</text:p>
          </table:table-cell>
          <table:table-cell table:style-name="ACE-1" office:value-type="string">
            <text:p>6309+ 50</text:p>
          </table:table-cell>
          <table:table-cell table:style-name="ACE-1" office:value-type="string">
            <text:p>-0.2_+0.4</text:p>
          </table:table-cell>
          <table:table-cell table:style-name="ACE-1" office:value-type="float" office:value="6320">
            <text:p>6320</text:p>
          </table:table-cell>
          <table:table-cell table:style-name="ACE-1" office:value-type="float" office:value="50">
            <text:p>50</text:p>
          </table:table-cell>
          <table:table-cell table:style-name="ACE-1" table:formula="of:=[.L3]/2" office:value-type="float" office:value="25">
            <text:p>25</text:p>
          </table:table-cell>
          <table:table-cell table:style-name="ACE-1" office:value-type="float" office:value="-0.20000000000000001">
            <text:p>−0.2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99">
            <text:p>99</text:p>
          </table:table-cell>
          <table:table-cell table:number-columns-repeated="2" table:style-name="ACE-1"/>
          <table:table-cell table:style-name="ACE-1" office:value-type="string">
            <text:p>MC 3</text:p>
          </table:table-cell>
          <table:table-cell table:style-name="ACE-1" office:value-type="string">
            <text:p>1.95- 2.4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string">
            <text:p>1.2-+0.2</text:p>
          </table:table-cell>
          <table:table-cell table:style-name="ACE-1" office:value-type="float" office:value="100">
            <text:p>100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3</text:p>
          </table:table-cell>
          <table:table-cell table:style-name="ACE-1" office:value-type="string">
            <text:p>MC3</text:p>
          </table:table-cell>
          <table:table-cell table:style-name="ACE-1" office:value-type="string">
            <text:p>4.10 _+0.01</text:p>
          </table:table-cell>
          <table:table-cell table:style-name="ACE-1" office:value-type="string">
            <text:p>146+ 8</text:p>
          </table:table-cell>
          <table:table-cell table:style-name="ACE-1" office:value-type="string">
            <text:p>149+ 8</text:p>
          </table:table-cell>
          <table:table-cell table:style-name="ACE-1" office:value-type="string">
            <text:p>0.0690_+0.0002</text:p>
          </table:table-cell>
          <table:table-cell table:style-name="ACE-1" office:value-type="string">
            <text:p>0.254_+0.002</text:p>
          </table:table-cell>
          <table:table-cell table:style-name="ACE-1" office:value-type="string">
            <text:p>6716+ 56</text:p>
          </table:table-cell>
          <table:table-cell table:style-name="ACE-1" office:value-type="string">
            <text:p>6714_+55</text:p>
          </table:table-cell>
          <table:table-cell table:style-name="ACE-1" office:value-type="string">
            <text:p>1.2+0.2</text:p>
          </table:table-cell>
          <table:table-cell table:style-name="ACE-1" office:value-type="float" office:value="6716">
            <text:p>6716</text:p>
          </table:table-cell>
          <table:table-cell table:style-name="ACE-1" office:value-type="float" office:value="56">
            <text:p>56</text:p>
          </table:table-cell>
          <table:table-cell table:style-name="ACE-1" table:formula="of:=[.L4]/2" office:value-type="float" office:value="28">
            <text:p>28</text:p>
          </table:table-cell>
          <table:table-cell table:style-name="ACE-1" office:value-type="float" office:value="1.2">
            <text:p>1.2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MC8</text:p>
          </table:table-cell>
          <table:table-cell table:style-name="ACE-1" office:value-type="string">
            <text:p>2.4 - 3.5</text:p>
          </table:table-cell>
          <table:table-cell table:style-name="ACE-1" office:value-type="float" office:value="3.2000000000000002">
            <text:p>3.2</text:p>
          </table:table-cell>
          <table:table-cell table:style-name="ACE-1" office:value-type="string">
            <text:p>2.3_+0.5</text:p>
          </table:table-cell>
          <table:table-cell table:style-name="ACE-1" office:value-type="float" office:value="100">
            <text:p>100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8</text:p>
          </table:table-cell>
          <table:table-cell table:style-name="ACE-1" office:value-type="string">
            <text:p>MC8</text:p>
          </table:table-cell>
          <table:table-cell table:style-name="ACE-1" office:value-type="string">
            <text:p>3.92 +0.02</text:p>
          </table:table-cell>
          <table:table-cell table:style-name="ACE-1" office:value-type="string">
            <text:p>146_+10</text:p>
          </table:table-cell>
          <table:table-cell table:style-name="ACE-1" office:value-type="string">
            <text:p>149_+10</text:p>
          </table:table-cell>
          <table:table-cell table:style-name="ACE-1" office:value-type="string">
            <text:p>0.0728_+0.0003</text:p>
          </table:table-cell>
          <table:table-cell table:style-name="ACE-1" office:value-type="string">
            <text:p>0.409-+0.001</text:p>
          </table:table-cell>
          <table:table-cell table:style-name="ACE-1" office:value-type="string">
            <text:p>7102_+ 69</text:p>
          </table:table-cell>
          <table:table-cell table:style-name="ACE-1" office:value-type="string">
            <text:p>7099-+ 69</text:p>
          </table:table-cell>
          <table:table-cell table:style-name="ACE-1" office:value-type="string">
            <text:p>2.3+0.5</text:p>
          </table:table-cell>
          <table:table-cell table:style-name="ACE-1" office:value-type="float" office:value="7102">
            <text:p>7102</text:p>
          </table:table-cell>
          <table:table-cell table:style-name="ACE-1" office:value-type="float" office:value="69">
            <text:p>69</text:p>
          </table:table-cell>
          <table:table-cell table:style-name="ACE-1" table:formula="of:=[.L5]/2" office:value-type="float" office:value="34.5">
            <text:p>34.5</text:p>
          </table:table-cell>
          <table:table-cell table:style-name="ACE-1" office:value-type="float" office:value="2.2999999999999998">
            <text:p>2.3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MCI0</text:p>
          </table:table-cell>
          <table:table-cell table:style-name="ACE-1" office:value-type="string">
            <text:p>5.5 - 6.7</text:p>
          </table:table-cell>
          <table:table-cell table:style-name="ACE-1" office:value-type="float" office:value="5.9000000000000004">
            <text:p>5.9</text:p>
          </table:table-cell>
          <table:table-cell table:style-name="ACE-1" office:value-type="string">
            <text:p>5.0_+0.6</text:p>
          </table:table-cell>
          <table:table-cell table:style-name="ACE-1" office:value-type="float" office:value="78">
            <text:p>78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10</text:p>
          </table:table-cell>
          <table:table-cell table:style-name="ACE-1" office:value-type="string">
            <text:p>MC10</text:p>
          </table:table-cell>
          <table:table-cell table:style-name="ACE-1" office:value-type="string">
            <text:p>2.503_+0.006</text:p>
          </table:table-cell>
          <table:table-cell table:style-name="ACE-1" office:value-type="string">
            <text:p>147_+ 5</text:p>
          </table:table-cell>
          <table:table-cell table:style-name="ACE-1" office:value-type="string">
            <text:p>150-+ 5</text:p>
          </table:table-cell>
          <table:table-cell table:style-name="ACE-1" office:value-type="string">
            <text:p>0.0814_+0.0007</text:p>
          </table:table-cell>
          <table:table-cell table:style-name="ACE-1" office:value-type="string">
            <text:p>11.77 _+0.06</text:p>
          </table:table-cell>
          <table:table-cell table:style-name="ACE-1" office:value-type="string">
            <text:p>7962+ 76</text:p>
          </table:table-cell>
          <table:table-cell table:style-name="ACE-1" office:value-type="string">
            <text:p>7842_+ 74</text:p>
          </table:table-cell>
          <table:table-cell table:style-name="ACE-1" office:value-type="string">
            <text:p>5.0_+0.6</text:p>
          </table:table-cell>
          <table:table-cell table:style-name="ACE-1" office:value-type="float" office:value="7962">
            <text:p>7962</text:p>
          </table:table-cell>
          <table:table-cell table:style-name="ACE-1" office:value-type="float" office:value="76">
            <text:p>76</text:p>
          </table:table-cell>
          <table:table-cell table:style-name="ACE-1" table:formula="of:=[.L6]/2" office:value-type="float" office:value="38">
            <text:p>38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78">
            <text:p>78</text:p>
          </table:table-cell>
          <table:table-cell table:number-columns-repeated="2" table:style-name="ACE-1"/>
          <table:table-cell table:style-name="ACE-1" office:value-type="string">
            <text:p>MC12</text:p>
          </table:table-cell>
          <table:table-cell table:style-name="ACE-1" office:value-type="string">
            <text:p>8.1 8.7</text:p>
          </table:table-cell>
          <table:table-cell table:style-name="ACE-1" office:value-type="float" office:value="8.4000000000000004">
            <text:p>8.4</text:p>
          </table:table-cell>
          <table:table-cell table:style-name="ACE-1" office:value-type="string">
            <text:p>7.5_+0.5</text:p>
          </table:table-cell>
          <table:table-cell table:style-name="ACE-1" office:value-type="float" office:value="98">
            <text:p>98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12</text:p>
          </table:table-cell>
          <table:table-cell table:style-name="ACE-1" office:value-type="string">
            <text:p>MC12</text:p>
          </table:table-cell>
          <table:table-cell table:style-name="ACE-1" office:value-type="string">
            <text:p>3.941_+0.008</text:p>
          </table:table-cell>
          <table:table-cell table:style-name="ACE-1" office:value-type="string">
            <text:p>146-+ 5</text:p>
          </table:table-cell>
          <table:table-cell table:style-name="ACE-1" office:value-type="string">
            <text:p>149_+ 6</text:p>
          </table:table-cell>
          <table:table-cell table:style-name="ACE-1" office:value-type="string">
            <text:p>0.0829_+0.0002</text:p>
          </table:table-cell>
          <table:table-cell table:style-name="ACE-1" office:value-type="string">
            <text:p>0.722+0.002</text:p>
          </table:table-cell>
          <table:table-cell table:style-name="ACE-1" office:value-type="string">
            <text:p>8124-+ 44</text:p>
          </table:table-cell>
          <table:table-cell table:style-name="ACE-1" office:value-type="string">
            <text:p>8119-+44</text:p>
          </table:table-cell>
          <table:table-cell table:style-name="ACE-1" office:value-type="string">
            <text:p>7.5+_0.5</text:p>
          </table:table-cell>
          <table:table-cell table:style-name="ACE-1" office:value-type="float" office:value="8124">
            <text:p>8124</text:p>
          </table:table-cell>
          <table:table-cell table:style-name="ACE-1" office:value-type="float" office:value="44">
            <text:p>44</text:p>
          </table:table-cell>
          <table:table-cell table:style-name="ACE-1" table:formula="of:=[.L7]/2" office:value-type="float" office:value="22">
            <text:p>22</text:p>
          </table:table-cell>
          <table:table-cell table:style-name="ACE-1" office:value-type="float" office:value="7.5">
            <text:p>7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98">
            <text:p>98</text:p>
          </table:table-cell>
          <table:table-cell table:number-columns-repeated="2" table:style-name="ACE-1"/>
          <table:table-cell table:style-name="ACE-1" office:value-type="string">
            <text:p>MC21</text:p>
          </table:table-cell>
          <table:table-cell table:style-name="ACE-1" office:value-type="string">
            <text:p>11.4 -12.45</text:p>
          </table:table-cell>
          <table:table-cell table:style-name="ACE-1" office:value-type="float" office:value="11.6">
            <text:p>11.6</text:p>
          </table:table-cell>
          <table:table-cell table:style-name="ACE-1" office:value-type="string">
            <text:p>10.7_+0.5</text:p>
          </table:table-cell>
          <table:table-cell table:style-name="ACE-1" office:value-type="float" office:value="81">
            <text:p>81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21</text:p>
          </table:table-cell>
          <table:table-cell table:style-name="ACE-1" office:value-type="string">
            <text:p>MC21</text:p>
          </table:table-cell>
          <table:table-cell table:style-name="ACE-1" office:value-type="string">
            <text:p>2.471-+0.009</text:p>
          </table:table-cell>
          <table:table-cell table:style-name="ACE-1" office:value-type="string">
            <text:p>142_+ 7</text:p>
          </table:table-cell>
          <table:table-cell table:style-name="ACE-1" office:value-type="string">
            <text:p>146+ 7</text:p>
          </table:table-cell>
          <table:table-cell table:style-name="ACE-1" office:value-type="string">
            <text:p>0.0833-+0.0098</text:p>
          </table:table-cell>
          <table:table-cell table:style-name="ACE-1" office:value-type="string">
            <text:p>18.7 _+0.2</text:p>
          </table:table-cell>
          <table:table-cell table:style-name="ACE-1" office:value-type="string">
            <text:p>8191_+113</text:p>
          </table:table-cell>
          <table:table-cell table:style-name="ACE-1" office:value-type="string">
            <text:p>7996_+109</text:p>
          </table:table-cell>
          <table:table-cell table:style-name="ACE-1" office:value-type="string">
            <text:p>10.7+0.5</text:p>
          </table:table-cell>
          <table:table-cell table:style-name="ACE-1" office:value-type="float" office:value="8191">
            <text:p>8191</text:p>
          </table:table-cell>
          <table:table-cell table:style-name="ACE-1" office:value-type="float" office:value="113">
            <text:p>113</text:p>
          </table:table-cell>
          <table:table-cell table:style-name="ACE-1" table:formula="of:=[.L8]/2" office:value-type="float" office:value="56.5">
            <text:p>56.5</text:p>
          </table:table-cell>
          <table:table-cell table:style-name="ACE-1" office:value-type="float" office:value="10.699999999999999">
            <text:p>10.7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81">
            <text:p>81</text:p>
          </table:table-cell>
          <table:table-cell table:number-columns-repeated="2" table:style-name="ACE-1"/>
          <table:table-cell table:style-name="ACE-1" office:value-type="string">
            <text:p>MC14</text:p>
          </table:table-cell>
          <table:table-cell table:style-name="ACE-1" office:value-type="string">
            <text:p>14.4 -15.5</text:p>
          </table:table-cell>
          <table:table-cell table:style-name="ACE-1" office:value-type="float" office:value="15.1">
            <text:p>15.1</text:p>
          </table:table-cell>
          <table:table-cell table:style-name="ACE-1" office:value-type="string">
            <text:p>14.2_+0.5</text:p>
          </table:table-cell>
          <table:table-cell table:style-name="ACE-1" office:value-type="float" office:value="97">
            <text:p>97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14</text:p>
          </table:table-cell>
          <table:table-cell table:style-name="ACE-1" office:value-type="string">
            <text:p>MC14</text:p>
          </table:table-cell>
          <table:table-cell table:style-name="ACE-1" office:value-type="string">
            <text:p>3.514_+0.009</text:p>
          </table:table-cell>
          <table:table-cell table:style-name="ACE-1" office:value-type="string">
            <text:p>143_+ 5</text:p>
          </table:table-cell>
          <table:table-cell table:style-name="ACE-1" office:value-type="string">
            <text:p>146_+ 5</text:p>
          </table:table-cell>
          <table:table-cell table:style-name="ACE-1" office:value-type="string">
            <text:p>0.0875_+0.0002</text:p>
          </table:table-cell>
          <table:table-cell table:style-name="ACE-1" office:value-type="string">
            <text:p>0.260_+0.001</text:p>
          </table:table-cell>
          <table:table-cell table:style-name="ACE-1" office:value-type="string">
            <text:p>8621_+ 48</text:p>
          </table:table-cell>
          <table:table-cell table:style-name="ACE-1" office:value-type="string">
            <text:p>8619_+48</text:p>
          </table:table-cell>
          <table:table-cell table:style-name="ACE-1" office:value-type="string">
            <text:p>14.2_+0.5</text:p>
          </table:table-cell>
          <table:table-cell table:style-name="ACE-1" office:value-type="float" office:value="8621">
            <text:p>8621</text:p>
          </table:table-cell>
          <table:table-cell table:style-name="ACE-1" office:value-type="float" office:value="48">
            <text:p>48</text:p>
          </table:table-cell>
          <table:table-cell table:style-name="ACE-1" table:formula="of:=[.L9]/2" office:value-type="float" office:value="24">
            <text:p>24</text:p>
          </table:table-cell>
          <table:table-cell table:style-name="ACE-1" office:value-type="float" office:value="14.199999999999999">
            <text:p>14.2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97">
            <text:p>97</text:p>
          </table:table-cell>
          <table:table-cell table:number-columns-repeated="2" table:style-name="ACE-1"/>
          <table:table-cell table:style-name="ACE-1" office:value-type="string">
            <text:p>MCt6</text:p>
          </table:table-cell>
          <table:table-cell table:style-name="ACE-1" office:value-type="string">
            <text:p>17.4 -18.5</text:p>
          </table:table-cell>
          <table:table-cell table:style-name="ACE-1" office:value-type="float" office:value="18">
            <text:p>18</text:p>
          </table:table-cell>
          <table:table-cell table:style-name="ACE-1" office:value-type="string">
            <text:p>17.l _+0.5</text:p>
          </table:table-cell>
          <table:table-cell table:style-name="ACE-1" office:value-type="float" office:value="94">
            <text:p>94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16</text:p>
          </table:table-cell>
          <table:table-cell table:style-name="ACE-1" office:value-type="string">
            <text:p>MC16</text:p>
          </table:table-cell>
          <table:table-cell table:style-name="ACE-1" office:value-type="string">
            <text:p>3.77 +0.02</text:p>
          </table:table-cell>
          <table:table-cell table:style-name="ACE-1" office:value-type="string">
            <text:p>146_+ 7</text:p>
          </table:table-cell>
          <table:table-cell table:style-name="ACE-1" office:value-type="string">
            <text:p>149_+ 7</text:p>
          </table:table-cell>
          <table:table-cell table:style-name="ACE-1" office:value-type="string">
            <text:p>0.0915+0.0016</text:p>
          </table:table-cell>
          <table:table-cell table:style-name="ACE-1" office:value-type="string">
            <text:p>1.589-+0.006</text:p>
          </table:table-cell>
          <table:table-cell table:style-name="ACE-1" office:value-type="string">
            <text:p>9000-+171</text:p>
          </table:table-cell>
          <table:table-cell table:style-name="ACE-1" office:value-type="string">
            <text:p>8990+171</text:p>
          </table:table-cell>
          <table:table-cell table:style-name="ACE-1" office:value-type="string">
            <text:p>17.1+0.5</text:p>
          </table:table-cell>
          <table:table-cell table:style-name="ACE-1" office:value-type="float" office:value="9000">
            <text:p>9000</text:p>
          </table:table-cell>
          <table:table-cell table:style-name="ACE-1" office:value-type="float" office:value="171">
            <text:p>171</text:p>
          </table:table-cell>
          <table:table-cell table:style-name="ACE-1" table:formula="of:=[.L10]/2" office:value-type="float" office:value="85.5">
            <text:p>85.5</text:p>
          </table:table-cell>
          <table:table-cell table:style-name="ACE-1" office:value-type="float" office:value="17.100000000000001">
            <text:p>17.1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94">
            <text:p>94</text:p>
          </table:table-cell>
          <table:table-cell table:number-columns-repeated="2" table:style-name="ACE-1"/>
          <table:table-cell table:style-name="ACE-1" office:value-type="string">
            <text:p>MC18</text:p>
          </table:table-cell>
          <table:table-cell table:style-name="ACE-1" office:value-type="string">
            <text:p>20.25-21</text:p>
          </table:table-cell>
          <table:table-cell table:style-name="ACE-1" office:value-type="float" office:value="20.699999999999999">
            <text:p>20.7</text:p>
          </table:table-cell>
          <table:table-cell table:style-name="ACE-1" office:value-type="string">
            <text:p>19.8_+0.4</text:p>
          </table:table-cell>
          <table:table-cell table:style-name="ACE-1" office:value-type="float" office:value="100">
            <text:p>100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I8</text:p>
          </table:table-cell>
          <table:table-cell table:style-name="ACE-1" office:value-type="string">
            <text:p>MCI8</text:p>
          </table:table-cell>
          <table:table-cell table:style-name="ACE-1" office:value-type="string">
            <text:p>3.80 -+0.01</text:p>
          </table:table-cell>
          <table:table-cell table:style-name="ACE-1" office:value-type="string">
            <text:p>148_+ 5</text:p>
          </table:table-cell>
          <table:table-cell table:style-name="ACE-1" office:value-type="string">
            <text:p>152+ 5</text:p>
          </table:table-cell>
          <table:table-cell table:style-name="ACE-1" office:value-type="string">
            <text:p>0.0951-+0.0005</text:p>
          </table:table-cell>
          <table:table-cell table:style-name="ACE-1" office:value-type="string">
            <text:p>0.225-+0.002</text:p>
          </table:table-cell>
          <table:table-cell table:style-name="ACE-1" office:value-type="string">
            <text:p>9347_+ 70</text:p>
          </table:table-cell>
          <table:table-cell table:style-name="ACE-1" office:value-type="string">
            <text:p>9345-+70</text:p>
          </table:table-cell>
          <table:table-cell table:style-name="ACE-1" office:value-type="string">
            <text:p>19.8_+0.4</text:p>
          </table:table-cell>
          <table:table-cell table:style-name="ACE-1" office:value-type="float" office:value="9347">
            <text:p>9347</text:p>
          </table:table-cell>
          <table:table-cell table:style-name="ACE-1" office:value-type="float" office:value="70">
            <text:p>70</text:p>
          </table:table-cell>
          <table:table-cell table:style-name="ACE-1" table:formula="of:=[.L11]/2" office:value-type="float" office:value="35">
            <text:p>35</text:p>
          </table:table-cell>
          <table:table-cell table:style-name="ACE-1" office:value-type="float" office:value="19.800000000000001">
            <text:p>19.8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MC 4</text:p>
          </table:table-cell>
          <table:table-cell table:style-name="ACE-1" office:value-type="string">
            <text:p>23.85-24.9</text:p>
          </table:table-cell>
          <table:table-cell table:style-name="ACE-1" office:value-type="float" office:value="24.5">
            <text:p>24.5</text:p>
          </table:table-cell>
          <table:table-cell table:style-name="ACE-1" office:value-type="string">
            <text:p>23.6_+0.5</text:p>
          </table:table-cell>
          <table:table-cell table:style-name="ACE-1" office:value-type="float" office:value="100">
            <text:p>100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4#1</text:p>
          </table:table-cell>
          <table:table-cell table:style-name="ACE-1" office:value-type="string">
            <text:p>MC4_1</text:p>
          </table:table-cell>
          <table:table-cell table:style-name="ACE-1" office:value-type="string">
            <text:p>4.005_+0.003</text:p>
          </table:table-cell>
          <table:table-cell table:style-name="ACE-1" office:value-type="string">
            <text:p>142+ 2</text:p>
          </table:table-cell>
          <table:table-cell table:style-name="ACE-1" office:value-type="string">
            <text:p>146-+ 2</text:p>
          </table:table-cell>
          <table:table-cell table:style-name="ACE-1" office:value-type="string">
            <text:p>0.0968_+0.0005</text:p>
          </table:table-cell>
          <table:table-cell table:style-name="ACE-1" office:value-type="string">
            <text:p>1.596_+0.003</text:p>
          </table:table-cell>
          <table:table-cell table:style-name="ACE-1" office:value-type="string">
            <text:p>9610_+ 50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23.6-+0.5</text:p>
          </table:table-cell>
          <table:table-cell table:style-name="ACE-1" office:value-type="float" office:value="9610">
            <text:p>9610</text:p>
          </table:table-cell>
          <table:table-cell table:style-name="ACE-1" office:value-type="float" office:value="50">
            <text:p>50</text:p>
          </table:table-cell>
          <table:table-cell table:style-name="ACE-1" table:formula="of:=[.L12]/2" office:value-type="float" office:value="25">
            <text:p>25</text:p>
          </table:table-cell>
          <table:table-cell table:style-name="ACE-1" office:value-type="float" office:value="23.600000000000001">
            <text:p>23.6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MC 5</text:p>
          </table:table-cell>
          <table:table-cell table:style-name="ACE-1" office:value-type="string">
            <text:p>24.9 -26.4</text:p>
          </table:table-cell>
          <table:table-cell table:style-name="ACE-1" office:value-type="float" office:value="25.300000000000001">
            <text:p>25.3</text:p>
          </table:table-cell>
          <table:table-cell table:style-name="ACE-1" office:value-type="string">
            <text:p>24.4 + 0.7</text:p>
          </table:table-cell>
          <table:table-cell table:style-name="ACE-1" office:value-type="float" office:value="98">
            <text:p>98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4#2</text:p>
          </table:table-cell>
          <table:table-cell table:style-name="ACE-1" office:value-type="string">
            <text:p>MC4_2</text:p>
          </table:table-cell>
          <table:table-cell table:style-name="ACE-1" office:value-type="string">
            <text:p>4.00 _+0.01</text:p>
          </table:table-cell>
          <table:table-cell table:style-name="ACE-1" office:value-type="string">
            <text:p>146_+ 5</text:p>
          </table:table-cell>
          <table:table-cell table:style-name="ACE-1" office:value-type="string">
            <text:p>150_+ 5</text:p>
          </table:table-cell>
          <table:table-cell table:style-name="ACE-1" office:value-type="string">
            <text:p>0.0959+0.0002</text:p>
          </table:table-cell>
          <table:table-cell table:style-name="ACE-1" office:value-type="string">
            <text:p>0.92 _+0.01</text:p>
          </table:table-cell>
          <table:table-cell table:style-name="ACE-1" office:value-type="string">
            <text:p>9480+ 50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23.6+0.5</text:p>
          </table:table-cell>
          <table:table-cell table:style-name="ACE-1" office:value-type="float" office:value="9480">
            <text:p>9480</text:p>
          </table:table-cell>
          <table:table-cell table:style-name="ACE-1" office:value-type="float" office:value="50">
            <text:p>50</text:p>
          </table:table-cell>
          <table:table-cell table:style-name="ACE-1" table:formula="of:=[.L13]/2" office:value-type="float" office:value="25">
            <text:p>25</text:p>
          </table:table-cell>
          <table:table-cell table:style-name="ACE-1" office:value-type="float" office:value="23.600000000000001">
            <text:p>23.6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SC 1</text:p>
          </table:table-cell>
          <table:table-cell table:style-name="ACE-1" office:value-type="string">
            <text:p>0.85- 1.75</text:p>
          </table:table-cell>
          <table:table-cell table:style-name="ACE-1" office:value-type="float" office:value="1.2">
            <text:p>1.2</text:p>
          </table:table-cell>
          <table:table-cell table:style-name="ACE-1" office:value-type="string">
            <text:p>0.05_+0.5</text:p>
          </table:table-cell>
          <table:table-cell table:style-name="ACE-1" office:value-type="float" office:value="100">
            <text:p>100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4#3</text:p>
          </table:table-cell>
          <table:table-cell table:style-name="ACE-1" office:value-type="string">
            <text:p>MC4_3</text:p>
          </table:table-cell>
          <table:table-cell table:style-name="ACE-1" office:value-type="string">
            <text:p>4.008_+0.009</text:p>
          </table:table-cell>
          <table:table-cell table:style-name="ACE-1" office:value-type="string">
            <text:p>146_+ 5</text:p>
          </table:table-cell>
          <table:table-cell table:style-name="ACE-1" office:value-type="string">
            <text:p>150-+ 5</text:p>
          </table:table-cell>
          <table:table-cell table:style-name="ACE-1" office:value-type="string">
            <text:p>0.0962+0.0006</text:p>
          </table:table-cell>
          <table:table-cell table:style-name="ACE-1" office:value-type="string">
            <text:p>0.92 _+0.01</text:p>
          </table:table-cell>
          <table:table-cell table:style-name="ACE-1" office:value-type="string">
            <text:p>9484_+ 77</text:p>
          </table:table-cell>
          <table:table-cell table:style-name="ACE-1" office:value-type="string">
            <text:p>9478_+77</text:p>
          </table:table-cell>
          <table:table-cell table:style-name="ACE-1" office:value-type="string">
            <text:p>23.6_+0.6</text:p>
          </table:table-cell>
          <table:table-cell table:style-name="ACE-1" office:value-type="float" office:value="9484">
            <text:p>9484</text:p>
          </table:table-cell>
          <table:table-cell table:style-name="ACE-1" office:value-type="float" office:value="77">
            <text:p>77</text:p>
          </table:table-cell>
          <table:table-cell table:style-name="ACE-1" table:formula="of:=[.L14]/2" office:value-type="float" office:value="38.5">
            <text:p>38.5</text:p>
          </table:table-cell>
          <table:table-cell table:style-name="ACE-1" office:value-type="float" office:value="23.600000000000001">
            <text:p>23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SC 4</text:p>
          </table:table-cell>
          <table:table-cell table:style-name="ACE-1" office:value-type="string">
            <text:p>6.9 - 8.4</text:p>
          </table:table-cell>
          <table:table-cell table:style-name="ACE-1" office:value-type="float" office:value="7.7000000000000002">
            <text:p>7.7</text:p>
          </table:table-cell>
          <table:table-cell table:style-name="ACE-1" office:value-type="string">
            <text:p>6.55 + 0.8</text:p>
          </table:table-cell>
          <table:table-cell table:style-name="ACE-1" office:value-type="float" office:value="98">
            <text:p>98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5</text:p>
          </table:table-cell>
          <table:table-cell table:style-name="ACE-1" office:value-type="string">
            <text:p>MC5</text:p>
          </table:table-cell>
          <table:table-cell table:style-name="ACE-1" office:value-type="string">
            <text:p>3.84 _+0.02</text:p>
          </table:table-cell>
          <table:table-cell table:style-name="ACE-1" office:value-type="string">
            <text:p>155_+ 8</text:p>
          </table:table-cell>
          <table:table-cell table:style-name="ACE-1" office:value-type="string">
            <text:p>159+ 8</text:p>
          </table:table-cell>
          <table:table-cell table:style-name="ACE-1" office:value-type="string">
            <text:p>0.1003_+0.0006</text:p>
          </table:table-cell>
          <table:table-cell table:style-name="ACE-1" office:value-type="string">
            <text:p>1.31 _+0.01</text:p>
          </table:table-cell>
          <table:table-cell table:style-name="ACE-1" office:value-type="string">
            <text:p>9809+ 95</text:p>
          </table:table-cell>
          <table:table-cell table:style-name="ACE-1" office:value-type="string">
            <text:p>9800_+95</text:p>
          </table:table-cell>
          <table:table-cell table:style-name="ACE-1" office:value-type="string">
            <text:p>24.4_+0.7</text:p>
          </table:table-cell>
          <table:table-cell table:style-name="ACE-1" office:value-type="float" office:value="9809">
            <text:p>9809</text:p>
          </table:table-cell>
          <table:table-cell table:style-name="ACE-1" office:value-type="float" office:value="95">
            <text:p>95</text:p>
          </table:table-cell>
          <table:table-cell table:style-name="ACE-1" table:formula="of:=[.L15]/2" office:value-type="float" office:value="47.5">
            <text:p>47.5</text:p>
          </table:table-cell>
          <table:table-cell table:style-name="ACE-1" office:value-type="float" office:value="24.399999999999999">
            <text:p>24.4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98">
            <text:p>98</text:p>
          </table:table-cell>
          <table:table-cell table:number-columns-repeated="2" table:style-name="ACE-1"/>
          <table:table-cell table:style-name="ACE-1" office:value-type="string">
            <text:p>SC2</text:p>
          </table:table-cell>
          <table:table-cell table:style-name="ACE-1" office:value-type="string">
            <text:p>12.05-12.5</text:p>
          </table:table-cell>
          <table:table-cell table:style-name="ACE-1" office:value-type="float" office:value="12.300000000000001">
            <text:p>12.3</text:p>
          </table:table-cell>
          <table:table-cell table:style-name="ACE-1" office:value-type="string">
            <text:p>11.15+0.2</text:p>
          </table:table-cell>
          <table:table-cell table:style-name="ACE-1" office:value-type="float" office:value="88">
            <text:p>88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SCI</text:p>
          </table:table-cell>
          <table:table-cell table:style-name="ACE-1" office:value-type="string">
            <text:p>SCI</text:p>
          </table:table-cell>
          <table:table-cell table:style-name="ACE-1" office:value-type="string">
            <text:p>3.48 -+0.01</text:p>
          </table:table-cell>
          <table:table-cell table:style-name="ACE-1" office:value-type="string">
            <text:p>143-+ 7</text:p>
          </table:table-cell>
          <table:table-cell table:style-name="ACE-1" office:value-type="string">
            <text:p>145_+ 7</text:p>
          </table:table-cell>
          <table:table-cell table:style-name="ACE-1" office:value-type="string">
            <text:p>0.0483+0.0003</text:p>
          </table:table-cell>
          <table:table-cell table:style-name="ACE-1" office:value-type="string">
            <text:p>0.406_+0.001</text:p>
          </table:table-cell>
          <table:table-cell table:style-name="ACE-1" office:value-type="string">
            <text:p>4674+ 40</text:p>
          </table:table-cell>
          <table:table-cell table:style-name="ACE-1" office:value-type="string">
            <text:p>4671_+40</text:p>
          </table:table-cell>
          <table:table-cell table:style-name="ACE-1" office:value-type="string">
            <text:p>0.05+0.5</text:p>
          </table:table-cell>
          <table:table-cell table:style-name="ACE-1" office:value-type="float" office:value="4674">
            <text:p>4674</text:p>
          </table:table-cell>
          <table:table-cell table:style-name="ACE-1" office:value-type="float" office:value="40">
            <text:p>40</text:p>
          </table:table-cell>
          <table:table-cell table:style-name="ACE-1" table:formula="of:=[.L16]/2" office:value-type="float" office:value="20">
            <text:p>20</text:p>
          </table:table-cell>
          <table:table-cell table:style-name="ACE-1" office:value-type="float" office:value="0.050000000000000003">
            <text:p>0.0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SC3</text:p>
          </table:table-cell>
          <table:table-cell table:style-name="ACE-1" office:value-type="string">
            <text:p>15.3-15.55</text:p>
          </table:table-cell>
          <table:table-cell table:style-name="ACE-1" office:value-type="float" office:value="15.300000000000001">
            <text:p>15.3</text:p>
          </table:table-cell>
          <table:table-cell table:style-name="ACE-1" office:value-type="string">
            <text:p>14.15+0.1</text:p>
          </table:table-cell>
          <table:table-cell table:style-name="ACE-1" office:value-type="float" office:value="97">
            <text:p>97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SC4</text:p>
          </table:table-cell>
          <table:table-cell table:style-name="ACE-1" office:value-type="string">
            <text:p>SC4</text:p>
          </table:table-cell>
          <table:table-cell table:style-name="ACE-1" office:value-type="string">
            <text:p>3.764-+0.009</text:p>
          </table:table-cell>
          <table:table-cell table:style-name="ACE-1" office:value-type="string">
            <text:p>150_+ 5</text:p>
          </table:table-cell>
          <table:table-cell table:style-name="ACE-1" office:value-type="string">
            <text:p>152-+ 5</text:p>
          </table:table-cell>
          <table:table-cell table:style-name="ACE-1" office:value-type="string">
            <text:p>0.0601_+0.0007</text:p>
          </table:table-cell>
          <table:table-cell table:style-name="ACE-1" office:value-type="string">
            <text:p>0.247_+0.001</text:p>
          </table:table-cell>
          <table:table-cell table:style-name="ACE-1" office:value-type="string">
            <text:p>5804_+ 75</text:p>
          </table:table-cell>
          <table:table-cell table:style-name="ACE-1" office:value-type="string">
            <text:p>5802_+ 75</text:p>
          </table:table-cell>
          <table:table-cell table:style-name="ACE-1" office:value-type="string">
            <text:p>6.55_+0.8</text:p>
          </table:table-cell>
          <table:table-cell table:style-name="ACE-1" office:value-type="float" office:value="5804">
            <text:p>5804</text:p>
          </table:table-cell>
          <table:table-cell table:style-name="ACE-1" office:value-type="float" office:value="75">
            <text:p>75</text:p>
          </table:table-cell>
          <table:table-cell table:style-name="ACE-1" table:formula="of:=[.L17]/2" office:value-type="float" office:value="37.5">
            <text:p>37.5</text:p>
          </table:table-cell>
          <table:table-cell table:style-name="ACE-1" office:value-type="float" office:value="6.5499999999999998">
            <text:p>6.55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98">
            <text:p>9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C2</text:p>
          </table:table-cell>
          <table:table-cell table:style-name="ACE-1" office:value-type="string">
            <text:p>SC2</text:p>
          </table:table-cell>
          <table:table-cell table:style-name="ACE-1" office:value-type="string">
            <text:p>3.653+0.008</text:p>
          </table:table-cell>
          <table:table-cell table:style-name="ACE-1" office:value-type="string">
            <text:p>148+ 5</text:p>
          </table:table-cell>
          <table:table-cell table:style-name="ACE-1" office:value-type="string">
            <text:p>151_+ 5</text:p>
          </table:table-cell>
          <table:table-cell table:style-name="ACE-1" office:value-type="string">
            <text:p>0.0654_+0.0002</text:p>
          </table:table-cell>
          <table:table-cell table:style-name="ACE-1" office:value-type="string">
            <text:p>1.65 _+0.02</text:p>
          </table:table-cell>
          <table:table-cell table:style-name="ACE-1" office:value-type="string">
            <text:p>6368_+ 37</text:p>
          </table:table-cell>
          <table:table-cell table:style-name="ACE-1" office:value-type="string">
            <text:p>6357_+37</text:p>
          </table:table-cell>
          <table:table-cell table:style-name="ACE-1" office:value-type="string">
            <text:p>11.15+0.2</text:p>
          </table:table-cell>
          <table:table-cell table:style-name="ACE-1" office:value-type="float" office:value="6368">
            <text:p>6368</text:p>
          </table:table-cell>
          <table:table-cell table:style-name="ACE-1" office:value-type="float" office:value="37">
            <text:p>37</text:p>
          </table:table-cell>
          <table:table-cell table:style-name="ACE-1" table:formula="of:=[.L18]/2" office:value-type="float" office:value="18.5">
            <text:p>18.5</text:p>
          </table:table-cell>
          <table:table-cell table:style-name="ACE-1" office:value-type="float" office:value="11.15">
            <text:p>11.15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88">
            <text:p>8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C3</text:p>
          </table:table-cell>
          <table:table-cell table:style-name="ACE-1" office:value-type="string">
            <text:p>SC3</text:p>
          </table:table-cell>
          <table:table-cell table:style-name="ACE-1" office:value-type="string">
            <text:p>3.722-+0.01</text:p>
          </table:table-cell>
          <table:table-cell table:style-name="ACE-1" office:value-type="string">
            <text:p>141_+ 6</text:p>
          </table:table-cell>
          <table:table-cell table:style-name="ACE-1" office:value-type="string">
            <text:p>144_+ 6</text:p>
          </table:table-cell>
          <table:table-cell table:style-name="ACE-1" office:value-type="string">
            <text:p>0.0725_+0.0005</text:p>
          </table:table-cell>
          <table:table-cell table:style-name="ACE-1" office:value-type="string">
            <text:p>2.27 _+0.01</text:p>
          </table:table-cell>
          <table:table-cell table:style-name="ACE-1" office:value-type="string">
            <text:p>7102+ 82</text:p>
          </table:table-cell>
          <table:table-cell table:style-name="ACE-1" office:value-type="string">
            <text:p>7099_+82</text:p>
          </table:table-cell>
          <table:table-cell table:style-name="ACE-1" office:value-type="string">
            <text:p>14.15_+0.1</text:p>
          </table:table-cell>
          <table:table-cell table:style-name="ACE-1" office:value-type="float" office:value="7102">
            <text:p>7102</text:p>
          </table:table-cell>
          <table:table-cell table:style-name="ACE-1" office:value-type="float" office:value="82">
            <text:p>82</text:p>
          </table:table-cell>
          <table:table-cell table:style-name="ACE-1" table:formula="of:=[.L19]/2" office:value-type="float" office:value="41">
            <text:p>41</text:p>
          </table:table-cell>
          <table:table-cell table:style-name="ACE-1" office:value-type="float" office:value="14.15">
            <text:p>14.15</text:p>
          </table:table-cell>
          <table:table-cell table:style-name="ACE-1" office:value-type="float" office:value="0.10000000000000001">
            <text:p>0.1</text:p>
          </table:table-cell>
          <table:table-cell table:style-name="ACE-1" office:value-type="float" office:value="97">
            <text:p>97</text:p>
          </table:table-cell>
          <table:table-cell table:number-columns-repeated="240" table:style-name="ACE-1"/>
        </table:table-row>
        <table:table-row table:style-name="AROW-0" table:number-rows-repeated="65517">
          <table:table-cell table:number-columns-repeated="256"/>
        </table:table-row>
        <table:named-expressions>
          <table:named-expression table:name="Sheet_Title" table:expression="of:=&quot;Eisenhauer1993&quot;" table:base-cell-address="$'Eisenhauer1993'.$A$1"/>
          <table:named-expression table:name="Print_Area" table:expression="of:=#REF!" table:base-cell-address="$'Eisenhauer1993'.$A$1"/>
        </table:named-expressions>
        <gnm:selections gnm:cursor-col="13" gnm:cursor-row="1">
          <gnm:selection gnm:start-col="13" gnm:start-row="1" gnm:end-col="13" gnm:end-row="18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4" table:style-name="ACOL-5"/>
        <table:table-column table:default-cell-style-name="ACE-4" table:style-name="ACOL-0"/>
        <table:table-column table:default-cell-style-name="ACE-4" table:style-name="ACOL-6"/>
        <table:table-column table:default-cell-style-name="ACE-4" table:style-name="ACOL-7"/>
        <table:table-column table:default-cell-style-name="ACE-4" table:style-name="ACOL-8"/>
        <table:table-column table:default-cell-style-name="ACE-4" table:style-name="ACOL-9"/>
        <table:table-column table:default-cell-style-name="ACE-4" table:style-name="ACOL-10"/>
        <table:table-column table:default-cell-style-name="ACE-4" table:style-name="ACOL-11"/>
        <table:table-column table:default-cell-style-name="ACE-4" table:style-name="ACOL-0"/>
        <table:table-column table:default-cell-style-name="ACE-14" table:style-name="ACOL-11"/>
        <table:table-column table:default-cell-style-name="ACE-14" table:style-name="ACOL-12"/>
        <table:table-column table:default-cell-style-name="ACE-14" table:style-name="ACOL-13" table:number-columns-repeated="3"/>
        <table:table-column table:default-cell-style-name="ACE-14" table:style-name="ACOL-14"/>
        <table:table-column table:default-cell-style-name="ACE-14" table:style-name="ACOL-15"/>
        <table:table-column table:default-cell-style-name="ACE-14" table:style-name="ACOL-16"/>
        <table:table-column table:default-cell-style-name="ACE-21" table:style-name="ACOL-17"/>
        <table:table-column table:default-cell-style-name="ACE-24" table:style-name="ACOL-0"/>
        <table:table-column table:default-cell-style-name="ACE-4" table:style-name="ACOL-18"/>
        <table:table-column table:default-cell-style-name="ACE-4" table:style-name="ACOL-0" table:number-columns-repeated="2"/>
        <table:table-column table:default-cell-style-name="ACE-8" table:style-name="ACOL-19"/>
        <table:table-column table:default-cell-style-name="ACE-8" table:style-name="ACOL-20"/>
        <table:table-column table:default-cell-style-name="ACE-8" table:style-name="ACOL-0"/>
        <table:table-column table:default-cell-style-name="ACE-8" table:style-name="ACOL-21"/>
        <table:table-column table:default-cell-style-name="ACE-8" table:style-name="ACOL-22"/>
        <table:table-column table:default-cell-style-name="ACE-8" table:style-name="ACOL-0" table:number-columns-repeated="6"/>
        <table:table-column table:default-cell-style-name="ACE-8" table:style-name="ACOL-23"/>
        <table:table-column table:default-cell-style-name="ACE-8" table:style-name="ACOL-0"/>
        <table:table-column table:default-cell-style-name="ACE-8" table:style-name="ACOL-0" table:number-columns-repeated="221"/>
        <table:table-row table:style-name="AROW-3">
          <table:table-cell table:style-name="ACE-11" office:value-type="string">
            <text:p>Lab code</text:p>
          </table:table-cell>
          <table:table-cell table:style-name="ACE-11"/>
          <table:table-cell table:style-name="ACE-11" office:value-type="string">
            <text:p>Sample ID</text:p>
          </table:table-cell>
          <table:table-cell table:style-name="ACE-11" office:value-type="string">
            <text:p>Material</text:p>
          </table:table-cell>
          <table:table-cell table:style-name="ACE-11" office:value-type="string">
            <text:p>Genus/Species</text:p>
          </table:table-cell>
          <table:table-cell table:style-name="ACE-11"/>
          <table:table-cell table:style-name="ACE-11" office:value-type="string">
            <text:p>Location</text:p>
          </table:table-cell>
          <table:table-cell table:style-name="ACE-11" office:value-type="string">
            <text:p>Method</text:p>
          </table:table-cell>
          <table:table-cell table:style-name="ACE-11"/>
          <table:table-cell table:style-name="ACE-19" office:value-type="string">
            <text:p>δ<text:span text:style-name="NS-font-size12"><text:span text:style-name="AC-weight700"><text:span text:style-name="AC-superscript">13</text:span></text:span></text:span><text:span text:style-name="NS-font-size12"><text:span text:style-name="AC-weight700">C</text:span></text:span></text:p>
          </table:table-cell>
          <table:table-cell table:style-name="ACE-19" office:value-type="string">
            <text:p>Uncorrected age</text:p>
          </table:table-cell>
          <table:table-cell table:style-name="ACE-19" office:value-type="string">
            <text:p>±</text:p>
          </table:table-cell>
          <table:table-cell table:style-name="ACE-19" office:value-type="string">
            <text:p>Range</text:p>
          </table:table-cell>
          <table:table-cell table:style-name="ACE-19" office:value-type="string">
            <text:p>Range</text:p>
          </table:table-cell>
          <table:table-cell table:style-name="ACE-19" office:value-type="string">
            <text:p>Calibrated age</text:p>
          </table:table-cell>
          <table:table-cell table:style-name="ACE-19" office:value-type="string">
            <text:p>± (2 σ)</text:p>
          </table:table-cell>
          <table:table-cell table:style-name="ACE-19" office:value-type="string">
            <text:p>Sea level (m)</text:p>
          </table:table-cell>
          <table:table-cell table:style-name="ACE-22" office:value-type="string">
            <text:p>+</text:p>
          </table:table-cell>
          <table:table-cell table:style-name="ACE-22" office:value-type="string">
            <text:p>-</text:p>
          </table:table-cell>
          <table:table-cell table:style-name="ACE-11" office:value-type="string">
            <text:p>Reference</text:p>
          </table:table-cell>
          <table:table-cell table:number-columns-repeated="2" table:style-name="ACE-11"/>
          <table:table-cell table:style-name="ACE-25" office:value-type="string">
            <text:p>Datum used</text:p>
          </table:table-cell>
          <table:table-cell table:style-name="ACE-25" office:value-type="string">
            <text:p>Sample elevation (m AHD)</text:p>
          </table:table-cell>
          <table:table-cell table:style-name="ACE-25" office:value-type="string">
            <text:p>Depth in core</text:p>
          </table:table-cell>
          <table:table-cell table:style-name="ACE-8" office:value-type="string">
            <text:p>Latitude</text:p>
          </table:table-cell>
          <table:table-cell table:style-name="ACE-8" office:value-type="string">
            <text:p>Longitude</text:p>
          </table:table-cell>
          <table:table-cell table:number-columns-repeated="6" table:style-name="ACE-8"/>
          <table:table-cell table:style-name="ACE-6" office:value-type="string">
            <text:p>age</text:p>
          </table:table-cell>
          <table:table-cell table:style-name="ACE-6" office:value-type="string">
            <text:p>error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3A</text:p>
          </table:table-cell>
          <table:table-cell table:style-name="ACE-3"/>
          <table:table-cell table:style-name="ACE-3" office:value-type="string">
            <text:p>3A</text:p>
          </table:table-cell>
          <table:table-cell table:style-name="ACE-3" office:value-type="string">
            <text:p>Coral</text:p>
          </table:table-cell>
          <table:table-cell table:style-name="ACE-9"/>
          <table:table-cell table:style-name="ACE-9" table:formula="of:=IF([.E2]&lt;&gt;&quot;&quot;;COM.MICROSOFT.CONCAT([.D2];&quot; (&quot;;[.E2];&quot;)&quot;);[.D2])" office:value-type="string" office:string-value="Coral">
            <text:p>Coral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2]" office:value-type="float" office:value="4700">
            <text:p>4700</text:p>
          </table:table-cell>
          <table:table-cell table:style-name="ACE-13" table:formula="of:=[.P2]/2" office:value-type="float" office:value="250">
            <text:p>250</text:p>
          </table:table-cell>
          <table:table-cell table:number-columns-repeated="2" table:style-name="ACE-13"/>
          <table:table-cell table:style-name="ACE-16" office:value-type="float" office:value="4700">
            <text:p>4700</text:p>
          </table:table-cell>
          <table:table-cell table:style-name="ACE-15" office:value-type="float" office:value="500">
            <text:p>500</text:p>
          </table:table-cell>
          <table:table-cell table:style-name="ACE-13" office:value-type="float" office:value="0.29999999999999999">
            <text:p>0.3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Veeh and France 1988</text:p>
          </table:table-cell>
          <table:table-cell table:style-name="ACE-4" office:value-type="string">
            <text:p>VeehFrance1988</text:p>
          </table:table-cell>
          <table:table-cell table:style-name="ACE-4" table:formula="of:=COM.MICROSOFT.CONCAT([.U2];&quot;,LewisEtal2013&quot;)" office:value-type="string" office:string-value="VeehFrance1988,LewisEtal2013">
            <text:p>VeehFrance1988,LewisEtal2013</text:p>
          </table:table-cell>
          <table:table-cell table:number-columns-repeated="3" table:style-name="ACE-8"/>
          <table:table-cell table:style-name="ACE-8" office:value-type="float" office:value="-28.98">
            <text:p>−28.98</text:p>
          </table:table-cell>
          <table:table-cell table:style-name="ACE-8" office:value-type="float" office:value="113.95999999999999">
            <text:p>113.96</text:p>
          </table:table-cell>
          <table:table-cell table:number-columns-repeated="6" table:style-name="ACE-8"/>
          <table:table-cell table:style-name="ACE-8" table:formula="of:=ROUND(IF([.AF2];[.AF2];[.K2]);0)" office:value-type="float" office:value="4700">
            <text:p>4700</text:p>
          </table:table-cell>
          <table:table-cell table:style-name="ACE-8" table:formula="of:=ROUND(IF([.AG2];[.AG2];[.L2]);0)" office:value-type="float" office:value="250">
            <text:p>25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4A</text:p>
          </table:table-cell>
          <table:table-cell table:style-name="ACE-3"/>
          <table:table-cell table:style-name="ACE-3" office:value-type="string">
            <text:p>4A</text:p>
          </table:table-cell>
          <table:table-cell table:style-name="ACE-3" office:value-type="string">
            <text:p>Coral</text:p>
          </table:table-cell>
          <table:table-cell table:style-name="ACE-9"/>
          <table:table-cell table:style-name="ACE-9" table:formula="of:=IF([.E3]&lt;&gt;&quot;&quot;;COM.MICROSOFT.CONCAT([.D3];&quot; (&quot;;[.E3];&quot;)&quot;);[.D3])" office:value-type="string" office:string-value="Coral">
            <text:p>Coral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3]" office:value-type="float" office:value="1800">
            <text:p>1800</text:p>
          </table:table-cell>
          <table:table-cell table:style-name="ACE-13" table:formula="of:=[.P3]/2" office:value-type="float" office:value="100">
            <text:p>100</text:p>
          </table:table-cell>
          <table:table-cell table:number-columns-repeated="2" table:style-name="ACE-13"/>
          <table:table-cell table:style-name="ACE-16" office:value-type="float" office:value="1800">
            <text:p>1800</text:p>
          </table:table-cell>
          <table:table-cell table:style-name="ACE-15" office:value-type="float" office:value="200">
            <text:p>200</text:p>
          </table:table-cell>
          <table:table-cell table:style-name="ACE-13" office:value-type="float" office:value="3.2000000000000002">
            <text:p>3.2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Veeh and France 1988</text:p>
          </table:table-cell>
          <table:table-cell table:style-name="ACE-4" office:value-type="string">
            <text:p>VeehFrance1988</text:p>
          </table:table-cell>
          <table:table-cell table:style-name="ACE-4" table:formula="of:=COM.MICROSOFT.CONCAT([.U3];&quot;,LewisEtal2013&quot;)" office:value-type="string" office:string-value="VeehFrance1988,LewisEtal2013">
            <text:p>VeehFrance1988,LewisEtal2013</text:p>
          </table:table-cell>
          <table:table-cell table:number-columns-repeated="3" table:style-name="ACE-8"/>
          <table:table-cell table:style-name="ACE-8" office:value-type="float" office:value="-28.98">
            <text:p>−28.98</text:p>
          </table:table-cell>
          <table:table-cell table:style-name="ACE-8" office:value-type="float" office:value="113.95999999999999">
            <text:p>113.96</text:p>
          </table:table-cell>
          <table:table-cell table:number-columns-repeated="6" table:style-name="ACE-8"/>
          <table:table-cell table:style-name="ACE-8" table:formula="of:=ROUND(IF([.AF3];[.AF3];[.K3]);0)" office:value-type="float" office:value="1800">
            <text:p>1800</text:p>
          </table:table-cell>
          <table:table-cell table:style-name="ACE-8" table:formula="of:=ROUND(IF([.AG3];[.AG3];[.L3]);0)" office:value-type="float" office:value="100">
            <text:p>10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ANU-1075</text:p>
          </table:table-cell>
          <table:table-cell table:style-name="ACE-3"/>
          <table:table-cell table:style-name="ACE-3" office:value-type="string">
            <text:p>Mouth of Alligator Creek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4]&lt;&gt;&quot;&quot;;COM.MICROSOFT.CONCAT([.D4];&quot; (&quot;;[.E4];&quot;)&quot;);[.D4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570">
            <text:p>6570</text:p>
          </table:table-cell>
          <table:table-cell table:style-name="ACE-13" office:value-type="float" office:value="80">
            <text:p>80</text:p>
          </table:table-cell>
          <table:table-cell table:style-name="ACE-13" office:value-type="float" office:value="7273">
            <text:p>7273</text:p>
          </table:table-cell>
          <table:table-cell table:style-name="ACE-13" office:value-type="float" office:value="7566">
            <text:p>7566</text:p>
          </table:table-cell>
          <table:table-cell table:style-name="ACE-16" table:formula="of:=(([.N4]-[.M4])/2)+[.M4]" office:value-type="float" office:value="7419.5">
            <text:p>7420</text:p>
          </table:table-cell>
          <table:table-cell table:style-name="ACE-15" table:formula="of:=([.N4]-[.M4])/2" office:value-type="float" office:value="146.5">
            <text:p>147</text:p>
          </table:table-cell>
          <table:table-cell table:style-name="ACE-20" office:value-type="float" office:value="-1.1499999999999999">
            <text:p>−1.1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4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428999999999998">
            <text:p>−17.429</text:p>
          </table:table-cell>
          <table:table-cell table:style-name="ACE-8" office:value-type="float" office:value="123.581">
            <text:p>123.581</text:p>
          </table:table-cell>
          <table:table-cell table:number-columns-repeated="6" table:style-name="ACE-8"/>
          <table:table-cell table:style-name="ACE-8" table:formula="of:=ROUND(IF([.AF4];[.AF4];[.K4]);0)" office:value-type="float" office:value="6570">
            <text:p>6570</text:p>
          </table:table-cell>
          <table:table-cell table:style-name="ACE-8" table:formula="of:=ROUND(IF([.AG4];[.AG4];[.L4]);0)" office:value-type="float" office:value="80">
            <text:p>8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ANU-1091</text:p>
          </table:table-cell>
          <table:table-cell table:number-columns-repeated="2" table:style-name="ACE-3"/>
          <table:table-cell table:style-name="ACE-3" office:value-type="string">
            <text:p>Wood</text:p>
          </table:table-cell>
          <table:table-cell table:style-name="ACE-3"/>
          <table:table-cell table:style-name="ACE-9" table:formula="of:=IF([.E5]&lt;&gt;&quot;&quot;;COM.MICROSOFT.CONCAT([.D5];&quot; (&quot;;[.E5];&quot;)&quot;);[.D5])" office:value-type="string" office:string-value="Wood">
            <text:p>Wood</text:p>
          </table:table-cell>
          <table:table-cell table:style-name="ACE-3" office:value-type="string">
            <text:p>Ord River estuary/Wynd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200">
            <text:p>6200</text:p>
          </table:table-cell>
          <table:table-cell table:style-name="ACE-13" office:value-type="float" office:value="260">
            <text:p>260</text:p>
          </table:table-cell>
          <table:table-cell table:style-name="ACE-13" office:value-type="float" office:value="6439">
            <text:p>6439</text:p>
          </table:table-cell>
          <table:table-cell table:style-name="ACE-13" office:value-type="float" office:value="7557">
            <text:p>7557</text:p>
          </table:table-cell>
          <table:table-cell table:style-name="ACE-16" table:formula="of:=(([.N5]-[.M5])/2)+[.M5]" office:value-type="float" office:value="6998">
            <text:p>6998</text:p>
          </table:table-cell>
          <table:table-cell table:style-name="ACE-15" table:formula="of:=([.N5]-[.M5])/2" office:value-type="float" office:value="559">
            <text:p>559</text:p>
          </table:table-cell>
          <table:table-cell table:style-name="ACE-20" office:value-type="float" office:value="-2.5">
            <text:p>−2.50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Thom et al. 1975</text:p>
          </table:table-cell>
          <table:table-cell table:style-name="ACE-4" office:value-type="string">
            <text:p>ThomEtal1975</text:p>
          </table:table-cell>
          <table:table-cell table:style-name="ACE-4" table:formula="of:=COM.MICROSOFT.CONCAT([.U5];&quot;,LewisEtal2013&quot;)" office:value-type="string" office:string-value="ThomEtal1975,LewisEtal2013">
            <text:p>ThomEtal1975,LewisEtal2013</text:p>
          </table:table-cell>
          <table:table-cell table:number-columns-repeated="3" table:style-name="ACE-8"/>
          <table:table-cell table:style-name="ACE-8" office:value-type="float" office:value="-15.5">
            <text:p>−15.5</text:p>
          </table:table-cell>
          <table:table-cell table:style-name="ACE-8" office:value-type="float" office:value="128.108">
            <text:p>128.108</text:p>
          </table:table-cell>
          <table:table-cell table:number-columns-repeated="6" table:style-name="ACE-8"/>
          <table:table-cell table:style-name="ACE-8" table:formula="of:=ROUND(IF([.AF5];[.AF5];[.K5]);0)" office:value-type="float" office:value="6200">
            <text:p>6200</text:p>
          </table:table-cell>
          <table:table-cell table:style-name="ACE-8" table:formula="of:=ROUND(IF([.AG5];[.AG5];[.L5]);0)" office:value-type="float" office:value="260">
            <text:p>26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ANU-377</text:p>
          </table:table-cell>
          <table:table-cell table:style-name="ACE-3"/>
          <table:table-cell table:style-name="ACE-3" office:value-type="string">
            <text:p>LG3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6]&lt;&gt;&quot;&quot;;COM.MICROSOFT.CONCAT([.D6];&quot; (&quot;;[.E6];&quot;)&quot;);[.D6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140">
            <text:p>6140</text:p>
          </table:table-cell>
          <table:table-cell table:style-name="ACE-13" office:value-type="float" office:value="120">
            <text:p>120</text:p>
          </table:table-cell>
          <table:table-cell table:style-name="ACE-13" office:value-type="float" office:value="6674">
            <text:p>6674</text:p>
          </table:table-cell>
          <table:table-cell table:style-name="ACE-13" office:value-type="float" office:value="7250">
            <text:p>7250</text:p>
          </table:table-cell>
          <table:table-cell table:style-name="ACE-16" table:formula="of:=(([.N6]-[.M6])/2)+[.M6]" office:value-type="float" office:value="6962">
            <text:p>6962</text:p>
          </table:table-cell>
          <table:table-cell table:style-name="ACE-15" table:formula="of:=([.N6]-[.M6])/2" office:value-type="float" office:value="288">
            <text:p>288</text:p>
          </table:table-cell>
          <table:table-cell table:style-name="ACE-20" office:value-type="float" office:value="-1.1499999999999999">
            <text:p>−1.1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6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625">
            <text:p>−17.625</text:p>
          </table:table-cell>
          <table:table-cell table:style-name="ACE-8" office:value-type="float" office:value="123.444">
            <text:p>123.444</text:p>
          </table:table-cell>
          <table:table-cell table:number-columns-repeated="6" table:style-name="ACE-8"/>
          <table:table-cell table:style-name="ACE-8" table:formula="of:=ROUND(IF([.AF6];[.AF6];[.K6]);0)" office:value-type="float" office:value="6140">
            <text:p>6140</text:p>
          </table:table-cell>
          <table:table-cell table:style-name="ACE-8" table:formula="of:=ROUND(IF([.AG6];[.AG6];[.L6]);0)" office:value-type="float" office:value="120">
            <text:p>12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ANU-378</text:p>
          </table:table-cell>
          <table:table-cell table:style-name="ACE-3"/>
          <table:table-cell table:style-name="ACE-3" office:value-type="string">
            <text:p>LA22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7]&lt;&gt;&quot;&quot;;COM.MICROSOFT.CONCAT([.D7];&quot; (&quot;;[.E7];&quot;)&quot;);[.D7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990">
            <text:p>5990</text:p>
          </table:table-cell>
          <table:table-cell table:style-name="ACE-13" office:value-type="float" office:value="190">
            <text:p>190</text:p>
          </table:table-cell>
          <table:table-cell table:style-name="ACE-13" office:value-type="float" office:value="6324">
            <text:p>6324</text:p>
          </table:table-cell>
          <table:table-cell table:style-name="ACE-13" office:value-type="float" office:value="7247">
            <text:p>7247</text:p>
          </table:table-cell>
          <table:table-cell table:style-name="ACE-16" table:formula="of:=(([.N7]-[.M7])/2)+[.M7]" office:value-type="float" office:value="6785.5">
            <text:p>6786</text:p>
          </table:table-cell>
          <table:table-cell table:style-name="ACE-15" table:formula="of:=([.N7]-[.M7])/2" office:value-type="float" office:value="461.5">
            <text:p>462</text:p>
          </table:table-cell>
          <table:table-cell table:style-name="ACE-20" office:value-type="float" office:value="-1.1499999999999999">
            <text:p>−1.1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7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620999999999999">
            <text:p>−17.621</text:p>
          </table:table-cell>
          <table:table-cell table:style-name="ACE-8" office:value-type="float" office:value="123.423">
            <text:p>123.423</text:p>
          </table:table-cell>
          <table:table-cell table:number-columns-repeated="6" table:style-name="ACE-8"/>
          <table:table-cell table:style-name="ACE-8" table:formula="of:=ROUND(IF([.AF7];[.AF7];[.K7]);0)" office:value-type="float" office:value="5990">
            <text:p>5990</text:p>
          </table:table-cell>
          <table:table-cell table:style-name="ACE-8" table:formula="of:=ROUND(IF([.AG7];[.AG7];[.L7]);0)" office:value-type="float" office:value="190">
            <text:p>190</text:p>
          </table:table-cell>
          <table:table-cell table:number-columns-repeated="221" table:style-name="ACE-8"/>
        </table:table-row>
        <table:table-row table:style-name="AROW-4">
          <table:table-cell table:style-name="ACE-4" office:value-type="string">
            <text:p>ANUA-9404</text:p>
          </table:table-cell>
          <table:table-cell table:style-name="ACE-4"/>
          <table:table-cell table:style-name="ACE-4" office:value-type="string">
            <text:p>GC 8</text:p>
          </table:table-cell>
          <table:table-cell table:style-name="ACE-4" office:value-type="string">
            <text:p>Bivalves</text:p>
          </table:table-cell>
          <table:table-cell table:style-name="ACE-4"/>
          <table:table-cell table:style-name="ACE-9" table:formula="of:=IF([.E8]&lt;&gt;&quot;&quot;;COM.MICROSOFT.CONCAT([.D8];&quot; (&quot;;[.E8];&quot;)&quot;);[.D8])" office:value-type="string" office:string-value="Bivalves">
            <text:p>Bivalves</text:p>
          </table:table-cell>
          <table:table-cell table:style-name="ACE-4" office:value-type="string">
            <text:p>Bonaparte Gulf</text:p>
          </table:table-cell>
          <table:table-cell table:style-name="ACE-4" office:value-type="string">
            <text:p>AMS 14-C</text:p>
          </table:table-cell>
          <table:table-cell table:style-name="ACE-3" office:value-type="string">
            <text:p>radiocarbon</text:p>
          </table:table-cell>
          <table:table-cell table:style-name="ACE-14"/>
          <table:table-cell table:style-name="ACE-14" office:value-type="float" office:value="4180">
            <text:p>4180</text:p>
          </table:table-cell>
          <table:table-cell table:style-name="ACE-14" office:value-type="float" office:value="70">
            <text:p>70</text:p>
          </table:table-cell>
          <table:table-cell table:style-name="ACE-14" office:value-type="float" office:value="3964">
            <text:p>3964</text:p>
          </table:table-cell>
          <table:table-cell table:style-name="ACE-14" office:value-type="float" office:value="4392">
            <text:p>4392</text:p>
          </table:table-cell>
          <table:table-cell table:style-name="ACE-17" table:formula="of:=(([.N8]-[.M8])/2)+[.M8]" office:value-type="float" office:value="4178">
            <text:p>4178</text:p>
          </table:table-cell>
          <table:table-cell table:style-name="ACE-18" table:formula="of:=([.N8]-[.M8])/2" office:value-type="float" office:value="214">
            <text:p>214</text:p>
          </table:table-cell>
          <table:table-cell table:style-name="ACE-18" office:value-type="float" office:value="-95.400000000000006">
            <text:p>−95</text:p>
          </table:table-cell>
          <table:table-cell table:style-name="ACE-21" office:value-type="float" office:value="10">
            <text:p>10.00</text:p>
          </table:table-cell>
          <table:table-cell table:style-name="ACE-21" office:value-type="float" office:value="10">
            <text:p>10.00</text:p>
          </table:table-cell>
          <table:table-cell table:style-name="ACE-4" office:value-type="string">
            <text:p>Yokoyama et al. 2001</text:p>
          </table:table-cell>
          <table:table-cell table:style-name="ACE-4" office:value-type="string">
            <text:p>YokoyamaEtal2001</text:p>
          </table:table-cell>
          <table:table-cell table:style-name="ACE-4" table:formula="of:=COM.MICROSOFT.CONCAT([.U8];&quot;,LewisEtal2013&quot;)" office:value-type="string" office:string-value="YokoyamaEtal2001,LewisEtal2013">
            <text:p>YokoyamaEtal2001,LewisEtal2013</text:p>
          </table:table-cell>
          <table:table-cell table:number-columns-repeated="2" table:style-name="ACE-8"/>
          <table:table-cell table:style-name="ACE-18" office:value-type="float" office:value="40">
            <text:p>40</text:p>
          </table:table-cell>
          <table:table-cell table:style-name="ACE-8" table:formula="of:=[.Y8]/100" office:value-type="float" office:value="0.40000000000000002">
            <text:p>0.4</text:p>
          </table:table-cell>
          <table:table-cell table:number-columns-repeated="7" table:style-name="ACE-8"/>
          <table:table-cell table:style-name="ACE-8" table:formula="of:=ROUND(IF([.AF8];[.AF8];[.K8]);0)" office:value-type="float" office:value="4180">
            <text:p>4180</text:p>
          </table:table-cell>
          <table:table-cell table:style-name="ACE-8" table:formula="of:=ROUND(IF([.AG8];[.AG8];[.L8]);0)" office:value-type="float" office:value="70">
            <text:p>7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Beta-132356</text:p>
          </table:table-cell>
          <table:table-cell table:style-name="ACE-3"/>
          <table:table-cell table:style-name="ACE-3" office:value-type="string">
            <text:p>1S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9]&lt;&gt;&quot;&quot;;COM.MICROSOFT.CONCAT([.D9];&quot; (&quot;;[.E9];&quot;)&quot;);[.D9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2.2000000000000002">
            <text:p>2.2</text:p>
          </table:table-cell>
          <table:table-cell table:style-name="ACE-13" office:value-type="float" office:value="5400">
            <text:p>5400</text:p>
          </table:table-cell>
          <table:table-cell table:style-name="ACE-13" office:value-type="float" office:value="150">
            <text:p>150</text:p>
          </table:table-cell>
          <table:table-cell table:style-name="ACE-13" office:value-type="float" office:value="5324">
            <text:p>5324</text:p>
          </table:table-cell>
          <table:table-cell table:style-name="ACE-13" office:value-type="float" office:value="6048">
            <text:p>6048</text:p>
          </table:table-cell>
          <table:table-cell table:style-name="ACE-16" table:formula="of:=(([.N9]-[.M9])/2)+[.M9]" office:value-type="float" office:value="5686">
            <text:p>5686</text:p>
          </table:table-cell>
          <table:table-cell table:style-name="ACE-15" table:formula="of:=([.N9]-[.M9])/2" office:value-type="float" office:value="362">
            <text:p>362</text:p>
          </table:table-cell>
          <table:table-cell table:style-name="ACE-13" office:value-type="float" office:value="2.2000000000000002">
            <text:p>2.2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9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2.003999999999998">
            <text:p>−32.004</text:p>
          </table:table-cell>
          <table:table-cell table:style-name="ACE-8" office:value-type="float" office:value="115.52500000000001">
            <text:p>115.525</text:p>
          </table:table-cell>
          <table:table-cell table:number-columns-repeated="6" table:style-name="ACE-8"/>
          <table:table-cell table:style-name="ACE-8" table:formula="of:=ROUND(IF([.AF9];[.AF9];[.K9]);0)" office:value-type="float" office:value="5400">
            <text:p>5400</text:p>
          </table:table-cell>
          <table:table-cell table:style-name="ACE-8" table:formula="of:=ROUND(IF([.AG9];[.AG9];[.L9]);0)" office:value-type="float" office:value="150">
            <text:p>15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Beta-132357</text:p>
          </table:table-cell>
          <table:table-cell table:style-name="ACE-3"/>
          <table:table-cell table:style-name="ACE-3" office:value-type="string">
            <text:p>2S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0]&lt;&gt;&quot;&quot;;COM.MICROSOFT.CONCAT([.D10];&quot; (&quot;;[.E10];&quot;)&quot;);[.D10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6000000000000001">
            <text:p>1.6</text:p>
          </table:table-cell>
          <table:table-cell table:style-name="ACE-13" office:value-type="float" office:value="1690">
            <text:p>1690</text:p>
          </table:table-cell>
          <table:table-cell table:style-name="ACE-13" office:value-type="float" office:value="80">
            <text:p>80</text:p>
          </table:table-cell>
          <table:table-cell table:style-name="ACE-13" office:value-type="float" office:value="966">
            <text:p>966</text:p>
          </table:table-cell>
          <table:table-cell table:style-name="ACE-13" office:value-type="float" office:value="1342">
            <text:p>1342</text:p>
          </table:table-cell>
          <table:table-cell table:style-name="ACE-16" table:formula="of:=(([.N10]-[.M10])/2)+[.M10]" office:value-type="float" office:value="1154">
            <text:p>1154</text:p>
          </table:table-cell>
          <table:table-cell table:style-name="ACE-15" table:formula="of:=([.N10]-[.M10])/2" office:value-type="float" office:value="188">
            <text:p>188</text:p>
          </table:table-cell>
          <table:table-cell table:style-name="ACE-20" office:value-type="float" office:value="0.5">
            <text:p>0.50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0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2.003999999999998">
            <text:p>−32.004</text:p>
          </table:table-cell>
          <table:table-cell table:style-name="ACE-8" office:value-type="float" office:value="115.52500000000001">
            <text:p>115.525</text:p>
          </table:table-cell>
          <table:table-cell table:number-columns-repeated="6" table:style-name="ACE-8"/>
          <table:table-cell table:style-name="ACE-8" table:formula="of:=ROUND(IF([.AF10];[.AF10];[.K10]);0)" office:value-type="float" office:value="1690">
            <text:p>1690</text:p>
          </table:table-cell>
          <table:table-cell table:style-name="ACE-8" table:formula="of:=ROUND(IF([.AG10];[.AG10];[.L10]);0)" office:value-type="float" office:value="80">
            <text:p>8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Beta-132358</text:p>
          </table:table-cell>
          <table:table-cell table:style-name="ACE-3"/>
          <table:table-cell table:style-name="ACE-3" office:value-type="string">
            <text:p>3H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1]&lt;&gt;&quot;&quot;;COM.MICROSOFT.CONCAT([.D11];&quot; (&quot;;[.E11];&quot;)&quot;);[.D11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3.6000000000000001">
            <text:p>3.6</text:p>
          </table:table-cell>
          <table:table-cell table:style-name="ACE-13" office:value-type="float" office:value="3650">
            <text:p>3650</text:p>
          </table:table-cell>
          <table:table-cell table:style-name="ACE-13" office:value-type="float" office:value="140">
            <text:p>140</text:p>
          </table:table-cell>
          <table:table-cell table:style-name="ACE-13" office:value-type="float" office:value="3117">
            <text:p>3117</text:p>
          </table:table-cell>
          <table:table-cell table:style-name="ACE-13" office:value-type="float" office:value="3864">
            <text:p>3864</text:p>
          </table:table-cell>
          <table:table-cell table:style-name="ACE-16" table:formula="of:=(([.N11]-[.M11])/2)+[.M11]" office:value-type="float" office:value="3490.5">
            <text:p>3491</text:p>
          </table:table-cell>
          <table:table-cell table:style-name="ACE-15" table:formula="of:=([.N11]-[.M11])/2" office:value-type="float" office:value="373.5">
            <text:p>374</text:p>
          </table:table-cell>
          <table:table-cell table:style-name="ACE-20" office:value-type="float" office:value="1.8999999999999999">
            <text:p>1.90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1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1.997">
            <text:p>−31.997</text:p>
          </table:table-cell>
          <table:table-cell table:style-name="ACE-8" office:value-type="float" office:value="115.52800000000001">
            <text:p>115.528</text:p>
          </table:table-cell>
          <table:table-cell table:number-columns-repeated="6" table:style-name="ACE-8"/>
          <table:table-cell table:style-name="ACE-8" table:formula="of:=ROUND(IF([.AF11];[.AF11];[.K11]);0)" office:value-type="float" office:value="3650">
            <text:p>3650</text:p>
          </table:table-cell>
          <table:table-cell table:style-name="ACE-8" table:formula="of:=ROUND(IF([.AG11];[.AG11];[.L11]);0)" office:value-type="float" office:value="140">
            <text:p>14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Beta-132359</text:p>
          </table:table-cell>
          <table:table-cell table:style-name="ACE-3"/>
          <table:table-cell table:style-name="ACE-3" office:value-type="string">
            <text:p><text:s text:c="4"/>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2]&lt;&gt;&quot;&quot;;COM.MICROSOFT.CONCAT([.D12];&quot; (&quot;;[.E12];&quot;)&quot;);[.D12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630">
            <text:p>3630</text:p>
          </table:table-cell>
          <table:table-cell table:style-name="ACE-13" office:value-type="float" office:value="130">
            <text:p>130</text:p>
          </table:table-cell>
          <table:table-cell table:style-name="ACE-13" office:value-type="float" office:value="3122">
            <text:p>3122</text:p>
          </table:table-cell>
          <table:table-cell table:style-name="ACE-13" office:value-type="float" office:value="3822">
            <text:p>3822</text:p>
          </table:table-cell>
          <table:table-cell table:style-name="ACE-16" table:formula="of:=(([.N12]-[.M12])/2)+[.M12]" office:value-type="float" office:value="3472">
            <text:p>3472</text:p>
          </table:table-cell>
          <table:table-cell table:style-name="ACE-15" table:formula="of:=([.N12]-[.M12])/2" office:value-type="float" office:value="350">
            <text:p>350</text:p>
          </table:table-cell>
          <table:table-cell table:style-name="ACE-20" office:value-type="float" office:value="1.8999999999999999">
            <text:p>1.90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1</text:p>
          </table:table-cell>
          <table:table-cell table:style-name="ACE-4" office:value-type="string">
            <text:p>BakerEtal2001</text:p>
          </table:table-cell>
          <table:table-cell table:style-name="ACE-4" table:formula="of:=COM.MICROSOFT.CONCAT([.U12];&quot;,LewisEtal2013&quot;)" office:value-type="string" office:string-value="BakerEtal2001,LewisEtal2013">
            <text:p>BakerEtal2001,LewisEtal2013</text:p>
          </table:table-cell>
          <table:table-cell table:number-columns-repeated="3" table:style-name="ACE-8"/>
          <table:table-cell table:style-name="ACE-8" office:value-type="float" office:value="-31.997">
            <text:p>−31.997</text:p>
          </table:table-cell>
          <table:table-cell table:style-name="ACE-8" office:value-type="float" office:value="115.52800000000001">
            <text:p>115.528</text:p>
          </table:table-cell>
          <table:table-cell table:number-columns-repeated="6" table:style-name="ACE-8"/>
          <table:table-cell table:style-name="ACE-8" table:formula="of:=ROUND(IF([.AF12];[.AF12];[.K12]);0)" office:value-type="float" office:value="3630">
            <text:p>3630</text:p>
          </table:table-cell>
          <table:table-cell table:style-name="ACE-8" table:formula="of:=ROUND(IF([.AG12];[.AG12];[.L12]);0)" office:value-type="float" office:value="130">
            <text:p>13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Beta-132360</text:p>
          </table:table-cell>
          <table:table-cell table:style-name="ACE-3"/>
          <table:table-cell table:style-name="ACE-3" office:value-type="string">
            <text:p>4H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3]&lt;&gt;&quot;&quot;;COM.MICROSOFT.CONCAT([.D13];&quot; (&quot;;[.E13];&quot;)&quot;);[.D13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1980">
            <text:p>1980</text:p>
          </table:table-cell>
          <table:table-cell table:style-name="ACE-13" office:value-type="float" office:value="90">
            <text:p>90</text:p>
          </table:table-cell>
          <table:table-cell table:style-name="ACE-13" office:value-type="float" office:value="1270">
            <text:p>1270</text:p>
          </table:table-cell>
          <table:table-cell table:style-name="ACE-13" office:value-type="float" office:value="1699">
            <text:p>1699</text:p>
          </table:table-cell>
          <table:table-cell table:style-name="ACE-16" table:formula="of:=(([.N13]-[.M13])/2)+[.M13]" office:value-type="float" office:value="1484.5">
            <text:p>1485</text:p>
          </table:table-cell>
          <table:table-cell table:style-name="ACE-15" table:formula="of:=([.N13]-[.M13])/2" office:value-type="float" office:value="214.5">
            <text:p>215</text:p>
          </table:table-cell>
          <table:table-cell table:style-name="ACE-20" office:value-type="float" office:value="0.59999999999999998">
            <text:p>0.60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1, 2005</text:p>
          </table:table-cell>
          <table:table-cell table:style-name="ACE-4" office:value-type="string">
            <text:p>BakerEtal2001,BakerEtal2005</text:p>
          </table:table-cell>
          <table:table-cell table:style-name="ACE-4" table:formula="of:=COM.MICROSOFT.CONCAT([.U13];&quot;,LewisEtal2013&quot;)" office:value-type="string" office:string-value="BakerEtal2001,BakerEtal2005,LewisEtal2013">
            <text:p>BakerEtal2001,BakerEtal2005,LewisEtal2013</text:p>
          </table:table-cell>
          <table:table-cell table:number-columns-repeated="3" table:style-name="ACE-8"/>
          <table:table-cell table:style-name="ACE-8" office:value-type="float" office:value="-31.997">
            <text:p>−31.997</text:p>
          </table:table-cell>
          <table:table-cell table:style-name="ACE-8" office:value-type="float" office:value="115.52800000000001">
            <text:p>115.528</text:p>
          </table:table-cell>
          <table:table-cell table:number-columns-repeated="6" table:style-name="ACE-8"/>
          <table:table-cell table:style-name="ACE-8" table:formula="of:=ROUND(IF([.AF13];[.AF13];[.K13]);0)" office:value-type="float" office:value="1980">
            <text:p>1980</text:p>
          </table:table-cell>
          <table:table-cell table:style-name="ACE-8" table:formula="of:=ROUND(IF([.AG13];[.AG13];[.L13]);0)" office:value-type="float" office:value="90">
            <text:p>9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Beta-132361</text:p>
          </table:table-cell>
          <table:table-cell table:style-name="ACE-3"/>
          <table:table-cell table:style-name="ACE-3" office:value-type="string">
            <text:p>6G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4]&lt;&gt;&quot;&quot;;COM.MICROSOFT.CONCAT([.D14];&quot; (&quot;;[.E14];&quot;)&quot;);[.D14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2.7000000000000002">
            <text:p>2.7</text:p>
          </table:table-cell>
          <table:table-cell table:style-name="ACE-13" office:value-type="float" office:value="1890">
            <text:p>1890</text:p>
          </table:table-cell>
          <table:table-cell table:style-name="ACE-13" office:value-type="float" office:value="60">
            <text:p>60</text:p>
          </table:table-cell>
          <table:table-cell table:style-name="ACE-13" office:value-type="float" office:value="1235">
            <text:p>1235</text:p>
          </table:table-cell>
          <table:table-cell table:style-name="ACE-13" office:value-type="float" office:value="1539">
            <text:p>1539</text:p>
          </table:table-cell>
          <table:table-cell table:style-name="ACE-16" table:formula="of:=(([.N14]-[.M14])/2)+[.M14]" office:value-type="float" office:value="1387">
            <text:p>1387</text:p>
          </table:table-cell>
          <table:table-cell table:style-name="ACE-15" table:formula="of:=([.N14]-[.M14])/2" office:value-type="float" office:value="152">
            <text:p>152</text:p>
          </table:table-cell>
          <table:table-cell table:style-name="ACE-20" office:value-type="float" office:value="0.69999999999999996">
            <text:p>0.70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4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2.003">
            <text:p>−32.003</text:p>
          </table:table-cell>
          <table:table-cell table:style-name="ACE-8" office:value-type="float" office:value="115.53700000000001">
            <text:p>115.537</text:p>
          </table:table-cell>
          <table:table-cell table:number-columns-repeated="6" table:style-name="ACE-8"/>
          <table:table-cell table:style-name="ACE-8" table:formula="of:=ROUND(IF([.AF14];[.AF14];[.K14]);0)" office:value-type="float" office:value="1890">
            <text:p>1890</text:p>
          </table:table-cell>
          <table:table-cell table:style-name="ACE-8" table:formula="of:=ROUND(IF([.AG14];[.AG14];[.L14]);0)" office:value-type="float" office:value="60">
            <text:p>6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Beta-132362</text:p>
          </table:table-cell>
          <table:table-cell table:style-name="ACE-3"/>
          <table:table-cell table:style-name="ACE-3" office:value-type="string">
            <text:p>7P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5]&lt;&gt;&quot;&quot;;COM.MICROSOFT.CONCAT([.D15];&quot; (&quot;;[.E15];&quot;)&quot;);[.D15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3999999999999999">
            <text:p>1.4</text:p>
          </table:table-cell>
          <table:table-cell table:style-name="ACE-13" office:value-type="float" office:value="1630">
            <text:p>163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942">
            <text:p>942</text:p>
          </table:table-cell>
          <table:table-cell table:style-name="ACE-13" office:value-type="float" office:value="1276">
            <text:p>1276</text:p>
          </table:table-cell>
          <table:table-cell table:style-name="ACE-16" table:formula="of:=(([.N15]-[.M15])/2)+[.M15]" office:value-type="float" office:value="1109">
            <text:p>1109</text:p>
          </table:table-cell>
          <table:table-cell table:style-name="ACE-15" table:formula="of:=([.N15]-[.M15])/2" office:value-type="float" office:value="167">
            <text:p>167</text:p>
          </table:table-cell>
          <table:table-cell table:style-name="ACE-13" office:value-type="float" office:value="0.80000000000000004">
            <text:p>0.8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1, 2005</text:p>
          </table:table-cell>
          <table:table-cell table:style-name="ACE-4" office:value-type="string">
            <text:p>BakerEtal2001,BakerEtal2005</text:p>
          </table:table-cell>
          <table:table-cell table:style-name="ACE-4" table:formula="of:=COM.MICROSOFT.CONCAT([.U15];&quot;,LewisEtal2013&quot;)" office:value-type="string" office:string-value="BakerEtal2001,BakerEtal2005,LewisEtal2013">
            <text:p>BakerEtal2001,BakerEtal2005,LewisEtal2013</text:p>
          </table:table-cell>
          <table:table-cell table:number-columns-repeated="3" table:style-name="ACE-8"/>
          <table:table-cell table:style-name="ACE-8" office:value-type="float" office:value="-32.000999999999998">
            <text:p>−32.001</text:p>
          </table:table-cell>
          <table:table-cell table:style-name="ACE-8" office:value-type="float" office:value="115.52800000000001">
            <text:p>115.528</text:p>
          </table:table-cell>
          <table:table-cell table:number-columns-repeated="6" table:style-name="ACE-8"/>
          <table:table-cell table:style-name="ACE-8" table:formula="of:=ROUND(IF([.AF15];[.AF15];[.K15]);0)" office:value-type="float" office:value="1630">
            <text:p>1630</text:p>
          </table:table-cell>
          <table:table-cell table:style-name="ACE-8" table:formula="of:=ROUND(IF([.AG15];[.AG15];[.L15]);0)" office:value-type="float" office:value="70">
            <text:p>70</text:p>
          </table:table-cell>
          <table:table-cell table:number-columns-repeated="221" table:style-name="ACE-8"/>
        </table:table-row>
        <table:table-row table:style-name="AROW-5">
          <table:table-cell table:style-name="ACE-3" office:value-type="string">
            <text:p>Beta-168228</text:p>
          </table:table-cell>
          <table:table-cell table:number-columns-repeated="2" table:style-name="ACE-3"/>
          <table:table-cell table:style-name="ACE-3" office:value-type="string">
            <text:p>Bivalves <text:s/></text:p>
          </table:table-cell>
          <table:table-cell table:style-name="ACE-3"/>
          <table:table-cell table:style-name="ACE-9" table:formula="of:=IF([.E16]&lt;&gt;&quot;&quot;;COM.MICROSOFT.CONCAT([.D16];&quot; (&quot;;[.E16];&quot;)&quot;);[.D16])" office:value-type="string" office:string-value="Bivalves  ">
            <text:p>Bivalves <text:s/></text:p>
          </table:table-cell>
          <table:table-cell table:style-name="ACE-3" office:value-type="string">
            <text:p>Cable Beach South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2720">
            <text:p>2720</text:p>
          </table:table-cell>
          <table:table-cell table:style-name="ACE-13" office:value-type="float" office:value="40">
            <text:p>40</text:p>
          </table:table-cell>
          <table:table-cell table:style-name="ACE-13" office:value-type="float" office:value="2191">
            <text:p>2191</text:p>
          </table:table-cell>
          <table:table-cell table:style-name="ACE-13" office:value-type="float" office:value="2492">
            <text:p>2492</text:p>
          </table:table-cell>
          <table:table-cell table:style-name="ACE-16" table:formula="of:=(([.N16]-[.M16])/2)+[.M16]" office:value-type="float" office:value="2341.5">
            <text:p>2342</text:p>
          </table:table-cell>
          <table:table-cell table:style-name="ACE-15" table:formula="of:=([.N16]-[.M16])/2" office:value-type="float" office:value="150.5">
            <text:p>151</text:p>
          </table:table-cell>
          <table:table-cell table:style-name="ACE-20" office:value-type="float" office:value="1">
            <text:p>1.00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Lessa and Masselink 2006</text:p>
          </table:table-cell>
          <table:table-cell table:style-name="ACE-4" office:value-type="string">
            <text:p>LessaMasselink2006</text:p>
          </table:table-cell>
          <table:table-cell table:style-name="ACE-4" table:formula="of:=COM.MICROSOFT.CONCAT([.U16];&quot;,LewisEtal2013&quot;)" office:value-type="string" office:string-value="LessaMasselink2006,LewisEtal2013">
            <text:p>LessaMasselink2006,LewisEtal2013</text:p>
          </table:table-cell>
          <table:table-cell table:number-columns-repeated="3" table:style-name="ACE-8"/>
          <table:table-cell table:style-name="ACE-8" office:value-type="float" office:value="-17.867999999999999">
            <text:p>−17.868</text:p>
          </table:table-cell>
          <table:table-cell table:style-name="ACE-8" office:value-type="float" office:value="122.227">
            <text:p>122.227</text:p>
          </table:table-cell>
          <table:table-cell table:number-columns-repeated="6" table:style-name="ACE-8"/>
          <table:table-cell table:style-name="ACE-8" table:formula="of:=ROUND(IF([.AF16];[.AF16];[.K16]);0)" office:value-type="float" office:value="2720">
            <text:p>2720</text:p>
          </table:table-cell>
          <table:table-cell table:style-name="ACE-8" table:formula="of:=ROUND(IF([.AG16];[.AG16];[.L16]);0)" office:value-type="float" office:value="40">
            <text:p>40</text:p>
          </table:table-cell>
          <table:table-cell table:number-columns-repeated="221" table:style-name="ACE-8"/>
        </table:table-row>
        <table:table-row table:style-name="AROW-6">
          <table:table-cell table:style-name="ACE-3" office:value-type="string">
            <text:p>GaK-019</text:p>
          </table:table-cell>
          <table:table-cell table:style-name="ACE-3"/>
          <table:table-cell table:style-name="ACE-3" office:value-type="string">
            <text:p>MH6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17]&lt;&gt;&quot;&quot;;COM.MICROSOFT.CONCAT([.D17];&quot; (&quot;;[.E17];&quot;)&quot;);[.D17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050">
            <text:p>6050</text:p>
          </table:table-cell>
          <table:table-cell table:style-name="ACE-13" office:value-type="float" office:value="130">
            <text:p>130</text:p>
          </table:table-cell>
          <table:table-cell table:style-name="ACE-13" office:value-type="float" office:value="6053">
            <text:p>6053</text:p>
          </table:table-cell>
          <table:table-cell table:style-name="ACE-13" office:value-type="float" office:value="7168">
            <text:p>7168</text:p>
          </table:table-cell>
          <table:table-cell table:style-name="ACE-16" table:formula="of:=(([.N17]-[.M17])/2)+[.M17]" office:value-type="float" office:value="6610.5">
            <text:p>6611</text:p>
          </table:table-cell>
          <table:table-cell table:style-name="ACE-15" table:formula="of:=([.N17]-[.M17])/2" office:value-type="float" office:value="557.5">
            <text:p>558</text:p>
          </table:table-cell>
          <table:table-cell table:style-name="ACE-13" office:value-type="float" office:value="-1.1499999999999999">
            <text:p>−1.1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17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469000000000001">
            <text:p>−17.469</text:p>
          </table:table-cell>
          <table:table-cell table:style-name="ACE-8" office:value-type="float" office:value="123.651">
            <text:p>123.651</text:p>
          </table:table-cell>
          <table:table-cell table:number-columns-repeated="6" table:style-name="ACE-8"/>
          <table:table-cell table:style-name="ACE-8" table:formula="of:=ROUND(IF([.AF17];[.AF17];[.K17]);0)" office:value-type="float" office:value="6050">
            <text:p>6050</text:p>
          </table:table-cell>
          <table:table-cell table:style-name="ACE-8" table:formula="of:=ROUND(IF([.AG17];[.AG17];[.L17]);0)" office:value-type="float" office:value="130">
            <text:p>130</text:p>
          </table:table-cell>
          <table:table-cell table:number-columns-repeated="221" table:style-name="ACE-8"/>
        </table:table-row>
        <table:table-row table:style-name="AROW-6">
          <table:table-cell table:style-name="ACE-3" office:value-type="string">
            <text:p>GaK-201</text:p>
          </table:table-cell>
          <table:table-cell table:style-name="ACE-3"/>
          <table:table-cell table:style-name="ACE-3" office:value-type="string">
            <text:p>MH9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18]&lt;&gt;&quot;&quot;;COM.MICROSOFT.CONCAT([.D18];&quot; (&quot;;[.E18];&quot;)&quot;);[.D18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160">
            <text:p>6160</text:p>
          </table:table-cell>
          <table:table-cell table:style-name="ACE-13" office:value-type="float" office:value="190">
            <text:p>190</text:p>
          </table:table-cell>
          <table:table-cell table:style-name="ACE-13" office:value-type="float" office:value="6552">
            <text:p>6552</text:p>
          </table:table-cell>
          <table:table-cell table:style-name="ACE-13" office:value-type="float" office:value="7418">
            <text:p>7418</text:p>
          </table:table-cell>
          <table:table-cell table:style-name="ACE-16" table:formula="of:=(([.N18]-[.M18])/2)+[.M18]" office:value-type="float" office:value="6985">
            <text:p>6985</text:p>
          </table:table-cell>
          <table:table-cell table:style-name="ACE-15" table:formula="of:=([.N18]-[.M18])/2" office:value-type="float" office:value="433">
            <text:p>433</text:p>
          </table:table-cell>
          <table:table-cell table:style-name="ACE-13" office:value-type="float" office:value="-1.1499999999999999">
            <text:p>−1.1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18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468">
            <text:p>−17.468</text:p>
          </table:table-cell>
          <table:table-cell table:style-name="ACE-8" office:value-type="float" office:value="123.619">
            <text:p>123.619</text:p>
          </table:table-cell>
          <table:table-cell table:number-columns-repeated="6" table:style-name="ACE-8"/>
          <table:table-cell table:style-name="ACE-8" table:formula="of:=ROUND(IF([.AF18];[.AF18];[.K18]);0)" office:value-type="float" office:value="6160">
            <text:p>6160</text:p>
          </table:table-cell>
          <table:table-cell table:style-name="ACE-8" table:formula="of:=ROUND(IF([.AG18];[.AG18];[.L18]);0)" office:value-type="float" office:value="190">
            <text:p>190</text:p>
          </table:table-cell>
          <table:table-cell table:number-columns-repeated="221" table:style-name="ACE-8"/>
        </table:table-row>
        <table:table-row table:style-name="AROW-6">
          <table:table-cell table:style-name="ACE-3" office:value-type="string">
            <text:p>GaK-2020</text:p>
          </table:table-cell>
          <table:table-cell table:style-name="ACE-3"/>
          <table:table-cell table:style-name="ACE-3" office:value-type="string">
            <text:p>MC8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19]&lt;&gt;&quot;&quot;;COM.MICROSOFT.CONCAT([.D19];&quot; (&quot;;[.E19];&quot;)&quot;);[.D19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840">
            <text:p>584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6317">
            <text:p>6317</text:p>
          </table:table-cell>
          <table:table-cell table:style-name="ACE-13" office:value-type="float" office:value="6847">
            <text:p>6847</text:p>
          </table:table-cell>
          <table:table-cell table:style-name="ACE-16" table:formula="of:=(([.N19]-[.M19])/2)+[.M19]" office:value-type="float" office:value="6582">
            <text:p>6582</text:p>
          </table:table-cell>
          <table:table-cell table:style-name="ACE-15" table:formula="of:=([.N19]-[.M19])/2" office:value-type="float" office:value="265">
            <text:p>265</text:p>
          </table:table-cell>
          <table:table-cell table:style-name="ACE-13" office:value-type="float" office:value="-1.1499999999999999">
            <text:p>−1.1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19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472999999999999">
            <text:p>−17.473</text:p>
          </table:table-cell>
          <table:table-cell table:style-name="ACE-8" office:value-type="float" office:value="123.699">
            <text:p>123.699</text:p>
          </table:table-cell>
          <table:table-cell table:number-columns-repeated="6" table:style-name="ACE-8"/>
          <table:table-cell table:style-name="ACE-8" table:formula="of:=ROUND(IF([.AF19];[.AF19];[.K19]);0)" office:value-type="float" office:value="5840">
            <text:p>5840</text:p>
          </table:table-cell>
          <table:table-cell table:style-name="ACE-8" table:formula="of:=ROUND(IF([.AG19];[.AG19];[.L19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aK-2874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9" office:value-type="string">
            <text:p>Paphia callistotapes</text:p>
          </table:table-cell>
          <table:table-cell table:style-name="ACE-9" table:formula="of:=IF([.E20]&lt;&gt;&quot;&quot;;COM.MICROSOFT.CONCAT([.D20];&quot; (&quot;;[.E20];&quot;)&quot;);[.D20])" office:value-type="string" office:string-value="Shell material (Paphia callistotapes)">
            <text:p>Shell material (Paphia callistotapes)</text:p>
          </table:table-cell>
          <table:table-cell table:style-name="ACE-3" office:value-type="string">
            <text:p>Swan River Valle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660">
            <text:p>6660</text:p>
          </table:table-cell>
          <table:table-cell table:style-name="ACE-13" office:value-type="float" office:value="120">
            <text:p>120</text:p>
          </table:table-cell>
          <table:table-cell table:style-name="ACE-13" office:value-type="float" office:value="6801">
            <text:p>6801</text:p>
          </table:table-cell>
          <table:table-cell table:style-name="ACE-13" office:value-type="float" office:value="7379">
            <text:p>7379</text:p>
          </table:table-cell>
          <table:table-cell table:style-name="ACE-16" table:formula="of:=(([.N20]-[.M20])/2)+[.M20]" office:value-type="float" office:value="7090">
            <text:p>7090</text:p>
          </table:table-cell>
          <table:table-cell table:style-name="ACE-15" table:formula="of:=([.N20]-[.M20])/2" office:value-type="float" office:value="289">
            <text:p>289</text:p>
          </table:table-cell>
          <table:table-cell table:style-name="ACE-13" office:value-type="float" office:value="-3.7000000000000002">
            <text:p>−3.7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Kigoshi et al. 1973/Kendrick 1977</text:p>
          </table:table-cell>
          <table:table-cell table:style-name="ACE-4" office:value-type="string">
            <text:p>KigoshiEtal1973,Kendrick1977</text:p>
          </table:table-cell>
          <table:table-cell table:style-name="ACE-4" table:formula="of:=COM.MICROSOFT.CONCAT([.U20];&quot;,LewisEtal2013&quot;)" office:value-type="string" office:string-value="KigoshiEtal1973,Kendrick1977,LewisEtal2013">
            <text:p>KigoshiEtal1973,Kendrick1977,LewisEtal2013</text:p>
          </table:table-cell>
          <table:table-cell table:number-columns-repeated="3" table:style-name="ACE-8"/>
          <table:table-cell table:style-name="ACE-8" office:value-type="float" office:value="-31.899999999999999">
            <text:p>−31.9</text:p>
          </table:table-cell>
          <table:table-cell table:style-name="ACE-8" office:value-type="float" office:value="115.967">
            <text:p>115.96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20]/-8033))*0.97499999999999998^2/(1+[.AC20]/1000)^2" office:value-type="float" office:value="0.41498386012073946">
            <text:p>0.4150</text:p>
          </table:table-cell>
          <table:table-cell table:style-name="ACE-12" table:formula="of:=-8033*LN([.AE20])" office:value-type="float" office:value="7065.1492227402459">
            <text:p>7065</text:p>
          </table:table-cell>
          <table:table-cell table:style-name="ACE-12" table:formula="of:=ROUND(SQRT([.L20]^2+(16.065999999999999*[.AD20])^2);0)" office:value-type="float" office:value="124">
            <text:p>124</text:p>
          </table:table-cell>
          <table:table-cell table:style-name="ACE-8" table:formula="of:=ROUND(IF([.AF20];[.AF20];[.K20]);0)" office:value-type="float" office:value="7065">
            <text:p>7065</text:p>
          </table:table-cell>
          <table:table-cell table:style-name="ACE-8" table:formula="of:=ROUND(IF([.AG20];[.AG20];[.L20]);0)" office:value-type="float" office:value="124">
            <text:p>124</text:p>
          </table:table-cell>
          <table:table-cell table:number-columns-repeated="221" table:style-name="ACE-8"/>
        </table:table-row>
        <table:table-row table:style-name="AROW-1">
          <table:table-cell table:style-name="ACE-3" office:value-type="string">
            <text:p>GaK-3840</text:p>
          </table:table-cell>
          <table:table-cell table:style-name="ACE-3"/>
          <table:table-cell table:style-name="ACE-3" office:value-type="string">
            <text:p>Point Torment Barrier A</text:p>
          </table:table-cell>
          <table:table-cell table:style-name="ACE-3" office:value-type="string">
            <text:p>Mangrove</text:p>
          </table:table-cell>
          <table:table-cell table:style-name="ACE-9"/>
          <table:table-cell table:style-name="ACE-9" table:formula="of:=IF([.E21]&lt;&gt;&quot;&quot;;COM.MICROSOFT.CONCAT([.D21];&quot; (&quot;;[.E21];&quot;)&quot;);[.D21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910">
            <text:p>910</text:p>
          </table:table-cell>
          <table:table-cell table:style-name="ACE-13" office:value-type="float" office:value="80">
            <text:p>80</text:p>
          </table:table-cell>
          <table:table-cell table:style-name="ACE-13" office:value-type="float" office:value="670">
            <text:p>670</text:p>
          </table:table-cell>
          <table:table-cell table:style-name="ACE-13" office:value-type="float" office:value="925">
            <text:p>925</text:p>
          </table:table-cell>
          <table:table-cell table:style-name="ACE-16" table:formula="of:=(([.N21]-[.M21])/2)+[.M21]" office:value-type="float" office:value="797.5">
            <text:p>798</text:p>
          </table:table-cell>
          <table:table-cell table:style-name="ACE-15" table:formula="of:=([.N21]-[.M21])/2" office:value-type="float" office:value="127.5">
            <text:p>128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21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033000000000001">
            <text:p>−17.033</text:p>
          </table:table-cell>
          <table:table-cell table:style-name="ACE-8" office:value-type="float" office:value="123.587">
            <text:p>123.587</text:p>
          </table:table-cell>
          <table:table-cell table:number-columns-repeated="6" table:style-name="ACE-8"/>
          <table:table-cell table:style-name="ACE-8" table:formula="of:=ROUND(IF([.AF21];[.AF21];[.K21]);0)" office:value-type="float" office:value="910">
            <text:p>910</text:p>
          </table:table-cell>
          <table:table-cell table:style-name="ACE-8" table:formula="of:=ROUND(IF([.AG21];[.AG21];[.L21]);0)" office:value-type="float" office:value="80">
            <text:p>8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aK-3842</text:p>
          </table:table-cell>
          <table:table-cell table:style-name="ACE-3"/>
          <table:table-cell table:style-name="ACE-3" office:value-type="string">
            <text:p>Point Torment Barrier G pit 1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22]&lt;&gt;&quot;&quot;;COM.MICROSOFT.CONCAT([.D22];&quot; (&quot;;[.E22];&quot;)&quot;);[.D22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1190">
            <text:p>1190</text:p>
          </table:table-cell>
          <table:table-cell table:style-name="ACE-13" office:value-type="float" office:value="80">
            <text:p>80</text:p>
          </table:table-cell>
          <table:table-cell table:style-name="ACE-13" office:value-type="float" office:value="923">
            <text:p>923</text:p>
          </table:table-cell>
          <table:table-cell table:style-name="ACE-13" office:value-type="float" office:value="1262">
            <text:p>1262</text:p>
          </table:table-cell>
          <table:table-cell table:style-name="ACE-16" table:formula="of:=(([.N22]-[.M22])/2)+[.M22]" office:value-type="float" office:value="1092.5">
            <text:p>1093</text:p>
          </table:table-cell>
          <table:table-cell table:style-name="ACE-15" table:formula="of:=([.N22]-[.M22])/2" office:value-type="float" office:value="169.5">
            <text:p>170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22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033000000000001">
            <text:p>−17.033</text:p>
          </table:table-cell>
          <table:table-cell table:style-name="ACE-8" office:value-type="float" office:value="123.587">
            <text:p>123.587</text:p>
          </table:table-cell>
          <table:table-cell table:number-columns-repeated="6" table:style-name="ACE-8"/>
          <table:table-cell table:style-name="ACE-8" table:formula="of:=ROUND(IF([.AF22];[.AF22];[.K22]);0)" office:value-type="float" office:value="1190">
            <text:p>1190</text:p>
          </table:table-cell>
          <table:table-cell table:style-name="ACE-8" table:formula="of:=ROUND(IF([.AG22];[.AG22];[.L22]);0)" office:value-type="float" office:value="80">
            <text:p>8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aK-3843</text:p>
          </table:table-cell>
          <table:table-cell table:style-name="ACE-3"/>
          <table:table-cell table:style-name="ACE-3" office:value-type="string">
            <text:p>Point Torment Barrier G pit 4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23]&lt;&gt;&quot;&quot;;COM.MICROSOFT.CONCAT([.D23];&quot; (&quot;;[.E23];&quot;)&quot;);[.D23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00">
            <text:p>500</text:p>
          </table:table-cell>
          <table:table-cell table:style-name="ACE-13" office:value-type="float" office:value="80">
            <text:p>80</text:p>
          </table:table-cell>
          <table:table-cell table:style-name="ACE-13" office:value-type="float" office:value="320">
            <text:p>320</text:p>
          </table:table-cell>
          <table:table-cell table:style-name="ACE-13" office:value-type="float" office:value="630">
            <text:p>630</text:p>
          </table:table-cell>
          <table:table-cell table:style-name="ACE-16" table:formula="of:=(([.N23]-[.M23])/2)+[.M23]" office:value-type="float" office:value="475">
            <text:p>475</text:p>
          </table:table-cell>
          <table:table-cell table:style-name="ACE-15" table:formula="of:=([.N23]-[.M23])/2" office:value-type="float" office:value="155">
            <text:p>155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23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033000000000001">
            <text:p>−17.033</text:p>
          </table:table-cell>
          <table:table-cell table:style-name="ACE-8" office:value-type="float" office:value="123.587">
            <text:p>123.587</text:p>
          </table:table-cell>
          <table:table-cell table:number-columns-repeated="6" table:style-name="ACE-8"/>
          <table:table-cell table:style-name="ACE-8" table:formula="of:=ROUND(IF([.AF23];[.AF23];[.K23]);0)" office:value-type="float" office:value="500">
            <text:p>500</text:p>
          </table:table-cell>
          <table:table-cell table:style-name="ACE-8" table:formula="of:=ROUND(IF([.AG23];[.AG23];[.L23]);0)" office:value-type="float" office:value="80">
            <text:p>8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aK-7901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24]&lt;&gt;&quot;&quot;;COM.MICROSOFT.CONCAT([.D24];&quot; (&quot;;[.E24];&quot;)&quot;);[.D24])" office:value-type="string" office:string-value="Shell material">
            <text:p>Shell material</text:p>
          </table:table-cell>
          <table:table-cell table:style-name="ACE-3" office:value-type="string">
            <text:p>Peel Inlet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250">
            <text:p>525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289">
            <text:p>5289</text:p>
          </table:table-cell>
          <table:table-cell table:style-name="ACE-13" office:value-type="float" office:value="5829">
            <text:p>5829</text:p>
          </table:table-cell>
          <table:table-cell table:style-name="ACE-16" table:formula="of:=(([.N24]-[.M24])/2)+[.M24]" office:value-type="float" office:value="5559">
            <text:p>5559</text:p>
          </table:table-cell>
          <table:table-cell table:style-name="ACE-15" table:formula="of:=([.N24]-[.M24])/2" office:value-type="float" office:value="270">
            <text:p>270</text:p>
          </table:table-cell>
          <table:table-cell table:style-name="ACE-13" office:value-type="float" office:value="-2.1000000000000001">
            <text:p>−2.1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Brown et al. 1980</text:p>
          </table:table-cell>
          <table:table-cell table:style-name="ACE-4" office:value-type="string">
            <text:p>BrownEtal1980</text:p>
          </table:table-cell>
          <table:table-cell table:style-name="ACE-4" table:formula="of:=COM.MICROSOFT.CONCAT([.U24];&quot;,LewisEtal2013&quot;)" office:value-type="string" office:string-value="BrownEtal1980,LewisEtal2013">
            <text:p>BrownEtal1980,LewisEtal2013</text:p>
          </table:table-cell>
          <table:table-cell table:number-columns-repeated="3" table:style-name="ACE-8"/>
          <table:table-cell table:style-name="ACE-8" office:value-type="float" office:value="-32.612000000000002">
            <text:p>−32.612</text:p>
          </table:table-cell>
          <table:table-cell table:style-name="ACE-8" office:value-type="float" office:value="115.64700000000001">
            <text:p>115.64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24]/-8033))*0.97499999999999998^2/(1+[.AC24]/1000)^2" office:value-type="float" office:value="0.49460802670378734">
            <text:p>0.4946</text:p>
          </table:table-cell>
          <table:table-cell table:style-name="ACE-12" table:formula="of:=-8033*LN([.AE24])" office:value-type="float" office:value="5655.1492227402478">
            <text:p>5655</text:p>
          </table:table-cell>
          <table:table-cell table:style-name="ACE-12" table:formula="of:=ROUND(SQRT([.L24]^2+(16.065999999999999*[.AD24])^2);0)" office:value-type="float" office:value="115">
            <text:p>115</text:p>
          </table:table-cell>
          <table:table-cell table:style-name="ACE-8" table:formula="of:=ROUND(IF([.AF24];[.AF24];[.K24]);0)" office:value-type="float" office:value="5655">
            <text:p>5655</text:p>
          </table:table-cell>
          <table:table-cell table:style-name="ACE-8" table:formula="of:=ROUND(IF([.AG24];[.AG24];[.L24]);0)" office:value-type="float" office:value="115">
            <text:p>11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aK-7902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9" office:value-type="string">
            <text:p>Gastropod</text:p>
          </table:table-cell>
          <table:table-cell table:style-name="ACE-9" table:formula="of:=IF([.E25]&lt;&gt;&quot;&quot;;COM.MICROSOFT.CONCAT([.D25];&quot; (&quot;;[.E25];&quot;)&quot;);[.D25])" office:value-type="string" office:string-value="Shell material (Gastropod)">
            <text:p>Shell material (Gastropod)</text:p>
          </table:table-cell>
          <table:table-cell table:style-name="ACE-3" office:value-type="string">
            <text:p>Exmouth Gulf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530">
            <text:p>453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4324">
            <text:p>4324</text:p>
          </table:table-cell>
          <table:table-cell table:style-name="ACE-13" office:value-type="float" office:value="4945">
            <text:p>4945</text:p>
          </table:table-cell>
          <table:table-cell table:style-name="ACE-16" table:formula="of:=(([.N25]-[.M25])/2)+[.M25]" office:value-type="float" office:value="4634.5">
            <text:p>4635</text:p>
          </table:table-cell>
          <table:table-cell table:style-name="ACE-15" table:formula="of:=([.N25]-[.M25])/2" office:value-type="float" office:value="310.5">
            <text:p>311</text:p>
          </table:table-cell>
          <table:table-cell table:style-name="ACE-13" office:value-type="float" office:value="1">
            <text:p>1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Logan et al. 1976</text:p>
          </table:table-cell>
          <table:table-cell table:style-name="ACE-4" office:value-type="string">
            <text:p>LoganEtal1970</text:p>
          </table:table-cell>
          <table:table-cell table:style-name="ACE-4" table:formula="of:=COM.MICROSOFT.CONCAT([.U25];&quot;,LewisEtal2013&quot;)" office:value-type="string" office:string-value="LoganEtal1970,LewisEtal2013">
            <text:p>LoganEtal1970,LewisEtal2013</text:p>
          </table:table-cell>
          <table:table-cell table:number-columns-repeated="3" table:style-name="ACE-8"/>
          <table:table-cell table:style-name="ACE-8" office:value-type="float" office:value="-22.300000000000001">
            <text:p>−22.3</text:p>
          </table:table-cell>
          <table:table-cell table:style-name="ACE-8" office:value-type="float" office:value="114.2">
            <text:p>114.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25]/-8033))*0.97499999999999998^2/(1+[.AC25]/1000)^2" office:value-type="float" office:value="0.54098732987512865">
            <text:p>0.5410</text:p>
          </table:table-cell>
          <table:table-cell table:style-name="ACE-12" table:formula="of:=-8033*LN([.AE25])" office:value-type="float" office:value="4935.1492227402468">
            <text:p>4935</text:p>
          </table:table-cell>
          <table:table-cell table:style-name="ACE-12" table:formula="of:=ROUND(SQRT([.L25]^2+(16.065999999999999*[.AD25])^2);0)" office:value-type="float" office:value="115">
            <text:p>115</text:p>
          </table:table-cell>
          <table:table-cell table:style-name="ACE-8" table:formula="of:=ROUND(IF([.AF25];[.AF25];[.K25]);0)" office:value-type="float" office:value="4935">
            <text:p>4935</text:p>
          </table:table-cell>
          <table:table-cell table:style-name="ACE-8" table:formula="of:=ROUND(IF([.AG25];[.AG25];[.L25]);0)" office:value-type="float" office:value="115">
            <text:p>11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0538</text:p>
          </table:table-cell>
          <table:table-cell table:style-name="ACE-3" office:value-type="float" office:value="12">
            <text:p>12</text:p>
          </table:table-cell>
          <table:table-cell table:style-name="ACE-3"/>
          <table:table-cell table:style-name="ACE-3" office:value-type="string">
            <text:p>Bivalves and gastropods</text:p>
          </table:table-cell>
          <table:table-cell table:style-name="ACE-3"/>
          <table:table-cell table:style-name="ACE-9" table:formula="of:=IF([.E26]&lt;&gt;&quot;&quot;;COM.MICROSOFT.CONCAT([.D26];&quot; (&quot;;[.E26];&quot;)&quot;);[.D26])" office:value-type="string" office:string-value="Bivalves and gastropods">
            <text:p>Bivalves and gastropods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740">
            <text:p>5740</text:p>
          </table:table-cell>
          <table:table-cell table:style-name="ACE-13" office:value-type="float" office:value="190">
            <text:p>190</text:p>
          </table:table-cell>
          <table:table-cell table:style-name="ACE-13" office:value-type="float" office:value="5633">
            <text:p>5633</text:p>
          </table:table-cell>
          <table:table-cell table:style-name="ACE-13" office:value-type="float" office:value="6478">
            <text:p>6478</text:p>
          </table:table-cell>
          <table:table-cell table:style-name="ACE-16" table:formula="of:=(([.N26]-[.M26])/2)+[.M26]" office:value-type="float" office:value="6055.5">
            <text:p>6056</text:p>
          </table:table-cell>
          <table:table-cell table:style-name="ACE-15" table:formula="of:=([.N26]-[.M26])/2" office:value-type="float" office:value="422.5">
            <text:p>423</text:p>
          </table:table-cell>
          <table:table-cell table:style-name="ACE-13" office:value-type="float" office:value="-2.5">
            <text:p>−2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style-name="ACE-4" table:formula="of:=COM.MICROSOFT.CONCAT([.U26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59">
            <text:p>−33.259</text:p>
          </table:table-cell>
          <table:table-cell table:style-name="ACE-8" office:value-type="float" office:value="115.69199999999999">
            <text:p>115.692</text:p>
          </table:table-cell>
          <table:table-cell table:number-columns-repeated="6" table:style-name="ACE-8"/>
          <table:table-cell table:style-name="ACE-8" table:formula="of:=ROUND(IF([.AF26];[.AF26];[.K26]);0)" office:value-type="float" office:value="5740">
            <text:p>5740</text:p>
          </table:table-cell>
          <table:table-cell table:style-name="ACE-8" table:formula="of:=ROUND(IF([.AG26];[.AG26];[.L26]);0)" office:value-type="float" office:value="190">
            <text:p>19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0539</text:p>
          </table:table-cell>
          <table:table-cell table:style-name="ACE-3" office:value-type="float" office:value="10">
            <text:p>10</text:p>
          </table:table-cell>
          <table:table-cell table:style-name="ACE-3"/>
          <table:table-cell table:style-name="ACE-3" office:value-type="string">
            <text:p>Bivalves and gastropods</text:p>
          </table:table-cell>
          <table:table-cell table:style-name="ACE-3"/>
          <table:table-cell table:style-name="ACE-9" table:formula="of:=IF([.E27]&lt;&gt;&quot;&quot;;COM.MICROSOFT.CONCAT([.D27];&quot; (&quot;;[.E27];&quot;)&quot;);[.D27])" office:value-type="string" office:string-value="Bivalves and gastropods">
            <text:p>Bivalves and gastropods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495">
            <text:p>6495</text:p>
          </table:table-cell>
          <table:table-cell table:style-name="ACE-13" office:value-type="float" office:value="255">
            <text:p>255</text:p>
          </table:table-cell>
          <table:table-cell table:style-name="ACE-13" office:value-type="float" office:value="6340">
            <text:p>6340</text:p>
          </table:table-cell>
          <table:table-cell table:style-name="ACE-13" office:value-type="float" office:value="7424">
            <text:p>7424</text:p>
          </table:table-cell>
          <table:table-cell table:style-name="ACE-16" table:formula="of:=(([.N27]-[.M27])/2)+[.M27]" office:value-type="float" office:value="6882">
            <text:p>6882</text:p>
          </table:table-cell>
          <table:table-cell table:style-name="ACE-15" table:formula="of:=([.N27]-[.M27])/2" office:value-type="float" office:value="542">
            <text:p>542</text:p>
          </table:table-cell>
          <table:table-cell table:style-name="ACE-13" office:value-type="float" office:value="-2.5">
            <text:p>−2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style-name="ACE-4" table:formula="of:=COM.MICROSOFT.CONCAT([.U27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38">
            <text:p>−33.238</text:p>
          </table:table-cell>
          <table:table-cell table:style-name="ACE-8" office:value-type="float" office:value="115.691">
            <text:p>115.691</text:p>
          </table:table-cell>
          <table:table-cell table:number-columns-repeated="6" table:style-name="ACE-8"/>
          <table:table-cell table:style-name="ACE-8" table:formula="of:=ROUND(IF([.AF27];[.AF27];[.K27]);0)" office:value-type="float" office:value="6495">
            <text:p>6495</text:p>
          </table:table-cell>
          <table:table-cell table:style-name="ACE-8" table:formula="of:=ROUND(IF([.AG27];[.AG27];[.L27]);0)" office:value-type="float" office:value="255">
            <text:p>25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0540</text:p>
          </table:table-cell>
          <table:table-cell table:style-name="ACE-3" office:value-type="float" office:value="9">
            <text:p>9</text:p>
          </table:table-cell>
          <table:table-cell table:style-name="ACE-3"/>
          <table:table-cell table:style-name="ACE-3" office:value-type="string">
            <text:p>Bivalves and gastropods</text:p>
          </table:table-cell>
          <table:table-cell table:style-name="ACE-9"/>
          <table:table-cell table:style-name="ACE-9" table:formula="of:=IF([.E28]&lt;&gt;&quot;&quot;;COM.MICROSOFT.CONCAT([.D28];&quot; (&quot;;[.E28];&quot;)&quot;);[.D28])" office:value-type="string" office:string-value="Bivalves and gastropods">
            <text:p>Bivalves and gastropods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555">
            <text:p>5555</text:p>
          </table:table-cell>
          <table:table-cell table:style-name="ACE-13" office:value-type="float" office:value="200">
            <text:p>200</text:p>
          </table:table-cell>
          <table:table-cell table:style-name="ACE-13" office:value-type="float" office:value="5437">
            <text:p>5437</text:p>
          </table:table-cell>
          <table:table-cell table:style-name="ACE-13" office:value-type="float" office:value="6310">
            <text:p>6310</text:p>
          </table:table-cell>
          <table:table-cell table:style-name="ACE-16" table:formula="of:=(([.N28]-[.M28])/2)+[.M28]" office:value-type="float" office:value="5873.5">
            <text:p>5874</text:p>
          </table:table-cell>
          <table:table-cell table:style-name="ACE-15" table:formula="of:=([.N28]-[.M28])/2" office:value-type="float" office:value="436.5">
            <text:p>437</text:p>
          </table:table-cell>
          <table:table-cell table:style-name="ACE-13" office:value-type="float" office:value="-2.5">
            <text:p>−2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style-name="ACE-4" table:formula="of:=COM.MICROSOFT.CONCAT([.U28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38">
            <text:p>−33.238</text:p>
          </table:table-cell>
          <table:table-cell table:style-name="ACE-8" office:value-type="float" office:value="115.69799999999999">
            <text:p>115.698</text:p>
          </table:table-cell>
          <table:table-cell table:number-columns-repeated="6" table:style-name="ACE-8"/>
          <table:table-cell table:style-name="ACE-8" table:formula="of:=ROUND(IF([.AF28];[.AF28];[.K28]);0)" office:value-type="float" office:value="5555">
            <text:p>5555</text:p>
          </table:table-cell>
          <table:table-cell table:style-name="ACE-8" table:formula="of:=ROUND(IF([.AG28];[.AG28];[.L28]);0)" office:value-type="float" office:value="200">
            <text:p>20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0541</text:p>
          </table:table-cell>
          <table:table-cell table:style-name="ACE-3" office:value-type="float" office:value="11">
            <text:p>11</text:p>
          </table:table-cell>
          <table:table-cell table:style-name="ACE-3"/>
          <table:table-cell table:style-name="ACE-3" office:value-type="string">
            <text:p>Bivalves and gastropods</text:p>
          </table:table-cell>
          <table:table-cell table:style-name="ACE-3"/>
          <table:table-cell table:style-name="ACE-9" table:formula="of:=IF([.E29]&lt;&gt;&quot;&quot;;COM.MICROSOFT.CONCAT([.D29];&quot; (&quot;;[.E29];&quot;)&quot;);[.D29])" office:value-type="string" office:string-value="Bivalves and gastropods">
            <text:p>Bivalves and gastropods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5" office:value-type="float" office:value="6755">
            <text:p>6755</text:p>
          </table:table-cell>
          <table:table-cell table:style-name="ACE-15" office:value-type="float" office:value="305">
            <text:p>305</text:p>
          </table:table-cell>
          <table:table-cell table:style-name="ACE-13" office:value-type="float" office:value="6448">
            <text:p>6448</text:p>
          </table:table-cell>
          <table:table-cell table:style-name="ACE-13" office:value-type="float" office:value="7769">
            <text:p>7769</text:p>
          </table:table-cell>
          <table:table-cell table:style-name="ACE-16" table:formula="of:=(([.N29]-[.M29])/2)+[.M29]" office:value-type="float" office:value="7108.5">
            <text:p>7109</text:p>
          </table:table-cell>
          <table:table-cell table:style-name="ACE-15" table:formula="of:=([.N29]-[.M29])/2" office:value-type="float" office:value="660.5">
            <text:p>661</text:p>
          </table:table-cell>
          <table:table-cell table:style-name="ACE-13" office:value-type="float" office:value="-2.5">
            <text:p>−2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style-name="ACE-4" table:formula="of:=COM.MICROSOFT.CONCAT([.U29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37000000000002">
            <text:p>−33.237</text:p>
          </table:table-cell>
          <table:table-cell table:style-name="ACE-8" office:value-type="float" office:value="115.684">
            <text:p>115.684</text:p>
          </table:table-cell>
          <table:table-cell table:number-columns-repeated="6" table:style-name="ACE-8"/>
          <table:table-cell table:style-name="ACE-8" table:formula="of:=ROUND(IF([.AF29];[.AF29];[.K29]);0)" office:value-type="float" office:value="6755">
            <text:p>6755</text:p>
          </table:table-cell>
          <table:table-cell table:style-name="ACE-8" table:formula="of:=ROUND(IF([.AG29];[.AG29];[.L29]);0)" office:value-type="float" office:value="305">
            <text:p>30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0543</text:p>
          </table:table-cell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Bivalves and gastropods</text:p>
          </table:table-cell>
          <table:table-cell table:style-name="ACE-9"/>
          <table:table-cell table:style-name="ACE-9" table:formula="of:=IF([.E30]&lt;&gt;&quot;&quot;;COM.MICROSOFT.CONCAT([.D30];&quot; (&quot;;[.E30];&quot;)&quot;);[.D30])" office:value-type="string" office:string-value="Bivalves and gastropods">
            <text:p>Bivalves and gastropods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5" office:value-type="float" office:value="6835">
            <text:p>6835</text:p>
          </table:table-cell>
          <table:table-cell table:style-name="ACE-15" office:value-type="float" office:value="280">
            <text:p>280</text:p>
          </table:table-cell>
          <table:table-cell table:style-name="ACE-13" office:value-type="float" office:value="6639">
            <text:p>6639</text:p>
          </table:table-cell>
          <table:table-cell table:style-name="ACE-13" office:value-type="float" office:value="7815">
            <text:p>7815</text:p>
          </table:table-cell>
          <table:table-cell table:style-name="ACE-16" table:formula="of:=(([.N30]-[.M30])/2)+[.M30]" office:value-type="float" office:value="7227">
            <text:p>7227</text:p>
          </table:table-cell>
          <table:table-cell table:style-name="ACE-15" table:formula="of:=([.N30]-[.M30])/2" office:value-type="float" office:value="588">
            <text:p>588</text:p>
          </table:table-cell>
          <table:table-cell table:style-name="ACE-13" office:value-type="float" office:value="-2.5">
            <text:p>−2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style-name="ACE-4" table:formula="of:=COM.MICROSOFT.CONCAT([.U30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56999999999998">
            <text:p>−33.257</text:p>
          </table:table-cell>
          <table:table-cell table:style-name="ACE-8" office:value-type="float" office:value="115.68899999999999">
            <text:p>115.689</text:p>
          </table:table-cell>
          <table:table-cell table:number-columns-repeated="6" table:style-name="ACE-8"/>
          <table:table-cell table:style-name="ACE-8" table:formula="of:=ROUND(IF([.AF30];[.AF30];[.K30]);0)" office:value-type="float" office:value="6835">
            <text:p>6835</text:p>
          </table:table-cell>
          <table:table-cell table:style-name="ACE-8" table:formula="of:=ROUND(IF([.AG30];[.AG30];[.L30]);0)" office:value-type="float" office:value="280">
            <text:p>28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0550</text:p>
          </table:table-cell>
          <table:table-cell table:style-name="ACE-3" office:value-type="float" office:value="4">
            <text:p>4</text:p>
          </table:table-cell>
          <table:table-cell table:style-name="ACE-3"/>
          <table:table-cell table:style-name="ACE-3" office:value-type="string">
            <text:p>Clam</text:p>
          </table:table-cell>
          <table:table-cell table:style-name="ACE-9" office:value-type="string">
            <text:p>Sanguinolaria</text:p>
          </table:table-cell>
          <table:table-cell table:style-name="ACE-9" table:formula="of:=IF([.E31]&lt;&gt;&quot;&quot;;COM.MICROSOFT.CONCAT([.D31];&quot; (&quot;;[.E31];&quot;)&quot;);[.D31])" office:value-type="string" office:string-value="Clam (Sanguinolaria)">
            <text:p>Clam (Sanguinolaria)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5" office:value-type="float" office:value="2820">
            <text:p>2820</text:p>
          </table:table-cell>
          <table:table-cell table:style-name="ACE-15" office:value-type="float" office:value="175">
            <text:p>175</text:p>
          </table:table-cell>
          <table:table-cell table:style-name="ACE-13" office:value-type="float" office:value="2005">
            <text:p>2005</text:p>
          </table:table-cell>
          <table:table-cell table:style-name="ACE-13" office:value-type="float" office:value="2887">
            <text:p>2887</text:p>
          </table:table-cell>
          <table:table-cell table:style-name="ACE-16" table:formula="of:=(([.N31]-[.M31])/2)+[.M31]" office:value-type="float" office:value="2446">
            <text:p>2446</text:p>
          </table:table-cell>
          <table:table-cell table:style-name="ACE-15" table:formula="of:=([.N31]-[.M31])/2" office:value-type="float" office:value="441">
            <text:p>441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style-name="ACE-4" table:formula="of:=COM.MICROSOFT.CONCAT([.U31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73000000000003">
            <text:p>−33.273</text:p>
          </table:table-cell>
          <table:table-cell table:style-name="ACE-8" office:value-type="float" office:value="115.69">
            <text:p>115.69</text:p>
          </table:table-cell>
          <table:table-cell table:number-columns-repeated="6" table:style-name="ACE-8"/>
          <table:table-cell table:style-name="ACE-8" table:formula="of:=ROUND(IF([.AF31];[.AF31];[.K31]);0)" office:value-type="float" office:value="2820">
            <text:p>2820</text:p>
          </table:table-cell>
          <table:table-cell table:style-name="ACE-8" table:formula="of:=ROUND(IF([.AG31];[.AG31];[.L31]);0)" office:value-type="float" office:value="175">
            <text:p>17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1585</text:p>
          </table:table-cell>
          <table:table-cell table:style-name="ACE-3"/>
          <table:table-cell table:style-name="ACE-3" office:value-type="string">
            <text:p>SH-20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Donax columbella/Paphies angusta</text:p>
          </table:table-cell>
          <table:table-cell table:style-name="ACE-9" table:formula="of:=IF([.E32]&lt;&gt;&quot;&quot;;COM.MICROSOFT.CONCAT([.D32];&quot; (&quot;;[.E32];&quot;)&quot;);[.D32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2">
            <text:p>2</text:p>
          </table:table-cell>
          <table:table-cell table:style-name="ACE-15" office:value-type="float" office:value="2224">
            <text:p>2224</text:p>
          </table:table-cell>
          <table:table-cell table:style-name="ACE-15" office:value-type="float" office:value="135">
            <text:p>135</text:p>
          </table:table-cell>
          <table:table-cell table:style-name="ACE-13" office:value-type="float" office:value="1405">
            <text:p>1405</text:p>
          </table:table-cell>
          <table:table-cell table:style-name="ACE-13" office:value-type="float" office:value="2090">
            <text:p>2090</text:p>
          </table:table-cell>
          <table:table-cell table:style-name="ACE-16" table:formula="of:=(([.N32]-[.M32])/2)+[.M32]" office:value-type="float" office:value="1747.5">
            <text:p>1748</text:p>
          </table:table-cell>
          <table:table-cell table:style-name="ACE-15" table:formula="of:=([.N32]-[.M32])/2" office:value-type="float" office:value="342.5">
            <text:p>343</text:p>
          </table:table-cell>
          <table:table-cell table:style-name="ACE-13" office:value-type="float" office:value="0.69999999999999996">
            <text:p>0.7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32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298000000000002">
            <text:p>−32.298</text:p>
          </table:table-cell>
          <table:table-cell table:style-name="ACE-8" office:value-type="float" office:value="115.727">
            <text:p>115.727</text:p>
          </table:table-cell>
          <table:table-cell table:number-columns-repeated="6" table:style-name="ACE-8"/>
          <table:table-cell table:style-name="ACE-8" table:formula="of:=ROUND(IF([.AF32];[.AF32];[.K32]);0)" office:value-type="float" office:value="2224">
            <text:p>2224</text:p>
          </table:table-cell>
          <table:table-cell table:style-name="ACE-8" table:formula="of:=ROUND(IF([.AG32];[.AG32];[.L32]);0)" office:value-type="float" office:value="135">
            <text:p>13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1586</text:p>
          </table:table-cell>
          <table:table-cell table:style-name="ACE-3"/>
          <table:table-cell table:style-name="ACE-3" office:value-type="string">
            <text:p>SH-2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33]&lt;&gt;&quot;&quot;;COM.MICROSOFT.CONCAT([.D33];&quot; (&quot;;[.E33];&quot;)&quot;);[.D33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5">
            <text:p>1.5</text:p>
          </table:table-cell>
          <table:table-cell table:style-name="ACE-15" office:value-type="float" office:value="3892">
            <text:p>3892</text:p>
          </table:table-cell>
          <table:table-cell table:style-name="ACE-15" office:value-type="float" office:value="245">
            <text:p>245</text:p>
          </table:table-cell>
          <table:table-cell table:style-name="ACE-13" office:value-type="float" office:value="3178">
            <text:p>3178</text:p>
          </table:table-cell>
          <table:table-cell table:style-name="ACE-13" office:value-type="float" office:value="4470">
            <text:p>4470</text:p>
          </table:table-cell>
          <table:table-cell table:style-name="ACE-16" table:formula="of:=(([.N33]-[.M33])/2)+[.M33]" office:value-type="float" office:value="3824">
            <text:p>3824</text:p>
          </table:table-cell>
          <table:table-cell table:style-name="ACE-15" table:formula="of:=([.N33]-[.M33])/2" office:value-type="float" office:value="646">
            <text:p>646</text:p>
          </table:table-cell>
          <table:table-cell table:style-name="ACE-13" office:value-type="float" office:value="0.94999999999999996">
            <text:p>0.9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33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292999999999999">
            <text:p>−32.293</text:p>
          </table:table-cell>
          <table:table-cell table:style-name="ACE-8" office:value-type="float" office:value="115.732">
            <text:p>115.732</text:p>
          </table:table-cell>
          <table:table-cell table:number-columns-repeated="6" table:style-name="ACE-8"/>
          <table:table-cell table:style-name="ACE-8" table:formula="of:=ROUND(IF([.AF33];[.AF33];[.K33]);0)" office:value-type="float" office:value="3892">
            <text:p>3892</text:p>
          </table:table-cell>
          <table:table-cell table:style-name="ACE-8" table:formula="of:=ROUND(IF([.AG33];[.AG33];[.L33]);0)" office:value-type="float" office:value="245">
            <text:p>24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1587</text:p>
          </table:table-cell>
          <table:table-cell table:style-name="ACE-3"/>
          <table:table-cell table:style-name="ACE-3" office:value-type="string">
            <text:p>SH-22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34]&lt;&gt;&quot;&quot;;COM.MICROSOFT.CONCAT([.D34];&quot; (&quot;;[.E34];&quot;)&quot;);[.D34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">
            <text:p>1</text:p>
          </table:table-cell>
          <table:table-cell table:style-name="ACE-15" office:value-type="float" office:value="5700">
            <text:p>5700</text:p>
          </table:table-cell>
          <table:table-cell table:style-name="ACE-15" office:value-type="float" office:value="190">
            <text:p>190</text:p>
          </table:table-cell>
          <table:table-cell table:style-name="ACE-13" office:value-type="float" office:value="5597">
            <text:p>5597</text:p>
          </table:table-cell>
          <table:table-cell table:style-name="ACE-13" office:value-type="float" office:value="6425">
            <text:p>6425</text:p>
          </table:table-cell>
          <table:table-cell table:style-name="ACE-16" table:formula="of:=(([.N34]-[.M34])/2)+[.M34]" office:value-type="float" office:value="6011">
            <text:p>6011</text:p>
          </table:table-cell>
          <table:table-cell table:style-name="ACE-15" table:formula="of:=([.N34]-[.M34])/2" office:value-type="float" office:value="414">
            <text:p>414</text:p>
          </table:table-cell>
          <table:table-cell table:style-name="ACE-13" office:value-type="float" office:value="2.3999999999999999">
            <text:p>2.4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34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274999999999999">
            <text:p>−32.275</text:p>
          </table:table-cell>
          <table:table-cell table:style-name="ACE-8" office:value-type="float" office:value="115.779">
            <text:p>115.779</text:p>
          </table:table-cell>
          <table:table-cell table:number-columns-repeated="6" table:style-name="ACE-8"/>
          <table:table-cell table:style-name="ACE-8" table:formula="of:=ROUND(IF([.AF34];[.AF34];[.K34]);0)" office:value-type="float" office:value="5700">
            <text:p>5700</text:p>
          </table:table-cell>
          <table:table-cell table:style-name="ACE-8" table:formula="of:=ROUND(IF([.AG34];[.AG34];[.L34]);0)" office:value-type="float" office:value="190">
            <text:p>19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1872</text:p>
          </table:table-cell>
          <table:table-cell table:style-name="ACE-3"/>
          <table:table-cell table:style-name="ACE-3" office:value-type="string">
            <text:p>HR3-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35]&lt;&gt;&quot;&quot;;COM.MICROSOFT.CONCAT([.D35];&quot; (&quot;;[.E35];&quot;)&quot;);[.D35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7">
            <text:p>1.7</text:p>
          </table:table-cell>
          <table:table-cell table:style-name="ACE-15" office:value-type="float" office:value="1425">
            <text:p>1425</text:p>
          </table:table-cell>
          <table:table-cell table:style-name="ACE-15" office:value-type="float" office:value="150">
            <text:p>150</text:p>
          </table:table-cell>
          <table:table-cell table:style-name="ACE-13" office:value-type="float" office:value="639">
            <text:p>639</text:p>
          </table:table-cell>
          <table:table-cell table:style-name="ACE-13" office:value-type="float" office:value="1233">
            <text:p>1233</text:p>
          </table:table-cell>
          <table:table-cell table:style-name="ACE-16" table:formula="of:=(([.N35]-[.M35])/2)+[.M35]" office:value-type="float" office:value="936">
            <text:p>936</text:p>
          </table:table-cell>
          <table:table-cell table:style-name="ACE-15" table:formula="of:=([.N35]-[.M35])/2" office:value-type="float" office:value="297">
            <text:p>297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35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326999999999998">
            <text:p>−32.327</text:p>
          </table:table-cell>
          <table:table-cell table:style-name="ACE-8" office:value-type="float" office:value="115.756">
            <text:p>115.756</text:p>
          </table:table-cell>
          <table:table-cell table:number-columns-repeated="6" table:style-name="ACE-8"/>
          <table:table-cell table:style-name="ACE-8" table:formula="of:=ROUND(IF([.AF35];[.AF35];[.K35]);0)" office:value-type="float" office:value="1425">
            <text:p>1425</text:p>
          </table:table-cell>
          <table:table-cell table:style-name="ACE-8" table:formula="of:=ROUND(IF([.AG35];[.AG35];[.L35]);0)" office:value-type="float" office:value="150">
            <text:p>150</text:p>
          </table:table-cell>
          <table:table-cell table:number-columns-repeated="221" table:style-name="ACE-8"/>
        </table:table-row>
        <table:table-row table:style-name="AROW-4">
          <table:table-cell table:style-name="ACE-5" office:value-type="string">
            <text:p>GX-11882</text:p>
          </table:table-cell>
          <table:table-cell table:style-name="ACE-5"/>
          <table:table-cell table:style-name="ACE-3" office:value-type="string">
            <text:p>HR5-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36]&lt;&gt;&quot;&quot;;COM.MICROSOFT.CONCAT([.D36];&quot; (&quot;;[.E36];&quot;)&quot;);[.D36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8">
            <text:p>1.8</text:p>
          </table:table-cell>
          <table:table-cell table:style-name="ACE-15" office:value-type="float" office:value="3340">
            <text:p>3340</text:p>
          </table:table-cell>
          <table:table-cell table:style-name="ACE-15" office:value-type="float" office:value="215">
            <text:p>215</text:p>
          </table:table-cell>
          <table:table-cell table:style-name="ACE-13" office:value-type="float" office:value="2583">
            <text:p>2583</text:p>
          </table:table-cell>
          <table:table-cell table:style-name="ACE-13" office:value-type="float" office:value="3667">
            <text:p>3667</text:p>
          </table:table-cell>
          <table:table-cell table:style-name="ACE-16" table:formula="of:=(([.N36]-[.M36])/2)+[.M36]" office:value-type="float" office:value="3125">
            <text:p>3125</text:p>
          </table:table-cell>
          <table:table-cell table:style-name="ACE-15" table:formula="of:=([.N36]-[.M36])/2" office:value-type="float" office:value="542">
            <text:p>542</text:p>
          </table:table-cell>
          <table:table-cell table:style-name="ACE-13" office:value-type="float" office:value="1">
            <text:p>1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36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326999999999998">
            <text:p>−32.327</text:p>
          </table:table-cell>
          <table:table-cell table:style-name="ACE-8" office:value-type="float" office:value="115.756">
            <text:p>115.756</text:p>
          </table:table-cell>
          <table:table-cell table:style-name="ACE-3" office:value-type="string">
            <text:p>*Note these heights corrected to provide a relative sea level (modern pavements 0.4 m below MSL and data previously reported as height above MSL</text:p>
          </table:table-cell>
          <table:table-cell table:style-name="ACE-27"/>
          <table:table-cell table:number-columns-repeated="4" table:style-name="ACE-8"/>
          <table:table-cell table:style-name="ACE-8" table:formula="of:=ROUND(IF([.AF36];[.AF36];[.K36]);0)" office:value-type="float" office:value="3340">
            <text:p>3340</text:p>
          </table:table-cell>
          <table:table-cell table:style-name="ACE-8" table:formula="of:=ROUND(IF([.AG36];[.AG36];[.L36]);0)" office:value-type="float" office:value="215">
            <text:p>21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2022</text:p>
          </table:table-cell>
          <table:table-cell table:style-name="ACE-3"/>
          <table:table-cell table:style-name="ACE-3" office:value-type="string">
            <text:p>VCSRG23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37]&lt;&gt;&quot;&quot;;COM.MICROSOFT.CONCAT([.D37];&quot; (&quot;;[.E37];&quot;)&quot;);[.D37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8999999999999999">
            <text:p>1.9</text:p>
          </table:table-cell>
          <table:table-cell table:style-name="ACE-15" office:value-type="float" office:value="2760">
            <text:p>2760</text:p>
          </table:table-cell>
          <table:table-cell table:style-name="ACE-15" office:value-type="float" office:value="220">
            <text:p>220</text:p>
          </table:table-cell>
          <table:table-cell table:style-name="ACE-13" office:value-type="float" office:value="1849">
            <text:p>1849</text:p>
          </table:table-cell>
          <table:table-cell table:style-name="ACE-13" office:value-type="float" office:value="2934">
            <text:p>2934</text:p>
          </table:table-cell>
          <table:table-cell table:style-name="ACE-16" table:formula="of:=(([.N37]-[.M37])/2)+[.M37]" office:value-type="float" office:value="2391.5">
            <text:p>2392</text:p>
          </table:table-cell>
          <table:table-cell table:style-name="ACE-15" table:formula="of:=([.N37]-[.M37])/2" office:value-type="float" office:value="542.5">
            <text:p>543</text:p>
          </table:table-cell>
          <table:table-cell table:style-name="ACE-13" office:value-type="float" office:value="1.8999999999999999">
            <text:p>1.9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37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287999999999997">
            <text:p>−32.288</text:p>
          </table:table-cell>
          <table:table-cell table:style-name="ACE-8" office:value-type="float" office:value="115.71599999999999">
            <text:p>115.716</text:p>
          </table:table-cell>
          <table:table-cell table:number-columns-repeated="6" table:style-name="ACE-8"/>
          <table:table-cell table:style-name="ACE-8" table:formula="of:=ROUND(IF([.AF37];[.AF37];[.K37]);0)" office:value-type="float" office:value="2760">
            <text:p>2760</text:p>
          </table:table-cell>
          <table:table-cell table:style-name="ACE-8" table:formula="of:=ROUND(IF([.AG37];[.AG37];[.L37]);0)" office:value-type="float" office:value="220">
            <text:p>22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2023</text:p>
          </table:table-cell>
          <table:table-cell table:style-name="ACE-3"/>
          <table:table-cell table:style-name="ACE-3" office:value-type="string">
            <text:p>VCSRG24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38]&lt;&gt;&quot;&quot;;COM.MICROSOFT.CONCAT([.D38];&quot; (&quot;;[.E38];&quot;)&quot;);[.D38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1000000000000001">
            <text:p>1.1</text:p>
          </table:table-cell>
          <table:table-cell table:style-name="ACE-13" office:value-type="float" office:value="4080">
            <text:p>4080</text:p>
          </table:table-cell>
          <table:table-cell table:style-name="ACE-13" office:value-type="float" office:value="250">
            <text:p>250</text:p>
          </table:table-cell>
          <table:table-cell table:style-name="ACE-13" office:value-type="float" office:value="3400">
            <text:p>3400</text:p>
          </table:table-cell>
          <table:table-cell table:style-name="ACE-13" office:value-type="float" office:value="4762">
            <text:p>4762</text:p>
          </table:table-cell>
          <table:table-cell table:style-name="ACE-16" table:formula="of:=(([.N38]-[.M38])/2)+[.M38]" office:value-type="float" office:value="4081">
            <text:p>4081</text:p>
          </table:table-cell>
          <table:table-cell table:style-name="ACE-15" table:formula="of:=([.N38]-[.M38])/2" office:value-type="float" office:value="681">
            <text:p>681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38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287999999999997">
            <text:p>−32.288</text:p>
          </table:table-cell>
          <table:table-cell table:style-name="ACE-8" office:value-type="float" office:value="115.71599999999999">
            <text:p>115.716</text:p>
          </table:table-cell>
          <table:table-cell table:number-columns-repeated="6" table:style-name="ACE-8"/>
          <table:table-cell table:style-name="ACE-8" table:formula="of:=ROUND(IF([.AF38];[.AF38];[.K38]);0)" office:value-type="float" office:value="4080">
            <text:p>4080</text:p>
          </table:table-cell>
          <table:table-cell table:style-name="ACE-8" table:formula="of:=ROUND(IF([.AG38];[.AG38];[.L38]);0)" office:value-type="float" office:value="250">
            <text:p>25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2615</text:p>
          </table:table-cell>
          <table:table-cell table:style-name="ACE-3" office:value-type="float" office:value="7">
            <text:p>7</text:p>
          </table:table-cell>
          <table:table-cell table:style-name="ACE-3" office:value-type="string">
            <text:p>LP10:2-3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39]&lt;&gt;&quot;&quot;;COM.MICROSOFT.CONCAT([.D39];&quot; (&quot;;[.E39];&quot;)&quot;);[.D39])" office:value-type="string" office:string-value="Shell material (Donax)">
            <text:p>Shell material (Donax)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455">
            <text:p>5455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486">
            <text:p>5486</text:p>
          </table:table-cell>
          <table:table-cell table:style-name="ACE-13" office:value-type="float" office:value="6021">
            <text:p>6021</text:p>
          </table:table-cell>
          <table:table-cell table:style-name="ACE-16" table:formula="of:=(([.N39]-[.M39])/2)+[.M39]" office:value-type="float" office:value="5753.5">
            <text:p>5754</text:p>
          </table:table-cell>
          <table:table-cell table:style-name="ACE-15" table:formula="of:=([.N39]-[.M39])/2" office:value-type="float" office:value="267.5">
            <text:p>268</text:p>
          </table:table-cell>
          <table:table-cell table:style-name="ACE-13" office:value-type="float" office:value="3">
            <text:p>3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96</text:p>
          </table:table-cell>
          <table:table-cell table:style-name="ACE-4" office:value-type="string">
            <text:p>Semeniuk1996</text:p>
          </table:table-cell>
          <table:table-cell table:style-name="ACE-4" table:formula="of:=COM.MICROSOFT.CONCAT([.U39];&quot;,LewisEtal2013&quot;)" office:value-type="string" office:string-value="Semeniuk1996,LewisEtal2013">
            <text:p>Semeniuk1996,LewisEtal2013</text:p>
          </table:table-cell>
          <table:table-cell table:number-columns-repeated="3" table:style-name="ACE-8"/>
          <table:table-cell table:style-name="ACE-8" office:value-type="float" office:value="-32.817999999999998">
            <text:p>−32.818</text:p>
          </table:table-cell>
          <table:table-cell table:style-name="ACE-8" office:value-type="float" office:value="115.64700000000001">
            <text:p>115.647</text:p>
          </table:table-cell>
          <table:table-cell table:number-columns-repeated="6" table:style-name="ACE-8"/>
          <table:table-cell table:style-name="ACE-8" table:formula="of:=ROUND(IF([.AF39];[.AF39];[.K39]);0)" office:value-type="float" office:value="5455">
            <text:p>5455</text:p>
          </table:table-cell>
          <table:table-cell table:style-name="ACE-8" table:formula="of:=ROUND(IF([.AG39];[.AG39];[.L39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GX-12618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LP11:5-6</text:p>
          </table:table-cell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40]&lt;&gt;&quot;&quot;;COM.MICROSOFT.CONCAT([.D40];&quot; (&quot;;[.E40];&quot;)&quot;);[.D40])" office:value-type="string" office:string-value="Shell material">
            <text:p>Shell material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850">
            <text:p>4850</text:p>
          </table:table-cell>
          <table:table-cell table:style-name="ACE-13" office:value-type="float" office:value="260">
            <text:p>260</text:p>
          </table:table-cell>
          <table:table-cell table:style-name="ACE-13" office:value-type="float" office:value="4375">
            <text:p>4375</text:p>
          </table:table-cell>
          <table:table-cell table:style-name="ACE-13" office:value-type="float" office:value="5672">
            <text:p>5672</text:p>
          </table:table-cell>
          <table:table-cell table:style-name="ACE-16" table:formula="of:=(([.N40]-[.M40])/2)+[.M40]" office:value-type="float" office:value="5023.5">
            <text:p>5024</text:p>
          </table:table-cell>
          <table:table-cell table:style-name="ACE-15" table:formula="of:=([.N40]-[.M40])/2" office:value-type="float" office:value="648.5">
            <text:p>649</text:p>
          </table:table-cell>
          <table:table-cell table:style-name="ACE-13" office:value-type="float" office:value="2">
            <text:p>2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96</text:p>
          </table:table-cell>
          <table:table-cell table:style-name="ACE-4" office:value-type="string">
            <text:p>Semeniuk1996</text:p>
          </table:table-cell>
          <table:table-cell table:style-name="ACE-4" table:formula="of:=COM.MICROSOFT.CONCAT([.U40];&quot;,LewisEtal2013&quot;)" office:value-type="string" office:string-value="Semeniuk1996,LewisEtal2013">
            <text:p>Semeniuk1996,LewisEtal2013</text:p>
          </table:table-cell>
          <table:table-cell table:number-columns-repeated="3" table:style-name="ACE-8"/>
          <table:table-cell table:style-name="ACE-8" office:value-type="float" office:value="-32.817999999999998">
            <text:p>−32.818</text:p>
          </table:table-cell>
          <table:table-cell table:style-name="ACE-8" office:value-type="float" office:value="115.64700000000001">
            <text:p>115.647</text:p>
          </table:table-cell>
          <table:table-cell table:number-columns-repeated="6" table:style-name="ACE-8"/>
          <table:table-cell table:style-name="ACE-8" table:formula="of:=ROUND(IF([.AF40];[.AF40];[.K40]);0)" office:value-type="float" office:value="4850">
            <text:p>4850</text:p>
          </table:table-cell>
          <table:table-cell table:style-name="ACE-8" table:formula="of:=ROUND(IF([.AG40];[.AG40];[.L40]);0)" office:value-type="float" office:value="260">
            <text:p>260</text:p>
          </table:table-cell>
          <table:table-cell table:number-columns-repeated="221" table:style-name="ACE-8"/>
        </table:table-row>
        <table:table-row table:style-name="AROW-4">
          <table:table-cell table:style-name="ACE-6" office:value-type="string">
            <text:p>GX-12622</text:p>
          </table:table-cell>
          <table:table-cell table:style-name="ACE-6"/>
          <table:table-cell table:style-name="ACE-3" office:value-type="string">
            <text:p>SSRO (NMB)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&amp; Sanguinolaria</text:p>
          </table:table-cell>
          <table:table-cell table:style-name="ACE-9" table:formula="of:=IF([.E41]&lt;&gt;&quot;&quot;;COM.MICROSOFT.CONCAT([.D41];&quot; (&quot;;[.E41];&quot;)&quot;);[.D41])" office:value-type="string" office:string-value="Shell material (Katelysia &amp; Sanguinolaria)">
            <text:p>Shell material (Katelysia &amp; Sanguinolari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-2.1000000000000001">
            <text:p>−2.1</text:p>
          </table:table-cell>
          <table:table-cell table:style-name="ACE-6" office:value-type="float" office:value="6910">
            <text:p>6910</text:p>
          </table:table-cell>
          <table:table-cell table:style-name="ACE-15" office:value-type="float" office:value="235">
            <text:p>235</text:p>
          </table:table-cell>
          <table:table-cell table:style-name="ACE-13" office:value-type="float" office:value="6818">
            <text:p>6818</text:p>
          </table:table-cell>
          <table:table-cell table:style-name="ACE-13" office:value-type="float" office:value="7810">
            <text:p>7810</text:p>
          </table:table-cell>
          <table:table-cell table:style-name="ACE-6" table:formula="of:=(([.N41]-[.M41])/2)+[.M41]" office:value-type="float" office:value="7314">
            <text:p>7314</text:p>
          </table:table-cell>
          <table:table-cell table:style-name="ACE-6" table:formula="of:=([.N41]-[.M41])/2" office:value-type="float" office:value="496">
            <text:p>496</text:p>
          </table:table-cell>
          <table:table-cell table:style-name="ACE-6" office:value-type="float" office:value="2.2000000000000002">
            <text:p>2.2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41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518000000000001">
            <text:p>−32.518</text:p>
          </table:table-cell>
          <table:table-cell table:style-name="ACE-8" office:value-type="float" office:value="115.73399999999999">
            <text:p>115.734</text:p>
          </table:table-cell>
          <table:table-cell table:number-columns-repeated="6" table:style-name="ACE-8"/>
          <table:table-cell table:style-name="ACE-8" table:formula="of:=ROUND(IF([.AF41];[.AF41];[.K41]);0)" office:value-type="float" office:value="6910">
            <text:p>6910</text:p>
          </table:table-cell>
          <table:table-cell table:style-name="ACE-8" table:formula="of:=ROUND(IF([.AG41];[.AG41];[.L41]);0)" office:value-type="float" office:value="235">
            <text:p>235</text:p>
          </table:table-cell>
          <table:table-cell table:number-columns-repeated="221" table:style-name="ACE-8"/>
        </table:table-row>
        <table:table-row table:style-name="AROW-4">
          <table:table-cell table:style-name="ACE-6" office:value-type="string">
            <text:p>GX-12626</text:p>
          </table:table-cell>
          <table:table-cell table:style-name="ACE-6"/>
          <table:table-cell table:style-name="ACE-3" office:value-type="string">
            <text:p>SiB1:3-4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42]&lt;&gt;&quot;&quot;;COM.MICROSOFT.CONCAT([.D42];&quot; (&quot;;[.E42];&quot;)&quot;);[.D42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.59999999999999998">
            <text:p>0.6</text:p>
          </table:table-cell>
          <table:table-cell table:style-name="ACE-6" office:value-type="float" office:value="630">
            <text:p>630</text:p>
          </table:table-cell>
          <table:table-cell table:style-name="ACE-15" office:value-type="float" office:value="175">
            <text:p>175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477">
            <text:p>477</text:p>
          </table:table-cell>
          <table:table-cell table:style-name="ACE-6" table:formula="of:=(([.N42]-[.M42])/2)+[.M42]" office:value-type="float" office:value="238.5">
            <text:p>238.5</text:p>
          </table:table-cell>
          <table:table-cell table:style-name="ACE-6" table:formula="of:=([.N42]-[.M42])/2" office:value-type="float" office:value="238.5">
            <text:p>238.5</text:p>
          </table:table-cell>
          <table:table-cell table:style-name="ACE-6" office:value-type="float" office:value="0">
            <text:p>0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42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442">
            <text:p>−32.442</text:p>
          </table:table-cell>
          <table:table-cell table:style-name="ACE-8" office:value-type="float" office:value="115.76000000000001">
            <text:p>115.76</text:p>
          </table:table-cell>
          <table:table-cell table:number-columns-repeated="6" table:style-name="ACE-8"/>
          <table:table-cell table:style-name="ACE-8" table:formula="of:=ROUND(IF([.AF42];[.AF42];[.K42]);0)" office:value-type="float" office:value="630">
            <text:p>630</text:p>
          </table:table-cell>
          <table:table-cell table:style-name="ACE-8" table:formula="of:=ROUND(IF([.AG42];[.AG42];[.L42]);0)" office:value-type="float" office:value="175">
            <text:p>175</text:p>
          </table:table-cell>
          <table:table-cell table:number-columns-repeated="221" table:style-name="ACE-8"/>
        </table:table-row>
        <table:table-row table:style-name="AROW-4">
          <table:table-cell table:style-name="ACE-6" office:value-type="string">
            <text:p>GX-12627</text:p>
          </table:table-cell>
          <table:table-cell table:style-name="ACE-6"/>
          <table:table-cell table:style-name="ACE-3" office:value-type="string">
            <text:p>SiB2:6-8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43]&lt;&gt;&quot;&quot;;COM.MICROSOFT.CONCAT([.D43];&quot; (&quot;;[.E43];&quot;)&quot;);[.D43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1000000000000001">
            <text:p>1.1</text:p>
          </table:table-cell>
          <table:table-cell table:style-name="ACE-6" office:value-type="float" office:value="1880">
            <text:p>1880</text:p>
          </table:table-cell>
          <table:table-cell table:style-name="ACE-15" office:value-type="float" office:value="150">
            <text:p>150</text:p>
          </table:table-cell>
          <table:table-cell table:style-name="ACE-13" office:value-type="float" office:value="1036">
            <text:p>1036</text:p>
          </table:table-cell>
          <table:table-cell table:style-name="ACE-13" office:value-type="float" office:value="1729">
            <text:p>1729</text:p>
          </table:table-cell>
          <table:table-cell table:style-name="ACE-6" table:formula="of:=(([.N43]-[.M43])/2)+[.M43]" office:value-type="float" office:value="1382.5">
            <text:p>1382.5</text:p>
          </table:table-cell>
          <table:table-cell table:style-name="ACE-6" table:formula="of:=([.N43]-[.M43])/2" office:value-type="float" office:value="346.5">
            <text:p>346.5</text:p>
          </table:table-cell>
          <table:table-cell table:style-name="ACE-6" office:value-type="float" office:value="0">
            <text:p>0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43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442">
            <text:p>−32.442</text:p>
          </table:table-cell>
          <table:table-cell table:style-name="ACE-8" office:value-type="float" office:value="115.76000000000001">
            <text:p>115.76</text:p>
          </table:table-cell>
          <table:table-cell table:number-columns-repeated="6" table:style-name="ACE-8"/>
          <table:table-cell table:style-name="ACE-8" table:formula="of:=ROUND(IF([.AF43];[.AF43];[.K43]);0)" office:value-type="float" office:value="1880">
            <text:p>1880</text:p>
          </table:table-cell>
          <table:table-cell table:style-name="ACE-8" table:formula="of:=ROUND(IF([.AG43];[.AG43];[.L43]);0)" office:value-type="float" office:value="150">
            <text:p>150</text:p>
          </table:table-cell>
          <table:table-cell table:number-columns-repeated="221" table:style-name="ACE-8"/>
        </table:table-row>
        <table:table-row table:style-name="AROW-4">
          <table:table-cell table:style-name="ACE-6" office:value-type="string">
            <text:p>GX-12628</text:p>
          </table:table-cell>
          <table:table-cell table:style-name="ACE-6"/>
          <table:table-cell table:style-name="ACE-3" office:value-type="string">
            <text:p>SiB3:5-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44]&lt;&gt;&quot;&quot;;COM.MICROSOFT.CONCAT([.D44];&quot; (&quot;;[.E44];&quot;)&quot;);[.D44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3">
            <text:p>1.3</text:p>
          </table:table-cell>
          <table:table-cell table:style-name="ACE-6" office:value-type="float" office:value="2720">
            <text:p>2720</text:p>
          </table:table-cell>
          <table:table-cell table:style-name="ACE-15" office:value-type="float" office:value="185">
            <text:p>185</text:p>
          </table:table-cell>
          <table:table-cell table:style-name="ACE-13" office:value-type="float" office:value="1877">
            <text:p>1877</text:p>
          </table:table-cell>
          <table:table-cell table:style-name="ACE-13" office:value-type="float" office:value="2782">
            <text:p>2782</text:p>
          </table:table-cell>
          <table:table-cell table:style-name="ACE-6" table:formula="of:=(([.N44]-[.M44])/2)+[.M44]" office:value-type="float" office:value="2329.5">
            <text:p>2329.5</text:p>
          </table:table-cell>
          <table:table-cell table:style-name="ACE-6" table:formula="of:=([.N44]-[.M44])/2" office:value-type="float" office:value="452.5">
            <text:p>452.5</text:p>
          </table:table-cell>
          <table:table-cell table:style-name="ACE-6" office:value-type="float" office:value="1">
            <text:p>1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3" office:value-type="string">
            <text:p>Searle et al. 1988</text:p>
          </table:table-cell>
          <table:table-cell table:style-name="ACE-3" office:value-type="string">
            <text:p>SearleEtal1988</text:p>
          </table:table-cell>
          <table:table-cell table:style-name="ACE-4" table:formula="of:=COM.MICROSOFT.CONCAT([.U44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442">
            <text:p>−32.442</text:p>
          </table:table-cell>
          <table:table-cell table:style-name="ACE-8" office:value-type="float" office:value="115.76000000000001">
            <text:p>115.76</text:p>
          </table:table-cell>
          <table:table-cell table:number-columns-repeated="6" table:style-name="ACE-8"/>
          <table:table-cell table:style-name="ACE-8" table:formula="of:=ROUND(IF([.AF44];[.AF44];[.K44]);0)" office:value-type="float" office:value="2720">
            <text:p>2720</text:p>
          </table:table-cell>
          <table:table-cell table:style-name="ACE-8" table:formula="of:=ROUND(IF([.AG44];[.AG44];[.L44]);0)" office:value-type="float" office:value="185">
            <text:p>185</text:p>
          </table:table-cell>
          <table:table-cell table:number-columns-repeated="221" table:style-name="ACE-8"/>
        </table:table-row>
        <table:table-row table:style-name="AROW-4">
          <table:table-cell table:style-name="ACE-6" office:value-type="string">
            <text:p>GX-12656</text:p>
          </table:table-cell>
          <table:table-cell table:style-name="ACE-6" office:value-type="float" office:value="20">
            <text:p>20</text:p>
          </table:table-cell>
          <table:table-cell table:style-name="ACE-3" office:value-type="string">
            <text:p>P1/2:3-4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</text:p>
          </table:table-cell>
          <table:table-cell table:style-name="ACE-9" table:formula="of:=IF([.E45]&lt;&gt;&quot;&quot;;COM.MICROSOFT.CONCAT([.D45];&quot; (&quot;;[.E45];&quot;)&quot;);[.D45])" office:value-type="string" office:string-value="Shell material (Katelysia)">
            <text:p>Shell material (Katelysia)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5890">
            <text:p>5890</text:p>
          </table:table-cell>
          <table:table-cell table:style-name="ACE-15" office:value-type="float" office:value="85">
            <text:p>85</text:p>
          </table:table-cell>
          <table:table-cell table:style-name="ACE-13" office:value-type="float" office:value="5992">
            <text:p>5992</text:p>
          </table:table-cell>
          <table:table-cell table:style-name="ACE-13" office:value-type="float" office:value="6435">
            <text:p>6435</text:p>
          </table:table-cell>
          <table:table-cell table:style-name="ACE-6" table:formula="of:=(([.N45]-[.M45])/2)+[.M45]" office:value-type="float" office:value="6213.5">
            <text:p>6213.5</text:p>
          </table:table-cell>
          <table:table-cell table:style-name="ACE-6" table:formula="of:=([.N45]-[.M45])/2" office:value-type="float" office:value="221.5">
            <text:p>221.5</text:p>
          </table:table-cell>
          <table:table-cell table:style-name="ACE-6" office:value-type="float" office:value="1">
            <text:p>1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96</text:p>
          </table:table-cell>
          <table:table-cell table:style-name="ACE-3" office:value-type="string">
            <text:p>Semeniuk1996</text:p>
          </table:table-cell>
          <table:table-cell table:style-name="ACE-4" table:formula="of:=COM.MICROSOFT.CONCAT([.U45];&quot;,LewisEtal2013&quot;)" office:value-type="string" office:string-value="Semeniuk1996,LewisEtal2013">
            <text:p>Semeniuk1996,LewisEtal2013</text:p>
          </table:table-cell>
          <table:table-cell table:number-columns-repeated="3" table:style-name="ACE-8"/>
          <table:table-cell table:style-name="ACE-8" office:value-type="float" office:value="-32.881">
            <text:p>−32.881</text:p>
          </table:table-cell>
          <table:table-cell table:style-name="ACE-8" office:value-type="float" office:value="115.664">
            <text:p>115.664</text:p>
          </table:table-cell>
          <table:table-cell table:number-columns-repeated="6" table:style-name="ACE-8"/>
          <table:table-cell table:style-name="ACE-8" table:formula="of:=ROUND(IF([.AF45];[.AF45];[.K45]);0)" office:value-type="float" office:value="5890">
            <text:p>5890</text:p>
          </table:table-cell>
          <table:table-cell table:style-name="ACE-8" table:formula="of:=ROUND(IF([.AG45];[.AG45];[.L45]);0)" office:value-type="float" office:value="85">
            <text:p>85</text:p>
          </table:table-cell>
          <table:table-cell table:number-columns-repeated="221" table:style-name="ACE-8"/>
        </table:table-row>
        <table:table-row table:style-name="AROW-4">
          <table:table-cell table:style-name="ACE-6" office:value-type="string">
            <text:p>GX-12902</text:p>
          </table:table-cell>
          <table:table-cell table:style-name="ACE-6"/>
          <table:table-cell table:style-name="ACE-3" office:value-type="string">
            <text:p>SSR3:8-9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mixed</text:p>
          </table:table-cell>
          <table:table-cell table:style-name="ACE-9" table:formula="of:=IF([.E46]&lt;&gt;&quot;&quot;;COM.MICROSOFT.CONCAT([.D46];&quot; (&quot;;[.E46];&quot;)&quot;);[.D46])" office:value-type="string" office:string-value="Shell material (mixed)">
            <text:p>Shell material (mixed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6000000000000001">
            <text:p>1.6</text:p>
          </table:table-cell>
          <table:table-cell table:style-name="ACE-6" office:value-type="float" office:value="3475">
            <text:p>3475</text:p>
          </table:table-cell>
          <table:table-cell table:style-name="ACE-15" office:value-type="float" office:value="160">
            <text:p>160</text:p>
          </table:table-cell>
          <table:table-cell table:style-name="ACE-13" office:value-type="float" office:value="2843">
            <text:p>2843</text:p>
          </table:table-cell>
          <table:table-cell table:style-name="ACE-13" office:value-type="float" office:value="3669">
            <text:p>3669</text:p>
          </table:table-cell>
          <table:table-cell table:style-name="ACE-6" table:formula="of:=(([.N46]-[.M46])/2)+[.M46]" office:value-type="float" office:value="3256">
            <text:p>3256</text:p>
          </table:table-cell>
          <table:table-cell table:style-name="ACE-6" table:formula="of:=([.N46]-[.M46])/2" office:value-type="float" office:value="413">
            <text:p>413</text:p>
          </table:table-cell>
          <table:table-cell table:style-name="ACE-6" office:value-type="float" office:value="0.5">
            <text:p>0.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3" office:value-type="string">
            <text:p>Searle et al. 1988</text:p>
          </table:table-cell>
          <table:table-cell table:style-name="ACE-3" office:value-type="string">
            <text:p>SearleEtal1988</text:p>
          </table:table-cell>
          <table:table-cell table:style-name="ACE-4" table:formula="of:=COM.MICROSOFT.CONCAT([.U46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518000000000001">
            <text:p>−32.518</text:p>
          </table:table-cell>
          <table:table-cell table:style-name="ACE-8" office:value-type="float" office:value="115.73399999999999">
            <text:p>115.734</text:p>
          </table:table-cell>
          <table:table-cell table:number-columns-repeated="6" table:style-name="ACE-8"/>
          <table:table-cell table:style-name="ACE-8" table:formula="of:=ROUND(IF([.AF46];[.AF46];[.K46]);0)" office:value-type="float" office:value="3475">
            <text:p>3475</text:p>
          </table:table-cell>
          <table:table-cell table:style-name="ACE-8" table:formula="of:=ROUND(IF([.AG46];[.AG46];[.L46]);0)" office:value-type="float" office:value="160">
            <text:p>160</text:p>
          </table:table-cell>
          <table:table-cell table:number-columns-repeated="221" table:style-name="ACE-8"/>
        </table:table-row>
        <table:table-row table:style-name="AROW-4">
          <table:table-cell table:style-name="ACE-6" office:value-type="string">
            <text:p>GX-12917</text:p>
          </table:table-cell>
          <table:table-cell table:style-name="ACE-6" office:value-type="float" office:value="22">
            <text:p>22</text:p>
          </table:table-cell>
          <table:table-cell table:style-name="ACE-3" office:value-type="string">
            <text:p>M1:5-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</text:p>
          </table:table-cell>
          <table:table-cell table:style-name="ACE-9" table:formula="of:=IF([.E47]&lt;&gt;&quot;&quot;;COM.MICROSOFT.CONCAT([.D47];&quot; (&quot;;[.E47];&quot;)&quot;);[.D47])" office:value-type="string" office:string-value="Shell material (Katelysia)">
            <text:p>Shell material (Katelysia)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5655">
            <text:p>5655</text:p>
          </table:table-cell>
          <table:table-cell table:style-name="ACE-15" office:value-type="float" office:value="85">
            <text:p>85</text:p>
          </table:table-cell>
          <table:table-cell table:style-name="ACE-13" office:value-type="float" office:value="5745">
            <text:p>5745</text:p>
          </table:table-cell>
          <table:table-cell table:style-name="ACE-13" office:value-type="float" office:value="6206">
            <text:p>6206</text:p>
          </table:table-cell>
          <table:table-cell table:style-name="ACE-6" table:formula="of:=(([.N47]-[.M47])/2)+[.M47]" office:value-type="float" office:value="5975.5">
            <text:p>5975.5</text:p>
          </table:table-cell>
          <table:table-cell table:style-name="ACE-6" table:formula="of:=([.N47]-[.M47])/2" office:value-type="float" office:value="230.5">
            <text:p>230.5</text:p>
          </table:table-cell>
          <table:table-cell table:style-name="ACE-6" office:value-type="float" office:value="-1">
            <text:p>−1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96</text:p>
          </table:table-cell>
          <table:table-cell table:style-name="ACE-3" office:value-type="string">
            <text:p>Semeniuk1996</text:p>
          </table:table-cell>
          <table:table-cell table:style-name="ACE-4" table:formula="of:=COM.MICROSOFT.CONCAT([.U47];&quot;,LewisEtal2013&quot;)" office:value-type="string" office:string-value="Semeniuk1996,LewisEtal2013">
            <text:p>Semeniuk1996,LewisEtal2013</text:p>
          </table:table-cell>
          <table:table-cell table:number-columns-repeated="3" table:style-name="ACE-8"/>
          <table:table-cell table:style-name="ACE-8" office:value-type="float" office:value="-33.085999999999999">
            <text:p>−33.086</text:p>
          </table:table-cell>
          <table:table-cell table:style-name="ACE-8" office:value-type="float" office:value="115.697">
            <text:p>115.697</text:p>
          </table:table-cell>
          <table:table-cell table:number-columns-repeated="6" table:style-name="ACE-8"/>
          <table:table-cell table:style-name="ACE-8" table:formula="of:=ROUND(IF([.AF47];[.AF47];[.K47]);0)" office:value-type="float" office:value="5655">
            <text:p>5655</text:p>
          </table:table-cell>
          <table:table-cell table:style-name="ACE-8" table:formula="of:=ROUND(IF([.AG47];[.AG47];[.L47]);0)" office:value-type="float" office:value="85">
            <text:p>85</text:p>
          </table:table-cell>
          <table:table-cell table:number-columns-repeated="221" table:style-name="ACE-8"/>
        </table:table-row>
        <table:table-row table:style-name="AROW-4">
          <table:table-cell table:style-name="ACE-6" office:value-type="string">
            <text:p>GX-12918</text:p>
          </table:table-cell>
          <table:table-cell table:style-name="ACE-6" office:value-type="float" office:value="23">
            <text:p>23</text:p>
          </table:table-cell>
          <table:table-cell table:style-name="ACE-3" office:value-type="string">
            <text:p>M2: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</text:p>
          </table:table-cell>
          <table:table-cell table:style-name="ACE-9" table:formula="of:=IF([.E48]&lt;&gt;&quot;&quot;;COM.MICROSOFT.CONCAT([.D48];&quot; (&quot;;[.E48];&quot;)&quot;);[.D48])" office:value-type="string" office:string-value="Shell material (Katelysia)">
            <text:p>Shell material (Katelysia)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6135">
            <text:p>6135</text:p>
          </table:table-cell>
          <table:table-cell table:style-name="ACE-15" office:value-type="float" office:value="210">
            <text:p>210</text:p>
          </table:table-cell>
          <table:table-cell table:style-name="ACE-13" office:value-type="float" office:value="6002">
            <text:p>6002</text:p>
          </table:table-cell>
          <table:table-cell table:style-name="ACE-13" office:value-type="float" office:value="6998">
            <text:p>6998</text:p>
          </table:table-cell>
          <table:table-cell table:style-name="ACE-6" table:formula="of:=(([.N48]-[.M48])/2)+[.M48]" office:value-type="float" office:value="6500">
            <text:p>6500</text:p>
          </table:table-cell>
          <table:table-cell table:style-name="ACE-6" table:formula="of:=([.N48]-[.M48])/2" office:value-type="float" office:value="498">
            <text:p>498</text:p>
          </table:table-cell>
          <table:table-cell table:style-name="ACE-6" office:value-type="float" office:value="-1">
            <text:p>−1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96</text:p>
          </table:table-cell>
          <table:table-cell table:style-name="ACE-3" office:value-type="string">
            <text:p>Semeniuk1996</text:p>
          </table:table-cell>
          <table:table-cell table:style-name="ACE-4" table:formula="of:=COM.MICROSOFT.CONCAT([.U48];&quot;,LewisEtal2013&quot;)" office:value-type="string" office:string-value="Semeniuk1996,LewisEtal2013">
            <text:p>Semeniuk1996,LewisEtal2013</text:p>
          </table:table-cell>
          <table:table-cell table:number-columns-repeated="3" table:style-name="ACE-8"/>
          <table:table-cell table:style-name="ACE-8" office:value-type="float" office:value="-33.085999999999999">
            <text:p>−33.086</text:p>
          </table:table-cell>
          <table:table-cell table:style-name="ACE-8" office:value-type="float" office:value="115.697">
            <text:p>115.697</text:p>
          </table:table-cell>
          <table:table-cell table:number-columns-repeated="6" table:style-name="ACE-8"/>
          <table:table-cell table:style-name="ACE-8" table:formula="of:=ROUND(IF([.AF48];[.AF48];[.K48]);0)" office:value-type="float" office:value="6135">
            <text:p>6135</text:p>
          </table:table-cell>
          <table:table-cell table:style-name="ACE-8" table:formula="of:=ROUND(IF([.AG48];[.AG48];[.L48]);0)" office:value-type="float" office:value="210">
            <text:p>210</text:p>
          </table:table-cell>
          <table:table-cell table:number-columns-repeated="221" table:style-name="ACE-8"/>
        </table:table-row>
        <table:table-row table:style-name="AROW-4">
          <table:table-cell table:style-name="ACE-6" office:value-type="string">
            <text:p>GX-12920</text:p>
          </table:table-cell>
          <table:table-cell table:style-name="ACE-6" office:value-type="float" office:value="24">
            <text:p>24</text:p>
          </table:table-cell>
          <table:table-cell table:style-name="ACE-3" office:value-type="string">
            <text:p>M3:0-1</text:p>
          </table:table-cell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49]&lt;&gt;&quot;&quot;;COM.MICROSOFT.CONCAT([.D49];&quot; (&quot;;[.E49];&quot;)&quot;);[.D49])" office:value-type="string" office:string-value="Shell material">
            <text:p>Shell material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3865">
            <text:p>3865</text:p>
          </table:table-cell>
          <table:table-cell table:style-name="ACE-15" office:value-type="float" office:value="80">
            <text:p>80</text:p>
          </table:table-cell>
          <table:table-cell table:style-name="ACE-13" office:value-type="float" office:value="3485">
            <text:p>3485</text:p>
          </table:table-cell>
          <table:table-cell table:style-name="ACE-13" office:value-type="float" office:value="3982">
            <text:p>3982</text:p>
          </table:table-cell>
          <table:table-cell table:style-name="ACE-6" table:formula="of:=(([.N49]-[.M49])/2)+[.M49]" office:value-type="float" office:value="3733.5">
            <text:p>3733.5</text:p>
          </table:table-cell>
          <table:table-cell table:style-name="ACE-6" table:formula="of:=([.N49]-[.M49])/2" office:value-type="float" office:value="248.5">
            <text:p>248.5</text:p>
          </table:table-cell>
          <table:table-cell table:style-name="ACE-6" office:value-type="float" office:value="1.5">
            <text:p>1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96</text:p>
          </table:table-cell>
          <table:table-cell table:style-name="ACE-3" office:value-type="string">
            <text:p>Semeniuk1996</text:p>
          </table:table-cell>
          <table:table-cell table:style-name="ACE-4" table:formula="of:=COM.MICROSOFT.CONCAT([.U49];&quot;,LewisEtal2013&quot;)" office:value-type="string" office:string-value="Semeniuk1996,LewisEtal2013">
            <text:p>Semeniuk1996,LewisEtal2013</text:p>
          </table:table-cell>
          <table:table-cell table:number-columns-repeated="3" table:style-name="ACE-8"/>
          <table:table-cell table:style-name="ACE-8" office:value-type="float" office:value="-33.085999999999999">
            <text:p>−33.086</text:p>
          </table:table-cell>
          <table:table-cell table:style-name="ACE-8" office:value-type="float" office:value="115.697">
            <text:p>115.697</text:p>
          </table:table-cell>
          <table:table-cell table:number-columns-repeated="6" table:style-name="ACE-8"/>
          <table:table-cell table:style-name="ACE-8" table:formula="of:=ROUND(IF([.AF49];[.AF49];[.K49]);0)" office:value-type="float" office:value="3865">
            <text:p>3865</text:p>
          </table:table-cell>
          <table:table-cell table:style-name="ACE-8" table:formula="of:=ROUND(IF([.AG49];[.AG49];[.L49]);0)" office:value-type="float" office:value="80">
            <text:p>80</text:p>
          </table:table-cell>
          <table:table-cell table:number-columns-repeated="221" table:style-name="ACE-8"/>
        </table:table-row>
        <table:table-row table:style-name="AROW-7">
          <table:table-cell table:style-name="ACE-6" office:value-type="string">
            <text:p>GX-2721</text:p>
          </table:table-cell>
          <table:table-cell table:style-name="ACE-6"/>
          <table:table-cell table:style-name="ACE-3"/>
          <table:table-cell table:style-name="ACE-3" office:value-type="string">
            <text:p>Wood</text:p>
          </table:table-cell>
          <table:table-cell table:style-name="ACE-3"/>
          <table:table-cell table:style-name="ACE-9" table:formula="of:=IF([.E50]&lt;&gt;&quot;&quot;;COM.MICROSOFT.CONCAT([.D50];&quot; (&quot;;[.E50];&quot;)&quot;);[.D50])" office:value-type="string" office:string-value="Wood">
            <text:p>Wood</text:p>
          </table:table-cell>
          <table:table-cell table:style-name="ACE-3" office:value-type="string">
            <text:p>Ord River estuary/Wynd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4830">
            <text:p>4830</text:p>
          </table:table-cell>
          <table:table-cell table:style-name="ACE-15" office:value-type="float" office:value="210">
            <text:p>210</text:p>
          </table:table-cell>
          <table:table-cell table:style-name="ACE-13" office:value-type="float" office:value="4879">
            <text:p>4879</text:p>
          </table:table-cell>
          <table:table-cell table:style-name="ACE-13" office:value-type="float" office:value="5922">
            <text:p>5922</text:p>
          </table:table-cell>
          <table:table-cell table:style-name="ACE-6" table:formula="of:=(([.N50]-[.M50])/2)+[.M50]" office:value-type="float" office:value="5400.5">
            <text:p>5400.5</text:p>
          </table:table-cell>
          <table:table-cell table:style-name="ACE-6" table:formula="of:=([.N50]-[.M50])/2" office:value-type="float" office:value="521.5">
            <text:p>521.5</text:p>
          </table:table-cell>
          <table:table-cell table:style-name="ACE-6" office:value-type="float" office:value="2.5">
            <text:p>2.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3" office:value-type="string">
            <text:p>Thom et al. 1975</text:p>
          </table:table-cell>
          <table:table-cell table:style-name="ACE-3" office:value-type="string">
            <text:p>ThomEtal1975</text:p>
          </table:table-cell>
          <table:table-cell table:style-name="ACE-4" table:formula="of:=COM.MICROSOFT.CONCAT([.U50];&quot;,LewisEtal2013&quot;)" office:value-type="string" office:string-value="ThomEtal1975,LewisEtal2013">
            <text:p>ThomEtal1975,LewisEtal2013</text:p>
          </table:table-cell>
          <table:table-cell table:number-columns-repeated="3" table:style-name="ACE-8"/>
          <table:table-cell table:style-name="ACE-8" office:value-type="float" office:value="-15.407">
            <text:p>−15.407</text:p>
          </table:table-cell>
          <table:table-cell table:style-name="ACE-8" office:value-type="float" office:value="128.173">
            <text:p>128.173</text:p>
          </table:table-cell>
          <table:table-cell table:style-name="ACE-8"/>
          <table:table-cell table:style-name="ACE-2" office:value-type="float" office:value="-24">
            <text:p>−24.0</text:p>
          </table:table-cell>
          <table:table-cell table:style-name="ACE-2" office:value-type="float" office:value="1.8999999999999999">
            <text:p>1.9</text:p>
          </table:table-cell>
          <table:table-cell table:style-name="ACE-26" table:formula="of:=(EXP([.K50]/-8033))*0.97499999999999998^2/(1+[.AC50]/1000)^2" office:value-type="float" office:value="0.5469926065238474">
            <text:p>0.5470</text:p>
          </table:table-cell>
          <table:table-cell table:style-name="ACE-12" table:formula="of:=-8033*LN([.AE50])" office:value-type="float" office:value="4846.4695042613321">
            <text:p>4846</text:p>
          </table:table-cell>
          <table:table-cell table:style-name="ACE-12" table:formula="of:=ROUND(SQRT([.L50]^2+(16.065999999999999*[.AD50])^2);0)" office:value-type="float" office:value="212">
            <text:p>212</text:p>
          </table:table-cell>
          <table:table-cell table:style-name="ACE-8" table:formula="of:=ROUND(IF([.AF50];[.AF50];[.K50]);0)" office:value-type="float" office:value="4846">
            <text:p>4846</text:p>
          </table:table-cell>
          <table:table-cell table:style-name="ACE-8" table:formula="of:=ROUND(IF([.AG50];[.AG50];[.L50]);0)" office:value-type="float" office:value="212">
            <text:p>212</text:p>
          </table:table-cell>
          <table:table-cell table:number-columns-repeated="221" table:style-name="ACE-8"/>
        </table:table-row>
        <table:table-row table:style-name="AROW-7">
          <table:table-cell table:style-name="ACE-6" office:value-type="string">
            <text:p>GX-7218</text:p>
          </table:table-cell>
          <table:table-cell table:style-name="ACE-6" office:value-type="float" office:value="8">
            <text:p>8</text:p>
          </table:table-cell>
          <table:table-cell table:style-name="ACE-3"/>
          <table:table-cell table:style-name="ACE-3" office:value-type="string">
            <text:p>Bivalve</text:p>
          </table:table-cell>
          <table:table-cell table:style-name="ACE-3" office:value-type="string">
            <text:p>mixed</text:p>
          </table:table-cell>
          <table:table-cell table:style-name="ACE-9" table:formula="of:=IF([.E51]&lt;&gt;&quot;&quot;;COM.MICROSOFT.CONCAT([.D51];&quot; (&quot;;[.E51];&quot;)&quot;);[.D51])" office:value-type="string" office:string-value="Bivalve (mixed)">
            <text:p>Bivalve (mixed)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3845">
            <text:p>3845</text:p>
          </table:table-cell>
          <table:table-cell table:style-name="ACE-15" office:value-type="float" office:value="150">
            <text:p>150</text:p>
          </table:table-cell>
          <table:table-cell table:style-name="ACE-13" office:value-type="float" office:value="3348">
            <text:p>3348</text:p>
          </table:table-cell>
          <table:table-cell table:style-name="ACE-13" office:value-type="float" office:value="4139">
            <text:p>4139</text:p>
          </table:table-cell>
          <table:table-cell table:style-name="ACE-6" table:formula="of:=(([.N51]-[.M51])/2)+[.M51]" office:value-type="float" office:value="3743.5">
            <text:p>3743.5</text:p>
          </table:table-cell>
          <table:table-cell table:style-name="ACE-6" table:formula="of:=([.N51]-[.M51])/2" office:value-type="float" office:value="395.5">
            <text:p>395.5</text:p>
          </table:table-cell>
          <table:table-cell table:style-name="ACE-6" office:value-type="float" office:value="3.5">
            <text:p>3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85</text:p>
          </table:table-cell>
          <table:table-cell table:style-name="ACE-3" office:value-type="string">
            <text:p>Semeniuk1985</text:p>
          </table:table-cell>
          <table:table-cell table:style-name="ACE-4" table:formula="of:=COM.MICROSOFT.CONCAT([.U51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47">
            <text:p>−33.247</text:p>
          </table:table-cell>
          <table:table-cell table:style-name="ACE-8" office:value-type="float" office:value="115.682">
            <text:p>115.68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51]/-8033))*0.97499999999999998^2/(1+[.AC51]/1000)^2" office:value-type="float" office:value="0.58914309899732731">
            <text:p>0.5891</text:p>
          </table:table-cell>
          <table:table-cell table:style-name="ACE-12" table:formula="of:=-8033*LN([.AE51])" office:value-type="float" office:value="4250.1492227402459">
            <text:p>4250</text:p>
          </table:table-cell>
          <table:table-cell table:style-name="ACE-12" table:formula="of:=ROUND(SQRT([.L51]^2+(16.065999999999999*[.AD51])^2);0)" office:value-type="float" office:value="153">
            <text:p>153</text:p>
          </table:table-cell>
          <table:table-cell table:style-name="ACE-8" table:formula="of:=ROUND(IF([.AF51];[.AF51];[.K51]);0)" office:value-type="float" office:value="4250">
            <text:p>4250</text:p>
          </table:table-cell>
          <table:table-cell table:style-name="ACE-8" table:formula="of:=ROUND(IF([.AG51];[.AG51];[.L51]);0)" office:value-type="float" office:value="153">
            <text:p>153</text:p>
          </table:table-cell>
          <table:table-cell table:number-columns-repeated="221" table:style-name="ACE-8"/>
        </table:table-row>
        <table:table-row table:style-name="AROW-7">
          <table:table-cell table:style-name="ACE-6" office:value-type="string">
            <text:p>GX-9227</text:p>
          </table:table-cell>
          <table:table-cell table:style-name="ACE-6" office:value-type="float" office:value="6">
            <text:p>6</text:p>
          </table:table-cell>
          <table:table-cell table:style-name="ACE-3"/>
          <table:table-cell table:style-name="ACE-3" office:value-type="string">
            <text:p>Bivalve</text:p>
          </table:table-cell>
          <table:table-cell table:style-name="ACE-3" office:value-type="string">
            <text:p>Glycymeris</text:p>
          </table:table-cell>
          <table:table-cell table:style-name="ACE-9" table:formula="of:=IF([.E52]&lt;&gt;&quot;&quot;;COM.MICROSOFT.CONCAT([.D52];&quot; (&quot;;[.E52];&quot;)&quot;);[.D52])" office:value-type="string" office:string-value="Bivalve (Glycymeris)">
            <text:p>Bivalve (Glycymeris)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4025">
            <text:p>4025</text:p>
          </table:table-cell>
          <table:table-cell table:style-name="ACE-15" office:value-type="float" office:value="195">
            <text:p>195</text:p>
          </table:table-cell>
          <table:table-cell table:style-name="ACE-13" office:value-type="float" office:value="3449">
            <text:p>3449</text:p>
          </table:table-cell>
          <table:table-cell table:style-name="ACE-13" office:value-type="float" office:value="4491">
            <text:p>4491</text:p>
          </table:table-cell>
          <table:table-cell table:style-name="ACE-6" table:formula="of:=(([.N52]-[.M52])/2)+[.M52]" office:value-type="float" office:value="3970">
            <text:p>3970</text:p>
          </table:table-cell>
          <table:table-cell table:style-name="ACE-6" table:formula="of:=([.N52]-[.M52])/2" office:value-type="float" office:value="521">
            <text:p>521</text:p>
          </table:table-cell>
          <table:table-cell table:style-name="ACE-6" office:value-type="float" office:value="3.5">
            <text:p>3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85</text:p>
          </table:table-cell>
          <table:table-cell table:style-name="ACE-3" office:value-type="string">
            <text:p>Semeniuk1985</text:p>
          </table:table-cell>
          <table:table-cell table:style-name="ACE-4" table:formula="of:=COM.MICROSOFT.CONCAT([.U52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52000000000002">
            <text:p>−33.252</text:p>
          </table:table-cell>
          <table:table-cell table:style-name="ACE-8" office:value-type="float" office:value="115.682">
            <text:p>115.68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52]/-8033))*0.97499999999999998^2/(1+[.AC52]/1000)^2" office:value-type="float" office:value="0.57608864004423932">
            <text:p>0.5761</text:p>
          </table:table-cell>
          <table:table-cell table:style-name="ACE-12" table:formula="of:=-8033*LN([.AE52])" office:value-type="float" office:value="4430.1492227402459">
            <text:p>4430</text:p>
          </table:table-cell>
          <table:table-cell table:style-name="ACE-12" table:formula="of:=ROUND(SQRT([.L52]^2+(16.065999999999999*[.AD52])^2);0)" office:value-type="float" office:value="198">
            <text:p>198</text:p>
          </table:table-cell>
          <table:table-cell table:style-name="ACE-8" table:formula="of:=ROUND(IF([.AF52];[.AF52];[.K52]);0)" office:value-type="float" office:value="4430">
            <text:p>4430</text:p>
          </table:table-cell>
          <table:table-cell table:style-name="ACE-8" table:formula="of:=ROUND(IF([.AG52];[.AG52];[.L52]);0)" office:value-type="float" office:value="198">
            <text:p>198</text:p>
          </table:table-cell>
          <table:table-cell table:number-columns-repeated="221" table:style-name="ACE-8"/>
        </table:table-row>
        <table:table-row table:style-name="AROW-7">
          <table:table-cell table:style-name="ACE-6" office:value-type="string">
            <text:p>GX-9228</text:p>
          </table:table-cell>
          <table:table-cell table:style-name="ACE-6" office:value-type="float" office:value="7">
            <text:p>7</text:p>
          </table:table-cell>
          <table:table-cell table:style-name="ACE-3"/>
          <table:table-cell table:style-name="ACE-3" office:value-type="string">
            <text:p>Bivalve</text:p>
          </table:table-cell>
          <table:table-cell table:style-name="ACE-3" office:value-type="string">
            <text:p>Donacilla</text:p>
          </table:table-cell>
          <table:table-cell table:style-name="ACE-9" table:formula="of:=IF([.E53]&lt;&gt;&quot;&quot;;COM.MICROSOFT.CONCAT([.D53];&quot; (&quot;;[.E53];&quot;)&quot;);[.D53])" office:value-type="string" office:string-value="Bivalve (Donacilla)">
            <text:p>Bivalve (Donacilla)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3610">
            <text:p>3610</text:p>
          </table:table-cell>
          <table:table-cell table:style-name="ACE-15" office:value-type="float" office:value="190">
            <text:p>190</text:p>
          </table:table-cell>
          <table:table-cell table:style-name="ACE-13" office:value-type="float" office:value="2924">
            <text:p>2924</text:p>
          </table:table-cell>
          <table:table-cell table:style-name="ACE-13" office:value-type="float" office:value="3925">
            <text:p>3925</text:p>
          </table:table-cell>
          <table:table-cell table:style-name="ACE-6" table:formula="of:=(([.N53]-[.M53])/2)+[.M53]" office:value-type="float" office:value="3424.5">
            <text:p>3424.5</text:p>
          </table:table-cell>
          <table:table-cell table:style-name="ACE-6" table:formula="of:=([.N53]-[.M53])/2" office:value-type="float" office:value="500.5">
            <text:p>500.5</text:p>
          </table:table-cell>
          <table:table-cell table:style-name="ACE-6" office:value-type="float" office:value="3.5">
            <text:p>3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85</text:p>
          </table:table-cell>
          <table:table-cell table:style-name="ACE-3" office:value-type="string">
            <text:p>Semeniuk1985</text:p>
          </table:table-cell>
          <table:table-cell table:style-name="ACE-4" table:formula="of:=COM.MICROSOFT.CONCAT([.U53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50999999999998">
            <text:p>−33.251</text:p>
          </table:table-cell>
          <table:table-cell table:style-name="ACE-8" office:value-type="float" office:value="115.682">
            <text:p>115.68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53]/-8033))*0.97499999999999998^2/(1+[.AC53]/1000)^2" office:value-type="float" office:value="0.60663265855608073">
            <text:p>0.6066</text:p>
          </table:table-cell>
          <table:table-cell table:style-name="ACE-12" table:formula="of:=-8033*LN([.AE53])" office:value-type="float" office:value="4015.1492227402459">
            <text:p>4015</text:p>
          </table:table-cell>
          <table:table-cell table:style-name="ACE-12" table:formula="of:=ROUND(SQRT([.L53]^2+(16.065999999999999*[.AD53])^2);0)" office:value-type="float" office:value="193">
            <text:p>193</text:p>
          </table:table-cell>
          <table:table-cell table:style-name="ACE-8" table:formula="of:=ROUND(IF([.AF53];[.AF53];[.K53]);0)" office:value-type="float" office:value="4015">
            <text:p>4015</text:p>
          </table:table-cell>
          <table:table-cell table:style-name="ACE-8" table:formula="of:=ROUND(IF([.AG53];[.AG53];[.L53]);0)" office:value-type="float" office:value="193">
            <text:p>193</text:p>
          </table:table-cell>
          <table:table-cell table:number-columns-repeated="221" table:style-name="ACE-8"/>
        </table:table-row>
        <table:table-row table:style-name="AROW-7">
          <table:table-cell table:style-name="ACE-6" office:value-type="string">
            <text:p>GX-9229</text:p>
          </table:table-cell>
          <table:table-cell table:style-name="ACE-6" office:value-type="float" office:value="5">
            <text:p>5</text:p>
          </table:table-cell>
          <table:table-cell table:style-name="ACE-3"/>
          <table:table-cell table:style-name="ACE-3" office:value-type="string">
            <text:p>Bivalve</text:p>
          </table:table-cell>
          <table:table-cell table:style-name="ACE-3" office:value-type="string">
            <text:p>Glycymeris</text:p>
          </table:table-cell>
          <table:table-cell table:style-name="ACE-9" table:formula="of:=IF([.E54]&lt;&gt;&quot;&quot;;COM.MICROSOFT.CONCAT([.D54];&quot; (&quot;;[.E54];&quot;)&quot;);[.D54])" office:value-type="string" office:string-value="Bivalve (Glycymeris)">
            <text:p>Bivalve (Glycymeris)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4770">
            <text:p>4770</text:p>
          </table:table-cell>
          <table:table-cell table:style-name="ACE-15" office:value-type="float" office:value="210">
            <text:p>210</text:p>
          </table:table-cell>
          <table:table-cell table:style-name="ACE-13" office:value-type="float" office:value="4401">
            <text:p>4401</text:p>
          </table:table-cell>
          <table:table-cell table:style-name="ACE-13" office:value-type="float" office:value="5501">
            <text:p>5501</text:p>
          </table:table-cell>
          <table:table-cell table:style-name="ACE-6" table:formula="of:=(([.N54]-[.M54])/2)+[.M54]" office:value-type="float" office:value="4951">
            <text:p>4951</text:p>
          </table:table-cell>
          <table:table-cell table:style-name="ACE-6" table:formula="of:=([.N54]-[.M54])/2" office:value-type="float" office:value="550">
            <text:p>550</text:p>
          </table:table-cell>
          <table:table-cell table:style-name="ACE-6" office:value-type="float" office:value="3.5">
            <text:p>3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85</text:p>
          </table:table-cell>
          <table:table-cell table:style-name="ACE-3" office:value-type="string">
            <text:p>Semeniuk1985</text:p>
          </table:table-cell>
          <table:table-cell table:style-name="ACE-4" table:formula="of:=COM.MICROSOFT.CONCAT([.U54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56999999999998">
            <text:p>−33.257</text:p>
          </table:table-cell>
          <table:table-cell table:style-name="ACE-8" office:value-type="float" office:value="115.68300000000001">
            <text:p>115.683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54]/-8033))*0.97499999999999998^2/(1+[.AC54]/1000)^2" office:value-type="float" office:value="0.52506344367010294">
            <text:p>0.5251</text:p>
          </table:table-cell>
          <table:table-cell table:style-name="ACE-12" table:formula="of:=-8033*LN([.AE54])" office:value-type="float" office:value="5175.1492227402487">
            <text:p>5175</text:p>
          </table:table-cell>
          <table:table-cell table:style-name="ACE-12" table:formula="of:=ROUND(SQRT([.L54]^2+(16.065999999999999*[.AD54])^2);0)" office:value-type="float" office:value="212">
            <text:p>212</text:p>
          </table:table-cell>
          <table:table-cell table:style-name="ACE-8" table:formula="of:=ROUND(IF([.AF54];[.AF54];[.K54]);0)" office:value-type="float" office:value="5175">
            <text:p>5175</text:p>
          </table:table-cell>
          <table:table-cell table:style-name="ACE-8" table:formula="of:=ROUND(IF([.AG54];[.AG54];[.L54]);0)" office:value-type="float" office:value="212">
            <text:p>212</text:p>
          </table:table-cell>
          <table:table-cell table:number-columns-repeated="221" table:style-name="ACE-8"/>
        </table:table-row>
        <table:table-row table:style-name="AROW-7">
          <table:table-cell table:style-name="ACE-6" office:value-type="string">
            <text:p>HS3-PAVE</text:p>
          </table:table-cell>
          <table:table-cell table:style-name="ACE-6"/>
          <table:table-cell table:style-name="ACE-3" office:value-type="string">
            <text:p>HS3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55]&lt;&gt;&quot;&quot;;COM.MICROSOFT.CONCAT([.D55];&quot; (&quot;;[.E55];&quot;)&quot;);[.D55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6" table:formula="of:=[.O55]" office:value-type="float" office:value="3226">
            <text:p>3226</text:p>
          </table:table-cell>
          <table:table-cell table:style-name="ACE-15" table:formula="of:=[.P55]/2" office:value-type="float" office:value="28">
            <text:p>28</text:p>
          </table:table-cell>
          <table:table-cell table:number-columns-repeated="2" table:style-name="ACE-13"/>
          <table:table-cell table:style-name="ACE-6" office:value-type="float" office:value="3226">
            <text:p>3226</text:p>
          </table:table-cell>
          <table:table-cell table:style-name="ACE-6" office:value-type="float" office:value="56">
            <text:p>56</text:p>
          </table:table-cell>
          <table:table-cell table:style-name="ACE-6" office:value-type="float" office:value="1.0700000000000001">
            <text:p>1.07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55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55];[.AF55];[.K55]);0)" office:value-type="float" office:value="3226">
            <text:p>3226</text:p>
          </table:table-cell>
          <table:table-cell table:style-name="ACE-8" table:formula="of:=ROUND(IF([.AG55];[.AG55];[.L55]);0)" office:value-type="float" office:value="28">
            <text:p>28</text:p>
          </table:table-cell>
          <table:table-cell table:number-columns-repeated="221" table:style-name="ACE-8"/>
        </table:table-row>
        <table:table-row table:style-name="AROW-7">
          <table:table-cell table:style-name="ACE-6" office:value-type="string">
            <text:p>HS4-PAVE</text:p>
          </table:table-cell>
          <table:table-cell table:style-name="ACE-6"/>
          <table:table-cell table:style-name="ACE-3" office:value-type="string">
            <text:p>HS4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56]&lt;&gt;&quot;&quot;;COM.MICROSOFT.CONCAT([.D56];&quot; (&quot;;[.E56];&quot;)&quot;);[.D56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6" table:formula="of:=[.O56]" office:value-type="float" office:value="1058">
            <text:p>1058</text:p>
          </table:table-cell>
          <table:table-cell table:style-name="ACE-15" table:formula="of:=[.P56]/2" office:value-type="float" office:value="5">
            <text:p>5</text:p>
          </table:table-cell>
          <table:table-cell table:number-columns-repeated="2" table:style-name="ACE-13"/>
          <table:table-cell table:style-name="ACE-6" office:value-type="float" office:value="1058">
            <text:p>1058</text:p>
          </table:table-cell>
          <table:table-cell table:style-name="ACE-6" office:value-type="float" office:value="10">
            <text:p>10</text:p>
          </table:table-cell>
          <table:table-cell table:style-name="ACE-6" office:value-type="float" office:value="0.85999999999999999">
            <text:p>0.86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56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56];[.AF56];[.K56]);0)" office:value-type="float" office:value="1058">
            <text:p>1058</text:p>
          </table:table-cell>
          <table:table-cell table:style-name="ACE-8" table:formula="of:=ROUND(IF([.AG56];[.AG56];[.L56]);0)" office:value-type="float" office:value="5">
            <text:p>5</text:p>
          </table:table-cell>
          <table:table-cell table:number-columns-repeated="221" table:style-name="ACE-8"/>
        </table:table-row>
        <table:table-row table:style-name="AROW-7">
          <table:table-cell table:style-name="ACE-6" office:value-type="string">
            <text:p>HST1-PAVE</text:p>
          </table:table-cell>
          <table:table-cell table:style-name="ACE-6"/>
          <table:table-cell table:style-name="ACE-3" office:value-type="string">
            <text:p>HST1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57]&lt;&gt;&quot;&quot;;COM.MICROSOFT.CONCAT([.D57];&quot; (&quot;;[.E57];&quot;)&quot;);[.D57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6" table:formula="of:=[.O57]" office:value-type="float" office:value="3831">
            <text:p>3831</text:p>
          </table:table-cell>
          <table:table-cell table:style-name="ACE-15" table:formula="of:=[.P57]/2" office:value-type="float" office:value="16.5">
            <text:p>17</text:p>
          </table:table-cell>
          <table:table-cell table:number-columns-repeated="2" table:style-name="ACE-13"/>
          <table:table-cell table:style-name="ACE-6" office:value-type="float" office:value="3831">
            <text:p>3831</text:p>
          </table:table-cell>
          <table:table-cell table:style-name="ACE-6" office:value-type="float" office:value="33">
            <text:p>33</text:p>
          </table:table-cell>
          <table:table-cell table:style-name="ACE-6" office:value-type="float" office:value="1.1799999999999999">
            <text:p>1.18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57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57];[.AF57];[.K57]);0)" office:value-type="float" office:value="3831">
            <text:p>3831</text:p>
          </table:table-cell>
          <table:table-cell table:style-name="ACE-8" table:formula="of:=ROUND(IF([.AG57];[.AG57];[.L57]);0)" office:value-type="float" office:value="17">
            <text:p>17</text:p>
          </table:table-cell>
          <table:table-cell table:number-columns-repeated="221" table:style-name="ACE-8"/>
        </table:table-row>
        <table:table-row table:style-name="AROW-7">
          <table:table-cell table:style-name="ACE-6" office:value-type="string">
            <text:p>HST2-PAVE</text:p>
          </table:table-cell>
          <table:table-cell table:style-name="ACE-6"/>
          <table:table-cell table:style-name="ACE-3" office:value-type="string">
            <text:p>HST2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58]&lt;&gt;&quot;&quot;;COM.MICROSOFT.CONCAT([.D58];&quot; (&quot;;[.E58];&quot;)&quot;);[.D58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6" table:formula="of:=[.O58]" office:value-type="float" office:value="3867">
            <text:p>3867</text:p>
          </table:table-cell>
          <table:table-cell table:style-name="ACE-15" table:formula="of:=[.P58]/2" office:value-type="float" office:value="14">
            <text:p>14</text:p>
          </table:table-cell>
          <table:table-cell table:number-columns-repeated="2" table:style-name="ACE-13"/>
          <table:table-cell table:style-name="ACE-6" office:value-type="float" office:value="3867">
            <text:p>3867</text:p>
          </table:table-cell>
          <table:table-cell table:style-name="ACE-6" office:value-type="float" office:value="28">
            <text:p>28</text:p>
          </table:table-cell>
          <table:table-cell table:style-name="ACE-6" office:value-type="float" office:value="1.4299999999999999">
            <text:p>1.43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58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58];[.AF58];[.K58]);0)" office:value-type="float" office:value="3867">
            <text:p>3867</text:p>
          </table:table-cell>
          <table:table-cell table:style-name="ACE-8" table:formula="of:=ROUND(IF([.AG58];[.AG58];[.L58]);0)" office:value-type="float" office:value="14">
            <text:p>14</text:p>
          </table:table-cell>
          <table:table-cell table:number-columns-repeated="221" table:style-name="ACE-8"/>
        </table:table-row>
        <table:table-row table:style-name="AROW-4">
          <table:table-cell table:style-name="ACE-7" office:value-type="string">
            <text:p>HST3-PAVE</text:p>
          </table:table-cell>
          <table:table-cell table:style-name="ACE-7"/>
          <table:table-cell table:style-name="ACE-3" office:value-type="string">
            <text:p>HST3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59]&lt;&gt;&quot;&quot;;COM.MICROSOFT.CONCAT([.D59];&quot; (&quot;;[.E59];&quot;)&quot;);[.D59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59]" office:value-type="float" office:value="2335">
            <text:p>2335</text:p>
          </table:table-cell>
          <table:table-cell table:style-name="ACE-13" table:formula="of:=[.P59]/2" office:value-type="float" office:value="6.5">
            <text:p>6.5</text:p>
          </table:table-cell>
          <table:table-cell table:number-columns-repeated="2" table:style-name="ACE-13"/>
          <table:table-cell table:style-name="ACE-16" office:value-type="float" office:value="2335">
            <text:p>2335</text:p>
          </table:table-cell>
          <table:table-cell table:style-name="ACE-15" office:value-type="float" office:value="13">
            <text:p>13</text:p>
          </table:table-cell>
          <table:table-cell table:style-name="ACE-13" office:value-type="float" office:value="1.1299999999999999">
            <text:p>1.13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59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59];[.AF59];[.K59]);0)" office:value-type="float" office:value="2335">
            <text:p>2335</text:p>
          </table:table-cell>
          <table:table-cell table:style-name="ACE-8" table:formula="of:=ROUND(IF([.AG59];[.AG59];[.L59]);0)" office:value-type="float" office:value="7">
            <text:p>7</text:p>
          </table:table-cell>
          <table:table-cell table:number-columns-repeated="221" table:style-name="ACE-8"/>
        </table:table-row>
        <table:table-row table:style-name="AROW-4">
          <table:table-cell table:style-name="ACE-7" office:value-type="string">
            <text:p>HST4-PAVE</text:p>
          </table:table-cell>
          <table:table-cell table:style-name="ACE-7"/>
          <table:table-cell table:style-name="ACE-3" office:value-type="string">
            <text:p>HST4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60]&lt;&gt;&quot;&quot;;COM.MICROSOFT.CONCAT([.D60];&quot; (&quot;;[.E60];&quot;)&quot;);[.D60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60]" office:value-type="float" office:value="6323">
            <text:p>6323</text:p>
          </table:table-cell>
          <table:table-cell table:style-name="ACE-13" table:formula="of:=[.P60]/2" office:value-type="float" office:value="11.5">
            <text:p>11.5</text:p>
          </table:table-cell>
          <table:table-cell table:number-columns-repeated="2" table:style-name="ACE-13"/>
          <table:table-cell table:style-name="ACE-16" office:value-type="float" office:value="6323">
            <text:p>6323</text:p>
          </table:table-cell>
          <table:table-cell table:style-name="ACE-15" office:value-type="float" office:value="23">
            <text:p>23</text:p>
          </table:table-cell>
          <table:table-cell table:style-name="ACE-13" office:value-type="float" office:value="1.2">
            <text:p>1.2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60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60];[.AF60];[.K60]);0)" office:value-type="float" office:value="6323">
            <text:p>6323</text:p>
          </table:table-cell>
          <table:table-cell table:style-name="ACE-8" table:formula="of:=ROUND(IF([.AG60];[.AG60];[.L60]);0)" office:value-type="float" office:value="12">
            <text:p>12</text:p>
          </table:table-cell>
          <table:table-cell table:number-columns-repeated="221" table:style-name="ACE-8"/>
        </table:table-row>
        <table:table-row table:style-name="AROW-4">
          <table:table-cell table:style-name="ACE-7" office:value-type="string">
            <text:p>HST5-PAVE</text:p>
          </table:table-cell>
          <table:table-cell table:style-name="ACE-7"/>
          <table:table-cell table:style-name="ACE-3" office:value-type="string">
            <text:p>HST5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61]&lt;&gt;&quot;&quot;;COM.MICROSOFT.CONCAT([.D61];&quot; (&quot;;[.E61];&quot;)&quot;);[.D61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61]" office:value-type="float" office:value="6832">
            <text:p>6832</text:p>
          </table:table-cell>
          <table:table-cell table:style-name="ACE-13" table:formula="of:=[.P61]/2" office:value-type="float" office:value="17">
            <text:p>17</text:p>
          </table:table-cell>
          <table:table-cell table:number-columns-repeated="2" table:style-name="ACE-13"/>
          <table:table-cell table:style-name="ACE-16" office:value-type="float" office:value="6832">
            <text:p>6832</text:p>
          </table:table-cell>
          <table:table-cell table:style-name="ACE-15" office:value-type="float" office:value="34">
            <text:p>34</text:p>
          </table:table-cell>
          <table:table-cell table:style-name="ACE-13" office:value-type="float" office:value="2.02">
            <text:p>2.02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61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61];[.AF61];[.K61]);0)" office:value-type="float" office:value="6832">
            <text:p>6832</text:p>
          </table:table-cell>
          <table:table-cell table:style-name="ACE-8" table:formula="of:=ROUND(IF([.AG61];[.AG61];[.L61]);0)" office:value-type="float" office:value="17">
            <text:p>17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HST7-PAVE</text:p>
          </table:table-cell>
          <table:table-cell table:style-name="ACE-3"/>
          <table:table-cell table:style-name="ACE-3" office:value-type="string">
            <text:p>HST7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62]&lt;&gt;&quot;&quot;;COM.MICROSOFT.CONCAT([.D62];&quot; (&quot;;[.E62];&quot;)&quot;);[.D62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62]" office:value-type="float" office:value="5825">
            <text:p>5825</text:p>
          </table:table-cell>
          <table:table-cell table:style-name="ACE-13" table:formula="of:=[.P62]/2" office:value-type="float" office:value="15">
            <text:p>15</text:p>
          </table:table-cell>
          <table:table-cell table:style-name="ACE-13"/>
          <table:table-cell table:style-name="ACE-15"/>
          <table:table-cell table:style-name="ACE-16" office:value-type="float" office:value="5825">
            <text:p>5825</text:p>
          </table:table-cell>
          <table:table-cell table:style-name="ACE-15" office:value-type="float" office:value="30">
            <text:p>30</text:p>
          </table:table-cell>
          <table:table-cell table:style-name="ACE-13" office:value-type="float" office:value="1.8600000000000001">
            <text:p>1.86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Collins et al. 2006</text:p>
          </table:table-cell>
          <table:table-cell table:style-name="ACE-4" office:value-type="string">
            <text:p>CollinsEatal2006</text:p>
          </table:table-cell>
          <table:table-cell table:style-name="ACE-4" table:formula="of:=COM.MICROSOFT.CONCAT([.U62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62];[.AF62];[.K62]);0)" office:value-type="float" office:value="5825">
            <text:p>5825</text:p>
          </table:table-cell>
          <table:table-cell table:style-name="ACE-8" table:formula="of:=ROUND(IF([.AG62];[.AG62];[.L62]);0)" office:value-type="float" office:value="15">
            <text:p>1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HST8-PAVE</text:p>
          </table:table-cell>
          <table:table-cell table:style-name="ACE-3"/>
          <table:table-cell table:style-name="ACE-3" office:value-type="string">
            <text:p>HST8</text:p>
          </table:table-cell>
          <table:table-cell table:style-name="ACE-3" office:value-type="string">
            <text:p>Coral pavement</text:p>
          </table:table-cell>
          <table:table-cell table:style-name="ACE-9"/>
          <table:table-cell table:style-name="ACE-9" table:formula="of:=IF([.E63]&lt;&gt;&quot;&quot;;COM.MICROSOFT.CONCAT([.D63];&quot; (&quot;;[.E63];&quot;)&quot;);[.D63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63]" office:value-type="float" office:value="6919">
            <text:p>6919</text:p>
          </table:table-cell>
          <table:table-cell table:style-name="ACE-13" table:formula="of:=[.P63]/2" office:value-type="float" office:value="16.5">
            <text:p>16.5</text:p>
          </table:table-cell>
          <table:table-cell table:number-columns-repeated="2" table:style-name="ACE-13"/>
          <table:table-cell table:style-name="ACE-16" office:value-type="float" office:value="6919">
            <text:p>6919</text:p>
          </table:table-cell>
          <table:table-cell table:style-name="ACE-15" office:value-type="float" office:value="33">
            <text:p>33</text:p>
          </table:table-cell>
          <table:table-cell table:style-name="ACE-13" office:value-type="float" office:value="1.8200000000000001">
            <text:p>1.82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Collins et al. 2006</text:p>
          </table:table-cell>
          <table:table-cell table:style-name="ACE-4" office:value-type="string">
            <text:p>CollinsEatal2006</text:p>
          </table:table-cell>
          <table:table-cell table:style-name="ACE-4" table:formula="of:=COM.MICROSOFT.CONCAT([.U63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63];[.AF63];[.K63]);0)" office:value-type="float" office:value="6919">
            <text:p>6919</text:p>
          </table:table-cell>
          <table:table-cell table:style-name="ACE-8" table:formula="of:=ROUND(IF([.AG63];[.AG63];[.L63]);0)" office:value-type="float" office:value="17">
            <text:p>17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0195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9" office:value-type="string">
            <text:p>Katelysia scalarina</text:p>
          </table:table-cell>
          <table:table-cell table:style-name="ACE-9" table:formula="of:=IF([.E64]&lt;&gt;&quot;&quot;;COM.MICROSOFT.CONCAT([.D64];&quot; (&quot;;[.E64];&quot;)&quot;);[.D64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Geographe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600">
            <text:p>4600</text:p>
          </table:table-cell>
          <table:table-cell table:style-name="ACE-13" office:value-type="float" office:value="120">
            <text:p>120</text:p>
          </table:table-cell>
          <table:table-cell table:style-name="ACE-13" office:value-type="float" office:value="4378">
            <text:p>4378</text:p>
          </table:table-cell>
          <table:table-cell table:style-name="ACE-13" office:value-type="float" office:value="5108">
            <text:p>5108</text:p>
          </table:table-cell>
          <table:table-cell table:style-name="ACE-16" table:formula="of:=(([.N64]-[.M64])/2)+[.M64]" office:value-type="float" office:value="4743">
            <text:p>4743</text:p>
          </table:table-cell>
          <table:table-cell table:style-name="ACE-15" table:formula="of:=([.N64]-[.M64])/2" office:value-type="float" office:value="365">
            <text:p>365</text:p>
          </table:table-cell>
          <table:table-cell table:style-name="ACE-13" office:value-type="float" office:value="1.2">
            <text:p>1.2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Searle and Logan 1978/Buckley and Valdes-Pages 1981</text:p>
          </table:table-cell>
          <table:table-cell table:style-name="ACE-4" office:value-type="string">
            <text:p>SearleLogan1978,BuckleyValdesPages1981</text:p>
          </table:table-cell>
          <table:table-cell table:style-name="ACE-4" table:formula="of:=COM.MICROSOFT.CONCAT([.U64];&quot;,LewisEtal2013&quot;)" office:value-type="string" office:string-value="SearleLogan1978,BuckleyValdesPages1981,LewisEtal2013">
            <text:p>SearleLogan1978,BuckleyValdesPages1981,LewisEtal2013</text:p>
          </table:table-cell>
          <table:table-cell table:number-columns-repeated="3" table:style-name="ACE-8"/>
          <table:table-cell table:style-name="ACE-8" table:formula="of:=ROUND(-(33+35/60);3)" office:value-type="float" office:value="-33.582999999999998">
            <text:p>−33.583</text:p>
          </table:table-cell>
          <table:table-cell table:style-name="ACE-8" table:formula="of:=ROUND(115+28/60;3)" office:value-type="float" office:value="115.467">
            <text:p>115.46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64]/-8033))*0.97499999999999998^2/(1+[.AC64]/1000)^2" office:value-type="float" office:value="0.53629361712093615">
            <text:p>0.5363</text:p>
          </table:table-cell>
          <table:table-cell table:style-name="ACE-12" table:formula="of:=-8033*LN([.AE64])" office:value-type="float" office:value="5005.1492227402459">
            <text:p>5005</text:p>
          </table:table-cell>
          <table:table-cell table:style-name="ACE-12" table:formula="of:=ROUND(SQRT([.L64]^2+(16.065999999999999*[.AD64])^2);0)" office:value-type="float" office:value="124">
            <text:p>124</text:p>
          </table:table-cell>
          <table:table-cell table:style-name="ACE-8" table:formula="of:=ROUND(IF([.AF64];[.AF64];[.K64]);0)" office:value-type="float" office:value="5005">
            <text:p>5005</text:p>
          </table:table-cell>
          <table:table-cell table:style-name="ACE-8" table:formula="of:=ROUND(IF([.AG64];[.AG64];[.L64]);0)" office:value-type="float" office:value="124">
            <text:p>124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0196</text:p>
          </table:table-cell>
          <table:table-cell table:number-columns-repeated="2" table:style-name="ACE-3"/>
          <table:table-cell table:style-name="ACE-3" office:value-type="string">
            <text:p>Peat</text:p>
          </table:table-cell>
          <table:table-cell table:style-name="ACE-9"/>
          <table:table-cell table:style-name="ACE-9" table:formula="of:=IF([.E65]&lt;&gt;&quot;&quot;;COM.MICROSOFT.CONCAT([.D65];&quot; (&quot;;[.E65];&quot;)&quot;);[.D65])" office:value-type="string" office:string-value="Peat">
            <text:p>Peat</text:p>
          </table:table-cell>
          <table:table-cell table:style-name="ACE-3" office:value-type="string">
            <text:p>Geographe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205">
            <text:p>205</text:p>
          </table:table-cell>
          <table:table-cell table:style-name="ACE-13" office:value-type="float" office:value="75">
            <text:p>75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432">
            <text:p>432</text:p>
          </table:table-cell>
          <table:table-cell table:style-name="ACE-16" table:formula="of:=(([.N65]-[.M65])/2)+[.M65]" office:value-type="float" office:value="216">
            <text:p>216</text:p>
          </table:table-cell>
          <table:table-cell table:style-name="ACE-15" table:formula="of:=([.N65]-[.M65])/2" office:value-type="float" office:value="216">
            <text:p>216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Searle and Logan 1978/Buckley and Valdes-Pages 1981</text:p>
          </table:table-cell>
          <table:table-cell table:style-name="ACE-4" office:value-type="string">
            <text:p>SearleLogan1978,BuckleyValdesPages1981</text:p>
          </table:table-cell>
          <table:table-cell table:style-name="ACE-4" table:formula="of:=COM.MICROSOFT.CONCAT([.U65];&quot;,LewisEtal2013&quot;)" office:value-type="string" office:string-value="SearleLogan1978,BuckleyValdesPages1981,LewisEtal2013">
            <text:p>SearleLogan1978,BuckleyValdesPages1981,LewisEtal2013</text:p>
          </table:table-cell>
          <table:table-cell table:number-columns-repeated="3" table:style-name="ACE-8"/>
          <table:table-cell table:style-name="ACE-8" table:formula="of:=ROUND(-(33+35/60);3)" office:value-type="float" office:value="-33.582999999999998">
            <text:p>−33.583</text:p>
          </table:table-cell>
          <table:table-cell table:style-name="ACE-8" table:formula="of:=ROUND(115+28/60;3)" office:value-type="float" office:value="115.467">
            <text:p>115.46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65]/-8033))*0.97499999999999998^2/(1+[.AC65]/1000)^2" office:value-type="float" office:value="0.92685760180457899">
            <text:p>0.9269</text:p>
          </table:table-cell>
          <table:table-cell table:style-name="ACE-12" table:formula="of:=-8033*LN([.AE65])" office:value-type="float" office:value="610.14922274024661">
            <text:p>610</text:p>
          </table:table-cell>
          <table:table-cell table:style-name="ACE-12" table:formula="of:=ROUND(SQRT([.L65]^2+(16.065999999999999*[.AD65])^2);0)" office:value-type="float" office:value="82">
            <text:p>82</text:p>
          </table:table-cell>
          <table:table-cell table:style-name="ACE-8" table:formula="of:=ROUND(IF([.AF65];[.AF65];[.K65]);0)" office:value-type="float" office:value="610">
            <text:p>610</text:p>
          </table:table-cell>
          <table:table-cell table:style-name="ACE-8" table:formula="of:=ROUND(IF([.AG65];[.AG65];[.L65]);0)" office:value-type="float" office:value="82">
            <text:p>8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0377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66]&lt;&gt;&quot;&quot;;COM.MICROSOFT.CONCAT([.D66];&quot; (&quot;;[.E66];&quot;)&quot;);[.D66])" office:value-type="string" office:string-value="Shell material">
            <text:p>Shell material</text:p>
          </table:table-cell>
          <table:table-cell table:style-name="ACE-3" office:value-type="string">
            <text:p>Peel Inlet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100">
            <text:p>510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038">
            <text:p>5038</text:p>
          </table:table-cell>
          <table:table-cell table:style-name="ACE-13" office:value-type="float" office:value="5626">
            <text:p>5626</text:p>
          </table:table-cell>
          <table:table-cell table:style-name="ACE-16" table:formula="of:=(([.N66]-[.M66])/2)+[.M66]" office:value-type="float" office:value="5332">
            <text:p>5332</text:p>
          </table:table-cell>
          <table:table-cell table:style-name="ACE-15" table:formula="of:=([.N66]-[.M66])/2" office:value-type="float" office:value="294">
            <text:p>294</text:p>
          </table:table-cell>
          <table:table-cell table:style-name="ACE-13" office:value-type="float" office:value="-2.7999999999999998">
            <text:p>−2.8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Brown et al. 1980</text:p>
          </table:table-cell>
          <table:table-cell table:style-name="ACE-4" office:value-type="string">
            <text:p>BrownEtal1980</text:p>
          </table:table-cell>
          <table:table-cell table:style-name="ACE-4" table:formula="of:=COM.MICROSOFT.CONCAT([.U66];&quot;,LewisEtal2013&quot;)" office:value-type="string" office:string-value="BrownEtal1980,LewisEtal2013">
            <text:p>BrownEtal1980,LewisEtal2013</text:p>
          </table:table-cell>
          <table:table-cell table:number-columns-repeated="3" table:style-name="ACE-8"/>
          <table:table-cell table:style-name="ACE-8" office:value-type="float" office:value="-32.612000000000002">
            <text:p>−32.612</text:p>
          </table:table-cell>
          <table:table-cell table:style-name="ACE-8" office:value-type="float" office:value="115.64700000000001">
            <text:p>115.64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66]/-8033))*0.97499999999999998^2/(1+[.AC66]/1000)^2" office:value-type="float" office:value="0.50393059870886503">
            <text:p>0.5039</text:p>
          </table:table-cell>
          <table:table-cell table:style-name="ACE-12" table:formula="of:=-8033*LN([.AE66])" office:value-type="float" office:value="5505.149222740245">
            <text:p>5505</text:p>
          </table:table-cell>
          <table:table-cell table:style-name="ACE-12" table:formula="of:=ROUND(SQRT([.L66]^2+(16.065999999999999*[.AD66])^2);0)" office:value-type="float" office:value="115">
            <text:p>115</text:p>
          </table:table-cell>
          <table:table-cell table:style-name="ACE-8" table:formula="of:=ROUND(IF([.AF66];[.AF66];[.K66]);0)" office:value-type="float" office:value="5505">
            <text:p>5505</text:p>
          </table:table-cell>
          <table:table-cell table:style-name="ACE-8" table:formula="of:=ROUND(IF([.AG66];[.AG66];[.L66]);0)" office:value-type="float" office:value="115">
            <text:p>11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0378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9"/>
          <table:table-cell table:style-name="ACE-9" table:formula="of:=IF([.E67]&lt;&gt;&quot;&quot;;COM.MICROSOFT.CONCAT([.D67];&quot; (&quot;;[.E67];&quot;)&quot;);[.D67])" office:value-type="string" office:string-value="Shell material">
            <text:p>Shell material</text:p>
          </table:table-cell>
          <table:table-cell table:style-name="ACE-3" office:value-type="string">
            <text:p>Peel Inlet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500">
            <text:p>4500</text:p>
          </table:table-cell>
          <table:table-cell table:style-name="ACE-13" office:value-type="float" office:value="100">
            <text:p>100</text:p>
          </table:table-cell>
          <table:table-cell table:style-name="ACE-13" office:value-type="float" office:value="4297">
            <text:p>4297</text:p>
          </table:table-cell>
          <table:table-cell table:style-name="ACE-13" office:value-type="float" office:value="4854">
            <text:p>4854</text:p>
          </table:table-cell>
          <table:table-cell table:style-name="ACE-16" table:formula="of:=(([.N67]-[.M67])/2)+[.M67]" office:value-type="float" office:value="4575.5">
            <text:p>4576</text:p>
          </table:table-cell>
          <table:table-cell table:style-name="ACE-15" table:formula="of:=([.N67]-[.M67])/2" office:value-type="float" office:value="278.5">
            <text:p>279</text:p>
          </table:table-cell>
          <table:table-cell table:style-name="ACE-13" office:value-type="float" office:value="-1">
            <text:p>−1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Brown et al. 1980</text:p>
          </table:table-cell>
          <table:table-cell table:style-name="ACE-4" office:value-type="string">
            <text:p>BrownEtal1980</text:p>
          </table:table-cell>
          <table:table-cell table:style-name="ACE-4" table:formula="of:=COM.MICROSOFT.CONCAT([.U67];&quot;,LewisEtal2013&quot;)" office:value-type="string" office:string-value="BrownEtal1980,LewisEtal2013">
            <text:p>BrownEtal1980,LewisEtal2013</text:p>
          </table:table-cell>
          <table:table-cell table:number-columns-repeated="3" table:style-name="ACE-8"/>
          <table:table-cell table:style-name="ACE-8" office:value-type="float" office:value="-32.612000000000002">
            <text:p>−32.612</text:p>
          </table:table-cell>
          <table:table-cell table:style-name="ACE-8" office:value-type="float" office:value="115.64700000000001">
            <text:p>115.64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67]/-8033))*0.97499999999999998^2/(1+[.AC67]/1000)^2" office:value-type="float" office:value="0.54301147567181696">
            <text:p>0.5430</text:p>
          </table:table-cell>
          <table:table-cell table:style-name="ACE-12" table:formula="of:=-8033*LN([.AE67])" office:value-type="float" office:value="4905.1492227402478">
            <text:p>4905</text:p>
          </table:table-cell>
          <table:table-cell table:style-name="ACE-12" table:formula="of:=ROUND(SQRT([.L67]^2+(16.065999999999999*[.AD67])^2);0)" office:value-type="float" office:value="105">
            <text:p>105</text:p>
          </table:table-cell>
          <table:table-cell table:style-name="ACE-8" table:formula="of:=ROUND(IF([.AF67];[.AF67];[.K67]);0)" office:value-type="float" office:value="4905">
            <text:p>4905</text:p>
          </table:table-cell>
          <table:table-cell table:style-name="ACE-8" table:formula="of:=ROUND(IF([.AG67];[.AG67];[.L67]);0)" office:value-type="float" office:value="105">
            <text:p>105</text:p>
          </table:table-cell>
          <table:table-cell table:number-columns-repeated="221" table:style-name="ACE-8"/>
        </table:table-row>
        <table:table-row table:style-name="AROW-1">
          <table:table-cell table:style-name="ACE-3" office:value-type="string">
            <text:p>I-11773</text:p>
          </table:table-cell>
          <table:table-cell table:style-name="ACE-3"/>
          <table:table-cell table:style-name="ACE-3" office:value-type="string">
            <text:p>SH-1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Donax columbella/Paphies angusta</text:p>
          </table:table-cell>
          <table:table-cell table:style-name="ACE-9" table:formula="of:=IF([.E68]&lt;&gt;&quot;&quot;;COM.MICROSOFT.CONCAT([.D68];&quot; (&quot;;[.E68];&quot;)&quot;);[.D68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00">
            <text:p>600</text:p>
          </table:table-cell>
          <table:table-cell table:style-name="ACE-13" office:value-type="float" office:value="75">
            <text:p>75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322">
            <text:p>322</text:p>
          </table:table-cell>
          <table:table-cell table:style-name="ACE-16" table:formula="of:=(([.N68]-[.M68])/2)+[.M68]" office:value-type="float" office:value="161">
            <text:p>161</text:p>
          </table:table-cell>
          <table:table-cell table:style-name="ACE-15" table:formula="of:=([.N68]-[.M68])/2" office:value-type="float" office:value="161">
            <text:p>161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68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98000000000003">
            <text:p>−32.398</text:p>
          </table:table-cell>
          <table:table-cell table:style-name="ACE-8" office:value-type="float" office:value="115.751">
            <text:p>115.751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68]/-8033))*0.97499999999999998^2/(1+[.AC68]/1000)^2" office:value-type="float" office:value="0.88238438972819211">
            <text:p>0.8824</text:p>
          </table:table-cell>
          <table:table-cell table:style-name="ACE-12" table:formula="of:=-8033*LN([.AE68])" office:value-type="float" office:value="1005.1492227402476">
            <text:p>1005</text:p>
          </table:table-cell>
          <table:table-cell table:style-name="ACE-12" table:formula="of:=ROUND(SQRT([.L68]^2+(16.065999999999999*[.AD68])^2);0)" office:value-type="float" office:value="82">
            <text:p>82</text:p>
          </table:table-cell>
          <table:table-cell table:style-name="ACE-8" table:formula="of:=ROUND(IF([.AF68];[.AF68];[.K68]);0)" office:value-type="float" office:value="1005">
            <text:p>1005</text:p>
          </table:table-cell>
          <table:table-cell table:style-name="ACE-8" table:formula="of:=ROUND(IF([.AG68];[.AG68];[.L68]);0)" office:value-type="float" office:value="82">
            <text:p>8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1774</text:p>
          </table:table-cell>
          <table:table-cell table:style-name="ACE-3"/>
          <table:table-cell table:style-name="ACE-3" office:value-type="string">
            <text:p>SH-2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69]&lt;&gt;&quot;&quot;;COM.MICROSOFT.CONCAT([.D69];&quot; (&quot;;[.E69];&quot;)&quot;);[.D69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1720">
            <text:p>1720</text:p>
          </table:table-cell>
          <table:table-cell table:style-name="ACE-13" office:value-type="float" office:value="80">
            <text:p>80</text:p>
          </table:table-cell>
          <table:table-cell table:style-name="ACE-13" office:value-type="float" office:value="992">
            <text:p>992</text:p>
          </table:table-cell>
          <table:table-cell table:style-name="ACE-13" office:value-type="float" office:value="1381">
            <text:p>1381</text:p>
          </table:table-cell>
          <table:table-cell table:style-name="ACE-16" table:formula="of:=(([.N69]-[.M69])/2)+[.M69]" office:value-type="float" office:value="1186.5">
            <text:p>1187</text:p>
          </table:table-cell>
          <table:table-cell table:style-name="ACE-15" table:formula="of:=([.N69]-[.M69])/2" office:value-type="float" office:value="194.5">
            <text:p>195</text:p>
          </table:table-cell>
          <table:table-cell table:style-name="ACE-13" office:value-type="float" office:value="0.29999999999999999">
            <text:p>0.3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69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83000000000003">
            <text:p>−32.383</text:p>
          </table:table-cell>
          <table:table-cell table:style-name="ACE-8" office:value-type="float" office:value="115.736">
            <text:p>115.736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69]/-8033))*0.97499999999999998^2/(1+[.AC69]/1000)^2" office:value-type="float" office:value="0.7675494479508963">
            <text:p>0.7675</text:p>
          </table:table-cell>
          <table:table-cell table:style-name="ACE-12" table:formula="of:=-8033*LN([.AE69])" office:value-type="float" office:value="2125.1492227402464">
            <text:p>2125</text:p>
          </table:table-cell>
          <table:table-cell table:style-name="ACE-12" table:formula="of:=ROUND(SQRT([.L69]^2+(16.065999999999999*[.AD69])^2);0)" office:value-type="float" office:value="86">
            <text:p>86</text:p>
          </table:table-cell>
          <table:table-cell table:style-name="ACE-8" table:formula="of:=ROUND(IF([.AF69];[.AF69];[.K69]);0)" office:value-type="float" office:value="2125">
            <text:p>2125</text:p>
          </table:table-cell>
          <table:table-cell table:style-name="ACE-8" table:formula="of:=ROUND(IF([.AG69];[.AG69];[.L69]);0)" office:value-type="float" office:value="86">
            <text:p>86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1775</text:p>
          </table:table-cell>
          <table:table-cell table:style-name="ACE-3"/>
          <table:table-cell table:style-name="ACE-3" office:value-type="string">
            <text:p>SH-3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Donax columbella/Paphies angusta</text:p>
          </table:table-cell>
          <table:table-cell table:style-name="ACE-9" table:formula="of:=IF([.E70]&lt;&gt;&quot;&quot;;COM.MICROSOFT.CONCAT([.D70];&quot; (&quot;;[.E70];&quot;)&quot;);[.D70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495">
            <text:p>3495</text:p>
          </table:table-cell>
          <table:table-cell table:style-name="ACE-13" office:value-type="float" office:value="95">
            <text:p>95</text:p>
          </table:table-cell>
          <table:table-cell table:style-name="ACE-13" office:value-type="float" office:value="3009">
            <text:p>3009</text:p>
          </table:table-cell>
          <table:table-cell table:style-name="ACE-13" office:value-type="float" office:value="3556">
            <text:p>3556</text:p>
          </table:table-cell>
          <table:table-cell table:style-name="ACE-16" table:formula="of:=(([.N70]-[.M70])/2)+[.M70]" office:value-type="float" office:value="3282.5">
            <text:p>3283</text:p>
          </table:table-cell>
          <table:table-cell table:style-name="ACE-15" table:formula="of:=([.N70]-[.M70])/2" office:value-type="float" office:value="273.5">
            <text:p>274</text:p>
          </table:table-cell>
          <table:table-cell table:style-name="ACE-13" office:value-type="float" office:value="0.90000000000000002">
            <text:p>0.9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0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408000000000001">
            <text:p>−32.408</text:p>
          </table:table-cell>
          <table:table-cell table:style-name="ACE-8" office:value-type="float" office:value="115.76900000000001">
            <text:p>115.769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0]/-8033))*0.97499999999999998^2/(1+[.AC70]/1000)^2" office:value-type="float" office:value="0.61537964065128559">
            <text:p>0.6154</text:p>
          </table:table-cell>
          <table:table-cell table:style-name="ACE-12" table:formula="of:=-8033*LN([.AE70])" office:value-type="float" office:value="3900.149222740245">
            <text:p>3900</text:p>
          </table:table-cell>
          <table:table-cell table:style-name="ACE-12" table:formula="of:=ROUND(SQRT([.L70]^2+(16.065999999999999*[.AD70])^2);0)" office:value-type="float" office:value="100">
            <text:p>100</text:p>
          </table:table-cell>
          <table:table-cell table:style-name="ACE-8" table:formula="of:=ROUND(IF([.AF70];[.AF70];[.K70]);0)" office:value-type="float" office:value="3900">
            <text:p>3900</text:p>
          </table:table-cell>
          <table:table-cell table:style-name="ACE-8" table:formula="of:=ROUND(IF([.AG70];[.AG70];[.L70]);0)" office:value-type="float" office:value="100">
            <text:p>10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1777</text:p>
          </table:table-cell>
          <table:table-cell table:style-name="ACE-3"/>
          <table:table-cell table:style-name="ACE-3" office:value-type="string">
            <text:p>SH-5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71]&lt;&gt;&quot;&quot;;COM.MICROSOFT.CONCAT([.D71];&quot; (&quot;;[.E71];&quot;)&quot;);[.D71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745">
            <text:p>4745</text:p>
          </table:table-cell>
          <table:table-cell table:style-name="ACE-13" office:value-type="float" office:value="95">
            <text:p>95</text:p>
          </table:table-cell>
          <table:table-cell table:style-name="ACE-13" office:value-type="float" office:value="4645">
            <text:p>4645</text:p>
          </table:table-cell>
          <table:table-cell table:style-name="ACE-13" office:value-type="float" office:value="5252">
            <text:p>5252</text:p>
          </table:table-cell>
          <table:table-cell table:style-name="ACE-16" table:formula="of:=(([.N71]-[.M71])/2)+[.M71]" office:value-type="float" office:value="4948.5">
            <text:p>4949</text:p>
          </table:table-cell>
          <table:table-cell table:style-name="ACE-15" table:formula="of:=([.N71]-[.M71])/2" office:value-type="float" office:value="303.5">
            <text:p>304</text:p>
          </table:table-cell>
          <table:table-cell table:style-name="ACE-13" office:value-type="float" office:value="1.75">
            <text:p>1.7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1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66999999999997">
            <text:p>−32.367</text:p>
          </table:table-cell>
          <table:table-cell table:style-name="ACE-8" office:value-type="float" office:value="115.76900000000001">
            <text:p>115.769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1]/-8033))*0.97499999999999998^2/(1+[.AC71]/1000)^2" office:value-type="float" office:value="0.52670007174570876">
            <text:p>0.5267</text:p>
          </table:table-cell>
          <table:table-cell table:style-name="ACE-12" table:formula="of:=-8033*LN([.AE71])" office:value-type="float" office:value="5150.1492227402459">
            <text:p>5150</text:p>
          </table:table-cell>
          <table:table-cell table:style-name="ACE-12" table:formula="of:=ROUND(SQRT([.L71]^2+(16.065999999999999*[.AD71])^2);0)" office:value-type="float" office:value="100">
            <text:p>100</text:p>
          </table:table-cell>
          <table:table-cell table:style-name="ACE-8" table:formula="of:=ROUND(IF([.AF71];[.AF71];[.K71]);0)" office:value-type="float" office:value="5150">
            <text:p>5150</text:p>
          </table:table-cell>
          <table:table-cell table:style-name="ACE-8" table:formula="of:=ROUND(IF([.AG71];[.AG71];[.L71]);0)" office:value-type="float" office:value="100">
            <text:p>10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1962</text:p>
          </table:table-cell>
          <table:table-cell table:style-name="ACE-3"/>
          <table:table-cell table:style-name="ACE-3" office:value-type="string">
            <text:p>SH-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72]&lt;&gt;&quot;&quot;;COM.MICROSOFT.CONCAT([.D72];&quot; (&quot;;[.E72];&quot;)&quot;);[.D72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.73999999999999999">
            <text:p>0.74</text:p>
          </table:table-cell>
          <table:table-cell table:style-name="ACE-13" office:value-type="float" office:value="375">
            <text:p>375</text:p>
          </table:table-cell>
          <table:table-cell table:style-name="ACE-13" office:value-type="float" office:value="75">
            <text:p>75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226">
            <text:p>226</text:p>
          </table:table-cell>
          <table:table-cell table:style-name="ACE-16" table:formula="of:=(([.N72]-[.M72])/2)+[.M72]" office:value-type="float" office:value="113">
            <text:p>113</text:p>
          </table:table-cell>
          <table:table-cell table:style-name="ACE-15" table:formula="of:=([.N72]-[.M72])/2" office:value-type="float" office:value="113">
            <text:p>113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2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98000000000003">
            <text:p>−32.398</text:p>
          </table:table-cell>
          <table:table-cell table:style-name="ACE-8" office:value-type="float" office:value="115.751">
            <text:p>115.751</text:p>
          </table:table-cell>
          <table:table-cell table:style-name="ACE-8"/>
          <table:table-cell table:style-name="ACE-13" office:value-type="float" office:value="0.73999999999999999">
            <text:p>0.74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2]/-8033))*0.97499999999999998^2/(1+[.AC72]/1000)^2" office:value-type="float" office:value="0.90592613623748419">
            <text:p>0.9059</text:p>
          </table:table-cell>
          <table:table-cell table:style-name="ACE-12" table:formula="of:=-8033*LN([.AE72])" office:value-type="float" office:value="793.64034637370617">
            <text:p>794</text:p>
          </table:table-cell>
          <table:table-cell table:style-name="ACE-12" table:formula="of:=ROUND(SQRT([.L72]^2+(16.065999999999999*[.AD72])^2);0)" office:value-type="float" office:value="82">
            <text:p>82</text:p>
          </table:table-cell>
          <table:table-cell table:style-name="ACE-8" table:formula="of:=ROUND(IF([.AF72];[.AF72];[.K72]);0)" office:value-type="float" office:value="794">
            <text:p>794</text:p>
          </table:table-cell>
          <table:table-cell table:style-name="ACE-8" table:formula="of:=ROUND(IF([.AG72];[.AG72];[.L72]);0)" office:value-type="float" office:value="82">
            <text:p>8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1963</text:p>
          </table:table-cell>
          <table:table-cell table:style-name="ACE-3"/>
          <table:table-cell table:style-name="ACE-3" office:value-type="string">
            <text:p>SH-7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73]&lt;&gt;&quot;&quot;;COM.MICROSOFT.CONCAT([.D73];&quot; (&quot;;[.E73];&quot;)&quot;);[.D73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.46000000000000002">
            <text:p>0.46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0">
            <text:p>0</text:p>
          </table:table-cell>
          <table:table-cell table:style-name="ACE-16" table:formula="of:=(([.N73]-[.M73])/2)+[.M73]" office:value-type="float" office:value="0">
            <text:p>0</text:p>
          </table:table-cell>
          <table:table-cell table:style-name="ACE-15" table:formula="of:=([.N73]-[.M73])/2" office:value-type="float" office:value="0">
            <text:p>0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3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6" office:value-type="float" office:value="-32.398000000000003">
            <text:p>−32.398</text:p>
          </table:table-cell>
          <table:table-cell table:style-name="ACE-6" office:value-type="float" office:value="115.751">
            <text:p>115.751</text:p>
          </table:table-cell>
          <table:table-cell table:style-name="ACE-8"/>
          <table:table-cell table:style-name="ACE-13" office:value-type="float" office:value="0.46000000000000002">
            <text:p>0.46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3]/-8033))*0.97499999999999998^2/(1+[.AC73]/1000)^2" office:value-type="float" office:value="0.94975102808684275">
            <text:p>0.9498</text:p>
          </table:table-cell>
          <table:table-cell table:style-name="ACE-12" table:formula="of:=-8033*LN([.AE73])" office:value-type="float" office:value="414.14456381388652">
            <text:p>414</text:p>
          </table:table-cell>
          <table:table-cell table:style-name="ACE-12" table:formula="of:=ROUND(SQRT([.L73]^2+(16.065999999999999*[.AD73])^2);0)" office:value-type="float" office:value="32">
            <text:p>32</text:p>
          </table:table-cell>
          <table:table-cell table:style-name="ACE-8" table:formula="of:=ROUND(IF([.AF73];[.AF73];[.K73]);0)" office:value-type="float" office:value="414">
            <text:p>414</text:p>
          </table:table-cell>
          <table:table-cell table:style-name="ACE-8" table:formula="of:=ROUND(IF([.AG73];[.AG73];[.L73]);0)" office:value-type="float" office:value="32">
            <text:p>3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1964</text:p>
          </table:table-cell>
          <table:table-cell table:style-name="ACE-3"/>
          <table:table-cell table:style-name="ACE-3" office:value-type="string">
            <text:p>SH-8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74]&lt;&gt;&quot;&quot;;COM.MICROSOFT.CONCAT([.D74];&quot; (&quot;;[.E74];&quot;)&quot;);[.D74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.40999999999999998">
            <text:p>0.41</text:p>
          </table:table-cell>
          <table:table-cell table:style-name="ACE-13" office:value-type="float" office:value="4180">
            <text:p>4180</text:p>
          </table:table-cell>
          <table:table-cell table:style-name="ACE-13" office:value-type="float" office:value="105">
            <text:p>105</text:p>
          </table:table-cell>
          <table:table-cell table:style-name="ACE-13" office:value-type="float" office:value="3855">
            <text:p>3855</text:p>
          </table:table-cell>
          <table:table-cell table:style-name="ACE-13" office:value-type="float" office:value="4477">
            <text:p>4477</text:p>
          </table:table-cell>
          <table:table-cell table:style-name="ACE-16" table:formula="of:=(([.N74]-[.M74])/2)+[.M74]" office:value-type="float" office:value="4166">
            <text:p>4166</text:p>
          </table:table-cell>
          <table:table-cell table:style-name="ACE-15" table:formula="of:=([.N74]-[.M74])/2" office:value-type="float" office:value="311">
            <text:p>311</text:p>
          </table:table-cell>
          <table:table-cell table:style-name="ACE-13" office:value-type="float" office:value="1.6000000000000001">
            <text:p>1.6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4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2" table:style-name="ACE-8"/>
          <table:table-cell table:style-name="ACE-6"/>
          <table:table-cell table:style-name="ACE-8" office:value-type="float" office:value="-32.368000000000002">
            <text:p>−32.368</text:p>
          </table:table-cell>
          <table:table-cell table:style-name="ACE-8" office:value-type="float" office:value="115.78700000000001">
            <text:p>115.787</text:p>
          </table:table-cell>
          <table:table-cell table:style-name="ACE-8"/>
          <table:table-cell table:style-name="ACE-13" office:value-type="float" office:value="0.40999999999999998">
            <text:p>0.4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4]/-8033))*0.97499999999999998^2/(1+[.AC74]/1000)^2" office:value-type="float" office:value="0.56450333385493012">
            <text:p>0.5645</text:p>
          </table:table-cell>
          <table:table-cell table:style-name="ACE-12" table:formula="of:=-8033*LN([.AE74])" office:value-type="float" office:value="4593.3416130972828">
            <text:p>4593</text:p>
          </table:table-cell>
          <table:table-cell table:style-name="ACE-12" table:formula="of:=ROUND(SQRT([.L74]^2+(16.065999999999999*[.AD74])^2);0)" office:value-type="float" office:value="110">
            <text:p>110</text:p>
          </table:table-cell>
          <table:table-cell table:style-name="ACE-8" table:formula="of:=ROUND(IF([.AF74];[.AF74];[.K74]);0)" office:value-type="float" office:value="4593">
            <text:p>4593</text:p>
          </table:table-cell>
          <table:table-cell table:style-name="ACE-8" table:formula="of:=ROUND(IF([.AG74];[.AG74];[.L74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1977</text:p>
          </table:table-cell>
          <table:table-cell table:style-name="ACE-3"/>
          <table:table-cell table:style-name="ACE-3" office:value-type="string">
            <text:p>SH-9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75]&lt;&gt;&quot;&quot;;COM.MICROSOFT.CONCAT([.D75];&quot; (&quot;;[.E75];&quot;)&quot;);[.D75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380">
            <text:p>6380</text:p>
          </table:table-cell>
          <table:table-cell table:style-name="ACE-13" office:value-type="float" office:value="115">
            <text:p>115</text:p>
          </table:table-cell>
          <table:table-cell table:style-name="ACE-13" office:value-type="float" office:value="6483">
            <text:p>6483</text:p>
          </table:table-cell>
          <table:table-cell table:style-name="ACE-13" office:value-type="float" office:value="7102">
            <text:p>7102</text:p>
          </table:table-cell>
          <table:table-cell table:style-name="ACE-16" table:formula="of:=(([.N75]-[.M75])/2)+[.M75]" office:value-type="float" office:value="6792.5">
            <text:p>6793</text:p>
          </table:table-cell>
          <table:table-cell table:style-name="ACE-15" table:formula="of:=([.N75]-[.M75])/2" office:value-type="float" office:value="309.5">
            <text:p>310</text:p>
          </table:table-cell>
          <table:table-cell table:style-name="ACE-13" office:value-type="float" office:value="2.5">
            <text:p>2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5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26000000000001">
            <text:p>−32.326</text:p>
          </table:table-cell>
          <table:table-cell table:style-name="ACE-8" office:value-type="float" office:value="115.79900000000001">
            <text:p>115.799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5]/-8033))*0.97499999999999998^2/(1+[.AC75]/1000)^2" office:value-type="float" office:value="0.42970367632201434">
            <text:p>0.4297</text:p>
          </table:table-cell>
          <table:table-cell table:style-name="ACE-12" table:formula="of:=-8033*LN([.AE75])" office:value-type="float" office:value="6785.1492227402441">
            <text:p>6785</text:p>
          </table:table-cell>
          <table:table-cell table:style-name="ACE-12" table:formula="of:=ROUND(SQRT([.L75]^2+(16.065999999999999*[.AD75])^2);0)" office:value-type="float" office:value="119">
            <text:p>119</text:p>
          </table:table-cell>
          <table:table-cell table:style-name="ACE-8" table:formula="of:=ROUND(IF([.AF75];[.AF75];[.K75]);0)" office:value-type="float" office:value="6785">
            <text:p>6785</text:p>
          </table:table-cell>
          <table:table-cell table:style-name="ACE-8" table:formula="of:=ROUND(IF([.AG75];[.AG75];[.L75]);0)" office:value-type="float" office:value="119">
            <text:p>119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1978</text:p>
          </table:table-cell>
          <table:table-cell table:style-name="ACE-3"/>
          <table:table-cell table:style-name="ACE-3" office:value-type="string">
            <text:p>SH-10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76]&lt;&gt;&quot;&quot;;COM.MICROSOFT.CONCAT([.D76];&quot; (&quot;;[.E76];&quot;)&quot;);[.D76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660">
            <text:p>566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723">
            <text:p>5723</text:p>
          </table:table-cell>
          <table:table-cell table:style-name="ACE-15" office:value-type="float" office:value="6258">
            <text:p>6258</text:p>
          </table:table-cell>
          <table:table-cell table:style-name="ACE-16" table:formula="of:=(([.N76]-[.M76])/2)+[.M76]" office:value-type="float" office:value="5990.5">
            <text:p>5991</text:p>
          </table:table-cell>
          <table:table-cell table:style-name="ACE-15" table:formula="of:=([.N76]-[.M76])/2" office:value-type="float" office:value="267.5">
            <text:p>268</text:p>
          </table:table-cell>
          <table:table-cell table:style-name="ACE-13" office:value-type="float" office:value="2.3999999999999999">
            <text:p>2.4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6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274999999999999">
            <text:p>−32.275</text:p>
          </table:table-cell>
          <table:table-cell table:style-name="ACE-8" office:value-type="float" office:value="115.779">
            <text:p>115.779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6]/-8033))*0.97499999999999998^2/(1+[.AC76]/1000)^2" office:value-type="float" office:value="0.46999691056407389">
            <text:p>0.4700</text:p>
          </table:table-cell>
          <table:table-cell table:style-name="ACE-12" table:formula="of:=-8033*LN([.AE76])" office:value-type="float" office:value="6065.1492227402478">
            <text:p>6065</text:p>
          </table:table-cell>
          <table:table-cell table:style-name="ACE-12" table:formula="of:=ROUND(SQRT([.L76]^2+(16.065999999999999*[.AD76])^2);0)" office:value-type="float" office:value="115">
            <text:p>115</text:p>
          </table:table-cell>
          <table:table-cell table:style-name="ACE-8" table:formula="of:=ROUND(IF([.AF76];[.AF76];[.K76]);0)" office:value-type="float" office:value="6065">
            <text:p>6065</text:p>
          </table:table-cell>
          <table:table-cell table:style-name="ACE-8" table:formula="of:=ROUND(IF([.AG76];[.AG76];[.L76]);0)" office:value-type="float" office:value="115">
            <text:p>11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1979</text:p>
          </table:table-cell>
          <table:table-cell table:style-name="ACE-3"/>
          <table:table-cell table:style-name="ACE-3" office:value-type="string">
            <text:p>SH-11</text:p>
          </table:table-cell>
          <table:table-cell table:style-name="ACE-3" office:value-type="string">
            <text:p>Shell material</text:p>
          </table:table-cell>
          <table:table-cell table:style-name="ACE-10" office:value-type="string">
            <text:p>Donax columbella/Paphies angusta</text:p>
          </table:table-cell>
          <table:table-cell table:style-name="ACE-9" table:formula="of:=IF([.E77]&lt;&gt;&quot;&quot;;COM.MICROSOFT.CONCAT([.D77];&quot; (&quot;;[.E77];&quot;)&quot;);[.D77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440">
            <text:p>544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474">
            <text:p>5474</text:p>
          </table:table-cell>
          <table:table-cell table:style-name="ACE-13" office:value-type="float" office:value="5996">
            <text:p>5996</text:p>
          </table:table-cell>
          <table:table-cell table:style-name="ACE-16" table:formula="of:=(([.N77]-[.M77])/2)+[.M77]" office:value-type="float" office:value="5735">
            <text:p>5735</text:p>
          </table:table-cell>
          <table:table-cell table:style-name="ACE-15" table:formula="of:=([.N77]-[.M77])/2" office:value-type="float" office:value="261">
            <text:p>261</text:p>
          </table:table-cell>
          <table:table-cell table:style-name="ACE-13" office:value-type="float" office:value="1.8999999999999999">
            <text:p>1.9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7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277000000000001">
            <text:p>−32.277</text:p>
          </table:table-cell>
          <table:table-cell table:style-name="ACE-8" office:value-type="float" office:value="115.765">
            <text:p>115.76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7]/-8033))*0.97499999999999998^2/(1+[.AC77]/1000)^2" office:value-type="float" office:value="0.48304660994693027">
            <text:p>0.4830</text:p>
          </table:table-cell>
          <table:table-cell table:style-name="ACE-12" table:formula="of:=-8033*LN([.AE77])" office:value-type="float" office:value="5845.1492227402468">
            <text:p>5845</text:p>
          </table:table-cell>
          <table:table-cell table:style-name="ACE-12" table:formula="of:=ROUND(SQRT([.L77]^2+(16.065999999999999*[.AD77])^2);0)" office:value-type="float" office:value="115">
            <text:p>115</text:p>
          </table:table-cell>
          <table:table-cell table:style-name="ACE-8" table:formula="of:=ROUND(IF([.AF77];[.AF77];[.K77]);0)" office:value-type="float" office:value="5845">
            <text:p>5845</text:p>
          </table:table-cell>
          <table:table-cell table:style-name="ACE-8" table:formula="of:=ROUND(IF([.AG77];[.AG77];[.L77]);0)" office:value-type="float" office:value="115">
            <text:p>11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2362</text:p>
          </table:table-cell>
          <table:table-cell table:style-name="ACE-3"/>
          <table:table-cell table:style-name="ACE-3" office:value-type="string">
            <text:p>SH-14</text:p>
          </table:table-cell>
          <table:table-cell table:style-name="ACE-3" office:value-type="string">
            <text:p>Shell material</text:p>
          </table:table-cell>
          <table:table-cell table:style-name="ACE-10" office:value-type="string">
            <text:p>Donax columbella/Paphies angusta</text:p>
          </table:table-cell>
          <table:table-cell table:style-name="ACE-9" table:formula="of:=IF([.E78]&lt;&gt;&quot;&quot;;COM.MICROSOFT.CONCAT([.D78];&quot; (&quot;;[.E78];&quot;)&quot;);[.D78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.40000000000000002">
            <text:p>0.4</text:p>
          </table:table-cell>
          <table:table-cell table:style-name="ACE-13" office:value-type="float" office:value="2790">
            <text:p>2790</text:p>
          </table:table-cell>
          <table:table-cell table:style-name="ACE-13" office:value-type="float" office:value="90">
            <text:p>90</text:p>
          </table:table-cell>
          <table:table-cell table:style-name="ACE-13" office:value-type="float" office:value="2192">
            <text:p>2192</text:p>
          </table:table-cell>
          <table:table-cell table:style-name="ACE-13" office:value-type="float" office:value="2709">
            <text:p>2709</text:p>
          </table:table-cell>
          <table:table-cell table:style-name="ACE-16" table:formula="of:=(([.N78]-[.M78])/2)+[.M78]" office:value-type="float" office:value="2450.5">
            <text:p>2451</text:p>
          </table:table-cell>
          <table:table-cell table:style-name="ACE-15" table:formula="of:=([.N78]-[.M78])/2" office:value-type="float" office:value="258.5">
            <text:p>259</text:p>
          </table:table-cell>
          <table:table-cell table:style-name="ACE-13" office:value-type="float" office:value="0.69999999999999996">
            <text:p>0.7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8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05">
            <text:p>−32.305</text:p>
          </table:table-cell>
          <table:table-cell table:style-name="ACE-8" office:value-type="float" office:value="115.72199999999999">
            <text:p>115.722</text:p>
          </table:table-cell>
          <table:table-cell table:style-name="ACE-8"/>
          <table:table-cell table:style-name="ACE-13" office:value-type="float" office:value="0.40000000000000002">
            <text:p>0.4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8]/-8033))*0.97499999999999998^2/(1+[.AC78]/1000)^2" office:value-type="float" office:value="0.67115660949496092">
            <text:p>0.6712</text:p>
          </table:table-cell>
          <table:table-cell table:style-name="ACE-12" table:formula="of:=-8033*LN([.AE78])" office:value-type="float" office:value="3203.1810181382384">
            <text:p>3203</text:p>
          </table:table-cell>
          <table:table-cell table:style-name="ACE-12" table:formula="of:=ROUND(SQRT([.L78]^2+(16.065999999999999*[.AD78])^2);0)" office:value-type="float" office:value="96">
            <text:p>96</text:p>
          </table:table-cell>
          <table:table-cell table:style-name="ACE-8" table:formula="of:=ROUND(IF([.AF78];[.AF78];[.K78]);0)" office:value-type="float" office:value="3203">
            <text:p>3203</text:p>
          </table:table-cell>
          <table:table-cell table:style-name="ACE-8" table:formula="of:=ROUND(IF([.AG78];[.AG78];[.L78]);0)" office:value-type="float" office:value="96">
            <text:p>96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I-12557</text:p>
          </table:table-cell>
          <table:table-cell table:style-name="ACE-3"/>
          <table:table-cell table:style-name="ACE-3" office:value-type="string">
            <text:p>SH-8R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Donax columbella/Paphies angusta</text:p>
          </table:table-cell>
          <table:table-cell table:style-name="ACE-9" table:formula="of:=IF([.E79]&lt;&gt;&quot;&quot;;COM.MICROSOFT.CONCAT([.D79];&quot; (&quot;;[.E79];&quot;)&quot;);[.D79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450">
            <text:p>4450</text:p>
          </table:table-cell>
          <table:table-cell table:style-name="ACE-13" office:value-type="float" office:value="90">
            <text:p>90</text:p>
          </table:table-cell>
          <table:table-cell table:style-name="ACE-13" office:value-type="float" office:value="4275">
            <text:p>4275</text:p>
          </table:table-cell>
          <table:table-cell table:style-name="ACE-13" office:value-type="float" office:value="4812">
            <text:p>4812</text:p>
          </table:table-cell>
          <table:table-cell table:style-name="ACE-16" table:formula="of:=(([.N79]-[.M79])/2)+[.M79]" office:value-type="float" office:value="4543.5">
            <text:p>4544</text:p>
          </table:table-cell>
          <table:table-cell table:style-name="ACE-15" table:formula="of:=([.N79]-[.M79])/2" office:value-type="float" office:value="268.5">
            <text:p>269</text:p>
          </table:table-cell>
          <table:table-cell table:style-name="ACE-20" office:value-type="float" office:value="1.6000000000000001">
            <text:p>1.60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9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68000000000002">
            <text:p>−32.368</text:p>
          </table:table-cell>
          <table:table-cell table:style-name="ACE-8" office:value-type="float" office:value="115.78700000000001">
            <text:p>115.78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9]/-8033))*0.97499999999999998^2/(1+[.AC79]/1000)^2" office:value-type="float" office:value="0.54640189598327571">
            <text:p>0.5464</text:p>
          </table:table-cell>
          <table:table-cell table:style-name="ACE-12" table:formula="of:=-8033*LN([.AE79])" office:value-type="float" office:value="4855.1492227402468">
            <text:p>4855</text:p>
          </table:table-cell>
          <table:table-cell table:style-name="ACE-12" table:formula="of:=ROUND(SQRT([.L79]^2+(16.065999999999999*[.AD79])^2);0)" office:value-type="float" office:value="96">
            <text:p>96</text:p>
          </table:table-cell>
          <table:table-cell table:style-name="ACE-8" table:formula="of:=ROUND(IF([.AF79];[.AF79];[.K79]);0)" office:value-type="float" office:value="4855">
            <text:p>4855</text:p>
          </table:table-cell>
          <table:table-cell table:style-name="ACE-8" table:formula="of:=ROUND(IF([.AG79];[.AG79];[.L79]);0)" office:value-type="float" office:value="96">
            <text:p>96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1-01</text:p>
          </table:table-cell>
          <table:table-cell table:style-name="ACE-3"/>
          <table:table-cell table:style-name="ACE-3" office:value-type="string">
            <text:p>MBH1/01</text:p>
          </table:table-cell>
          <table:table-cell table:style-name="ACE-3" office:value-type="string">
            <text:p>Coral</text:p>
          </table:table-cell>
          <table:table-cell table:style-name="ACE-9" office:value-type="string">
            <text:p>Pocillopora</text:p>
          </table:table-cell>
          <table:table-cell table:style-name="ACE-9" table:formula="of:=IF([.E80]&lt;&gt;&quot;&quot;;COM.MICROSOFT.CONCAT([.D80];&quot; (&quot;;[.E80];&quot;)&quot;);[.D80])" office:value-type="string" office:string-value="Coral (Pocillopora)">
            <text:p>Coral (Pocillopora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0]" office:value-type="float" office:value="6681">
            <text:p>6681</text:p>
          </table:table-cell>
          <table:table-cell table:style-name="ACE-13" table:formula="of:=[.P80]/2" office:value-type="float" office:value="11.5">
            <text:p>11.5</text:p>
          </table:table-cell>
          <table:table-cell table:number-columns-repeated="2" table:style-name="ACE-13"/>
          <table:table-cell table:style-name="ACE-16" office:value-type="float" office:value="6681">
            <text:p>6681</text:p>
          </table:table-cell>
          <table:table-cell table:style-name="ACE-15" office:value-type="float" office:value="23">
            <text:p>23</text:p>
          </table:table-cell>
          <table:table-cell table:style-name="ACE-13" office:value-type="float" office:value="-4.3600000000000003">
            <text:p>−4.36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0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0];[.AF80];[.K80]);0)" office:value-type="float" office:value="6681">
            <text:p>6681</text:p>
          </table:table-cell>
          <table:table-cell table:style-name="ACE-8" table:formula="of:=ROUND(IF([.AG80];[.AG80];[.L80]);0)" office:value-type="float" office:value="12">
            <text:p>1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1-03</text:p>
          </table:table-cell>
          <table:table-cell table:style-name="ACE-3"/>
          <table:table-cell table:style-name="ACE-3" office:value-type="string">
            <text:p>MBH1/03</text:p>
          </table:table-cell>
          <table:table-cell table:style-name="ACE-3" office:value-type="string">
            <text:p>Coral</text:p>
          </table:table-cell>
          <table:table-cell table:style-name="ACE-9" office:value-type="string">
            <text:p>Platygyra</text:p>
          </table:table-cell>
          <table:table-cell table:style-name="ACE-9" table:formula="of:=IF([.E81]&lt;&gt;&quot;&quot;;COM.MICROSOFT.CONCAT([.D81];&quot; (&quot;;[.E81];&quot;)&quot;);[.D81])" office:value-type="string" office:string-value="Coral (Platygyra)">
            <text:p>Coral (Platygyra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1]" office:value-type="float" office:value="7253">
            <text:p>7253</text:p>
          </table:table-cell>
          <table:table-cell table:style-name="ACE-13" table:formula="of:=[.P81]/2" office:value-type="float" office:value="14">
            <text:p>14</text:p>
          </table:table-cell>
          <table:table-cell table:number-columns-repeated="2" table:style-name="ACE-13"/>
          <table:table-cell table:style-name="ACE-16" office:value-type="float" office:value="7253">
            <text:p>7253</text:p>
          </table:table-cell>
          <table:table-cell table:style-name="ACE-15" office:value-type="float" office:value="28">
            <text:p>28</text:p>
          </table:table-cell>
          <table:table-cell table:style-name="ACE-13" office:value-type="float" office:value="-6.3899999999999997">
            <text:p>−6.39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1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1];[.AF81];[.K81]);0)" office:value-type="float" office:value="7253">
            <text:p>7253</text:p>
          </table:table-cell>
          <table:table-cell table:style-name="ACE-8" table:formula="of:=ROUND(IF([.AG81];[.AG81];[.L81]);0)" office:value-type="float" office:value="14">
            <text:p>14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1-06</text:p>
          </table:table-cell>
          <table:table-cell table:style-name="ACE-3"/>
          <table:table-cell table:style-name="ACE-3" office:value-type="string">
            <text:p>MBH1/06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Montipora</text:p>
          </table:table-cell>
          <table:table-cell table:style-name="ACE-9" table:formula="of:=IF([.E82]&lt;&gt;&quot;&quot;;COM.MICROSOFT.CONCAT([.D82];&quot; (&quot;;[.E82];&quot;)&quot;);[.D82])" office:value-type="string" office:string-value="Coral (Montipora)">
            <text:p>Coral (Montipora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2]" office:value-type="float" office:value="7500">
            <text:p>7500</text:p>
          </table:table-cell>
          <table:table-cell table:style-name="ACE-13" table:formula="of:=[.P82]/2" office:value-type="float" office:value="43">
            <text:p>43</text:p>
          </table:table-cell>
          <table:table-cell table:number-columns-repeated="2" table:style-name="ACE-13"/>
          <table:table-cell table:style-name="ACE-16" office:value-type="float" office:value="7500">
            <text:p>7500</text:p>
          </table:table-cell>
          <table:table-cell table:style-name="ACE-15" office:value-type="float" office:value="86">
            <text:p>86</text:p>
          </table:table-cell>
          <table:table-cell table:style-name="ACE-13" office:value-type="float" office:value="-8.8300000000000001">
            <text:p>−8.83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2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2];[.AF82];[.K82]);0)" office:value-type="float" office:value="7500">
            <text:p>7500</text:p>
          </table:table-cell>
          <table:table-cell table:style-name="ACE-8" table:formula="of:=ROUND(IF([.AG82];[.AG82];[.L82]);0)" office:value-type="float" office:value="43">
            <text:p>43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11-01</text:p>
          </table:table-cell>
          <table:table-cell table:style-name="ACE-3"/>
          <table:table-cell table:style-name="ACE-3" office:value-type="string">
            <text:p>MBH11/01</text:p>
          </table:table-cell>
          <table:table-cell table:style-name="ACE-3" office:value-type="string">
            <text:p>Coral</text:p>
          </table:table-cell>
          <table:table-cell table:style-name="ACE-9" office:value-type="string">
            <text:p>Astreopora?</text:p>
          </table:table-cell>
          <table:table-cell table:style-name="ACE-9" table:formula="of:=IF([.E83]&lt;&gt;&quot;&quot;;COM.MICROSOFT.CONCAT([.D83];&quot; (&quot;;[.E83];&quot;)&quot;);[.D83])" office:value-type="string" office:string-value="Coral (Astreopora?)">
            <text:p>Coral (Astreopora?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3]" office:value-type="float" office:value="6519">
            <text:p>6519</text:p>
          </table:table-cell>
          <table:table-cell table:style-name="ACE-13" table:formula="of:=[.P83]/2" office:value-type="float" office:value="12">
            <text:p>12</text:p>
          </table:table-cell>
          <table:table-cell table:number-columns-repeated="2" table:style-name="ACE-13"/>
          <table:table-cell table:style-name="ACE-16" office:value-type="float" office:value="6519">
            <text:p>6519</text:p>
          </table:table-cell>
          <table:table-cell table:style-name="ACE-15" office:value-type="float" office:value="24">
            <text:p>24</text:p>
          </table:table-cell>
          <table:table-cell table:style-name="ACE-20" office:value-type="float" office:value="-3.23">
            <text:p>−3.23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3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3];[.AF83];[.K83]);0)" office:value-type="float" office:value="6519">
            <text:p>6519</text:p>
          </table:table-cell>
          <table:table-cell table:style-name="ACE-8" table:formula="of:=ROUND(IF([.AG83];[.AG83];[.L83]);0)" office:value-type="float" office:value="12">
            <text:p>1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11-02</text:p>
          </table:table-cell>
          <table:table-cell table:style-name="ACE-3"/>
          <table:table-cell table:style-name="ACE-3" office:value-type="string">
            <text:p>MBH11/02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Cyphastrea?</text:p>
          </table:table-cell>
          <table:table-cell table:style-name="ACE-9" table:formula="of:=IF([.E84]&lt;&gt;&quot;&quot;;COM.MICROSOFT.CONCAT([.D84];&quot; (&quot;;[.E84];&quot;)&quot;);[.D84])" office:value-type="string" office:string-value="Coral (Cyphastrea?)">
            <text:p>Coral (Cyphastrea?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4]" office:value-type="float" office:value="7045">
            <text:p>7045</text:p>
          </table:table-cell>
          <table:table-cell table:style-name="ACE-13" table:formula="of:=[.P84]/2" office:value-type="float" office:value="21">
            <text:p>21</text:p>
          </table:table-cell>
          <table:table-cell table:number-columns-repeated="2" table:style-name="ACE-13"/>
          <table:table-cell table:style-name="ACE-16" office:value-type="float" office:value="7045">
            <text:p>7045</text:p>
          </table:table-cell>
          <table:table-cell table:style-name="ACE-15" office:value-type="float" office:value="42">
            <text:p>42</text:p>
          </table:table-cell>
          <table:table-cell table:style-name="ACE-13" office:value-type="float" office:value="-4.5300000000000002">
            <text:p>−4.53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4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4];[.AF84];[.K84]);0)" office:value-type="float" office:value="7045">
            <text:p>7045</text:p>
          </table:table-cell>
          <table:table-cell table:style-name="ACE-8" table:formula="of:=ROUND(IF([.AG84];[.AG84];[.L84]);0)" office:value-type="float" office:value="21">
            <text:p>21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2-01</text:p>
          </table:table-cell>
          <table:table-cell table:style-name="ACE-3"/>
          <table:table-cell table:style-name="ACE-3" office:value-type="string">
            <text:p>MBH2/01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Goniopora</text:p>
          </table:table-cell>
          <table:table-cell table:style-name="ACE-9" table:formula="of:=IF([.E85]&lt;&gt;&quot;&quot;;COM.MICROSOFT.CONCAT([.D85];&quot; (&quot;;[.E85];&quot;)&quot;);[.D85])" office:value-type="string" office:string-value="Coral (Goniopora)">
            <text:p>Coral (Goniopora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5]" office:value-type="float" office:value="6427">
            <text:p>6427</text:p>
          </table:table-cell>
          <table:table-cell table:style-name="ACE-13" table:formula="of:=[.P85]/2" office:value-type="float" office:value="31">
            <text:p>31</text:p>
          </table:table-cell>
          <table:table-cell table:number-columns-repeated="2" table:style-name="ACE-13"/>
          <table:table-cell table:style-name="ACE-16" office:value-type="float" office:value="6427">
            <text:p>6427</text:p>
          </table:table-cell>
          <table:table-cell table:style-name="ACE-15" office:value-type="float" office:value="62">
            <text:p>62</text:p>
          </table:table-cell>
          <table:table-cell table:style-name="ACE-13" office:value-type="float" office:value="-3.6600000000000001">
            <text:p>−3.66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5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5];[.AF85];[.K85]);0)" office:value-type="float" office:value="6427">
            <text:p>6427</text:p>
          </table:table-cell>
          <table:table-cell table:style-name="ACE-8" table:formula="of:=ROUND(IF([.AG85];[.AG85];[.L85]);0)" office:value-type="float" office:value="31">
            <text:p>31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2-03</text:p>
          </table:table-cell>
          <table:table-cell table:style-name="ACE-3"/>
          <table:table-cell table:style-name="ACE-3" office:value-type="string">
            <text:p>MBH2/03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Porites</text:p>
          </table:table-cell>
          <table:table-cell table:style-name="ACE-9" table:formula="of:=IF([.E86]&lt;&gt;&quot;&quot;;COM.MICROSOFT.CONCAT([.D86];&quot; (&quot;;[.E86];&quot;)&quot;);[.D86])" office:value-type="string" office:string-value="Coral (Porites)">
            <text:p>Coral (Porites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6]" office:value-type="float" office:value="7498">
            <text:p>7498</text:p>
          </table:table-cell>
          <table:table-cell table:style-name="ACE-13" table:formula="of:=[.P86]/2" office:value-type="float" office:value="40">
            <text:p>40</text:p>
          </table:table-cell>
          <table:table-cell table:number-columns-repeated="2" table:style-name="ACE-13"/>
          <table:table-cell table:style-name="ACE-16" office:value-type="float" office:value="7498">
            <text:p>7498</text:p>
          </table:table-cell>
          <table:table-cell table:style-name="ACE-15" office:value-type="float" office:value="80">
            <text:p>80</text:p>
          </table:table-cell>
          <table:table-cell table:style-name="ACE-13" office:value-type="float" office:value="-7.0099999999999998">
            <text:p>−7.01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6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6];[.AF86];[.K86]);0)" office:value-type="float" office:value="7498">
            <text:p>7498</text:p>
          </table:table-cell>
          <table:table-cell table:style-name="ACE-8" table:formula="of:=ROUND(IF([.AG86];[.AG86];[.L86]);0)" office:value-type="float" office:value="40">
            <text:p>4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3-01</text:p>
          </table:table-cell>
          <table:table-cell table:style-name="ACE-3"/>
          <table:table-cell table:style-name="ACE-3" office:value-type="string">
            <text:p>MBH3/01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Lobophyllia</text:p>
          </table:table-cell>
          <table:table-cell table:style-name="ACE-9" table:formula="of:=IF([.E87]&lt;&gt;&quot;&quot;;COM.MICROSOFT.CONCAT([.D87];&quot; (&quot;;[.E87];&quot;)&quot;);[.D87])" office:value-type="string" office:string-value="Coral (Lobophyllia)">
            <text:p>Coral (Lobophyllia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7]" office:value-type="float" office:value="6336">
            <text:p>6336</text:p>
          </table:table-cell>
          <table:table-cell table:style-name="ACE-13" table:formula="of:=[.P87]/2" office:value-type="float" office:value="80.5">
            <text:p>80.5</text:p>
          </table:table-cell>
          <table:table-cell table:number-columns-repeated="2" table:style-name="ACE-13"/>
          <table:table-cell table:style-name="ACE-16" office:value-type="float" office:value="6336">
            <text:p>6336</text:p>
          </table:table-cell>
          <table:table-cell table:style-name="ACE-15" office:value-type="float" office:value="161">
            <text:p>161</text:p>
          </table:table-cell>
          <table:table-cell table:style-name="ACE-13" office:value-type="float" office:value="-3.9900000000000002">
            <text:p>−3.99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7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7];[.AF87];[.K87]);0)" office:value-type="float" office:value="6336">
            <text:p>6336</text:p>
          </table:table-cell>
          <table:table-cell table:style-name="ACE-8" table:formula="of:=ROUND(IF([.AG87];[.AG87];[.L87]);0)" office:value-type="float" office:value="81">
            <text:p>81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3-03</text:p>
          </table:table-cell>
          <table:table-cell table:style-name="ACE-3"/>
          <table:table-cell table:style-name="ACE-3" office:value-type="string">
            <text:p>MBH3/03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Favities</text:p>
          </table:table-cell>
          <table:table-cell table:style-name="ACE-9" table:formula="of:=IF([.E88]&lt;&gt;&quot;&quot;;COM.MICROSOFT.CONCAT([.D88];&quot; (&quot;;[.E88];&quot;)&quot;);[.D88])" office:value-type="string" office:string-value="Coral (Favities)">
            <text:p>Coral (Favities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8]" office:value-type="float" office:value="6998">
            <text:p>6998</text:p>
          </table:table-cell>
          <table:table-cell table:style-name="ACE-13" table:formula="of:=[.P88]/2" office:value-type="float" office:value="15">
            <text:p>15</text:p>
          </table:table-cell>
          <table:table-cell table:number-columns-repeated="2" table:style-name="ACE-13"/>
          <table:table-cell table:style-name="ACE-16" office:value-type="float" office:value="6998">
            <text:p>6998</text:p>
          </table:table-cell>
          <table:table-cell table:style-name="ACE-15" office:value-type="float" office:value="30">
            <text:p>30</text:p>
          </table:table-cell>
          <table:table-cell table:style-name="ACE-13" office:value-type="float" office:value="-7.3399999999999999">
            <text:p>−7.34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8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8];[.AF88];[.K88]);0)" office:value-type="float" office:value="6998">
            <text:p>6998</text:p>
          </table:table-cell>
          <table:table-cell table:style-name="ACE-8" table:formula="of:=ROUND(IF([.AG88];[.AG88];[.L88]);0)" office:value-type="float" office:value="15">
            <text:p>1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4-02</text:p>
          </table:table-cell>
          <table:table-cell table:style-name="ACE-3"/>
          <table:table-cell table:style-name="ACE-3" office:value-type="string">
            <text:p>MBH4/02</text:p>
          </table:table-cell>
          <table:table-cell table:style-name="ACE-3" office:value-type="string">
            <text:p>Coral</text:p>
          </table:table-cell>
          <table:table-cell table:style-name="ACE-9" office:value-type="string">
            <text:p>Montipora?</text:p>
          </table:table-cell>
          <table:table-cell table:style-name="ACE-9" table:formula="of:=IF([.E89]&lt;&gt;&quot;&quot;;COM.MICROSOFT.CONCAT([.D89];&quot; (&quot;;[.E89];&quot;)&quot;);[.D89])" office:value-type="string" office:string-value="Coral (Montipora?)">
            <text:p>Coral (Montipora?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9]" office:value-type="float" office:value="7143">
            <text:p>7143</text:p>
          </table:table-cell>
          <table:table-cell table:style-name="ACE-13" table:formula="of:=[.P89]/2" office:value-type="float" office:value="23">
            <text:p>23</text:p>
          </table:table-cell>
          <table:table-cell table:number-columns-repeated="2" table:style-name="ACE-13"/>
          <table:table-cell table:style-name="ACE-16" office:value-type="float" office:value="7143">
            <text:p>7143</text:p>
          </table:table-cell>
          <table:table-cell table:style-name="ACE-15" office:value-type="float" office:value="46">
            <text:p>46</text:p>
          </table:table-cell>
          <table:table-cell table:style-name="ACE-20" office:value-type="float" office:value="-6.1100000000000003">
            <text:p>−6.11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9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9];[.AF89];[.K89]);0)" office:value-type="float" office:value="7143">
            <text:p>7143</text:p>
          </table:table-cell>
          <table:table-cell table:style-name="ACE-8" table:formula="of:=ROUND(IF([.AG89];[.AG89];[.L89]);0)" office:value-type="float" office:value="23">
            <text:p>23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4-03</text:p>
          </table:table-cell>
          <table:table-cell table:style-name="ACE-3"/>
          <table:table-cell table:style-name="ACE-3" office:value-type="string">
            <text:p>MBH4/03</text:p>
          </table:table-cell>
          <table:table-cell table:style-name="ACE-3" office:value-type="string">
            <text:p>Coral</text:p>
          </table:table-cell>
          <table:table-cell table:style-name="ACE-9" office:value-type="string">
            <text:p>Symphyllia</text:p>
          </table:table-cell>
          <table:table-cell table:style-name="ACE-9" table:formula="of:=IF([.E90]&lt;&gt;&quot;&quot;;COM.MICROSOFT.CONCAT([.D90];&quot; (&quot;;[.E90];&quot;)&quot;);[.D90])" office:value-type="string" office:string-value="Coral (Symphyllia)">
            <text:p>Coral (Symphyllia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90]" office:value-type="float" office:value="7929">
            <text:p>7929</text:p>
          </table:table-cell>
          <table:table-cell table:style-name="ACE-13" table:formula="of:=[.P90]/2" office:value-type="float" office:value="159">
            <text:p>159</text:p>
          </table:table-cell>
          <table:table-cell table:number-columns-repeated="2" table:style-name="ACE-13"/>
          <table:table-cell table:style-name="ACE-16" office:value-type="float" office:value="7929">
            <text:p>7929</text:p>
          </table:table-cell>
          <table:table-cell table:style-name="ACE-15" office:value-type="float" office:value="318">
            <text:p>318</text:p>
          </table:table-cell>
          <table:table-cell table:style-name="ACE-13" office:value-type="float" office:value="-7.8099999999999996">
            <text:p>−7.81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90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90];[.AF90];[.K90]);0)" office:value-type="float" office:value="7929">
            <text:p>7929</text:p>
          </table:table-cell>
          <table:table-cell table:style-name="ACE-8" table:formula="of:=ROUND(IF([.AG90];[.AG90];[.L90]);0)" office:value-type="float" office:value="159">
            <text:p>159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5-01</text:p>
          </table:table-cell>
          <table:table-cell table:style-name="ACE-3"/>
          <table:table-cell table:style-name="ACE-3" office:value-type="string">
            <text:p>MBH5/01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Porites</text:p>
          </table:table-cell>
          <table:table-cell table:style-name="ACE-9" table:formula="of:=IF([.E91]&lt;&gt;&quot;&quot;;COM.MICROSOFT.CONCAT([.D91];&quot; (&quot;;[.E91];&quot;)&quot;);[.D91])" office:value-type="string" office:string-value="Coral (Porites)">
            <text:p>Coral (Porites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91]" office:value-type="float" office:value="7000">
            <text:p>7000</text:p>
          </table:table-cell>
          <table:table-cell table:style-name="ACE-13" table:formula="of:=[.P91]/2" office:value-type="float" office:value="12">
            <text:p>12</text:p>
          </table:table-cell>
          <table:table-cell table:number-columns-repeated="2" table:style-name="ACE-13"/>
          <table:table-cell table:style-name="ACE-16" office:value-type="float" office:value="7000">
            <text:p>7000</text:p>
          </table:table-cell>
          <table:table-cell table:style-name="ACE-15" office:value-type="float" office:value="24">
            <text:p>24</text:p>
          </table:table-cell>
          <table:table-cell table:style-name="ACE-13" office:value-type="float" office:value="-5.5499999999999998">
            <text:p>−5.55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91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91];[.AF91];[.K91]);0)" office:value-type="float" office:value="7000">
            <text:p>7000</text:p>
          </table:table-cell>
          <table:table-cell table:style-name="ACE-8" table:formula="of:=ROUND(IF([.AG91];[.AG91];[.L91]);0)" office:value-type="float" office:value="12">
            <text:p>1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5-02</text:p>
          </table:table-cell>
          <table:table-cell table:style-name="ACE-3"/>
          <table:table-cell table:style-name="ACE-3" office:value-type="string">
            <text:p>MBH5/02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Porites</text:p>
          </table:table-cell>
          <table:table-cell table:style-name="ACE-9" table:formula="of:=IF([.E92]&lt;&gt;&quot;&quot;;COM.MICROSOFT.CONCAT([.D92];&quot; (&quot;;[.E92];&quot;)&quot;);[.D92])" office:value-type="string" office:string-value="Coral (Porites)">
            <text:p>Coral (Porites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92]" office:value-type="float" office:value="7562">
            <text:p>7562</text:p>
          </table:table-cell>
          <table:table-cell table:style-name="ACE-13" table:formula="of:=[.P92]/2" office:value-type="float" office:value="17.5">
            <text:p>17.5</text:p>
          </table:table-cell>
          <table:table-cell table:number-columns-repeated="2" table:style-name="ACE-13"/>
          <table:table-cell table:style-name="ACE-16" office:value-type="float" office:value="7562">
            <text:p>7562</text:p>
          </table:table-cell>
          <table:table-cell table:style-name="ACE-15" office:value-type="float" office:value="35">
            <text:p>35</text:p>
          </table:table-cell>
          <table:table-cell table:style-name="ACE-13" office:value-type="float" office:value="-7.7000000000000002">
            <text:p>−7.7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92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92];[.AF92];[.K92]);0)" office:value-type="float" office:value="7562">
            <text:p>7562</text:p>
          </table:table-cell>
          <table:table-cell table:style-name="ACE-8" table:formula="of:=ROUND(IF([.AG92];[.AG92];[.L92]);0)" office:value-type="float" office:value="18">
            <text:p>18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6-01</text:p>
          </table:table-cell>
          <table:table-cell table:style-name="ACE-3"/>
          <table:table-cell table:style-name="ACE-3" office:value-type="string">
            <text:p>MBH6/01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Plesiastrea?</text:p>
          </table:table-cell>
          <table:table-cell table:style-name="ACE-9" table:formula="of:=IF([.E93]&lt;&gt;&quot;&quot;;COM.MICROSOFT.CONCAT([.D93];&quot; (&quot;;[.E93];&quot;)&quot;);[.D93])" office:value-type="string" office:string-value="Coral (Plesiastrea?)">
            <text:p>Coral (Plesiastrea?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93]" office:value-type="float" office:value="5800">
            <text:p>5800</text:p>
          </table:table-cell>
          <table:table-cell table:style-name="ACE-13" table:formula="of:=[.P93]/2" office:value-type="float" office:value="38">
            <text:p>38</text:p>
          </table:table-cell>
          <table:table-cell table:number-columns-repeated="2" table:style-name="ACE-13"/>
          <table:table-cell table:style-name="ACE-16" office:value-type="float" office:value="5800">
            <text:p>5800</text:p>
          </table:table-cell>
          <table:table-cell table:style-name="ACE-15" office:value-type="float" office:value="76">
            <text:p>76</text:p>
          </table:table-cell>
          <table:table-cell table:style-name="ACE-13" office:value-type="float" office:value="-4.0599999999999996">
            <text:p>−4.06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93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93];[.AF93];[.K93]);0)" office:value-type="float" office:value="5800">
            <text:p>5800</text:p>
          </table:table-cell>
          <table:table-cell table:style-name="ACE-8" table:formula="of:=ROUND(IF([.AG93];[.AG93];[.L93]);0)" office:value-type="float" office:value="38">
            <text:p>38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6-02</text:p>
          </table:table-cell>
          <table:table-cell table:style-name="ACE-3"/>
          <table:table-cell table:style-name="ACE-3" office:value-type="string">
            <text:p>MBH6/02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Cyphastrea?</text:p>
          </table:table-cell>
          <table:table-cell table:style-name="ACE-9" table:formula="of:=IF([.E94]&lt;&gt;&quot;&quot;;COM.MICROSOFT.CONCAT([.D94];&quot; (&quot;;[.E94];&quot;)&quot;);[.D94])" office:value-type="string" office:string-value="Coral (Cyphastrea?)">
            <text:p>Coral (Cyphastrea?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94]" office:value-type="float" office:value="6779">
            <text:p>6779</text:p>
          </table:table-cell>
          <table:table-cell table:style-name="ACE-13" table:formula="of:=[.P94]/2" office:value-type="float" office:value="22">
            <text:p>22</text:p>
          </table:table-cell>
          <table:table-cell table:number-columns-repeated="2" table:style-name="ACE-13"/>
          <table:table-cell table:style-name="ACE-16" office:value-type="float" office:value="6779">
            <text:p>6779</text:p>
          </table:table-cell>
          <table:table-cell table:style-name="ACE-15" office:value-type="float" office:value="44">
            <text:p>44</text:p>
          </table:table-cell>
          <table:table-cell table:style-name="ACE-13" office:value-type="float" office:value="-5.4900000000000002">
            <text:p>−5.49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94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94];[.AF94];[.K94]);0)" office:value-type="float" office:value="6779">
            <text:p>6779</text:p>
          </table:table-cell>
          <table:table-cell table:style-name="ACE-8" table:formula="of:=ROUND(IF([.AG94];[.AG94];[.L94]);0)" office:value-type="float" office:value="22">
            <text:p>2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BH6-05</text:p>
          </table:table-cell>
          <table:table-cell table:style-name="ACE-3"/>
          <table:table-cell table:style-name="ACE-3" office:value-type="string">
            <text:p>MBH6/05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Porites</text:p>
          </table:table-cell>
          <table:table-cell table:style-name="ACE-9" table:formula="of:=IF([.E95]&lt;&gt;&quot;&quot;;COM.MICROSOFT.CONCAT([.D95];&quot; (&quot;;[.E95];&quot;)&quot;);[.D95])" office:value-type="string" office:string-value="Coral (Porites)">
            <text:p>Coral (Porites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95]" office:value-type="float" office:value="7165">
            <text:p>7165</text:p>
          </table:table-cell>
          <table:table-cell table:style-name="ACE-13" table:formula="of:=[.P95]/2" office:value-type="float" office:value="25.5">
            <text:p>25.5</text:p>
          </table:table-cell>
          <table:table-cell table:number-columns-repeated="2" table:style-name="ACE-13"/>
          <table:table-cell table:style-name="ACE-16" office:value-type="float" office:value="7165">
            <text:p>7165</text:p>
          </table:table-cell>
          <table:table-cell table:style-name="ACE-15" office:value-type="float" office:value="51">
            <text:p>51</text:p>
          </table:table-cell>
          <table:table-cell table:style-name="ACE-13" office:value-type="float" office:value="-7.6100000000000003">
            <text:p>−7.61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95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95];[.AF95];[.K95]);0)" office:value-type="float" office:value="7165">
            <text:p>7165</text:p>
          </table:table-cell>
          <table:table-cell table:style-name="ACE-8" table:formula="of:=ROUND(IF([.AG95];[.AG95];[.L95]);0)" office:value-type="float" office:value="26">
            <text:p>26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10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9" office:value-type="string">
            <text:p>Acropora</text:p>
          </table:table-cell>
          <table:table-cell table:style-name="ACE-9" table:formula="of:=IF([.E96]&lt;&gt;&quot;&quot;;COM.MICROSOFT.CONCAT([.D96];&quot; (&quot;;[.E96];&quot;)&quot;);[.D96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7962">
            <text:p>7962</text:p>
          </table:table-cell>
          <table:table-cell table:style-name="ACE-13" table:formula="of:=[.P96]/2" office:value-type="float" office:value="38">
            <text:p>38</text:p>
          </table:table-cell>
          <table:table-cell table:number-columns-repeated="2" table:style-name="ACE-13"/>
          <table:table-cell table:style-name="ACE-16" office:value-type="float" office:value="7962">
            <text:p>7962</text:p>
          </table:table-cell>
          <table:table-cell table:style-name="ACE-15" office:value-type="float" office:value="76">
            <text:p>76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96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96];[.AF96];[.K96]);0)" office:value-type="float" office:value="7962">
            <text:p>7962</text:p>
          </table:table-cell>
          <table:table-cell table:style-name="ACE-8" table:formula="of:=ROUND(IF([.AG96];[.AG96];[.L96]);0)" office:value-type="float" office:value="38">
            <text:p>38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12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9" office:value-type="string">
            <text:p>Acropora</text:p>
          </table:table-cell>
          <table:table-cell table:style-name="ACE-9" table:formula="of:=IF([.E97]&lt;&gt;&quot;&quot;;COM.MICROSOFT.CONCAT([.D97];&quot; (&quot;;[.E97];&quot;)&quot;);[.D97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8124">
            <text:p>8124</text:p>
          </table:table-cell>
          <table:table-cell table:style-name="ACE-13" table:formula="of:=[.P97]/2" office:value-type="float" office:value="22">
            <text:p>22</text:p>
          </table:table-cell>
          <table:table-cell table:number-columns-repeated="2" table:style-name="ACE-13"/>
          <table:table-cell table:style-name="ACE-16" office:value-type="float" office:value="8124">
            <text:p>8124</text:p>
          </table:table-cell>
          <table:table-cell table:style-name="ACE-15" office:value-type="float" office:value="44">
            <text:p>44</text:p>
          </table:table-cell>
          <table:table-cell table:style-name="ACE-13" office:value-type="float" office:value="7.5">
            <text:p>7.5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97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97];[.AF97];[.K97]);0)" office:value-type="float" office:value="8124">
            <text:p>8124</text:p>
          </table:table-cell>
          <table:table-cell table:style-name="ACE-8" table:formula="of:=ROUND(IF([.AG97];[.AG97];[.L97]);0)" office:value-type="float" office:value="22">
            <text:p>22</text:p>
          </table:table-cell>
          <table:table-cell table:number-columns-repeated="221" table:style-name="ACE-8"/>
        </table:table-row>
        <table:table-row table:style-name="AROW-5">
          <table:table-cell table:style-name="ACE-3" office:value-type="string">
            <text:p>MC14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9" office:value-type="string">
            <text:p>Acropora</text:p>
          </table:table-cell>
          <table:table-cell table:style-name="ACE-9" table:formula="of:=IF([.E98]&lt;&gt;&quot;&quot;;COM.MICROSOFT.CONCAT([.D98];&quot; (&quot;;[.E98];&quot;)&quot;);[.D98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8621">
            <text:p>8621</text:p>
          </table:table-cell>
          <table:table-cell table:style-name="ACE-13" table:formula="of:=[.P98]/2" office:value-type="float" office:value="24">
            <text:p>24</text:p>
          </table:table-cell>
          <table:table-cell table:number-columns-repeated="2" table:style-name="ACE-13"/>
          <table:table-cell table:style-name="ACE-16" office:value-type="float" office:value="8621">
            <text:p>8621</text:p>
          </table:table-cell>
          <table:table-cell table:style-name="ACE-15" office:value-type="float" office:value="48">
            <text:p>48</text:p>
          </table:table-cell>
          <table:table-cell table:style-name="ACE-20" office:value-type="float" office:value="14.199999999999999">
            <text:p>14.20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98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98];[.AF98];[.K98]);0)" office:value-type="float" office:value="8621">
            <text:p>8621</text:p>
          </table:table-cell>
          <table:table-cell table:style-name="ACE-8" table:formula="of:=ROUND(IF([.AG98];[.AG98];[.L98]);0)" office:value-type="float" office:value="24">
            <text:p>24</text:p>
          </table:table-cell>
          <table:table-cell table:number-columns-repeated="221" table:style-name="ACE-8"/>
        </table:table-row>
        <table:table-row table:style-name="AROW-5">
          <table:table-cell table:style-name="ACE-3" office:value-type="string">
            <text:p>MC16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99]&lt;&gt;&quot;&quot;;COM.MICROSOFT.CONCAT([.D99];&quot; (&quot;;[.E99];&quot;)&quot;);[.D99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9000">
            <text:p>9000</text:p>
          </table:table-cell>
          <table:table-cell table:style-name="ACE-13" table:formula="of:=[.P99]/2" office:value-type="float" office:value="85.5">
            <text:p>85.5</text:p>
          </table:table-cell>
          <table:table-cell table:number-columns-repeated="2" table:style-name="ACE-13"/>
          <table:table-cell table:style-name="ACE-16" office:value-type="float" office:value="9000">
            <text:p>9000</text:p>
          </table:table-cell>
          <table:table-cell table:style-name="ACE-15" office:value-type="float" office:value="171">
            <text:p>171</text:p>
          </table:table-cell>
          <table:table-cell table:style-name="ACE-13" office:value-type="float" office:value="17.100000000000001">
            <text:p>17.1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99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99];[.AF99];[.K99]);0)" office:value-type="float" office:value="9000">
            <text:p>9000</text:p>
          </table:table-cell>
          <table:table-cell table:style-name="ACE-8" table:formula="of:=ROUND(IF([.AG99];[.AG99];[.L99]);0)" office:value-type="float" office:value="86">
            <text:p>86</text:p>
          </table:table-cell>
          <table:table-cell table:number-columns-repeated="221" table:style-name="ACE-8"/>
        </table:table-row>
        <table:table-row table:style-name="AROW-5">
          <table:table-cell table:style-name="ACE-3" office:value-type="string">
            <text:p>MC2_1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0]&lt;&gt;&quot;&quot;;COM.MICROSOFT.CONCAT([.D100];&quot; (&quot;;[.E100];&quot;)&quot;);[.D100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6460">
            <text:p>6460</text:p>
          </table:table-cell>
          <table:table-cell table:style-name="ACE-13" table:formula="of:=[.P100]/2" office:value-type="float" office:value="25">
            <text:p>25</text:p>
          </table:table-cell>
          <table:table-cell table:number-columns-repeated="2" table:style-name="ACE-13"/>
          <table:table-cell table:style-name="ACE-16" office:value-type="float" office:value="6460">
            <text:p>6460</text:p>
          </table:table-cell>
          <table:table-cell table:style-name="ACE-15" office:value-type="float" office:value="50">
            <text:p>50</text:p>
          </table:table-cell>
          <table:table-cell table:style-name="ACE-13" office:value-type="float" office:value="-0.20000000000000001">
            <text:p>−0.2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0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0];[.AF100];[.K100]);0)" office:value-type="float" office:value="6460">
            <text:p>6460</text:p>
          </table:table-cell>
          <table:table-cell table:style-name="ACE-8" table:formula="of:=ROUND(IF([.AG100];[.AG100];[.L100]);0)" office:value-type="float" office:value="25">
            <text:p>25</text:p>
          </table:table-cell>
          <table:table-cell table:number-columns-repeated="221" table:style-name="ACE-8"/>
        </table:table-row>
        <table:table-row table:style-name="AROW-5">
          <table:table-cell table:style-name="ACE-3" office:value-type="string">
            <text:p>MC21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1]&lt;&gt;&quot;&quot;;COM.MICROSOFT.CONCAT([.D101];&quot; (&quot;;[.E101];&quot;)&quot;);[.D101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8191">
            <text:p>8191</text:p>
          </table:table-cell>
          <table:table-cell table:style-name="ACE-13" table:formula="of:=[.P101]/2" office:value-type="float" office:value="56.5">
            <text:p>56.5</text:p>
          </table:table-cell>
          <table:table-cell table:number-columns-repeated="2" table:style-name="ACE-13"/>
          <table:table-cell table:style-name="ACE-16" office:value-type="float" office:value="8191">
            <text:p>8191</text:p>
          </table:table-cell>
          <table:table-cell table:style-name="ACE-15" office:value-type="float" office:value="113">
            <text:p>113</text:p>
          </table:table-cell>
          <table:table-cell table:style-name="ACE-20" office:value-type="float" office:value="10.699999999999999">
            <text:p>10.70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1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1];[.AF101];[.K101]);0)" office:value-type="float" office:value="8191">
            <text:p>8191</text:p>
          </table:table-cell>
          <table:table-cell table:style-name="ACE-8" table:formula="of:=ROUND(IF([.AG101];[.AG101];[.L101]);0)" office:value-type="float" office:value="57">
            <text:p>57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2_2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2]&lt;&gt;&quot;&quot;;COM.MICROSOFT.CONCAT([.D102];&quot; (&quot;;[.E102];&quot;)&quot;);[.D102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6320">
            <text:p>6320</text:p>
          </table:table-cell>
          <table:table-cell table:style-name="ACE-13" table:formula="of:=[.P102]/2" office:value-type="float" office:value="25">
            <text:p>25</text:p>
          </table:table-cell>
          <table:table-cell table:number-columns-repeated="2" table:style-name="ACE-13"/>
          <table:table-cell table:style-name="ACE-16" office:value-type="float" office:value="6320">
            <text:p>6320</text:p>
          </table:table-cell>
          <table:table-cell table:style-name="ACE-15" office:value-type="float" office:value="50">
            <text:p>50</text:p>
          </table:table-cell>
          <table:table-cell table:style-name="ACE-13" office:value-type="float" office:value="-0.20000000000000001">
            <text:p>−0.2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2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2];[.AF102];[.K102]);0)" office:value-type="float" office:value="6320">
            <text:p>6320</text:p>
          </table:table-cell>
          <table:table-cell table:style-name="ACE-8" table:formula="of:=ROUND(IF([.AG102];[.AG102];[.L102]);0)" office:value-type="float" office:value="25">
            <text:p>2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3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3]&lt;&gt;&quot;&quot;;COM.MICROSOFT.CONCAT([.D103];&quot; (&quot;;[.E103];&quot;)&quot;);[.D103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6716">
            <text:p>6716</text:p>
          </table:table-cell>
          <table:table-cell table:style-name="ACE-13" table:formula="of:=[.P103]/2" office:value-type="float" office:value="28">
            <text:p>28</text:p>
          </table:table-cell>
          <table:table-cell table:number-columns-repeated="2" table:style-name="ACE-13"/>
          <table:table-cell table:style-name="ACE-16" office:value-type="float" office:value="6716">
            <text:p>6716</text:p>
          </table:table-cell>
          <table:table-cell table:style-name="ACE-15" office:value-type="float" office:value="56">
            <text:p>56</text:p>
          </table:table-cell>
          <table:table-cell table:style-name="ACE-13" office:value-type="float" office:value="1.2">
            <text:p>1.2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3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3];[.AF103];[.K103]);0)" office:value-type="float" office:value="6716">
            <text:p>6716</text:p>
          </table:table-cell>
          <table:table-cell table:style-name="ACE-8" table:formula="of:=ROUND(IF([.AG103];[.AG103];[.L103]);0)" office:value-type="float" office:value="28">
            <text:p>28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4_1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4]&lt;&gt;&quot;&quot;;COM.MICROSOFT.CONCAT([.D104];&quot; (&quot;;[.E104];&quot;)&quot;);[.D104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9610">
            <text:p>9610</text:p>
          </table:table-cell>
          <table:table-cell table:style-name="ACE-13" table:formula="of:=[.P104]/2" office:value-type="float" office:value="25">
            <text:p>25</text:p>
          </table:table-cell>
          <table:table-cell table:number-columns-repeated="2" table:style-name="ACE-13"/>
          <table:table-cell table:style-name="ACE-16" office:value-type="float" office:value="9610">
            <text:p>9610</text:p>
          </table:table-cell>
          <table:table-cell table:style-name="ACE-15" office:value-type="float" office:value="50">
            <text:p>50</text:p>
          </table:table-cell>
          <table:table-cell table:style-name="ACE-20" office:value-type="float" office:value="23.600000000000001">
            <text:p>23.60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4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4];[.AF104];[.K104]);0)" office:value-type="float" office:value="9610">
            <text:p>9610</text:p>
          </table:table-cell>
          <table:table-cell table:style-name="ACE-8" table:formula="of:=ROUND(IF([.AG104];[.AG104];[.L104]);0)" office:value-type="float" office:value="25">
            <text:p>2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4_2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5]&lt;&gt;&quot;&quot;;COM.MICROSOFT.CONCAT([.D105];&quot; (&quot;;[.E105];&quot;)&quot;);[.D105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9480">
            <text:p>9480</text:p>
          </table:table-cell>
          <table:table-cell table:style-name="ACE-13" table:formula="of:=[.P105]/2" office:value-type="float" office:value="25">
            <text:p>25</text:p>
          </table:table-cell>
          <table:table-cell table:number-columns-repeated="2" table:style-name="ACE-13"/>
          <table:table-cell table:style-name="ACE-16" office:value-type="float" office:value="9480">
            <text:p>9480</text:p>
          </table:table-cell>
          <table:table-cell table:style-name="ACE-15" office:value-type="float" office:value="50">
            <text:p>50</text:p>
          </table:table-cell>
          <table:table-cell table:style-name="ACE-13" office:value-type="float" office:value="23.600000000000001">
            <text:p>23.6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5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5];[.AF105];[.K105]);0)" office:value-type="float" office:value="9480">
            <text:p>9480</text:p>
          </table:table-cell>
          <table:table-cell table:style-name="ACE-8" table:formula="of:=ROUND(IF([.AG105];[.AG105];[.L105]);0)" office:value-type="float" office:value="25">
            <text:p>2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4_3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6]&lt;&gt;&quot;&quot;;COM.MICROSOFT.CONCAT([.D106];&quot; (&quot;;[.E106];&quot;)&quot;);[.D106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9484">
            <text:p>9484</text:p>
          </table:table-cell>
          <table:table-cell table:style-name="ACE-13" table:formula="of:=[.P106]/2" office:value-type="float" office:value="38.5">
            <text:p>38.5</text:p>
          </table:table-cell>
          <table:table-cell table:number-columns-repeated="2" table:style-name="ACE-13"/>
          <table:table-cell table:style-name="ACE-16" office:value-type="float" office:value="9484">
            <text:p>9484</text:p>
          </table:table-cell>
          <table:table-cell table:style-name="ACE-15" office:value-type="float" office:value="77">
            <text:p>77</text:p>
          </table:table-cell>
          <table:table-cell table:style-name="ACE-13" office:value-type="float" office:value="23.600000000000001">
            <text:p>23.6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6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6];[.AF106];[.K106]);0)" office:value-type="float" office:value="9484">
            <text:p>9484</text:p>
          </table:table-cell>
          <table:table-cell table:style-name="ACE-8" table:formula="of:=ROUND(IF([.AG106];[.AG106];[.L106]);0)" office:value-type="float" office:value="39">
            <text:p>39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5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7]&lt;&gt;&quot;&quot;;COM.MICROSOFT.CONCAT([.D107];&quot; (&quot;;[.E107];&quot;)&quot;);[.D107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9809">
            <text:p>9809</text:p>
          </table:table-cell>
          <table:table-cell table:style-name="ACE-13" table:formula="of:=[.P107]/2" office:value-type="float" office:value="47.5">
            <text:p>47.5</text:p>
          </table:table-cell>
          <table:table-cell table:number-columns-repeated="2" table:style-name="ACE-13"/>
          <table:table-cell table:style-name="ACE-16" office:value-type="float" office:value="9809">
            <text:p>9809</text:p>
          </table:table-cell>
          <table:table-cell table:style-name="ACE-15" office:value-type="float" office:value="95">
            <text:p>95</text:p>
          </table:table-cell>
          <table:table-cell table:style-name="ACE-13" office:value-type="float" office:value="24.399999999999999">
            <text:p>24.4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7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7];[.AF107];[.K107]);0)" office:value-type="float" office:value="9809">
            <text:p>9809</text:p>
          </table:table-cell>
          <table:table-cell table:style-name="ACE-8" table:formula="of:=ROUND(IF([.AG107];[.AG107];[.L107]);0)" office:value-type="float" office:value="48">
            <text:p>48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8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8]&lt;&gt;&quot;&quot;;COM.MICROSOFT.CONCAT([.D108];&quot; (&quot;;[.E108];&quot;)&quot;);[.D108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7102">
            <text:p>7102</text:p>
          </table:table-cell>
          <table:table-cell table:style-name="ACE-13" table:formula="of:=[.P108]/2" office:value-type="float" office:value="34.5">
            <text:p>34.5</text:p>
          </table:table-cell>
          <table:table-cell table:number-columns-repeated="2" table:style-name="ACE-13"/>
          <table:table-cell table:style-name="ACE-16" office:value-type="float" office:value="7102">
            <text:p>7102</text:p>
          </table:table-cell>
          <table:table-cell table:style-name="ACE-15" office:value-type="float" office:value="69">
            <text:p>69</text:p>
          </table:table-cell>
          <table:table-cell table:style-name="ACE-13" office:value-type="float" office:value="2.2999999999999998">
            <text:p>2.3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8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8];[.AF108];[.K108]);0)" office:value-type="float" office:value="7102">
            <text:p>7102</text:p>
          </table:table-cell>
          <table:table-cell table:style-name="ACE-8" table:formula="of:=ROUND(IF([.AG108];[.AG108];[.L108]);0)" office:value-type="float" office:value="35">
            <text:p>3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I8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9]&lt;&gt;&quot;&quot;;COM.MICROSOFT.CONCAT([.D109];&quot; (&quot;;[.E109];&quot;)&quot;);[.D109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9347">
            <text:p>9347</text:p>
          </table:table-cell>
          <table:table-cell table:style-name="ACE-13" table:formula="of:=[.P109]/2" office:value-type="float" office:value="35">
            <text:p>35</text:p>
          </table:table-cell>
          <table:table-cell table:number-columns-repeated="2" table:style-name="ACE-13"/>
          <table:table-cell table:style-name="ACE-16" office:value-type="float" office:value="9347">
            <text:p>9347</text:p>
          </table:table-cell>
          <table:table-cell table:style-name="ACE-15" office:value-type="float" office:value="70">
            <text:p>70</text:p>
          </table:table-cell>
          <table:table-cell table:style-name="ACE-13" office:value-type="float" office:value="19.800000000000001">
            <text:p>19.8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9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9];[.AF109];[.K109]);0)" office:value-type="float" office:value="9347">
            <text:p>9347</text:p>
          </table:table-cell>
          <table:table-cell table:style-name="ACE-8" table:formula="of:=ROUND(IF([.AG109];[.AG109];[.L109]);0)" office:value-type="float" office:value="35">
            <text:p>3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ORINS-16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110]&lt;&gt;&quot;&quot;;COM.MICROSOFT.CONCAT([.D110];&quot; (&quot;;[.E110];&quot;)&quot;);[.D110])" office:value-type="string" office:string-value="Shell material">
            <text:p>Shell material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860">
            <text:p>4860</text:p>
          </table:table-cell>
          <table:table-cell table:style-name="ACE-13" office:value-type="float" office:value="435">
            <text:p>435</text:p>
          </table:table-cell>
          <table:table-cell table:style-name="ACE-13" office:value-type="float" office:value="3907">
            <text:p>3907</text:p>
          </table:table-cell>
          <table:table-cell table:style-name="ACE-13" office:value-type="float" office:value="6061">
            <text:p>6061</text:p>
          </table:table-cell>
          <table:table-cell table:style-name="ACE-16" table:formula="of:=(([.N110]-[.M110])/2)+[.M110]" office:value-type="float" office:value="4984">
            <text:p>4984</text:p>
          </table:table-cell>
          <table:table-cell table:style-name="ACE-15" table:formula="of:=([.N110]-[.M110])/2" office:value-type="float" office:value="1077">
            <text:p>1077</text:p>
          </table:table-cell>
          <table:table-cell table:style-name="ACE-13" office:value-type="float" office:value="0.45000000000000001">
            <text:p>0.4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Logan et al. 1970/Noakes et al. 1967</text:p>
          </table:table-cell>
          <table:table-cell table:style-name="ACE-4" office:value-type="string">
            <text:p>NoakesEtal1967,LoganEtal1970</text:p>
          </table:table-cell>
          <table:table-cell table:style-name="ACE-4" table:formula="of:=COM.MICROSOFT.CONCAT([.U110];&quot;,LewisEtal2013&quot;)" office:value-type="string" office:string-value="NoakesEtal1967,LoganEtal1970,LewisEtal2013">
            <text:p>NoakesEtal1967,LoganEtal1970,LewisEtal2013</text:p>
          </table:table-cell>
          <table:table-cell table:number-columns-repeated="3" table:style-name="ACE-8"/>
          <table:table-cell table:style-name="ACE-8" office:value-type="float" office:value="-26.207999999999998">
            <text:p>−26.208</text:p>
          </table:table-cell>
          <table:table-cell table:style-name="ACE-8" office:value-type="float" office:value="113.75">
            <text:p>113.7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10]/-8033))*0.97499999999999998^2/(1+[.AC110]/1000)^2" office:value-type="float" office:value="0.5192135775675345">
            <text:p>0.5192</text:p>
          </table:table-cell>
          <table:table-cell table:style-name="ACE-12" table:formula="of:=-8033*LN([.AE110])" office:value-type="float" office:value="5265.1492227402468">
            <text:p>5265</text:p>
          </table:table-cell>
          <table:table-cell table:style-name="ACE-12" table:formula="of:=ROUND(SQRT([.L110]^2+(16.065999999999999*[.AD110])^2);0)" office:value-type="float" office:value="436">
            <text:p>436</text:p>
          </table:table-cell>
          <table:table-cell table:style-name="ACE-8" table:formula="of:=ROUND(IF([.AF110];[.AF110];[.K110]);0)" office:value-type="float" office:value="5265">
            <text:p>5265</text:p>
          </table:table-cell>
          <table:table-cell table:style-name="ACE-8" table:formula="of:=ROUND(IF([.AG110];[.AG110];[.L110]);0)" office:value-type="float" office:value="436">
            <text:p>436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ORINS-33</text:p>
          </table:table-cell>
          <table:table-cell table:style-name="ACE-3"/>
          <table:table-cell table:style-name="ACE-3" office:value-type="string">
            <text:p>L165047</text:p>
          </table:table-cell>
          <table:table-cell table:style-name="ACE-3" office:value-type="string">
            <text:p>Ooids</text:p>
          </table:table-cell>
          <table:table-cell table:style-name="ACE-3"/>
          <table:table-cell table:style-name="ACE-9" table:formula="of:=IF([.E111]&lt;&gt;&quot;&quot;;COM.MICROSOFT.CONCAT([.D111];&quot; (&quot;;[.E111];&quot;)&quot;);[.D111])" office:value-type="string" office:string-value="Ooids">
            <text:p>Ooids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1880">
            <text:p>1880</text:p>
          </table:table-cell>
          <table:table-cell table:style-name="ACE-13" office:value-type="float" office:value="180">
            <text:p>180</text:p>
          </table:table-cell>
          <table:table-cell table:style-name="ACE-13" office:value-type="float" office:value="976">
            <text:p>976</text:p>
          </table:table-cell>
          <table:table-cell table:style-name="ACE-13" office:value-type="float" office:value="1789">
            <text:p>1789</text:p>
          </table:table-cell>
          <table:table-cell table:style-name="ACE-16" table:formula="of:=(([.N111]-[.M111])/2)+[.M111]" office:value-type="float" office:value="1382.5">
            <text:p>1383</text:p>
          </table:table-cell>
          <table:table-cell table:style-name="ACE-15" table:formula="of:=([.N111]-[.M111])/2" office:value-type="float" office:value="406.5">
            <text:p>407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Logan et al. 1970/Noakes et al. 1967</text:p>
          </table:table-cell>
          <table:table-cell table:style-name="ACE-4" office:value-type="string">
            <text:p>NoakesEtal1967,LoganEtal1970</text:p>
          </table:table-cell>
          <table:table-cell table:style-name="ACE-4" table:formula="of:=COM.MICROSOFT.CONCAT([.U111];&quot;,LewisEtal2013&quot;)" office:value-type="string" office:string-value="NoakesEtal1967,LoganEtal1970,LewisEtal2013">
            <text:p>NoakesEtal1967,LoganEtal1970,LewisEtal2013</text:p>
          </table:table-cell>
          <table:table-cell table:number-columns-repeated="3" table:style-name="ACE-8"/>
          <table:table-cell table:style-name="ACE-8" office:value-type="float" office:value="-26.350000000000001">
            <text:p>−26.35</text:p>
          </table:table-cell>
          <table:table-cell table:style-name="ACE-8" office:value-type="float" office:value="114.20999999999999">
            <text:p>114.21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11]/-8033))*0.97499999999999998^2/(1+[.AC111]/1000)^2" office:value-type="float" office:value="0.75241276708901517">
            <text:p>0.7524</text:p>
          </table:table-cell>
          <table:table-cell table:style-name="ACE-12" table:formula="of:=-8033*LN([.AE111])" office:value-type="float" office:value="2285.1492227402468">
            <text:p>2285</text:p>
          </table:table-cell>
          <table:table-cell table:style-name="ACE-12" table:formula="of:=ROUND(SQRT([.L111]^2+(16.065999999999999*[.AD111])^2);0)" office:value-type="float" office:value="183">
            <text:p>183</text:p>
          </table:table-cell>
          <table:table-cell table:style-name="ACE-8" table:formula="of:=ROUND(IF([.AF111];[.AF111];[.K111]);0)" office:value-type="float" office:value="2285">
            <text:p>2285</text:p>
          </table:table-cell>
          <table:table-cell table:style-name="ACE-8" table:formula="of:=ROUND(IF([.AG111];[.AG111];[.L111]);0)" office:value-type="float" office:value="183">
            <text:p>183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ORINS-39</text:p>
          </table:table-cell>
          <table:table-cell table:style-name="ACE-3"/>
          <table:table-cell table:style-name="ACE-3" office:value-type="string">
            <text:p>G265039(6)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Fragum unedo</text:p>
          </table:table-cell>
          <table:table-cell table:style-name="ACE-9" table:formula="of:=IF([.E112]&lt;&gt;&quot;&quot;;COM.MICROSOFT.CONCAT([.D112];&quot; (&quot;;[.E112];&quot;)&quot;);[.D112])" office:value-type="string" office:string-value="Shell material (Fragum unedo)">
            <text:p>Shell material (Fragum unedo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910">
            <text:p>3910</text:p>
          </table:table-cell>
          <table:table-cell table:style-name="ACE-13" office:value-type="float" office:value="200">
            <text:p>200</text:p>
          </table:table-cell>
          <table:table-cell table:style-name="ACE-13" office:value-type="float" office:value="3332">
            <text:p>3332</text:p>
          </table:table-cell>
          <table:table-cell table:style-name="ACE-13" office:value-type="float" office:value="4376">
            <text:p>4376</text:p>
          </table:table-cell>
          <table:table-cell table:style-name="ACE-16" table:formula="of:=(([.N112]-[.M112])/2)+[.M112]" office:value-type="float" office:value="3854">
            <text:p>3854</text:p>
          </table:table-cell>
          <table:table-cell table:style-name="ACE-15" table:formula="of:=([.N112]-[.M112])/2" office:value-type="float" office:value="522">
            <text:p>522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Logan et al. 1970/Noakes et al. 1967</text:p>
          </table:table-cell>
          <table:table-cell table:style-name="ACE-4" office:value-type="string">
            <text:p>NoakesEtal1967,LoganEtal1970</text:p>
          </table:table-cell>
          <table:table-cell table:style-name="ACE-4" table:formula="of:=COM.MICROSOFT.CONCAT([.U112];&quot;,LewisEtal2013&quot;)" office:value-type="string" office:string-value="NoakesEtal1967,LoganEtal1970,LewisEtal2013">
            <text:p>NoakesEtal1967,LoganEtal1970,LewisEtal2013</text:p>
          </table:table-cell>
          <table:table-cell table:number-columns-repeated="3" table:style-name="ACE-8"/>
          <table:table-cell table:style-name="ACE-8" office:value-type="float" office:value="-25.882999999999999">
            <text:p>−25.883</text:p>
          </table:table-cell>
          <table:table-cell table:style-name="ACE-8" office:value-type="float" office:value="114.267">
            <text:p>114.26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12]/-8033))*0.97499999999999998^2/(1+[.AC112]/1000)^2" office:value-type="float" office:value="0.58439521066592626">
            <text:p>0.5844</text:p>
          </table:table-cell>
          <table:table-cell table:style-name="ACE-12" table:formula="of:=-8033*LN([.AE112])" office:value-type="float" office:value="4315.1492227402478">
            <text:p>4315</text:p>
          </table:table-cell>
          <table:table-cell table:style-name="ACE-12" table:formula="of:=ROUND(SQRT([.L112]^2+(16.065999999999999*[.AD112])^2);0)" office:value-type="float" office:value="203">
            <text:p>203</text:p>
          </table:table-cell>
          <table:table-cell table:style-name="ACE-8" table:formula="of:=ROUND(IF([.AF112];[.AF112];[.K112]);0)" office:value-type="float" office:value="4315">
            <text:p>4315</text:p>
          </table:table-cell>
          <table:table-cell table:style-name="ACE-8" table:formula="of:=ROUND(IF([.AG112];[.AG112];[.L112]);0)" office:value-type="float" office:value="203">
            <text:p>203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ORINS-41</text:p>
          </table:table-cell>
          <table:table-cell table:style-name="ACE-3"/>
          <table:table-cell table:style-name="ACE-3" office:value-type="string">
            <text:p>G265020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Fragum unedo</text:p>
          </table:table-cell>
          <table:table-cell table:style-name="ACE-9" table:formula="of:=IF([.E113]&lt;&gt;&quot;&quot;;COM.MICROSOFT.CONCAT([.D113];&quot; (&quot;;[.E113];&quot;)&quot;);[.D113])" office:value-type="string" office:string-value="Shell material (Fragum unedo)">
            <text:p>Shell material (Fragum unedo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040">
            <text:p>5040</text:p>
          </table:table-cell>
          <table:table-cell table:style-name="ACE-13" office:value-type="float" office:value="165">
            <text:p>165</text:p>
          </table:table-cell>
          <table:table-cell table:style-name="ACE-13" office:value-type="float" office:value="4843">
            <text:p>4843</text:p>
          </table:table-cell>
          <table:table-cell table:style-name="ACE-13" office:value-type="float" office:value="5648">
            <text:p>5648</text:p>
          </table:table-cell>
          <table:table-cell table:style-name="ACE-16" table:formula="of:=(([.N113]-[.M113])/2)+[.M113]" office:value-type="float" office:value="5245.5">
            <text:p>5246</text:p>
          </table:table-cell>
          <table:table-cell table:style-name="ACE-15" table:formula="of:=([.N113]-[.M113])/2" office:value-type="float" office:value="402.5">
            <text:p>403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Logan et al. 1970/Noakes et al. 1967</text:p>
          </table:table-cell>
          <table:table-cell table:style-name="ACE-4" office:value-type="string">
            <text:p>NoakesEtal1967,LoganEtal1970</text:p>
          </table:table-cell>
          <table:table-cell table:style-name="ACE-4" table:formula="of:=COM.MICROSOFT.CONCAT([.U113];&quot;,LewisEtal2013&quot;)" office:value-type="string" office:string-value="NoakesEtal1967,LoganEtal1970,LewisEtal2013">
            <text:p>NoakesEtal1967,LoganEtal1970,LewisEtal2013</text:p>
          </table:table-cell>
          <table:table-cell table:number-columns-repeated="3" table:style-name="ACE-8"/>
          <table:table-cell table:style-name="ACE-8" office:value-type="float" office:value="-25.968">
            <text:p>−25.968</text:p>
          </table:table-cell>
          <table:table-cell table:style-name="ACE-8" office:value-type="float" office:value="114.251">
            <text:p>114.251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13]/-8033))*0.97499999999999998^2/(1+[.AC113]/1000)^2" office:value-type="float" office:value="0.50770864379545588">
            <text:p>0.5077</text:p>
          </table:table-cell>
          <table:table-cell table:style-name="ACE-12" table:formula="of:=-8033*LN([.AE113])" office:value-type="float" office:value="5445.1492227402478">
            <text:p>5445</text:p>
          </table:table-cell>
          <table:table-cell table:style-name="ACE-12" table:formula="of:=ROUND(SQRT([.L113]^2+(16.065999999999999*[.AD113])^2);0)" office:value-type="float" office:value="168">
            <text:p>168</text:p>
          </table:table-cell>
          <table:table-cell table:style-name="ACE-8" table:formula="of:=ROUND(IF([.AF113];[.AF113];[.K113]);0)" office:value-type="float" office:value="5445">
            <text:p>5445</text:p>
          </table:table-cell>
          <table:table-cell table:style-name="ACE-8" table:formula="of:=ROUND(IF([.AG113];[.AG113];[.L113]);0)" office:value-type="float" office:value="168">
            <text:p>168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ORINS-62</text:p>
          </table:table-cell>
          <table:table-cell table:style-name="ACE-3"/>
          <table:table-cell table:style-name="ACE-3" office:value-type="string">
            <text:p>B265133</text:p>
          </table:table-cell>
          <table:table-cell table:style-name="ACE-3" office:value-type="string">
            <text:p>Ooids</text:p>
          </table:table-cell>
          <table:table-cell table:style-name="ACE-3"/>
          <table:table-cell table:style-name="ACE-9" table:formula="of:=IF([.E114]&lt;&gt;&quot;&quot;;COM.MICROSOFT.CONCAT([.D114];&quot; (&quot;;[.E114];&quot;)&quot;);[.D114])" office:value-type="string" office:string-value="Ooids">
            <text:p>Ooids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24">
            <text:p>424</text:p>
          </table:table-cell>
          <table:table-cell table:style-name="ACE-13" office:value-type="float" office:value="86">
            <text:p>86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230">
            <text:p>230</text:p>
          </table:table-cell>
          <table:table-cell table:style-name="ACE-16" table:formula="of:=(([.N114]-[.M114])/2)+[.M114]" office:value-type="float" office:value="115">
            <text:p>115</text:p>
          </table:table-cell>
          <table:table-cell table:style-name="ACE-15" table:formula="of:=([.N114]-[.M114])/2" office:value-type="float" office:value="115">
            <text:p>115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Logan et al. 1970/Noakes et al. 1967</text:p>
          </table:table-cell>
          <table:table-cell table:style-name="ACE-4" office:value-type="string">
            <text:p>NoakesEtal1968,LoganEtal1970</text:p>
          </table:table-cell>
          <table:table-cell table:style-name="ACE-4" table:formula="of:=COM.MICROSOFT.CONCAT([.U114];&quot;,LewisEtal2013&quot;)" office:value-type="string" office:string-value="NoakesEtal1968,LoganEtal1970,LewisEtal2013">
            <text:p>NoakesEtal1968,LoganEtal1970,LewisEtal2013</text:p>
          </table:table-cell>
          <table:table-cell table:number-columns-repeated="3" table:style-name="ACE-8"/>
          <table:table-cell table:style-name="ACE-8" office:value-type="float" office:value="-26.132999999999999">
            <text:p>−26.133</text:p>
          </table:table-cell>
          <table:table-cell table:style-name="ACE-8" table:formula="of:=113+57/60" office:value-type="float" office:value="113.95">
            <text:p>113.9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14]/-8033))*0.97499999999999998^2/(1+[.AC114]/1000)^2" office:value-type="float" office:value="0.90193044028733005">
            <text:p>0.9019</text:p>
          </table:table-cell>
          <table:table-cell table:style-name="ACE-12" table:formula="of:=-8033*LN([.AE114])" office:value-type="float" office:value="829.1492227402473">
            <text:p>829</text:p>
          </table:table-cell>
          <table:table-cell table:style-name="ACE-12" table:formula="of:=ROUND(SQRT([.L114]^2+(16.065999999999999*[.AD114])^2);0)" office:value-type="float" office:value="92">
            <text:p>92</text:p>
          </table:table-cell>
          <table:table-cell table:style-name="ACE-8" table:formula="of:=ROUND(IF([.AF114];[.AF114];[.K114]);0)" office:value-type="float" office:value="829">
            <text:p>829</text:p>
          </table:table-cell>
          <table:table-cell table:style-name="ACE-8" table:formula="of:=ROUND(IF([.AG114];[.AG114];[.L114]);0)" office:value-type="float" office:value="92">
            <text:p>9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OZG-465</text:p>
          </table:table-cell>
          <table:table-cell table:style-name="ACE-3"/>
          <table:table-cell table:style-name="ACE-3" office:value-type="string">
            <text:p>BSM1a</text:p>
          </table:table-cell>
          <table:table-cell table:style-name="ACE-3" office:value-type="string">
            <text:p>Ooid</text:p>
          </table:table-cell>
          <table:table-cell table:style-name="ACE-3"/>
          <table:table-cell table:style-name="ACE-9" table:formula="of:=IF([.E115]&lt;&gt;&quot;&quot;;COM.MICROSOFT.CONCAT([.D115];&quot; (&quot;;[.E115];&quot;)&quot;);[.D115])" office:value-type="string" office:string-value="Ooid">
            <text:p>Ooid</text:p>
          </table:table-cell>
          <table:table-cell table:style-name="ACE-3" office:value-type="string">
            <text:p>Port Smith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850">
            <text:p>3850</text:p>
          </table:table-cell>
          <table:table-cell table:style-name="ACE-13" office:value-type="float" office:value="50">
            <text:p>50</text:p>
          </table:table-cell>
          <table:table-cell table:style-name="ACE-13" office:value-type="float" office:value="3573">
            <text:p>3573</text:p>
          </table:table-cell>
          <table:table-cell table:style-name="ACE-13" office:value-type="float" office:value="3875">
            <text:p>3875</text:p>
          </table:table-cell>
          <table:table-cell table:style-name="ACE-16" table:formula="of:=(([.N115]-[.M115])/2)+[.M115]" office:value-type="float" office:value="3724">
            <text:p>3724</text:p>
          </table:table-cell>
          <table:table-cell table:style-name="ACE-15" table:formula="of:=([.N115]-[.M115])/2" office:value-type="float" office:value="151">
            <text:p>151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Hearty et al. 2006</text:p>
          </table:table-cell>
          <table:table-cell table:style-name="ACE-4" office:value-type="string">
            <text:p>HeartyEtal2006</text:p>
          </table:table-cell>
          <table:table-cell table:style-name="ACE-4" table:formula="of:=COM.MICROSOFT.CONCAT([.U115];&quot;,LewisEtal2013&quot;)" office:value-type="string" office:string-value="HeartyEtal2006,LewisEtal2013">
            <text:p>HeartyEtal2006,LewisEtal2013</text:p>
          </table:table-cell>
          <table:table-cell table:number-columns-repeated="3" table:style-name="ACE-8"/>
          <table:table-cell table:style-name="ACE-8" office:value-type="float" office:value="-18.457000000000001">
            <text:p>−18.457</text:p>
          </table:table-cell>
          <table:table-cell table:style-name="ACE-8" office:value-type="float" office:value="121.812">
            <text:p>121.812</text:p>
          </table:table-cell>
          <table:table-cell table:number-columns-repeated="6" table:style-name="ACE-8"/>
          <table:table-cell table:style-name="ACE-8" table:formula="of:=ROUND(IF([.AF115];[.AF115];[.K115]);0)" office:value-type="float" office:value="3850">
            <text:p>3850</text:p>
          </table:table-cell>
          <table:table-cell table:style-name="ACE-8" table:formula="of:=ROUND(IF([.AG115];[.AG115];[.L115]);0)" office:value-type="float" office:value="50">
            <text:p>5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C2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16]&lt;&gt;&quot;&quot;;COM.MICROSOFT.CONCAT([.D116];&quot; (&quot;;[.E116];&quot;)&quot;);[.D116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6368">
            <text:p>6368</text:p>
          </table:table-cell>
          <table:table-cell table:style-name="ACE-13" table:formula="of:=[.P116]/2" office:value-type="float" office:value="18.5">
            <text:p>18.5</text:p>
          </table:table-cell>
          <table:table-cell table:number-columns-repeated="2" table:style-name="ACE-13"/>
          <table:table-cell table:style-name="ACE-16" office:value-type="float" office:value="6368">
            <text:p>6368</text:p>
          </table:table-cell>
          <table:table-cell table:style-name="ACE-15" office:value-type="float" office:value="37">
            <text:p>37</text:p>
          </table:table-cell>
          <table:table-cell table:style-name="ACE-13" office:value-type="float" office:value="11.15">
            <text:p>11.15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16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04000000000001">
            <text:p>−28.704</text:p>
          </table:table-cell>
          <table:table-cell table:style-name="ACE-8" office:value-type="float" office:value="113.843">
            <text:p>113.843</text:p>
          </table:table-cell>
          <table:table-cell table:number-columns-repeated="6" table:style-name="ACE-8"/>
          <table:table-cell table:style-name="ACE-8" table:formula="of:=ROUND(IF([.AF116];[.AF116];[.K116]);0)" office:value-type="float" office:value="6368">
            <text:p>6368</text:p>
          </table:table-cell>
          <table:table-cell table:style-name="ACE-8" table:formula="of:=ROUND(IF([.AG116];[.AG116];[.L116]);0)" office:value-type="float" office:value="19">
            <text:p>19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C3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17]&lt;&gt;&quot;&quot;;COM.MICROSOFT.CONCAT([.D117];&quot; (&quot;;[.E117];&quot;)&quot;);[.D117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7102">
            <text:p>7102</text:p>
          </table:table-cell>
          <table:table-cell table:style-name="ACE-13" table:formula="of:=[.P117]/2" office:value-type="float" office:value="41">
            <text:p>41</text:p>
          </table:table-cell>
          <table:table-cell table:number-columns-repeated="2" table:style-name="ACE-13"/>
          <table:table-cell table:style-name="ACE-16" office:value-type="float" office:value="7102">
            <text:p>7102</text:p>
          </table:table-cell>
          <table:table-cell table:style-name="ACE-15" office:value-type="float" office:value="82">
            <text:p>82</text:p>
          </table:table-cell>
          <table:table-cell table:style-name="ACE-13" office:value-type="float" office:value="14.15">
            <text:p>14.15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17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04000000000001">
            <text:p>−28.704</text:p>
          </table:table-cell>
          <table:table-cell table:style-name="ACE-8" office:value-type="float" office:value="113.843">
            <text:p>113.843</text:p>
          </table:table-cell>
          <table:table-cell table:number-columns-repeated="6" table:style-name="ACE-8"/>
          <table:table-cell table:style-name="ACE-8" table:formula="of:=ROUND(IF([.AF117];[.AF117];[.K117]);0)" office:value-type="float" office:value="7102">
            <text:p>7102</text:p>
          </table:table-cell>
          <table:table-cell table:style-name="ACE-8" table:formula="of:=ROUND(IF([.AG117];[.AG117];[.L117]);0)" office:value-type="float" office:value="41">
            <text:p>41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C4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18]&lt;&gt;&quot;&quot;;COM.MICROSOFT.CONCAT([.D118];&quot; (&quot;;[.E118];&quot;)&quot;);[.D118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5804">
            <text:p>5804</text:p>
          </table:table-cell>
          <table:table-cell table:style-name="ACE-13" table:formula="of:=[.P118]/2" office:value-type="float" office:value="37.5">
            <text:p>37.5</text:p>
          </table:table-cell>
          <table:table-cell table:number-columns-repeated="2" table:style-name="ACE-13"/>
          <table:table-cell table:style-name="ACE-16" office:value-type="float" office:value="5804">
            <text:p>5804</text:p>
          </table:table-cell>
          <table:table-cell table:style-name="ACE-15" office:value-type="float" office:value="75">
            <text:p>75</text:p>
          </table:table-cell>
          <table:table-cell table:style-name="ACE-20" office:value-type="float" office:value="6.5499999999999998">
            <text:p>6.55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18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04000000000001">
            <text:p>−28.704</text:p>
          </table:table-cell>
          <table:table-cell table:style-name="ACE-8" office:value-type="float" office:value="113.843">
            <text:p>113.843</text:p>
          </table:table-cell>
          <table:table-cell table:number-columns-repeated="6" table:style-name="ACE-8"/>
          <table:table-cell table:style-name="ACE-8" table:formula="of:=ROUND(IF([.AF118];[.AF118];[.K118]);0)" office:value-type="float" office:value="5804">
            <text:p>5804</text:p>
          </table:table-cell>
          <table:table-cell table:style-name="ACE-8" table:formula="of:=ROUND(IF([.AG118];[.AG118];[.L118]);0)" office:value-type="float" office:value="38">
            <text:p>38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CI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19]&lt;&gt;&quot;&quot;;COM.MICROSOFT.CONCAT([.D119];&quot; (&quot;;[.E119];&quot;)&quot;);[.D119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4674">
            <text:p>4674</text:p>
          </table:table-cell>
          <table:table-cell table:style-name="ACE-13" table:formula="of:=[.P119]/2" office:value-type="float" office:value="20">
            <text:p>20</text:p>
          </table:table-cell>
          <table:table-cell table:number-columns-repeated="2" table:style-name="ACE-13"/>
          <table:table-cell table:style-name="ACE-16" office:value-type="float" office:value="4674">
            <text:p>4674</text:p>
          </table:table-cell>
          <table:table-cell table:style-name="ACE-15" office:value-type="float" office:value="40">
            <text:p>40</text:p>
          </table:table-cell>
          <table:table-cell table:style-name="ACE-13" office:value-type="float" office:value="0.050000000000000003">
            <text:p>0.05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19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04000000000001">
            <text:p>−28.704</text:p>
          </table:table-cell>
          <table:table-cell table:style-name="ACE-8" office:value-type="float" office:value="113.843">
            <text:p>113.843</text:p>
          </table:table-cell>
          <table:table-cell table:number-columns-repeated="6" table:style-name="ACE-8"/>
          <table:table-cell table:style-name="ACE-8" table:formula="of:=ROUND(IF([.AF119];[.AF119];[.K119]);0)" office:value-type="float" office:value="4674">
            <text:p>4674</text:p>
          </table:table-cell>
          <table:table-cell table:style-name="ACE-8" table:formula="of:=ROUND(IF([.AG119];[.AG119];[.L119]);0)" office:value-type="float" office:value="20">
            <text:p>2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UA-1902</text:p>
          </table:table-cell>
          <table:table-cell table:style-name="ACE-3"/>
          <table:table-cell table:style-name="ACE-3" office:value-type="string">
            <text:p>WA MUS. A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Tellina perna</text:p>
          </table:table-cell>
          <table:table-cell table:style-name="ACE-9" table:formula="of:=IF([.E120]&lt;&gt;&quot;&quot;;COM.MICROSOFT.CONCAT([.D120];&quot; (&quot;;[.E120];&quot;)&quot;);[.D120])" office:value-type="string" office:string-value="Shell material (Tellina perna)">
            <text:p>Shell material (Tellina per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410">
            <text:p>641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6539">
            <text:p>6539</text:p>
          </table:table-cell>
          <table:table-cell table:style-name="ACE-13" office:value-type="float" office:value="7133">
            <text:p>7133</text:p>
          </table:table-cell>
          <table:table-cell table:style-name="ACE-16" table:formula="of:=(([.N120]-[.M120])/2)+[.M120]" office:value-type="float" office:value="6836">
            <text:p>6836</text:p>
          </table:table-cell>
          <table:table-cell table:style-name="ACE-15" table:formula="of:=([.N120]-[.M120])/2" office:value-type="float" office:value="297">
            <text:p>297</text:p>
          </table:table-cell>
          <table:table-cell table:style-name="ACE-13" office:value-type="float" office:value="-0.20999999999999999">
            <text:p>−0.21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20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number-columns-repeated="6" table:style-name="ACE-8"/>
          <table:table-cell table:style-name="ACE-8" table:formula="of:=ROUND(IF([.AF120];[.AF120];[.K120]);0)" office:value-type="float" office:value="6410">
            <text:p>6410</text:p>
          </table:table-cell>
          <table:table-cell table:style-name="ACE-8" table:formula="of:=ROUND(IF([.AG120];[.AG120];[.L120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UA-1903</text:p>
          </table:table-cell>
          <table:table-cell table:style-name="ACE-3"/>
          <table:table-cell table:style-name="ACE-3" office:value-type="string">
            <text:p>WA MUS. B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rhytiphora</text:p>
          </table:table-cell>
          <table:table-cell table:style-name="ACE-9" table:formula="of:=IF([.E121]&lt;&gt;&quot;&quot;;COM.MICROSOFT.CONCAT([.D121];&quot; (&quot;;[.E121];&quot;)&quot;);[.D121])" office:value-type="string" office:string-value="Shell material (Katelysia rhytiphora)">
            <text:p>Shell material (Katelysia rhytiphor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290">
            <text:p>5290</text:p>
          </table:table-cell>
          <table:table-cell table:style-name="ACE-13" office:value-type="float" office:value="100">
            <text:p>100</text:p>
          </table:table-cell>
          <table:table-cell table:style-name="ACE-13" office:value-type="float" office:value="5324">
            <text:p>5324</text:p>
          </table:table-cell>
          <table:table-cell table:style-name="ACE-13" office:value-type="float" office:value="5839">
            <text:p>5839</text:p>
          </table:table-cell>
          <table:table-cell table:style-name="ACE-16" table:formula="of:=(([.N121]-[.M121])/2)+[.M121]" office:value-type="float" office:value="5581.5">
            <text:p>5582</text:p>
          </table:table-cell>
          <table:table-cell table:style-name="ACE-15" table:formula="of:=([.N121]-[.M121])/2" office:value-type="float" office:value="257.5">
            <text:p>258</text:p>
          </table:table-cell>
          <table:table-cell table:style-name="ACE-13" office:value-type="float" office:value="0.79000000000000004">
            <text:p>0.79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21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number-columns-repeated="6" table:style-name="ACE-8"/>
          <table:table-cell table:style-name="ACE-8" table:formula="of:=ROUND(IF([.AF121];[.AF121];[.K121]);0)" office:value-type="float" office:value="5290">
            <text:p>5290</text:p>
          </table:table-cell>
          <table:table-cell table:style-name="ACE-8" table:formula="of:=ROUND(IF([.AG121];[.AG121];[.L121]);0)" office:value-type="float" office:value="100">
            <text:p>10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UA-1904</text:p>
          </table:table-cell>
          <table:table-cell table:style-name="ACE-3"/>
          <table:table-cell table:style-name="ACE-3" office:value-type="string">
            <text:p>WA MUS. C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22]&lt;&gt;&quot;&quot;;COM.MICROSOFT.CONCAT([.D122];&quot; (&quot;;[.E122];&quot;)&quot;);[.D122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270">
            <text:p>3270</text:p>
          </table:table-cell>
          <table:table-cell table:style-name="ACE-13" office:value-type="float" office:value="90">
            <text:p>90</text:p>
          </table:table-cell>
          <table:table-cell table:style-name="ACE-13" office:value-type="float" office:value="2763">
            <text:p>2763</text:p>
          </table:table-cell>
          <table:table-cell table:style-name="ACE-13" office:value-type="float" office:value="3272">
            <text:p>3272</text:p>
          </table:table-cell>
          <table:table-cell table:style-name="ACE-16" table:formula="of:=(([.N122]-[.M122])/2)+[.M122]" office:value-type="float" office:value="3017.5">
            <text:p>3018</text:p>
          </table:table-cell>
          <table:table-cell table:style-name="ACE-15" table:formula="of:=([.N122]-[.M122])/2" office:value-type="float" office:value="254.5">
            <text:p>255</text:p>
          </table:table-cell>
          <table:table-cell table:style-name="ACE-13" office:value-type="float" office:value="1.1399999999999999">
            <text:p>1.14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22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number-columns-repeated="6" table:style-name="ACE-8"/>
          <table:table-cell table:style-name="ACE-8" table:formula="of:=ROUND(IF([.AF122];[.AF122];[.K122]);0)" office:value-type="float" office:value="3270">
            <text:p>3270</text:p>
          </table:table-cell>
          <table:table-cell table:style-name="ACE-8" table:formula="of:=ROUND(IF([.AG122];[.AG122];[.L122]);0)" office:value-type="float" office:value="90">
            <text:p>9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UA-30A</text:p>
          </table:table-cell>
          <table:table-cell table:number-columns-repeated="2" table:style-name="ACE-3"/>
          <table:table-cell table:style-name="ACE-3" office:value-type="string">
            <text:p>Wood</text:p>
          </table:table-cell>
          <table:table-cell table:style-name="ACE-3"/>
          <table:table-cell table:style-name="ACE-9" table:formula="of:=IF([.E123]&lt;&gt;&quot;&quot;;COM.MICROSOFT.CONCAT([.D123];&quot; (&quot;;[.E123];&quot;)&quot;);[.D123])" office:value-type="string" office:string-value="Wood">
            <text:p>Wood</text:p>
          </table:table-cell>
          <table:table-cell table:style-name="ACE-3" office:value-type="string">
            <text:p>Ord River estuary/Wynd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810">
            <text:p>681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7431">
            <text:p>7431</text:p>
          </table:table-cell>
          <table:table-cell table:style-name="ACE-13" office:value-type="float" office:value="7827">
            <text:p>7827</text:p>
          </table:table-cell>
          <table:table-cell table:style-name="ACE-16" table:formula="of:=(([.N123]-[.M123])/2)+[.M123]" office:value-type="float" office:value="7629">
            <text:p>7629</text:p>
          </table:table-cell>
          <table:table-cell table:style-name="ACE-15" table:formula="of:=([.N123]-[.M123])/2" office:value-type="float" office:value="198">
            <text:p>198</text:p>
          </table:table-cell>
          <table:table-cell table:style-name="ACE-20" office:value-type="float" office:value="-2.5">
            <text:p>−2.50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Thom et al. 1975</text:p>
          </table:table-cell>
          <table:table-cell table:style-name="ACE-4" office:value-type="string">
            <text:p>ThomEtal1975</text:p>
          </table:table-cell>
          <table:table-cell table:style-name="ACE-4" table:formula="of:=COM.MICROSOFT.CONCAT([.U123];&quot;,LewisEtal2013&quot;)" office:value-type="string" office:string-value="ThomEtal1975,LewisEtal2013">
            <text:p>ThomEtal1975,LewisEtal2013</text:p>
          </table:table-cell>
          <table:table-cell table:number-columns-repeated="3" table:style-name="ACE-8"/>
          <table:table-cell table:style-name="ACE-8" office:value-type="float" office:value="-15.5">
            <text:p>−15.5</text:p>
          </table:table-cell>
          <table:table-cell table:style-name="ACE-8" office:value-type="float" office:value="128.108">
            <text:p>128.108</text:p>
          </table:table-cell>
          <table:table-cell table:number-columns-repeated="6" table:style-name="ACE-8"/>
          <table:table-cell table:style-name="ACE-8" table:formula="of:=ROUND(IF([.AF123];[.AF123];[.K123]);0)" office:value-type="float" office:value="6810">
            <text:p>6810</text:p>
          </table:table-cell>
          <table:table-cell table:style-name="ACE-8" table:formula="of:=ROUND(IF([.AG123];[.AG123];[.L123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UA-30B</text:p>
          </table:table-cell>
          <table:table-cell table:number-columns-repeated="2" table:style-name="ACE-3"/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124]&lt;&gt;&quot;&quot;;COM.MICROSOFT.CONCAT([.D124];&quot; (&quot;;[.E124];&quot;)&quot;);[.D124])" office:value-type="string" office:string-value="Mangrove">
            <text:p>Mangrove</text:p>
          </table:table-cell>
          <table:table-cell table:style-name="ACE-3" office:value-type="string">
            <text:p>Ord River estuary/Wynd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720">
            <text:p>672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7324">
            <text:p>7324</text:p>
          </table:table-cell>
          <table:table-cell table:style-name="ACE-13" office:value-type="float" office:value="7718">
            <text:p>7718</text:p>
          </table:table-cell>
          <table:table-cell table:style-name="ACE-16" table:formula="of:=(([.N124]-[.M124])/2)+[.M124]" office:value-type="float" office:value="7521">
            <text:p>7521</text:p>
          </table:table-cell>
          <table:table-cell table:style-name="ACE-15" table:formula="of:=([.N124]-[.M124])/2" office:value-type="float" office:value="197">
            <text:p>197</text:p>
          </table:table-cell>
          <table:table-cell table:style-name="ACE-13" office:value-type="float" office:value="-2.5">
            <text:p>−2.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Thom et al. 1975</text:p>
          </table:table-cell>
          <table:table-cell table:style-name="ACE-4" office:value-type="string">
            <text:p>ThomEtal1975</text:p>
          </table:table-cell>
          <table:table-cell table:style-name="ACE-4" table:formula="of:=COM.MICROSOFT.CONCAT([.U124];&quot;,LewisEtal2013&quot;)" office:value-type="string" office:string-value="ThomEtal1975,LewisEtal2013">
            <text:p>ThomEtal1975,LewisEtal2013</text:p>
          </table:table-cell>
          <table:table-cell table:number-columns-repeated="3" table:style-name="ACE-8"/>
          <table:table-cell table:style-name="ACE-8" office:value-type="float" office:value="-15.5">
            <text:p>−15.5</text:p>
          </table:table-cell>
          <table:table-cell table:style-name="ACE-8" office:value-type="float" office:value="128.108">
            <text:p>128.108</text:p>
          </table:table-cell>
          <table:table-cell table:number-columns-repeated="6" table:style-name="ACE-8"/>
          <table:table-cell table:style-name="ACE-8" table:formula="of:=ROUND(IF([.AF124];[.AF124];[.K124]);0)" office:value-type="float" office:value="6720">
            <text:p>6720</text:p>
          </table:table-cell>
          <table:table-cell table:style-name="ACE-8" table:formula="of:=ROUND(IF([.AG124];[.AG124];[.L124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UA-339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Circe sulcata sp</text:p>
          </table:table-cell>
          <table:table-cell table:style-name="ACE-9" table:formula="of:=IF([.E125]&lt;&gt;&quot;&quot;;COM.MICROSOFT.CONCAT([.D125];&quot; (&quot;;[.E125];&quot;)&quot;);[.D125])" office:value-type="string" office:string-value="Shell material (Circe sulcata sp)">
            <text:p>Shell material (Circe sulcata sp)</text:p>
          </table:table-cell>
          <table:table-cell table:style-name="ACE-3" office:value-type="string">
            <text:p>Point Wayle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500">
            <text:p>4500</text:p>
          </table:table-cell>
          <table:table-cell table:style-name="ACE-13" office:value-type="float" office:value="100">
            <text:p>100</text:p>
          </table:table-cell>
          <table:table-cell table:style-name="ACE-13" office:value-type="float" office:value="4297">
            <text:p>4297</text:p>
          </table:table-cell>
          <table:table-cell table:style-name="ACE-13" office:value-type="float" office:value="4854">
            <text:p>4854</text:p>
          </table:table-cell>
          <table:table-cell table:style-name="ACE-16" table:formula="of:=(([.N125]-[.M125])/2)+[.M125]" office:value-type="float" office:value="4575.5">
            <text:p>4576</text:p>
          </table:table-cell>
          <table:table-cell table:style-name="ACE-15" table:formula="of:=([.N125]-[.M125])/2" office:value-type="float" office:value="278.5">
            <text:p>279</text:p>
          </table:table-cell>
          <table:table-cell table:style-name="ACE-13" office:value-type="float" office:value="0.14999999999999999">
            <text:p>0.1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Gillespie and Temple 1976</text:p>
          </table:table-cell>
          <table:table-cell table:style-name="ACE-4" office:value-type="string">
            <text:p>GillespieTemple1976</text:p>
          </table:table-cell>
          <table:table-cell table:style-name="ACE-4" table:formula="of:=COM.MICROSOFT.CONCAT([.U125];&quot;,LewisEtal2013&quot;)" office:value-type="string" office:string-value="GillespieTemple1976,LewisEtal2013">
            <text:p>GillespieTemple1976,LewisEtal2013</text:p>
          </table:table-cell>
          <table:table-cell table:number-columns-repeated="3" table:style-name="ACE-8"/>
          <table:table-cell table:style-name="ACE-8" office:value-type="float" office:value="-32.021000000000001">
            <text:p>−32.021</text:p>
          </table:table-cell>
          <table:table-cell table:style-name="ACE-8" office:value-type="float" office:value="115.815">
            <text:p>115.815</text:p>
          </table:table-cell>
          <table:table-cell table:number-columns-repeated="6" table:style-name="ACE-8"/>
          <table:table-cell table:style-name="ACE-8" table:formula="of:=ROUND(IF([.AF125];[.AF125];[.K125]);0)" office:value-type="float" office:value="4500">
            <text:p>4500</text:p>
          </table:table-cell>
          <table:table-cell table:style-name="ACE-8" table:formula="of:=ROUND(IF([.AG125];[.AG125];[.L125]);0)" office:value-type="float" office:value="100">
            <text:p>10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UA-340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Circe sulcata sp</text:p>
          </table:table-cell>
          <table:table-cell table:style-name="ACE-9" table:formula="of:=IF([.E126]&lt;&gt;&quot;&quot;;COM.MICROSOFT.CONCAT([.D126];&quot; (&quot;;[.E126];&quot;)&quot;);[.D126])" office:value-type="string" office:string-value="Shell material (Circe sulcata sp)">
            <text:p>Shell material (Circe sulcata sp)</text:p>
          </table:table-cell>
          <table:table-cell table:style-name="ACE-3" office:value-type="string">
            <text:p>Point Wayle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440">
            <text:p>544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474">
            <text:p>5474</text:p>
          </table:table-cell>
          <table:table-cell table:style-name="ACE-13" office:value-type="float" office:value="5996">
            <text:p>5996</text:p>
          </table:table-cell>
          <table:table-cell table:style-name="ACE-16" table:formula="of:=(([.N126]-[.M126])/2)+[.M126]" office:value-type="float" office:value="5735">
            <text:p>5735</text:p>
          </table:table-cell>
          <table:table-cell table:style-name="ACE-15" table:formula="of:=([.N126]-[.M126])/2" office:value-type="float" office:value="261">
            <text:p>261</text:p>
          </table:table-cell>
          <table:table-cell table:style-name="ACE-13" office:value-type="float" office:value="-0.25">
            <text:p>−0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Gillespie and Temple 1976</text:p>
          </table:table-cell>
          <table:table-cell table:style-name="ACE-4" office:value-type="string">
            <text:p>GillespieTemple1976</text:p>
          </table:table-cell>
          <table:table-cell table:style-name="ACE-4" table:formula="of:=COM.MICROSOFT.CONCAT([.U126];&quot;,LewisEtal2013&quot;)" office:value-type="string" office:string-value="GillespieTemple1976,LewisEtal2013">
            <text:p>GillespieTemple1976,LewisEtal2013</text:p>
          </table:table-cell>
          <table:table-cell table:number-columns-repeated="3" table:style-name="ACE-8"/>
          <table:table-cell table:style-name="ACE-8" office:value-type="float" office:value="-32.021000000000001">
            <text:p>−32.021</text:p>
          </table:table-cell>
          <table:table-cell table:style-name="ACE-8" office:value-type="float" office:value="115.815">
            <text:p>115.815</text:p>
          </table:table-cell>
          <table:table-cell table:number-columns-repeated="6" table:style-name="ACE-8"/>
          <table:table-cell table:style-name="ACE-8" table:formula="of:=ROUND(IF([.AF126];[.AF126];[.K126]);0)" office:value-type="float" office:value="5440">
            <text:p>5440</text:p>
          </table:table-cell>
          <table:table-cell table:style-name="ACE-8" table:formula="of:=ROUND(IF([.AG126];[.AG126];[.L126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UA-341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Sanguinolaria biradiata</text:p>
          </table:table-cell>
          <table:table-cell table:style-name="ACE-9" table:formula="of:=IF([.E127]&lt;&gt;&quot;&quot;;COM.MICROSOFT.CONCAT([.D127];&quot; (&quot;;[.E127];&quot;)&quot;);[.D127])" office:value-type="string" office:string-value="Shell material (Sanguinolaria biradiata)">
            <text:p>Shell material (Sanguinolaria biradiata)</text:p>
          </table:table-cell>
          <table:table-cell table:style-name="ACE-3" office:value-type="string">
            <text:p>Point Wayle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940">
            <text:p>594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994">
            <text:p>5994</text:p>
          </table:table-cell>
          <table:table-cell table:style-name="ACE-13" office:value-type="float" office:value="6551">
            <text:p>6551</text:p>
          </table:table-cell>
          <table:table-cell table:style-name="ACE-16" table:formula="of:=(([.N127]-[.M127])/2)+[.M127]" office:value-type="float" office:value="6272.5">
            <text:p>6273</text:p>
          </table:table-cell>
          <table:table-cell table:style-name="ACE-15" table:formula="of:=([.N127]-[.M127])/2" office:value-type="float" office:value="278.5">
            <text:p>279</text:p>
          </table:table-cell>
          <table:table-cell table:style-name="ACE-13" office:value-type="float" office:value="-0.69999999999999996">
            <text:p>−0.7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Gillespie and Temple 1976</text:p>
          </table:table-cell>
          <table:table-cell table:style-name="ACE-4" office:value-type="string">
            <text:p>GillespieTemple1976</text:p>
          </table:table-cell>
          <table:table-cell table:style-name="ACE-4" table:formula="of:=COM.MICROSOFT.CONCAT([.U127];&quot;,LewisEtal2013&quot;)" office:value-type="string" office:string-value="GillespieTemple1976,LewisEtal2013">
            <text:p>GillespieTemple1976,LewisEtal2013</text:p>
          </table:table-cell>
          <table:table-cell table:number-columns-repeated="3" table:style-name="ACE-8"/>
          <table:table-cell table:style-name="ACE-8" office:value-type="float" office:value="-32.021000000000001">
            <text:p>−32.021</text:p>
          </table:table-cell>
          <table:table-cell table:style-name="ACE-8" office:value-type="float" office:value="115.815">
            <text:p>115.815</text:p>
          </table:table-cell>
          <table:table-cell table:number-columns-repeated="6" table:style-name="ACE-8"/>
          <table:table-cell table:style-name="ACE-8" table:formula="of:=ROUND(IF([.AF127];[.AF127];[.K127]);0)" office:value-type="float" office:value="5940">
            <text:p>5940</text:p>
          </table:table-cell>
          <table:table-cell table:style-name="ACE-8" table:formula="of:=ROUND(IF([.AG127];[.AG127];[.L127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UA-415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128]&lt;&gt;&quot;&quot;;COM.MICROSOFT.CONCAT([.D128];&quot; (&quot;;[.E128];&quot;)&quot;);[.D128])" office:value-type="string" office:string-value="Shell material">
            <text:p>Shell material</text:p>
          </table:table-cell>
          <table:table-cell table:style-name="ACE-3" office:value-type="string">
            <text:p>Blackwood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475">
            <text:p>4475</text:p>
          </table:table-cell>
          <table:table-cell table:style-name="ACE-13" office:value-type="float" office:value="105">
            <text:p>105</text:p>
          </table:table-cell>
          <table:table-cell table:style-name="ACE-13" office:value-type="float" office:value="4256">
            <text:p>4256</text:p>
          </table:table-cell>
          <table:table-cell table:style-name="ACE-13" office:value-type="float" office:value="4840">
            <text:p>4840</text:p>
          </table:table-cell>
          <table:table-cell table:style-name="ACE-16" table:formula="of:=(([.N128]-[.M128])/2)+[.M128]" office:value-type="float" office:value="4548">
            <text:p>4548</text:p>
          </table:table-cell>
          <table:table-cell table:style-name="ACE-15" table:formula="of:=([.N128]-[.M128])/2" office:value-type="float" office:value="292">
            <text:p>292</text:p>
          </table:table-cell>
          <table:table-cell table:style-name="ACE-13" office:value-type="float" office:value="-7">
            <text:p>−7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Sas 1974</text:p>
          </table:table-cell>
          <table:table-cell table:style-name="ACE-4" office:value-type="string">
            <text:p>Sas1974</text:p>
          </table:table-cell>
          <table:table-cell table:style-name="ACE-4" table:formula="of:=COM.MICROSOFT.CONCAT([.U128];&quot;,LewisEtal2013&quot;)" office:value-type="string" office:string-value="Sas1974,LewisEtal2013">
            <text:p>Sas1974,LewisEtal2013</text:p>
          </table:table-cell>
          <table:table-cell table:number-columns-repeated="3" table:style-name="ACE-8"/>
          <table:table-cell table:style-name="ACE-8" office:value-type="float" office:value="-34.280000000000001">
            <text:p>−34.28</text:p>
          </table:table-cell>
          <table:table-cell table:style-name="ACE-8" office:value-type="float" office:value="115.17">
            <text:p>115.17</text:p>
          </table:table-cell>
          <table:table-cell table:number-columns-repeated="6" table:style-name="ACE-8"/>
          <table:table-cell table:style-name="ACE-8" table:formula="of:=ROUND(IF([.AF128];[.AF128];[.K128]);0)" office:value-type="float" office:value="4475">
            <text:p>4475</text:p>
          </table:table-cell>
          <table:table-cell table:style-name="ACE-8" table:formula="of:=ROUND(IF([.AG128];[.AG128];[.L128]);0)" office:value-type="float" office:value="105">
            <text:p>10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SUA-416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129]&lt;&gt;&quot;&quot;;COM.MICROSOFT.CONCAT([.D129];&quot; (&quot;;[.E129];&quot;)&quot;);[.D129])" office:value-type="string" office:string-value="Shell material">
            <text:p>Shell material</text:p>
          </table:table-cell>
          <table:table-cell table:style-name="ACE-3" office:value-type="string">
            <text:p>Blackwood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880">
            <text:p>3880</text:p>
          </table:table-cell>
          <table:table-cell table:style-name="ACE-13" office:value-type="float" office:value="105">
            <text:p>105</text:p>
          </table:table-cell>
          <table:table-cell table:style-name="ACE-13" office:value-type="float" office:value="3467">
            <text:p>3467</text:p>
          </table:table-cell>
          <table:table-cell table:style-name="ACE-13" office:value-type="float" office:value="4071">
            <text:p>4071</text:p>
          </table:table-cell>
          <table:table-cell table:style-name="ACE-16" table:formula="of:=(([.N129]-[.M129])/2)+[.M129]" office:value-type="float" office:value="3769">
            <text:p>3769</text:p>
          </table:table-cell>
          <table:table-cell table:style-name="ACE-15" table:formula="of:=([.N129]-[.M129])/2" office:value-type="float" office:value="302">
            <text:p>302</text:p>
          </table:table-cell>
          <table:table-cell table:style-name="ACE-13" office:value-type="float" office:value="-3">
            <text:p>−3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Sas 1974</text:p>
          </table:table-cell>
          <table:table-cell table:style-name="ACE-4" office:value-type="string">
            <text:p>Sas1974</text:p>
          </table:table-cell>
          <table:table-cell table:style-name="ACE-4" table:formula="of:=COM.MICROSOFT.CONCAT([.U129];&quot;,LewisEtal2013&quot;)" office:value-type="string" office:string-value="Sas1974,LewisEtal2013">
            <text:p>Sas1974,LewisEtal2013</text:p>
          </table:table-cell>
          <table:table-cell table:number-columns-repeated="3" table:style-name="ACE-8"/>
          <table:table-cell table:style-name="ACE-8" office:value-type="float" office:value="-34.280000000000001">
            <text:p>−34.28</text:p>
          </table:table-cell>
          <table:table-cell table:style-name="ACE-8" office:value-type="float" office:value="115.17">
            <text:p>115.17</text:p>
          </table:table-cell>
          <table:table-cell table:number-columns-repeated="6" table:style-name="ACE-8"/>
          <table:table-cell table:style-name="ACE-8" table:formula="of:=ROUND(IF([.AF129];[.AF129];[.K129]);0)" office:value-type="float" office:value="3880">
            <text:p>3880</text:p>
          </table:table-cell>
          <table:table-cell table:style-name="ACE-8" table:formula="of:=ROUND(IF([.AG129];[.AG129];[.L129]);0)" office:value-type="float" office:value="105">
            <text:p>10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Tx-33</text:p>
          </table:table-cell>
          <table:table-cell table:number-columns-repeated="2" table:style-name="ACE-3"/>
          <table:table-cell table:style-name="ACE-3" office:value-type="string">
            <text:p>Charcoal</text:p>
          </table:table-cell>
          <table:table-cell table:style-name="ACE-3"/>
          <table:table-cell table:style-name="ACE-9" table:formula="of:=IF([.E130]&lt;&gt;&quot;&quot;;COM.MICROSOFT.CONCAT([.D130];&quot; (&quot;;[.E130];&quot;)&quot;);[.D130])" office:value-type="string" office:string-value="Charcoal">
            <text:p>Charcoal</text:p>
          </table:table-cell>
          <table:table-cell table:style-name="ACE-3" office:value-type="string">
            <text:p>Swan River Valle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100">
            <text:p>3100</text:p>
          </table:table-cell>
          <table:table-cell table:style-name="ACE-13" office:value-type="float" office:value="260">
            <text:p>260</text:p>
          </table:table-cell>
          <table:table-cell table:style-name="ACE-13" office:value-type="float" office:value="2513">
            <text:p>2513</text:p>
          </table:table-cell>
          <table:table-cell table:style-name="ACE-13" office:value-type="float" office:value="3896">
            <text:p>3896</text:p>
          </table:table-cell>
          <table:table-cell table:style-name="ACE-16" table:formula="of:=(([.N130]-[.M130])/2)+[.M130]" office:value-type="float" office:value="3204.5">
            <text:p>3205</text:p>
          </table:table-cell>
          <table:table-cell table:style-name="ACE-15" table:formula="of:=([.N130]-[.M130])/2" office:value-type="float" office:value="691.5">
            <text:p>692</text:p>
          </table:table-cell>
          <table:table-cell table:style-name="ACE-13" office:value-type="float" office:value="3">
            <text:p>3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Tamers et al. 1964</text:p>
          </table:table-cell>
          <table:table-cell table:style-name="ACE-4" office:value-type="string">
            <text:p>TamersEtal1964</text:p>
          </table:table-cell>
          <table:table-cell table:style-name="ACE-4" table:formula="of:=COM.MICROSOFT.CONCAT([.U130];&quot;,LewisEtal2013&quot;)" office:value-type="string" office:string-value="TamersEtal1964,LewisEtal2013">
            <text:p>TamersEtal1964,LewisEtal2013</text:p>
          </table:table-cell>
          <table:table-cell table:number-columns-repeated="3" table:style-name="ACE-8"/>
          <table:table-cell table:style-name="ACE-8" table:formula="of:=ROUND(-(32+2/60);3)" office:value-type="float" office:value="-32.033000000000001">
            <text:p>−32.033</text:p>
          </table:table-cell>
          <table:table-cell table:style-name="ACE-8" table:formula="of:=ROUND(115+2/60;3)" office:value-type="float" office:value="115.033">
            <text:p>115.033</text:p>
          </table:table-cell>
          <table:table-cell table:style-name="ACE-8"/>
          <table:table-cell table:style-name="ACE-2" office:value-type="float" office:value="-24">
            <text:p>−24.0</text:p>
          </table:table-cell>
          <table:table-cell table:style-name="ACE-2" office:value-type="float" office:value="1.8999999999999999">
            <text:p>1.9</text:p>
          </table:table-cell>
          <table:table-cell table:style-name="ACE-26" table:formula="of:=(EXP([.K130]/-8033))*0.97499999999999998^2/(1+[.AC130]/1000)^2" office:value-type="float" office:value="0.67844059307893911">
            <text:p>0.6784</text:p>
          </table:table-cell>
          <table:table-cell table:style-name="ACE-12" table:formula="of:=-8033*LN([.AE130])" office:value-type="float" office:value="3116.4695042613325">
            <text:p>3116</text:p>
          </table:table-cell>
          <table:table-cell table:style-name="ACE-12" table:formula="of:=ROUND(SQRT([.L130]^2+(16.065999999999999*[.AD130])^2);0)" office:value-type="float" office:value="262">
            <text:p>262</text:p>
          </table:table-cell>
          <table:table-cell table:style-name="ACE-8" table:formula="of:=ROUND(IF([.AF130];[.AF130];[.K130]);0)" office:value-type="float" office:value="3116">
            <text:p>3116</text:p>
          </table:table-cell>
          <table:table-cell table:style-name="ACE-8" table:formula="of:=ROUND(IF([.AG130];[.AG130];[.L130]);0)" office:value-type="float" office:value="262">
            <text:p>26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Tx-34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Ostrea angasi</text:p>
          </table:table-cell>
          <table:table-cell table:style-name="ACE-9" table:formula="of:=IF([.E131]&lt;&gt;&quot;&quot;;COM.MICROSOFT.CONCAT([.D131];&quot; (&quot;;[.E131];&quot;)&quot;);[.D131])" office:value-type="string" office:string-value="Shell material (Ostrea angasi)">
            <text:p>Shell material (Ostrea angasi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950">
            <text:p>4950</text:p>
          </table:table-cell>
          <table:table-cell table:style-name="ACE-13" office:value-type="float" office:value="160">
            <text:p>160</text:p>
          </table:table-cell>
          <table:table-cell table:style-name="ACE-13" office:value-type="float" office:value="4801">
            <text:p>4801</text:p>
          </table:table-cell>
          <table:table-cell table:style-name="ACE-13" office:value-type="float" office:value="5576">
            <text:p>5576</text:p>
          </table:table-cell>
          <table:table-cell table:style-name="ACE-16" table:formula="of:=(([.N131]-[.M131])/2)+[.M131]" office:value-type="float" office:value="5188.5">
            <text:p>5189</text:p>
          </table:table-cell>
          <table:table-cell table:style-name="ACE-15" table:formula="of:=([.N131]-[.M131])/2" office:value-type="float" office:value="387.5">
            <text:p>388</text:p>
          </table:table-cell>
          <table:table-cell table:style-name="ACE-13" office:value-type="float" office:value="0.76500000000000001">
            <text:p>0.76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Tamers et al. 1964</text:p>
          </table:table-cell>
          <table:table-cell table:style-name="ACE-4" office:value-type="string">
            <text:p>TamersEtal1964</text:p>
          </table:table-cell>
          <table:table-cell table:style-name="ACE-4" table:formula="of:=COM.MICROSOFT.CONCAT([.U131];&quot;,LewisEtal2013&quot;)" office:value-type="string" office:string-value="TamersEtal1964,LewisEtal2013">
            <text:p>TamersEtal1964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table:formula="of:=ROUND(115+30/60;3)" office:value-type="float" office:value="115.5">
            <text:p>115.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1]/-8033))*0.97499999999999998^2/(1+[.AC131]/1000)^2" office:value-type="float" office:value="0.51342888631922512">
            <text:p>0.5134</text:p>
          </table:table-cell>
          <table:table-cell table:style-name="ACE-12" table:formula="of:=-8033*LN([.AE131])" office:value-type="float" office:value="5355.149222740245">
            <text:p>5355</text:p>
          </table:table-cell>
          <table:table-cell table:style-name="ACE-12" table:formula="of:=ROUND(SQRT([.L131]^2+(16.065999999999999*[.AD131])^2);0)" office:value-type="float" office:value="163">
            <text:p>163</text:p>
          </table:table-cell>
          <table:table-cell table:style-name="ACE-8" table:formula="of:=ROUND(IF([.AF131];[.AF131];[.K131]);0)" office:value-type="float" office:value="5355">
            <text:p>5355</text:p>
          </table:table-cell>
          <table:table-cell table:style-name="ACE-8" table:formula="of:=ROUND(IF([.AG131];[.AG131];[.L131]);0)" office:value-type="float" office:value="163">
            <text:p>163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Tx-35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katelysia</text:p>
          </table:table-cell>
          <table:table-cell table:style-name="ACE-9" table:formula="of:=IF([.E132]&lt;&gt;&quot;&quot;;COM.MICROSOFT.CONCAT([.D132];&quot; (&quot;;[.E132];&quot;)&quot;);[.D132])" office:value-type="string" office:string-value="Shell material (katelysia)">
            <text:p>Shell material (katelysi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660">
            <text:p>5660</text:p>
          </table:table-cell>
          <table:table-cell table:style-name="ACE-13" office:value-type="float" office:value="220">
            <text:p>220</text:p>
          </table:table-cell>
          <table:table-cell table:style-name="ACE-13" office:value-type="float" office:value="5507">
            <text:p>5507</text:p>
          </table:table-cell>
          <table:table-cell table:style-name="ACE-13" office:value-type="float" office:value="6467">
            <text:p>6467</text:p>
          </table:table-cell>
          <table:table-cell table:style-name="ACE-16" table:formula="of:=(([.N132]-[.M132])/2)+[.M132]" office:value-type="float" office:value="5987">
            <text:p>5987</text:p>
          </table:table-cell>
          <table:table-cell table:style-name="ACE-15" table:formula="of:=([.N132]-[.M132])/2" office:value-type="float" office:value="480">
            <text:p>480</text:p>
          </table:table-cell>
          <table:table-cell table:style-name="ACE-13" office:value-type="float" office:value="0.83999999999999997">
            <text:p>0.84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Tamers et al. 1964</text:p>
          </table:table-cell>
          <table:table-cell table:style-name="ACE-4" office:value-type="string">
            <text:p>TamersEtal1964</text:p>
          </table:table-cell>
          <table:table-cell table:style-name="ACE-4" table:formula="of:=COM.MICROSOFT.CONCAT([.U132];&quot;,LewisEtal2013&quot;)" office:value-type="string" office:string-value="TamersEtal1964,LewisEtal2013">
            <text:p>TamersEtal1964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table:formula="of:=ROUND(115+30/60;3)" office:value-type="float" office:value="115.5">
            <text:p>115.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2]/-8033))*0.97499999999999998^2/(1+[.AC132]/1000)^2" office:value-type="float" office:value="0.46999691056407389">
            <text:p>0.4700</text:p>
          </table:table-cell>
          <table:table-cell table:style-name="ACE-12" table:formula="of:=-8033*LN([.AE132])" office:value-type="float" office:value="6065.1492227402478">
            <text:p>6065</text:p>
          </table:table-cell>
          <table:table-cell table:style-name="ACE-12" table:formula="of:=ROUND(SQRT([.L132]^2+(16.065999999999999*[.AD132])^2);0)" office:value-type="float" office:value="222">
            <text:p>222</text:p>
          </table:table-cell>
          <table:table-cell table:style-name="ACE-8" table:formula="of:=ROUND(IF([.AF132];[.AF132];[.K132]);0)" office:value-type="float" office:value="6065">
            <text:p>6065</text:p>
          </table:table-cell>
          <table:table-cell table:style-name="ACE-8" table:formula="of:=ROUND(IF([.AG132];[.AG132];[.L132]);0)" office:value-type="float" office:value="222">
            <text:p>22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UGa-27</text:p>
          </table:table-cell>
          <table:table-cell table:style-name="ACE-3"/>
          <table:table-cell table:style-name="ACE-3" office:value-type="string">
            <text:p>L467052</text:p>
          </table:table-cell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133]&lt;&gt;&quot;&quot;;COM.MICROSOFT.CONCAT([.D133];&quot; (&quot;;[.E133];&quot;)&quot;);[.D133])" office:value-type="string" office:string-value="Shell material">
            <text:p>Shell material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370">
            <text:p>537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5490">
            <text:p>5490</text:p>
          </table:table-cell>
          <table:table-cell table:style-name="ACE-13" office:value-type="float" office:value="5876">
            <text:p>5876</text:p>
          </table:table-cell>
          <table:table-cell table:style-name="ACE-16" table:formula="of:=(([.N133]-[.M133])/2)+[.M133]" office:value-type="float" office:value="5683">
            <text:p>5683</text:p>
          </table:table-cell>
          <table:table-cell table:style-name="ACE-15" table:formula="of:=([.N133]-[.M133])/2" office:value-type="float" office:value="193">
            <text:p>193</text:p>
          </table:table-cell>
          <table:table-cell table:style-name="ACE-13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3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6+29/60);3)" office:value-type="float" office:value="-26.483000000000001">
            <text:p>−26.483</text:p>
          </table:table-cell>
          <table:table-cell table:style-name="ACE-8" table:formula="of:=ROUND(113+30/60;3)" office:value-type="float" office:value="113.5">
            <text:p>113.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3]/-8033))*0.97499999999999998^2/(1+[.AC133]/1000)^2" office:value-type="float" office:value="0.48727429784325316">
            <text:p>0.4873</text:p>
          </table:table-cell>
          <table:table-cell table:style-name="ACE-12" table:formula="of:=-8033*LN([.AE133])" office:value-type="float" office:value="5775.1492227402468">
            <text:p>5775</text:p>
          </table:table-cell>
          <table:table-cell table:style-name="ACE-12" table:formula="of:=ROUND(SQRT([.L133]^2+(16.065999999999999*[.AD133])^2);0)" office:value-type="float" office:value="77">
            <text:p>77</text:p>
          </table:table-cell>
          <table:table-cell table:style-name="ACE-8" table:formula="of:=ROUND(IF([.AF133];[.AF133];[.K133]);0)" office:value-type="float" office:value="5775">
            <text:p>5775</text:p>
          </table:table-cell>
          <table:table-cell table:style-name="ACE-8" table:formula="of:=ROUND(IF([.AG133];[.AG133];[.L133]);0)" office:value-type="float" office:value="77">
            <text:p>77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UGa-28</text:p>
          </table:table-cell>
          <table:table-cell table:style-name="ACE-3"/>
          <table:table-cell table:style-name="ACE-3" office:value-type="string">
            <text:p>L16607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Terebraillia sulcatus</text:p>
          </table:table-cell>
          <table:table-cell table:style-name="ACE-9" table:formula="of:=IF([.E134]&lt;&gt;&quot;&quot;;COM.MICROSOFT.CONCAT([.D134];&quot; (&quot;;[.E134];&quot;)&quot;);[.D134])" office:value-type="string" office:string-value="Shell material (Terebraillia sulcatus)">
            <text:p>Shell material (Terebraillia sulcatus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040">
            <text:p>404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3745">
            <text:p>3745</text:p>
          </table:table-cell>
          <table:table-cell table:style-name="ACE-13" office:value-type="float" office:value="4220">
            <text:p>4220</text:p>
          </table:table-cell>
          <table:table-cell table:style-name="ACE-16" table:formula="of:=(([.N134]-[.M134])/2)+[.M134]" office:value-type="float" office:value="3982.5">
            <text:p>3983</text:p>
          </table:table-cell>
          <table:table-cell table:style-name="ACE-15" table:formula="of:=([.N134]-[.M134])/2" office:value-type="float" office:value="237.5">
            <text:p>238</text:p>
          </table:table-cell>
          <table:table-cell table:style-name="ACE-13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4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0+36/60);3)" office:value-type="float" office:value="-20.600000000000001">
            <text:p>−20.6</text:p>
          </table:table-cell>
          <table:table-cell table:style-name="ACE-8" table:formula="of:=ROUND(113+33/60+34/3600;3)" office:value-type="float" office:value="113.559">
            <text:p>113.559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4]/-8033))*0.97499999999999998^2/(1+[.AC134]/1000)^2" office:value-type="float" office:value="0.57501391495349574">
            <text:p>0.5750</text:p>
          </table:table-cell>
          <table:table-cell table:style-name="ACE-12" table:formula="of:=-8033*LN([.AE134])" office:value-type="float" office:value="4445.1492227402441">
            <text:p>4445</text:p>
          </table:table-cell>
          <table:table-cell table:style-name="ACE-12" table:formula="of:=ROUND(SQRT([.L134]^2+(16.065999999999999*[.AD134])^2);0)" office:value-type="float" office:value="77">
            <text:p>77</text:p>
          </table:table-cell>
          <table:table-cell table:style-name="ACE-8" table:formula="of:=ROUND(IF([.AF134];[.AF134];[.K134]);0)" office:value-type="float" office:value="4445">
            <text:p>4445</text:p>
          </table:table-cell>
          <table:table-cell table:style-name="ACE-8" table:formula="of:=ROUND(IF([.AG134];[.AG134];[.L134]);0)" office:value-type="float" office:value="77">
            <text:p>77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UGa-29</text:p>
          </table:table-cell>
          <table:table-cell table:style-name="ACE-3"/>
          <table:table-cell table:style-name="ACE-3" office:value-type="string">
            <text:p>L467095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Bassina berryi</text:p>
          </table:table-cell>
          <table:table-cell table:style-name="ACE-9" table:formula="of:=IF([.E135]&lt;&gt;&quot;&quot;;COM.MICROSOFT.CONCAT([.D135];&quot; (&quot;;[.E135];&quot;)&quot;);[.D135])" office:value-type="string" office:string-value="Shell material (Bassina berryi)">
            <text:p>Shell material (Bassina berryi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750">
            <text:p>4750</text:p>
          </table:table-cell>
          <table:table-cell table:style-name="ACE-13" office:value-type="float" office:value="50">
            <text:p>50</text:p>
          </table:table-cell>
          <table:table-cell table:style-name="ACE-13" office:value-type="float" office:value="4781">
            <text:p>4781</text:p>
          </table:table-cell>
          <table:table-cell table:style-name="ACE-13" office:value-type="float" office:value="5193">
            <text:p>5193</text:p>
          </table:table-cell>
          <table:table-cell table:style-name="ACE-16" table:formula="of:=(([.N135]-[.M135])/2)+[.M135]" office:value-type="float" office:value="4987">
            <text:p>4987</text:p>
          </table:table-cell>
          <table:table-cell table:style-name="ACE-15" table:formula="of:=([.N135]-[.M135])/2" office:value-type="float" office:value="206">
            <text:p>206</text:p>
          </table:table-cell>
          <table:table-cell table:style-name="ACE-13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5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0+37/60+15/3600);3)" office:value-type="float" office:value="-20.620999999999999">
            <text:p>−20.621</text:p>
          </table:table-cell>
          <table:table-cell table:style-name="ACE-8" table:formula="of:=ROUND(113+35/60+15/3600;3)" office:value-type="float" office:value="113.58799999999999">
            <text:p>113.588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5]/-8033))*0.97499999999999998^2/(1+[.AC135]/1000)^2" office:value-type="float" office:value="0.52637233852764731">
            <text:p>0.5264</text:p>
          </table:table-cell>
          <table:table-cell table:style-name="ACE-12" table:formula="of:=-8033*LN([.AE135])" office:value-type="float" office:value="5155.1492227402478">
            <text:p>5155</text:p>
          </table:table-cell>
          <table:table-cell table:style-name="ACE-12" table:formula="of:=ROUND(SQRT([.L135]^2+(16.065999999999999*[.AD135])^2);0)" office:value-type="float" office:value="59">
            <text:p>59</text:p>
          </table:table-cell>
          <table:table-cell table:style-name="ACE-8" table:formula="of:=ROUND(IF([.AF135];[.AF135];[.K135]);0)" office:value-type="float" office:value="5155">
            <text:p>5155</text:p>
          </table:table-cell>
          <table:table-cell table:style-name="ACE-8" table:formula="of:=ROUND(IF([.AG135];[.AG135];[.L135]);0)" office:value-type="float" office:value="59">
            <text:p>59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UGa-30</text:p>
          </table:table-cell>
          <table:table-cell table:style-name="ACE-3"/>
          <table:table-cell table:style-name="ACE-3" office:value-type="string">
            <text:p>L46705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Costacallista impar</text:p>
          </table:table-cell>
          <table:table-cell table:style-name="ACE-9" table:formula="of:=IF([.E136]&lt;&gt;&quot;&quot;;COM.MICROSOFT.CONCAT([.D136];&quot; (&quot;;[.E136];&quot;)&quot;);[.D136])" office:value-type="string" office:string-value="Shell material (Costacallista impar)">
            <text:p>Shell material (Costacallista impar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140">
            <text:p>514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5256">
            <text:p>5256</text:p>
          </table:table-cell>
          <table:table-cell table:style-name="ACE-13" office:value-type="float" office:value="5598">
            <text:p>5598</text:p>
          </table:table-cell>
          <table:table-cell table:style-name="ACE-16" table:formula="of:=(([.N136]-[.M136])/2)+[.M136]" office:value-type="float" office:value="5427">
            <text:p>5427</text:p>
          </table:table-cell>
          <table:table-cell table:style-name="ACE-15" table:formula="of:=([.N136]-[.M136])/2" office:value-type="float" office:value="171">
            <text:p>171</text:p>
          </table:table-cell>
          <table:table-cell table:style-name="ACE-13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6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6+28/60+36/3600);3)" office:value-type="float" office:value="-26.477">
            <text:p>−26.477</text:p>
          </table:table-cell>
          <table:table-cell table:style-name="ACE-8" table:formula="of:=ROUND(113+30/60;3)" office:value-type="float" office:value="113.5">
            <text:p>113.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6]/-8033))*0.97499999999999998^2/(1+[.AC136]/1000)^2" office:value-type="float" office:value="0.50142753371420445">
            <text:p>0.5014</text:p>
          </table:table-cell>
          <table:table-cell table:style-name="ACE-12" table:formula="of:=-8033*LN([.AE136])" office:value-type="float" office:value="5545.1492227402478">
            <text:p>5545</text:p>
          </table:table-cell>
          <table:table-cell table:style-name="ACE-12" table:formula="of:=ROUND(SQRT([.L136]^2+(16.065999999999999*[.AD136])^2);0)" office:value-type="float" office:value="77">
            <text:p>77</text:p>
          </table:table-cell>
          <table:table-cell table:style-name="ACE-8" table:formula="of:=ROUND(IF([.AF136];[.AF136];[.K136]);0)" office:value-type="float" office:value="5545">
            <text:p>5545</text:p>
          </table:table-cell>
          <table:table-cell table:style-name="ACE-8" table:formula="of:=ROUND(IF([.AG136];[.AG136];[.L136]);0)" office:value-type="float" office:value="77">
            <text:p>77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UGa-31</text:p>
          </table:table-cell>
          <table:table-cell table:style-name="ACE-3"/>
          <table:table-cell table:style-name="ACE-3" office:value-type="string">
            <text:p>L46705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Anomalocardia squamosa</text:p>
          </table:table-cell>
          <table:table-cell table:style-name="ACE-9" table:formula="of:=IF([.E137]&lt;&gt;&quot;&quot;;COM.MICROSOFT.CONCAT([.D137];&quot; (&quot;;[.E137];&quot;)&quot;);[.D137])" office:value-type="string" office:string-value="Shell material (Anomalocardia squamosa)">
            <text:p>Shell material (Anomalocardia squamosa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630">
            <text:p>363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3263">
            <text:p>3263</text:p>
          </table:table-cell>
          <table:table-cell table:style-name="ACE-13" office:value-type="float" office:value="3669">
            <text:p>3669</text:p>
          </table:table-cell>
          <table:table-cell table:style-name="ACE-16" table:formula="of:=(([.N137]-[.M137])/2)+[.M137]" office:value-type="float" office:value="3466">
            <text:p>3466</text:p>
          </table:table-cell>
          <table:table-cell table:style-name="ACE-15" table:formula="of:=([.N137]-[.M137])/2" office:value-type="float" office:value="203">
            <text:p>203</text:p>
          </table:table-cell>
          <table:table-cell table:style-name="ACE-20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7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6+28/60+36/3600);3)" office:value-type="float" office:value="-26.477">
            <text:p>−26.477</text:p>
          </table:table-cell>
          <table:table-cell table:style-name="ACE-8" table:formula="of:=ROUND(113+30/60;3)" office:value-type="float" office:value="113.5">
            <text:p>113.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7]/-8033))*0.97499999999999998^2/(1+[.AC137]/1000)^2" office:value-type="float" office:value="0.60512418573354687">
            <text:p>0.6051</text:p>
          </table:table-cell>
          <table:table-cell table:style-name="ACE-12" table:formula="of:=-8033*LN([.AE137])" office:value-type="float" office:value="4035.1492227402464">
            <text:p>4035</text:p>
          </table:table-cell>
          <table:table-cell table:style-name="ACE-12" table:formula="of:=ROUND(SQRT([.L137]^2+(16.065999999999999*[.AD137])^2);0)" office:value-type="float" office:value="77">
            <text:p>77</text:p>
          </table:table-cell>
          <table:table-cell table:style-name="ACE-8" table:formula="of:=ROUND(IF([.AF137];[.AF137];[.K137]);0)" office:value-type="float" office:value="4035">
            <text:p>4035</text:p>
          </table:table-cell>
          <table:table-cell table:style-name="ACE-8" table:formula="of:=ROUND(IF([.AG137];[.AG137];[.L137]);0)" office:value-type="float" office:value="77">
            <text:p>77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UGa-32</text:p>
          </table:table-cell>
          <table:table-cell table:style-name="ACE-3"/>
          <table:table-cell table:style-name="ACE-3" office:value-type="string">
            <text:p>F267022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Costacallista impar</text:p>
          </table:table-cell>
          <table:table-cell table:style-name="ACE-9" table:formula="of:=IF([.E138]&lt;&gt;&quot;&quot;;COM.MICROSOFT.CONCAT([.D138];&quot; (&quot;;[.E138];&quot;)&quot;);[.D138])" office:value-type="string" office:string-value="Shell material (Costacallista impar)">
            <text:p>Shell material (Costacallista impar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650">
            <text:p>365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3289">
            <text:p>3289</text:p>
          </table:table-cell>
          <table:table-cell table:style-name="ACE-13" office:value-type="float" office:value="3693">
            <text:p>3693</text:p>
          </table:table-cell>
          <table:table-cell table:style-name="ACE-16" table:formula="of:=(([.N138]-[.M138])/2)+[.M138]" office:value-type="float" office:value="3491">
            <text:p>3491</text:p>
          </table:table-cell>
          <table:table-cell table:style-name="ACE-15" table:formula="of:=([.N138]-[.M138])/2" office:value-type="float" office:value="202">
            <text:p>202</text:p>
          </table:table-cell>
          <table:table-cell table:style-name="ACE-13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8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0+28/60+30/3600);3)" office:value-type="float" office:value="-20.475000000000001">
            <text:p>−20.475</text:p>
          </table:table-cell>
          <table:table-cell table:style-name="ACE-8" table:formula="of:=ROUND(113+24/60+57/3600;3)" office:value-type="float" office:value="113.416">
            <text:p>113.416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8]/-8033))*0.97499999999999998^2/(1+[.AC138]/1000)^2" office:value-type="float" office:value="0.60361946392939991">
            <text:p>0.6036</text:p>
          </table:table-cell>
          <table:table-cell table:style-name="ACE-12" table:formula="of:=-8033*LN([.AE138])" office:value-type="float" office:value="4055.1492227402473">
            <text:p>4055</text:p>
          </table:table-cell>
          <table:table-cell table:style-name="ACE-12" table:formula="of:=ROUND(SQRT([.L138]^2+(16.065999999999999*[.AD138])^2);0)" office:value-type="float" office:value="77">
            <text:p>77</text:p>
          </table:table-cell>
          <table:table-cell table:style-name="ACE-8" table:formula="of:=ROUND(IF([.AF138];[.AF138];[.K138]);0)" office:value-type="float" office:value="4055">
            <text:p>4055</text:p>
          </table:table-cell>
          <table:table-cell table:style-name="ACE-8" table:formula="of:=ROUND(IF([.AG138];[.AG138];[.L138]);0)" office:value-type="float" office:value="77">
            <text:p>77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UGa-33</text:p>
          </table:table-cell>
          <table:table-cell table:style-name="ACE-3"/>
          <table:table-cell table:style-name="ACE-3" office:value-type="string">
            <text:p>F267022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Fragum unedo</text:p>
          </table:table-cell>
          <table:table-cell table:style-name="ACE-9" table:formula="of:=IF([.E139]&lt;&gt;&quot;&quot;;COM.MICROSOFT.CONCAT([.D139];&quot; (&quot;;[.E139];&quot;)&quot;);[.D139])" office:value-type="string" office:string-value="Shell material (Fragum unedo)">
            <text:p>Shell material (Fragum unedo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180">
            <text:p>418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3935">
            <text:p>3935</text:p>
          </table:table-cell>
          <table:table-cell table:style-name="ACE-13" office:value-type="float" office:value="4404">
            <text:p>4404</text:p>
          </table:table-cell>
          <table:table-cell table:style-name="ACE-16" table:formula="of:=(([.N139]-[.M139])/2)+[.M139]" office:value-type="float" office:value="4169.5">
            <text:p>4170</text:p>
          </table:table-cell>
          <table:table-cell table:style-name="ACE-15" table:formula="of:=([.N139]-[.M139])/2" office:value-type="float" office:value="234.5">
            <text:p>235</text:p>
          </table:table-cell>
          <table:table-cell table:style-name="ACE-13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9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0+28/60+30/3600);3)" office:value-type="float" office:value="-20.475000000000001">
            <text:p>−20.475</text:p>
          </table:table-cell>
          <table:table-cell table:style-name="ACE-8" table:formula="of:=ROUND(113+24/60+57/3600;3)" office:value-type="float" office:value="113.416">
            <text:p>113.416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9]/-8033))*0.97499999999999998^2/(1+[.AC139]/1000)^2" office:value-type="float" office:value="0.56507933169724767">
            <text:p>0.5651</text:p>
          </table:table-cell>
          <table:table-cell table:style-name="ACE-12" table:formula="of:=-8033*LN([.AE139])" office:value-type="float" office:value="4585.1492227402459">
            <text:p>4585</text:p>
          </table:table-cell>
          <table:table-cell table:style-name="ACE-12" table:formula="of:=ROUND(SQRT([.L139]^2+(16.065999999999999*[.AD139])^2);0)" office:value-type="float" office:value="77">
            <text:p>77</text:p>
          </table:table-cell>
          <table:table-cell table:style-name="ACE-8" table:formula="of:=ROUND(IF([.AF139];[.AF139];[.K139]);0)" office:value-type="float" office:value="4585">
            <text:p>4585</text:p>
          </table:table-cell>
          <table:table-cell table:style-name="ACE-8" table:formula="of:=ROUND(IF([.AG139];[.AG139];[.L139]);0)" office:value-type="float" office:value="77">
            <text:p>77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AIT-113</text:p>
          </table:table-cell>
          <table:table-cell table:style-name="ACE-3"/>
          <table:table-cell table:style-name="ACE-3" office:value-type="string">
            <text:p>GSWA-7969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serpulid tubes</text:p>
          </table:table-cell>
          <table:table-cell table:style-name="ACE-9" table:formula="of:=IF([.E140]&lt;&gt;&quot;&quot;;COM.MICROSOFT.CONCAT([.D140];&quot; (&quot;;[.E140];&quot;)&quot;);[.D140])" office:value-type="string" office:string-value="Shell material (serpulid tubes)">
            <text:p>Shell material (serpulid tubes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520">
            <text:p>5520</text:p>
          </table:table-cell>
          <table:table-cell table:style-name="ACE-13" office:value-type="float" office:value="290">
            <text:p>290</text:p>
          </table:table-cell>
          <table:table-cell table:style-name="ACE-13" office:value-type="float" office:value="5132">
            <text:p>5132</text:p>
          </table:table-cell>
          <table:table-cell table:style-name="ACE-13" office:value-type="float" office:value="6485">
            <text:p>6485</text:p>
          </table:table-cell>
          <table:table-cell table:style-name="ACE-16" table:formula="of:=(([.N140]-[.M140])/2)+[.M140]" office:value-type="float" office:value="5808.5">
            <text:p>5809</text:p>
          </table:table-cell>
          <table:table-cell table:style-name="ACE-15" table:formula="of:=([.N140]-[.M140])/2" office:value-type="float" office:value="676.5">
            <text:p>677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0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office:value-type="float" office:value="115.53">
            <text:p>115.53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0]/-8033))*0.97499999999999998^2/(1+[.AC140]/1000)^2" office:value-type="float" office:value="0.47825986264224291">
            <text:p>0.4783</text:p>
          </table:table-cell>
          <table:table-cell table:style-name="ACE-12" table:formula="of:=-8033*LN([.AE140])" office:value-type="float" office:value="5925.1492227402478">
            <text:p>5925</text:p>
          </table:table-cell>
          <table:table-cell table:style-name="ACE-12" table:formula="of:=ROUND(SQRT([.L140]^2+(16.065999999999999*[.AD140])^2);0)" office:value-type="float" office:value="292">
            <text:p>292</text:p>
          </table:table-cell>
          <table:table-cell table:style-name="ACE-8" table:formula="of:=ROUND(IF([.AF140];[.AF140];[.K140]);0)" office:value-type="float" office:value="5925">
            <text:p>5925</text:p>
          </table:table-cell>
          <table:table-cell table:style-name="ACE-8" table:formula="of:=ROUND(IF([.AG140];[.AG140];[.L140]);0)" office:value-type="float" office:value="292">
            <text:p>29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AIT-114</text:p>
          </table:table-cell>
          <table:table-cell table:style-name="ACE-3"/>
          <table:table-cell table:style-name="ACE-3" office:value-type="string">
            <text:p>GSWA-79695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41]&lt;&gt;&quot;&quot;;COM.MICROSOFT.CONCAT([.D141];&quot; (&quot;;[.E141];&quot;)&quot;);[.D141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250">
            <text:p>3250</text:p>
          </table:table-cell>
          <table:table-cell table:style-name="ACE-13" office:value-type="float" office:value="240">
            <text:p>240</text:p>
          </table:table-cell>
          <table:table-cell table:style-name="ACE-13" office:value-type="float" office:value="2362">
            <text:p>2362</text:p>
          </table:table-cell>
          <table:table-cell table:style-name="ACE-13" office:value-type="float" office:value="3563">
            <text:p>3563</text:p>
          </table:table-cell>
          <table:table-cell table:style-name="ACE-16" table:formula="of:=(([.N141]-[.M141])/2)+[.M141]" office:value-type="float" office:value="2962.5">
            <text:p>2963</text:p>
          </table:table-cell>
          <table:table-cell table:style-name="ACE-15" table:formula="of:=([.N141]-[.M141])/2" office:value-type="float" office:value="600.5">
            <text:p>601</text:p>
          </table:table-cell>
          <table:table-cell table:style-name="ACE-13" office:value-type="float" office:value="1.5649999999999999">
            <text:p>1.56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1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1]/-8033))*0.97499999999999998^2/(1+[.AC141]/1000)^2" office:value-type="float" office:value="0.63443736709756682">
            <text:p>0.6344</text:p>
          </table:table-cell>
          <table:table-cell table:style-name="ACE-12" table:formula="of:=-8033*LN([.AE141])" office:value-type="float" office:value="3655.1492227402473">
            <text:p>3655</text:p>
          </table:table-cell>
          <table:table-cell table:style-name="ACE-12" table:formula="of:=ROUND(SQRT([.L141]^2+(16.065999999999999*[.AD141])^2);0)" office:value-type="float" office:value="242">
            <text:p>242</text:p>
          </table:table-cell>
          <table:table-cell table:style-name="ACE-8" table:formula="of:=ROUND(IF([.AF141];[.AF141];[.K141]);0)" office:value-type="float" office:value="3655">
            <text:p>3655</text:p>
          </table:table-cell>
          <table:table-cell table:style-name="ACE-8" table:formula="of:=ROUND(IF([.AG141];[.AG141];[.L141]);0)" office:value-type="float" office:value="242">
            <text:p>24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AIT-115</text:p>
          </table:table-cell>
          <table:table-cell table:style-name="ACE-3"/>
          <table:table-cell table:style-name="ACE-3" office:value-type="string">
            <text:p>GSWA-79694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rhytiphora</text:p>
          </table:table-cell>
          <table:table-cell table:style-name="ACE-9" table:formula="of:=IF([.E142]&lt;&gt;&quot;&quot;;COM.MICROSOFT.CONCAT([.D142];&quot; (&quot;;[.E142];&quot;)&quot;);[.D142])" office:value-type="string" office:string-value="Shell material (Katelysia rhytiphora)">
            <text:p>Shell material (Katelysia rhytiphor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670">
            <text:p>5670</text:p>
          </table:table-cell>
          <table:table-cell table:style-name="ACE-13" office:value-type="float" office:value="280">
            <text:p>280</text:p>
          </table:table-cell>
          <table:table-cell table:style-name="ACE-13" office:value-type="float" office:value="5355">
            <text:p>5355</text:p>
          </table:table-cell>
          <table:table-cell table:style-name="ACE-13" office:value-type="float" office:value="6630">
            <text:p>6630</text:p>
          </table:table-cell>
          <table:table-cell table:style-name="ACE-16" table:formula="of:=(([.N142]-[.M142])/2)+[.M142]" office:value-type="float" office:value="5992.5">
            <text:p>5993</text:p>
          </table:table-cell>
          <table:table-cell table:style-name="ACE-15" table:formula="of:=([.N142]-[.M142])/2" office:value-type="float" office:value="637.5">
            <text:p>638</text:p>
          </table:table-cell>
          <table:table-cell table:style-name="ACE-13" office:value-type="float" office:value="0.83999999999999997">
            <text:p>0.84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2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2]/-8033))*0.97499999999999998^2/(1+[.AC142]/1000)^2" office:value-type="float" office:value="0.46941219191527311">
            <text:p>0.4694</text:p>
          </table:table-cell>
          <table:table-cell table:style-name="ACE-12" table:formula="of:=-8033*LN([.AE142])" office:value-type="float" office:value="6075.1492227402459">
            <text:p>6075</text:p>
          </table:table-cell>
          <table:table-cell table:style-name="ACE-12" table:formula="of:=ROUND(SQRT([.L142]^2+(16.065999999999999*[.AD142])^2);0)" office:value-type="float" office:value="282">
            <text:p>282</text:p>
          </table:table-cell>
          <table:table-cell table:style-name="ACE-8" table:formula="of:=ROUND(IF([.AF142];[.AF142];[.K142]);0)" office:value-type="float" office:value="6075">
            <text:p>6075</text:p>
          </table:table-cell>
          <table:table-cell table:style-name="ACE-8" table:formula="of:=ROUND(IF([.AG142];[.AG142];[.L142]);0)" office:value-type="float" office:value="282">
            <text:p>28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AIT-122</text:p>
          </table:table-cell>
          <table:table-cell table:style-name="ACE-3"/>
          <table:table-cell table:style-name="ACE-3" office:value-type="string">
            <text:p>GSWA-46680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43]&lt;&gt;&quot;&quot;;COM.MICROSOFT.CONCAT([.D143];&quot; (&quot;;[.E143];&quot;)&quot;);[.D143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120">
            <text:p>3120</text:p>
          </table:table-cell>
          <table:table-cell table:style-name="ACE-13" office:value-type="float" office:value="310">
            <text:p>310</text:p>
          </table:table-cell>
          <table:table-cell table:style-name="ACE-13" office:value-type="float" office:value="2061">
            <text:p>2061</text:p>
          </table:table-cell>
          <table:table-cell table:style-name="ACE-13" office:value-type="float" office:value="3898">
            <text:p>3898</text:p>
          </table:table-cell>
          <table:table-cell table:style-name="ACE-16" table:formula="of:=(([.N143]-[.M143])/2)+[.M143]" office:value-type="float" office:value="2979.5">
            <text:p>2980</text:p>
          </table:table-cell>
          <table:table-cell table:style-name="ACE-15" table:formula="of:=([.N143]-[.M143])/2" office:value-type="float" office:value="918.5">
            <text:p>919</text:p>
          </table:table-cell>
          <table:table-cell table:style-name="ACE-13" office:value-type="float" office:value="0.10000000000000001">
            <text:p>0.1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3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office:value-type="float" office:value="115.54000000000001">
            <text:p>115.54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3]/-8033))*0.97499999999999998^2/(1+[.AC143]/1000)^2" office:value-type="float" office:value="0.64478815061250072">
            <text:p>0.6448</text:p>
          </table:table-cell>
          <table:table-cell table:style-name="ACE-12" table:formula="of:=-8033*LN([.AE143])" office:value-type="float" office:value="3525.1492227402473">
            <text:p>3525</text:p>
          </table:table-cell>
          <table:table-cell table:style-name="ACE-12" table:formula="of:=ROUND(SQRT([.L143]^2+(16.065999999999999*[.AD143])^2);0)" office:value-type="float" office:value="312">
            <text:p>312</text:p>
          </table:table-cell>
          <table:table-cell table:style-name="ACE-8" table:formula="of:=ROUND(IF([.AF143];[.AF143];[.K143]);0)" office:value-type="float" office:value="3525">
            <text:p>3525</text:p>
          </table:table-cell>
          <table:table-cell table:style-name="ACE-8" table:formula="of:=ROUND(IF([.AG143];[.AG143];[.L143]);0)" office:value-type="float" office:value="312">
            <text:p>31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AIT-123</text:p>
          </table:table-cell>
          <table:table-cell table:style-name="ACE-3"/>
          <table:table-cell table:style-name="ACE-3" office:value-type="string">
            <text:p>GSWA-4668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Paphies cuneata</text:p>
          </table:table-cell>
          <table:table-cell table:style-name="ACE-9" table:formula="of:=IF([.E144]&lt;&gt;&quot;&quot;;COM.MICROSOFT.CONCAT([.D144];&quot; (&quot;;[.E144];&quot;)&quot;);[.D144])" office:value-type="string" office:string-value="Shell material (Paphies cuneata)">
            <text:p>Shell material (Paphies cuneat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270">
            <text:p>6270</text:p>
          </table:table-cell>
          <table:table-cell table:style-name="ACE-13" office:value-type="float" office:value="350">
            <text:p>350</text:p>
          </table:table-cell>
          <table:table-cell table:style-name="ACE-13" office:value-type="float" office:value="5910">
            <text:p>5910</text:p>
          </table:table-cell>
          <table:table-cell table:style-name="ACE-13" office:value-type="float" office:value="7405">
            <text:p>7405</text:p>
          </table:table-cell>
          <table:table-cell table:style-name="ACE-16" table:formula="of:=(([.N144]-[.M144])/2)+[.M144]" office:value-type="float" office:value="6657.5">
            <text:p>6658</text:p>
          </table:table-cell>
          <table:table-cell table:style-name="ACE-15" table:formula="of:=([.N144]-[.M144])/2" office:value-type="float" office:value="747.5">
            <text:p>748</text:p>
          </table:table-cell>
          <table:table-cell table:style-name="ACE-13" office:value-type="float" office:value="0.10000000000000001">
            <text:p>0.1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4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office:value-type="float" office:value="115.55">
            <text:p>115.5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4]/-8033))*0.97499999999999998^2/(1+[.AC144]/1000)^2" office:value-type="float" office:value="0.4356283016310874">
            <text:p>0.4356</text:p>
          </table:table-cell>
          <table:table-cell table:style-name="ACE-12" table:formula="of:=-8033*LN([.AE144])" office:value-type="float" office:value="6675.1492227402468">
            <text:p>6675</text:p>
          </table:table-cell>
          <table:table-cell table:style-name="ACE-12" table:formula="of:=ROUND(SQRT([.L144]^2+(16.065999999999999*[.AD144])^2);0)" office:value-type="float" office:value="351">
            <text:p>351</text:p>
          </table:table-cell>
          <table:table-cell table:style-name="ACE-8" table:formula="of:=ROUND(IF([.AF144];[.AF144];[.K144]);0)" office:value-type="float" office:value="6675">
            <text:p>6675</text:p>
          </table:table-cell>
          <table:table-cell table:style-name="ACE-8" table:formula="of:=ROUND(IF([.AG144];[.AG144];[.L144]);0)" office:value-type="float" office:value="351">
            <text:p>351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AIT-78</text:p>
          </table:table-cell>
          <table:table-cell table:style-name="ACE-3"/>
          <table:table-cell table:style-name="ACE-3" office:value-type="string">
            <text:p>GSWA-79607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45]&lt;&gt;&quot;&quot;;COM.MICROSOFT.CONCAT([.D145];&quot; (&quot;;[.E145];&quot;)&quot;);[.D145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2690">
            <text:p>2690</text:p>
          </table:table-cell>
          <table:table-cell table:style-name="ACE-13" office:value-type="float" office:value="180">
            <text:p>180</text:p>
          </table:table-cell>
          <table:table-cell table:style-name="ACE-13" office:value-type="float" office:value="1867">
            <text:p>1867</text:p>
          </table:table-cell>
          <table:table-cell table:style-name="ACE-13" office:value-type="float" office:value="2746">
            <text:p>2746</text:p>
          </table:table-cell>
          <table:table-cell table:style-name="ACE-16" table:formula="of:=(([.N145]-[.M145])/2)+[.M145]" office:value-type="float" office:value="2306.5">
            <text:p>2307</text:p>
          </table:table-cell>
          <table:table-cell table:style-name="ACE-15" table:formula="of:=([.N145]-[.M145])/2" office:value-type="float" office:value="439.5">
            <text:p>440</text:p>
          </table:table-cell>
          <table:table-cell table:style-name="ACE-13" office:value-type="float" office:value="0.77500000000000002">
            <text:p>0.77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5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office:value-type="float" office:value="115.54000000000001">
            <text:p>115.54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5]/-8033))*0.97499999999999998^2/(1+[.AC145]/1000)^2" office:value-type="float" office:value="0.68024362513584424">
            <text:p>0.6802</text:p>
          </table:table-cell>
          <table:table-cell table:style-name="ACE-12" table:formula="of:=-8033*LN([.AE145])" office:value-type="float" office:value="3095.1492227402459">
            <text:p>3095</text:p>
          </table:table-cell>
          <table:table-cell table:style-name="ACE-12" table:formula="of:=ROUND(SQRT([.L145]^2+(16.065999999999999*[.AD145])^2);0)" office:value-type="float" office:value="183">
            <text:p>183</text:p>
          </table:table-cell>
          <table:table-cell table:style-name="ACE-8" table:formula="of:=ROUND(IF([.AF145];[.AF145];[.K145]);0)" office:value-type="float" office:value="3095">
            <text:p>3095</text:p>
          </table:table-cell>
          <table:table-cell table:style-name="ACE-8" table:formula="of:=ROUND(IF([.AG145];[.AG145];[.L145]);0)" office:value-type="float" office:value="183">
            <text:p>183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AIT-79</text:p>
          </table:table-cell>
          <table:table-cell table:style-name="ACE-3"/>
          <table:table-cell table:style-name="ACE-3" office:value-type="string">
            <text:p>GSWA-7960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46]&lt;&gt;&quot;&quot;;COM.MICROSOFT.CONCAT([.D146];&quot; (&quot;;[.E146];&quot;)&quot;);[.D146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2780">
            <text:p>2780</text:p>
          </table:table-cell>
          <table:table-cell table:style-name="ACE-13" office:value-type="float" office:value="220">
            <text:p>220</text:p>
          </table:table-cell>
          <table:table-cell table:style-name="ACE-13" office:value-type="float" office:value="1864">
            <text:p>1864</text:p>
          </table:table-cell>
          <table:table-cell table:style-name="ACE-13" office:value-type="float" office:value="2955">
            <text:p>2955</text:p>
          </table:table-cell>
          <table:table-cell table:style-name="ACE-16" table:formula="of:=(([.N146]-[.M146])/2)+[.M146]" office:value-type="float" office:value="2409.5">
            <text:p>2410</text:p>
          </table:table-cell>
          <table:table-cell table:style-name="ACE-15" table:formula="of:=([.N146]-[.M146])/2" office:value-type="float" office:value="545.5">
            <text:p>546</text:p>
          </table:table-cell>
          <table:table-cell table:style-name="ACE-13" office:value-type="float" office:value="1.2250000000000001">
            <text:p>1.2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6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office:value-type="float" office:value="115.54000000000001">
            <text:p>115.54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6]/-8033))*0.97499999999999998^2/(1+[.AC146]/1000)^2" office:value-type="float" office:value="0.67266485694669798">
            <text:p>0.6727</text:p>
          </table:table-cell>
          <table:table-cell table:style-name="ACE-12" table:formula="of:=-8033*LN([.AE146])" office:value-type="float" office:value="3185.1492227402473">
            <text:p>3185</text:p>
          </table:table-cell>
          <table:table-cell table:style-name="ACE-12" table:formula="of:=ROUND(SQRT([.L146]^2+(16.065999999999999*[.AD146])^2);0)" office:value-type="float" office:value="222">
            <text:p>222</text:p>
          </table:table-cell>
          <table:table-cell table:style-name="ACE-8" table:formula="of:=ROUND(IF([.AF146];[.AF146];[.K146]);0)" office:value-type="float" office:value="3185">
            <text:p>3185</text:p>
          </table:table-cell>
          <table:table-cell table:style-name="ACE-8" table:formula="of:=ROUND(IF([.AG146];[.AG146];[.L146]);0)" office:value-type="float" office:value="222">
            <text:p>22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AIT-80</text:p>
          </table:table-cell>
          <table:table-cell table:style-name="ACE-3"/>
          <table:table-cell table:style-name="ACE-3" office:value-type="string">
            <text:p>GSWA-79605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47]&lt;&gt;&quot;&quot;;COM.MICROSOFT.CONCAT([.D147];&quot; (&quot;;[.E147];&quot;)&quot;);[.D147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2730">
            <text:p>2730</text:p>
          </table:table-cell>
          <table:table-cell table:style-name="ACE-13" office:value-type="float" office:value="210">
            <text:p>210</text:p>
          </table:table-cell>
          <table:table-cell table:style-name="ACE-13" office:value-type="float" office:value="1833">
            <text:p>1833</text:p>
          </table:table-cell>
          <table:table-cell table:style-name="ACE-13" office:value-type="float" office:value="2861">
            <text:p>2861</text:p>
          </table:table-cell>
          <table:table-cell table:style-name="ACE-16" table:formula="of:=(([.N147]-[.M147])/2)+[.M147]" office:value-type="float" office:value="2347">
            <text:p>2347</text:p>
          </table:table-cell>
          <table:table-cell table:style-name="ACE-15" table:formula="of:=([.N147]-[.M147])/2" office:value-type="float" office:value="514">
            <text:p>514</text:p>
          </table:table-cell>
          <table:table-cell table:style-name="ACE-13" office:value-type="float" office:value="0.56000000000000005">
            <text:p>0.56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7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7]/-8033))*0.97499999999999998^2/(1+[.AC147]/1000)^2" office:value-type="float" office:value="0.67686479874530359">
            <text:p>0.6769</text:p>
          </table:table-cell>
          <table:table-cell table:style-name="ACE-12" table:formula="of:=-8033*LN([.AE147])" office:value-type="float" office:value="3135.1492227402464">
            <text:p>3135</text:p>
          </table:table-cell>
          <table:table-cell table:style-name="ACE-12" table:formula="of:=ROUND(SQRT([.L147]^2+(16.065999999999999*[.AD147])^2);0)" office:value-type="float" office:value="212">
            <text:p>212</text:p>
          </table:table-cell>
          <table:table-cell table:style-name="ACE-8" table:formula="of:=ROUND(IF([.AF147];[.AF147];[.K147]);0)" office:value-type="float" office:value="3135">
            <text:p>3135</text:p>
          </table:table-cell>
          <table:table-cell table:style-name="ACE-8" table:formula="of:=ROUND(IF([.AG147];[.AG147];[.L147]);0)" office:value-type="float" office:value="212">
            <text:p>21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AIT-81</text:p>
          </table:table-cell>
          <table:table-cell table:style-name="ACE-3"/>
          <table:table-cell table:style-name="ACE-3" office:value-type="string">
            <text:p>GSWA-79604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rhytiphora</text:p>
          </table:table-cell>
          <table:table-cell table:style-name="ACE-9" table:formula="of:=IF([.E148]&lt;&gt;&quot;&quot;;COM.MICROSOFT.CONCAT([.D148];&quot; (&quot;;[.E148];&quot;)&quot;);[.D148])" office:value-type="string" office:string-value="Shell material (Katelysia rhytiphora)">
            <text:p>Shell material (Katelysia rhytiphor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530">
            <text:p>5530</text:p>
          </table:table-cell>
          <table:table-cell table:style-name="ACE-13" office:value-type="float" office:value="450">
            <text:p>450</text:p>
          </table:table-cell>
          <table:table-cell table:style-name="ACE-13" office:value-type="float" office:value="4773">
            <text:p>4773</text:p>
          </table:table-cell>
          <table:table-cell table:style-name="ACE-13" office:value-type="float" office:value="6894">
            <text:p>6894</text:p>
          </table:table-cell>
          <table:table-cell table:style-name="ACE-16" table:formula="of:=(([.N148]-[.M148])/2)+[.M148]" office:value-type="float" office:value="5833.5">
            <text:p>5834</text:p>
          </table:table-cell>
          <table:table-cell table:style-name="ACE-15" table:formula="of:=([.N148]-[.M148])/2" office:value-type="float" office:value="1060.5">
            <text:p>1061</text:p>
          </table:table-cell>
          <table:table-cell table:style-name="ACE-13" office:value-type="float" office:value="1.0649999999999999">
            <text:p>1.06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8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8]/-8033))*0.97499999999999998^2/(1+[.AC148]/1000)^2" office:value-type="float" office:value="0.47766486413400977">
            <text:p>0.4777</text:p>
          </table:table-cell>
          <table:table-cell table:style-name="ACE-12" table:formula="of:=-8033*LN([.AE148])" office:value-type="float" office:value="5935.1492227402468">
            <text:p>5935</text:p>
          </table:table-cell>
          <table:table-cell table:style-name="ACE-12" table:formula="of:=ROUND(SQRT([.L148]^2+(16.065999999999999*[.AD148])^2);0)" office:value-type="float" office:value="451">
            <text:p>451</text:p>
          </table:table-cell>
          <table:table-cell table:style-name="ACE-8" table:formula="of:=ROUND(IF([.AF148];[.AF148];[.K148]);0)" office:value-type="float" office:value="5935">
            <text:p>5935</text:p>
          </table:table-cell>
          <table:table-cell table:style-name="ACE-8" table:formula="of:=ROUND(IF([.AG148];[.AG148];[.L148]);0)" office:value-type="float" office:value="451">
            <text:p>451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AIT-82</text:p>
          </table:table-cell>
          <table:table-cell table:style-name="ACE-3"/>
          <table:table-cell table:style-name="ACE-3" office:value-type="string">
            <text:p>GSWA-79603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Tellina perna</text:p>
          </table:table-cell>
          <table:table-cell table:style-name="ACE-9" table:formula="of:=IF([.E149]&lt;&gt;&quot;&quot;;COM.MICROSOFT.CONCAT([.D149];&quot; (&quot;;[.E149];&quot;)&quot;);[.D149])" office:value-type="string" office:string-value="Shell material (Tellina perna)">
            <text:p>Shell material (Tellina per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320">
            <text:p>6320</text:p>
          </table:table-cell>
          <table:table-cell table:style-name="ACE-13" office:value-type="float" office:value="230">
            <text:p>230</text:p>
          </table:table-cell>
          <table:table-cell table:style-name="ACE-13" office:value-type="float" office:value="6226">
            <text:p>6226</text:p>
          </table:table-cell>
          <table:table-cell table:style-name="ACE-13" office:value-type="float" office:value="7245">
            <text:p>7245</text:p>
          </table:table-cell>
          <table:table-cell table:style-name="ACE-16" table:formula="of:=(([.N149]-[.M149])/2)+[.M149]" office:value-type="float" office:value="6735.5">
            <text:p>6736</text:p>
          </table:table-cell>
          <table:table-cell table:style-name="ACE-15" table:formula="of:=([.N149]-[.M149])/2" office:value-type="float" office:value="509.5">
            <text:p>510</text:p>
          </table:table-cell>
          <table:table-cell table:style-name="ACE-13" office:value-type="float" office:value="0.315">
            <text:p>0.31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9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9]/-8033))*0.97499999999999998^2/(1+[.AC149]/1000)^2" office:value-type="float" office:value="0.43292523077252376">
            <text:p>0.4329</text:p>
          </table:table-cell>
          <table:table-cell table:style-name="ACE-12" table:formula="of:=-8033*LN([.AE149])" office:value-type="float" office:value="6725.1492227402468">
            <text:p>6725</text:p>
          </table:table-cell>
          <table:table-cell table:style-name="ACE-12" table:formula="of:=ROUND(SQRT([.L149]^2+(16.065999999999999*[.AD149])^2);0)" office:value-type="float" office:value="232">
            <text:p>232</text:p>
          </table:table-cell>
          <table:table-cell table:style-name="ACE-8" table:formula="of:=ROUND(IF([.AF149];[.AF149];[.K149]);0)" office:value-type="float" office:value="6725">
            <text:p>6725</text:p>
          </table:table-cell>
          <table:table-cell table:style-name="ACE-8" table:formula="of:=ROUND(IF([.AG149];[.AG149];[.L149]);0)" office:value-type="float" office:value="232">
            <text:p>23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AIT-83</text:p>
          </table:table-cell>
          <table:table-cell table:style-name="ACE-3"/>
          <table:table-cell table:style-name="ACE-3" office:value-type="string">
            <text:p>GSWA-79602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rhytiphora</text:p>
          </table:table-cell>
          <table:table-cell table:style-name="ACE-9" table:formula="of:=IF([.E150]&lt;&gt;&quot;&quot;;COM.MICROSOFT.CONCAT([.D150];&quot; (&quot;;[.E150];&quot;)&quot;);[.D150])" office:value-type="string" office:string-value="Shell material (Katelysia rhytiphora)">
            <text:p>Shell material (Katelysia rhytiphor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420">
            <text:p>5420</text:p>
          </table:table-cell>
          <table:table-cell table:style-name="ACE-13" office:value-type="float" office:value="280">
            <text:p>280</text:p>
          </table:table-cell>
          <table:table-cell table:style-name="ACE-13" office:value-type="float" office:value="5026">
            <text:p>5026</text:p>
          </table:table-cell>
          <table:table-cell table:style-name="ACE-13" office:value-type="float" office:value="6339">
            <text:p>6339</text:p>
          </table:table-cell>
          <table:table-cell table:style-name="ACE-16" table:formula="of:=(([.N150]-[.M150])/2)+[.M150]" office:value-type="float" office:value="5682.5">
            <text:p>5683</text:p>
          </table:table-cell>
          <table:table-cell table:style-name="ACE-15" table:formula="of:=([.N150]-[.M150])/2" office:value-type="float" office:value="656.5">
            <text:p>657</text:p>
          </table:table-cell>
          <table:table-cell table:style-name="ACE-13" office:value-type="float" office:value="0.76500000000000001">
            <text:p>0.76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50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50]/-8033))*0.97499999999999998^2/(1+[.AC150]/1000)^2" office:value-type="float" office:value="0.48425076390458238">
            <text:p>0.4843</text:p>
          </table:table-cell>
          <table:table-cell table:style-name="ACE-12" table:formula="of:=-8033*LN([.AE150])" office:value-type="float" office:value="5825.1492227402459">
            <text:p>5825</text:p>
          </table:table-cell>
          <table:table-cell table:style-name="ACE-12" table:formula="of:=ROUND(SQRT([.L150]^2+(16.065999999999999*[.AD150])^2);0)" office:value-type="float" office:value="282">
            <text:p>282</text:p>
          </table:table-cell>
          <table:table-cell table:style-name="ACE-8" table:formula="of:=ROUND(IF([.AF150];[.AF150];[.K150]);0)" office:value-type="float" office:value="5825">
            <text:p>5825</text:p>
          </table:table-cell>
          <table:table-cell table:style-name="ACE-8" table:formula="of:=ROUND(IF([.AG150];[.AG150];[.L150]);0)" office:value-type="float" office:value="282">
            <text:p>28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AIT-84</text:p>
          </table:table-cell>
          <table:table-cell table:style-name="ACE-3"/>
          <table:table-cell table:style-name="ACE-3" office:value-type="string">
            <text:p>GSWA-7960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51]&lt;&gt;&quot;&quot;;COM.MICROSOFT.CONCAT([.D151];&quot; (&quot;;[.E151];&quot;)&quot;);[.D151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570">
            <text:p>3570</text:p>
          </table:table-cell>
          <table:table-cell table:style-name="ACE-13" office:value-type="float" office:value="330">
            <text:p>330</text:p>
          </table:table-cell>
          <table:table-cell table:style-name="ACE-13" office:value-type="float" office:value="2582">
            <text:p>2582</text:p>
          </table:table-cell>
          <table:table-cell table:style-name="ACE-13" office:value-type="float" office:value="4287">
            <text:p>4287</text:p>
          </table:table-cell>
          <table:table-cell table:style-name="ACE-16" table:formula="of:=(([.N151]-[.M151])/2)+[.M151]" office:value-type="float" office:value="3434.5">
            <text:p>3435</text:p>
          </table:table-cell>
          <table:table-cell table:style-name="ACE-15" table:formula="of:=([.N151]-[.M151])/2" office:value-type="float" office:value="852.5">
            <text:p>853</text:p>
          </table:table-cell>
          <table:table-cell table:style-name="ACE-13" office:value-type="float" office:value="1.1399999999999999">
            <text:p>1.14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51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51]/-8033))*0.97499999999999998^2/(1+[.AC151]/1000)^2" office:value-type="float" office:value="0.60966089468225027">
            <text:p>0.6097</text:p>
          </table:table-cell>
          <table:table-cell table:style-name="ACE-12" table:formula="of:=-8033*LN([.AE151])" office:value-type="float" office:value="3975.1492227402478">
            <text:p>3975</text:p>
          </table:table-cell>
          <table:table-cell table:style-name="ACE-12" table:formula="of:=ROUND(SQRT([.L151]^2+(16.065999999999999*[.AD151])^2);0)" office:value-type="float" office:value="332">
            <text:p>332</text:p>
          </table:table-cell>
          <table:table-cell table:style-name="ACE-8" table:formula="of:=ROUND(IF([.AF151];[.AF151];[.K151]);0)" office:value-type="float" office:value="3975">
            <text:p>3975</text:p>
          </table:table-cell>
          <table:table-cell table:style-name="ACE-8" table:formula="of:=ROUND(IF([.AG151];[.AG151];[.L151]);0)" office:value-type="float" office:value="332">
            <text:p>33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estern_Australia-01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152]&lt;&gt;&quot;&quot;;COM.MICROSOFT.CONCAT([.D152];&quot; (&quot;;[.E152];&quot;)&quot;);[.D152])" office:value-type="string" office:string-value="Shell material">
            <text:p>Shell material</text:p>
          </table:table-cell>
          <table:table-cell table:style-name="ACE-3" office:value-type="string">
            <text:p>Geraldto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025">
            <text:p>6025</text:p>
          </table:table-cell>
          <table:table-cell table:style-name="ACE-13" office:value-type="float" office:value="170">
            <text:p>170</text:p>
          </table:table-cell>
          <table:table-cell table:style-name="ACE-13" office:value-type="float" office:value="5978">
            <text:p>5978</text:p>
          </table:table-cell>
          <table:table-cell table:style-name="ACE-13" office:value-type="float" office:value="6776">
            <text:p>6776</text:p>
          </table:table-cell>
          <table:table-cell table:style-name="ACE-16" table:formula="of:=(([.N152]-[.M152])/2)+[.M152]" office:value-type="float" office:value="6377">
            <text:p>6377</text:p>
          </table:table-cell>
          <table:table-cell table:style-name="ACE-15" table:formula="of:=([.N152]-[.M152])/2" office:value-type="float" office:value="399">
            <text:p>399</text:p>
          </table:table-cell>
          <table:table-cell table:style-name="ACE-13" office:value-type="float" office:value="3">
            <text:p>3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Wyrwoll 1977</text:p>
          </table:table-cell>
          <table:table-cell table:style-name="ACE-4" office:value-type="string">
            <text:p>Wyrwoll1977</text:p>
          </table:table-cell>
          <table:table-cell table:style-name="ACE-4" table:formula="of:=COM.MICROSOFT.CONCAT([.U152];&quot;,LewisEtal2013&quot;)" office:value-type="string" office:string-value="Wyrwoll1977,LewisEtal2013">
            <text:p>Wyrwoll1977,LewisEtal2013</text:p>
          </table:table-cell>
          <table:table-cell table:number-columns-repeated="3" table:style-name="ACE-8"/>
          <table:table-cell table:style-name="ACE-8" office:value-type="float" office:value="-28.800000000000001">
            <text:p>−28.8</text:p>
          </table:table-cell>
          <table:table-cell table:style-name="ACE-8" office:value-type="float" office:value="114.59999999999999">
            <text:p>114.6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52]/-8033))*0.97499999999999998^2/(1+[.AC152]/1000)^2" office:value-type="float" office:value="0.44911929882422974">
            <text:p>0.4491</text:p>
          </table:table-cell>
          <table:table-cell table:style-name="ACE-12" table:formula="of:=-8033*LN([.AE152])" office:value-type="float" office:value="6430.1492227402459">
            <text:p>6430</text:p>
          </table:table-cell>
          <table:table-cell table:style-name="ACE-12" table:formula="of:=ROUND(SQRT([.L152]^2+(16.065999999999999*[.AD152])^2);0)" office:value-type="float" office:value="173">
            <text:p>173</text:p>
          </table:table-cell>
          <table:table-cell table:style-name="ACE-8" table:formula="of:=ROUND(IF([.AF152];[.AF152];[.K152]);0)" office:value-type="float" office:value="6430">
            <text:p>6430</text:p>
          </table:table-cell>
          <table:table-cell table:style-name="ACE-8" table:formula="of:=ROUND(IF([.AG152];[.AG152];[.L152]);0)" office:value-type="float" office:value="173">
            <text:p>173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0408</text:p>
          </table:table-cell>
          <table:table-cell table:style-name="ACE-3"/>
          <table:table-cell table:style-name="ACE-3" office:value-type="string">
            <text:p>1bABR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3]&lt;&gt;&quot;&quot;;COM.MICROSOFT.CONCAT([.D153];&quot; (&quot;;[.E153];&quot;)&quot;);[.D153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Alban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5">
            <text:p>1.5</text:p>
          </table:table-cell>
          <table:table-cell table:style-name="ACE-15" office:value-type="float" office:value="1921">
            <text:p>1921</text:p>
          </table:table-cell>
          <table:table-cell table:style-name="ACE-15" office:value-type="float" office:value="44">
            <text:p>44</text:p>
          </table:table-cell>
          <table:table-cell table:style-name="ACE-13" office:value-type="float" office:value="1276">
            <text:p>1276</text:p>
          </table:table-cell>
          <table:table-cell table:style-name="ACE-13" office:value-type="float" office:value="1537">
            <text:p>1537</text:p>
          </table:table-cell>
          <table:table-cell table:style-name="ACE-16" table:formula="of:=(([.N153]-[.M153])/2)+[.M153]" office:value-type="float" office:value="1406.5">
            <text:p>1407</text:p>
          </table:table-cell>
          <table:table-cell table:style-name="ACE-15" table:formula="of:=([.N153]-[.M153])/2" office:value-type="float" office:value="130.5">
            <text:p>131</text:p>
          </table:table-cell>
          <table:table-cell table:style-name="ACE-13" office:value-type="float" office:value="0.90000000000000002">
            <text:p>0.9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3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5.094000000000001">
            <text:p>−35.094</text:p>
          </table:table-cell>
          <table:table-cell table:style-name="ACE-8" office:value-type="float" office:value="117.95699999999999">
            <text:p>117.957</text:p>
          </table:table-cell>
          <table:table-cell table:number-columns-repeated="6" table:style-name="ACE-8"/>
          <table:table-cell table:style-name="ACE-8" table:formula="of:=ROUND(IF([.AF153];[.AF153];[.K153]);0)" office:value-type="float" office:value="1921">
            <text:p>1921</text:p>
          </table:table-cell>
          <table:table-cell table:style-name="ACE-8" table:formula="of:=ROUND(IF([.AG153];[.AG153];[.L153]);0)" office:value-type="float" office:value="44">
            <text:p>44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0971_ThB2</text:p>
          </table:table-cell>
          <table:table-cell table:style-name="ACE-3"/>
          <table:table-cell table:style-name="ACE-3" office:value-type="string">
            <text:p>ThB2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4]&lt;&gt;&quot;&quot;;COM.MICROSOFT.CONCAT([.D154];&quot; (&quot;;[.E154];&quot;)&quot;);[.D154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Thistle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">
            <text:p>1</text:p>
          </table:table-cell>
          <table:table-cell table:style-name="ACE-15" office:value-type="float" office:value="2571">
            <text:p>2571</text:p>
          </table:table-cell>
          <table:table-cell table:style-name="ACE-15" office:value-type="float" office:value="64">
            <text:p>64</text:p>
          </table:table-cell>
          <table:table-cell table:style-name="ACE-13" office:value-type="float" office:value="1963">
            <text:p>1963</text:p>
          </table:table-cell>
          <table:table-cell table:style-name="ACE-13" office:value-type="float" office:value="2336">
            <text:p>2336</text:p>
          </table:table-cell>
          <table:table-cell table:style-name="ACE-16" table:formula="of:=(([.N154]-[.M154])/2)+[.M154]" office:value-type="float" office:value="2149.5">
            <text:p>2150</text:p>
          </table:table-cell>
          <table:table-cell table:style-name="ACE-15" table:formula="of:=([.N154]-[.M154])/2" office:value-type="float" office:value="186.5">
            <text:p>187</text:p>
          </table:table-cell>
          <table:table-cell table:style-name="ACE-13" office:value-type="float" office:value="0.90000000000000002">
            <text:p>0.9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4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4">
            <text:p>−34</text:p>
          </table:table-cell>
          <table:table-cell table:style-name="ACE-8" office:value-type="float" office:value="122.2">
            <text:p>122.2</text:p>
          </table:table-cell>
          <table:table-cell table:number-columns-repeated="6" table:style-name="ACE-8"/>
          <table:table-cell table:style-name="ACE-8" table:formula="of:=ROUND(IF([.AF154];[.AF154];[.K154]);0)" office:value-type="float" office:value="2571">
            <text:p>2571</text:p>
          </table:table-cell>
          <table:table-cell table:style-name="ACE-8" table:formula="of:=ROUND(IF([.AG154];[.AG154];[.L154]);0)" office:value-type="float" office:value="64">
            <text:p>64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0971_Woody</text:p>
          </table:table-cell>
          <table:table-cell table:style-name="ACE-3"/>
          <table:table-cell table:style-name="ACE-3" office:value-type="string">
            <text:p>Woody Point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5]&lt;&gt;&quot;&quot;;COM.MICROSOFT.CONCAT([.D155];&quot; (&quot;;[.E155];&quot;)&quot;);[.D155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Alban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5">
            <text:p>1.5</text:p>
          </table:table-cell>
          <table:table-cell table:style-name="ACE-15" office:value-type="float" office:value="2850">
            <text:p>2850</text:p>
          </table:table-cell>
          <table:table-cell table:style-name="ACE-15" office:value-type="float" office:value="89">
            <text:p>89</text:p>
          </table:table-cell>
          <table:table-cell table:style-name="ACE-13" office:value-type="float" office:value="2294">
            <text:p>2294</text:p>
          </table:table-cell>
          <table:table-cell table:style-name="ACE-13" office:value-type="float" office:value="2742">
            <text:p>2742</text:p>
          </table:table-cell>
          <table:table-cell table:style-name="ACE-16" table:formula="of:=(([.N155]-[.M155])/2)+[.M155]" office:value-type="float" office:value="2518">
            <text:p>2518</text:p>
          </table:table-cell>
          <table:table-cell table:style-name="ACE-15" table:formula="of:=([.N155]-[.M155])/2" office:value-type="float" office:value="224">
            <text:p>224</text:p>
          </table:table-cell>
          <table:table-cell table:style-name="ACE-13" office:value-type="float" office:value="0.80000000000000004">
            <text:p>0.8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5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5.030000000000001">
            <text:p>−35.03</text:p>
          </table:table-cell>
          <table:table-cell table:style-name="ACE-8" office:value-type="float" office:value="117.88">
            <text:p>117.88</text:p>
          </table:table-cell>
          <table:table-cell table:number-columns-repeated="6" table:style-name="ACE-8"/>
          <table:table-cell table:style-name="ACE-8" table:formula="of:=ROUND(IF([.AF155];[.AF155];[.K155]);0)" office:value-type="float" office:value="2850">
            <text:p>2850</text:p>
          </table:table-cell>
          <table:table-cell table:style-name="ACE-8" table:formula="of:=ROUND(IF([.AG155];[.AG155];[.L155]);0)" office:value-type="float" office:value="89">
            <text:p>89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1754</text:p>
          </table:table-cell>
          <table:table-cell table:style-name="ACE-3"/>
          <table:table-cell table:style-name="ACE-3" office:value-type="string">
            <text:p>EWA1c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6]&lt;&gt;&quot;&quot;;COM.MICROSOFT.CONCAT([.D156];&quot; (&quot;;[.E156];&quot;)&quot;);[.D156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Esperance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2.2999999999999998">
            <text:p>2.3</text:p>
          </table:table-cell>
          <table:table-cell table:style-name="ACE-15" office:value-type="float" office:value="4281">
            <text:p>4281</text:p>
          </table:table-cell>
          <table:table-cell table:style-name="ACE-15" office:value-type="float" office:value="60">
            <text:p>60</text:p>
          </table:table-cell>
          <table:table-cell table:style-name="ACE-13" office:value-type="float" office:value="4087">
            <text:p>4087</text:p>
          </table:table-cell>
          <table:table-cell table:style-name="ACE-15" office:value-type="float" office:value="4507">
            <text:p>4507</text:p>
          </table:table-cell>
          <table:table-cell table:style-name="ACE-16" table:formula="of:=(([.N156]-[.M156])/2)+[.M156]" office:value-type="float" office:value="4297">
            <text:p>4297</text:p>
          </table:table-cell>
          <table:table-cell table:style-name="ACE-15" table:formula="of:=([.N156]-[.M156])/2" office:value-type="float" office:value="210">
            <text:p>210</text:p>
          </table:table-cell>
          <table:table-cell table:style-name="ACE-13" office:value-type="float" office:value="1.3999999999999999">
            <text:p>1.4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6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3.865000000000002">
            <text:p>−33.865</text:p>
          </table:table-cell>
          <table:table-cell table:style-name="ACE-8" office:value-type="float" office:value="121.89700000000001">
            <text:p>121.897</text:p>
          </table:table-cell>
          <table:table-cell table:number-columns-repeated="6" table:style-name="ACE-8"/>
          <table:table-cell table:style-name="ACE-8" table:formula="of:=ROUND(IF([.AF156];[.AF156];[.K156]);0)" office:value-type="float" office:value="4281">
            <text:p>4281</text:p>
          </table:table-cell>
          <table:table-cell table:style-name="ACE-8" table:formula="of:=ROUND(IF([.AG156];[.AG156];[.L156]);0)" office:value-type="float" office:value="60">
            <text:p>6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1755</text:p>
          </table:table-cell>
          <table:table-cell table:style-name="ACE-3"/>
          <table:table-cell table:style-name="ACE-3" office:value-type="string">
            <text:p>EWA1a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7]&lt;&gt;&quot;&quot;;COM.MICROSOFT.CONCAT([.D157];&quot; (&quot;;[.E157];&quot;)&quot;);[.D157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Esperance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">
            <text:p>1</text:p>
          </table:table-cell>
          <table:table-cell table:style-name="ACE-15" office:value-type="float" office:value="2571">
            <text:p>2571</text:p>
          </table:table-cell>
          <table:table-cell table:style-name="ACE-15" office:value-type="float" office:value="64">
            <text:p>64</text:p>
          </table:table-cell>
          <table:table-cell table:style-name="ACE-13" office:value-type="float" office:value="1963">
            <text:p>1963</text:p>
          </table:table-cell>
          <table:table-cell table:style-name="ACE-13" office:value-type="float" office:value="2336">
            <text:p>2336</text:p>
          </table:table-cell>
          <table:table-cell table:style-name="ACE-16" table:formula="of:=(([.N157]-[.M157])/2)+[.M157]" office:value-type="float" office:value="2149.5">
            <text:p>2150</text:p>
          </table:table-cell>
          <table:table-cell table:style-name="ACE-15" table:formula="of:=([.N157]-[.M157])/2" office:value-type="float" office:value="186.5">
            <text:p>187</text:p>
          </table:table-cell>
          <table:table-cell table:style-name="ACE-13" office:value-type="float" office:value="0.90000000000000002">
            <text:p>0.9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7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3.865000000000002">
            <text:p>−33.865</text:p>
          </table:table-cell>
          <table:table-cell table:style-name="ACE-8" office:value-type="float" office:value="121.89700000000001">
            <text:p>121.897</text:p>
          </table:table-cell>
          <table:table-cell table:number-columns-repeated="6" table:style-name="ACE-8"/>
          <table:table-cell table:style-name="ACE-8" table:formula="of:=ROUND(IF([.AF157];[.AF157];[.K157]);0)" office:value-type="float" office:value="2571">
            <text:p>2571</text:p>
          </table:table-cell>
          <table:table-cell table:style-name="ACE-8" table:formula="of:=ROUND(IF([.AG157];[.AG157];[.L157]);0)" office:value-type="float" office:value="64">
            <text:p>64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1757</text:p>
          </table:table-cell>
          <table:table-cell table:style-name="ACE-3"/>
          <table:table-cell table:style-name="ACE-3" office:value-type="string">
            <text:p>DEN1F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8]&lt;&gt;&quot;&quot;;COM.MICROSOFT.CONCAT([.D158];&quot; (&quot;;[.E158];&quot;)&quot;);[.D158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Denmark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">
            <text:p>0</text:p>
          </table:table-cell>
          <table:table-cell table:style-name="ACE-15" office:value-type="float" office:value="849">
            <text:p>849</text:p>
          </table:table-cell>
          <table:table-cell table:style-name="ACE-15" office:value-type="float" office:value="46">
            <text:p>46</text:p>
          </table:table-cell>
          <table:table-cell table:style-name="ACE-13" office:value-type="float" office:value="290">
            <text:p>290</text:p>
          </table:table-cell>
          <table:table-cell table:style-name="ACE-13" office:value-type="float" office:value="511">
            <text:p>511</text:p>
          </table:table-cell>
          <table:table-cell table:style-name="ACE-16" table:formula="of:=(([.N158]-[.M158])/2)+[.M158]" office:value-type="float" office:value="400.5">
            <text:p>401</text:p>
          </table:table-cell>
          <table:table-cell table:style-name="ACE-15" table:formula="of:=([.N158]-[.M158])/2" office:value-type="float" office:value="110.5">
            <text:p>111</text:p>
          </table:table-cell>
          <table:table-cell table:style-name="ACE-13" office:value-type="float" office:value="0.40000000000000002">
            <text:p>0.4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8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4.972999999999999">
            <text:p>−34.973</text:p>
          </table:table-cell>
          <table:table-cell table:style-name="ACE-8" office:value-type="float" office:value="117.369">
            <text:p>117.369</text:p>
          </table:table-cell>
          <table:table-cell table:number-columns-repeated="6" table:style-name="ACE-8"/>
          <table:table-cell table:style-name="ACE-8" table:formula="of:=ROUND(IF([.AF158];[.AF158];[.K158]);0)" office:value-type="float" office:value="849">
            <text:p>849</text:p>
          </table:table-cell>
          <table:table-cell table:style-name="ACE-8" table:formula="of:=ROUND(IF([.AG158];[.AG158];[.L158]);0)" office:value-type="float" office:value="46">
            <text:p>46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1757</text:p>
          </table:table-cell>
          <table:table-cell table:style-name="ACE-3"/>
          <table:table-cell table:style-name="ACE-3" office:value-type="string">
            <text:p>DEN3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9]&lt;&gt;&quot;&quot;;COM.MICROSOFT.CONCAT([.D159];&quot; (&quot;;[.E159];&quot;)&quot;);[.D159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Denmark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4" office:value-type="float" office:value="1.8">
            <text:p>1.8</text:p>
          </table:table-cell>
          <table:table-cell table:style-name="ACE-15" office:value-type="float" office:value="3956">
            <text:p>3956</text:p>
          </table:table-cell>
          <table:table-cell table:style-name="ACE-15" office:value-type="float" office:value="59">
            <text:p>59</text:p>
          </table:table-cell>
          <table:table-cell table:style-name="ACE-13" office:value-type="float" office:value="3656">
            <text:p>3656</text:p>
          </table:table-cell>
          <table:table-cell table:style-name="ACE-13" office:value-type="float" office:value="4076">
            <text:p>4076</text:p>
          </table:table-cell>
          <table:table-cell table:style-name="ACE-16" table:formula="of:=(([.N159]-[.M159])/2)+[.M159]" office:value-type="float" office:value="3866">
            <text:p>3866</text:p>
          </table:table-cell>
          <table:table-cell table:style-name="ACE-15" table:formula="of:=([.N159]-[.M159])/2" office:value-type="float" office:value="210">
            <text:p>210</text:p>
          </table:table-cell>
          <table:table-cell table:style-name="ACE-13" office:value-type="float" office:value="1.3">
            <text:p>1.3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9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4.972999999999999">
            <text:p>−34.973</text:p>
          </table:table-cell>
          <table:table-cell table:style-name="ACE-8" office:value-type="float" office:value="117.369">
            <text:p>117.369</text:p>
          </table:table-cell>
          <table:table-cell table:number-columns-repeated="6" table:style-name="ACE-8"/>
          <table:table-cell table:style-name="ACE-8" table:formula="of:=ROUND(IF([.AF159];[.AF159];[.K159]);0)" office:value-type="float" office:value="3956">
            <text:p>3956</text:p>
          </table:table-cell>
          <table:table-cell table:style-name="ACE-8" table:formula="of:=ROUND(IF([.AG159];[.AG159];[.L159]);0)" office:value-type="float" office:value="59">
            <text:p>59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2787</text:p>
          </table:table-cell>
          <table:table-cell table:style-name="ACE-3"/>
          <table:table-cell table:style-name="ACE-3" office:value-type="string">
            <text:p>CASTBN4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60]&lt;&gt;&quot;&quot;;COM.MICROSOFT.CONCAT([.D160];&quot; (&quot;;[.E160];&quot;)&quot;);[.D160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Cape Naturaliste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5">
            <text:p>1.5</text:p>
          </table:table-cell>
          <table:table-cell table:style-name="ACE-15" office:value-type="float" office:value="4178">
            <text:p>4178</text:p>
          </table:table-cell>
          <table:table-cell table:style-name="ACE-15" office:value-type="float" office:value="46">
            <text:p>46</text:p>
          </table:table-cell>
          <table:table-cell table:style-name="ACE-13" office:value-type="float" office:value="3975">
            <text:p>3975</text:p>
          </table:table-cell>
          <table:table-cell table:style-name="ACE-13" office:value-type="float" office:value="4371">
            <text:p>4371</text:p>
          </table:table-cell>
          <table:table-cell table:style-name="ACE-16" table:formula="of:=(([.N160]-[.M160])/2)+[.M160]" office:value-type="float" office:value="4173">
            <text:p>4173</text:p>
          </table:table-cell>
          <table:table-cell table:style-name="ACE-15" table:formula="of:=([.N160]-[.M160])/2" office:value-type="float" office:value="198">
            <text:p>198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0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3.579999999999998">
            <text:p>−33.58</text:p>
          </table:table-cell>
          <table:table-cell table:style-name="ACE-8" office:value-type="float" office:value="115.09999999999999">
            <text:p>115.1</text:p>
          </table:table-cell>
          <table:table-cell table:number-columns-repeated="6" table:style-name="ACE-8"/>
          <table:table-cell table:style-name="ACE-8" table:formula="of:=ROUND(IF([.AF160];[.AF160];[.K160]);0)" office:value-type="float" office:value="4178">
            <text:p>4178</text:p>
          </table:table-cell>
          <table:table-cell table:style-name="ACE-8" table:formula="of:=ROUND(IF([.AG160];[.AG160];[.L160]);0)" office:value-type="float" office:value="46">
            <text:p>46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2788</text:p>
          </table:table-cell>
          <table:table-cell table:style-name="ACE-3"/>
          <table:table-cell table:style-name="ACE-3" office:value-type="string">
            <text:p>CASTRE2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61]&lt;&gt;&quot;&quot;;COM.MICROSOFT.CONCAT([.D161];&quot; (&quot;;[.E161];&quot;)&quot;);[.D161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Cape Naturaliste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2">
            <text:p>1.2</text:p>
          </table:table-cell>
          <table:table-cell table:style-name="ACE-15" office:value-type="float" office:value="3021">
            <text:p>3021</text:p>
          </table:table-cell>
          <table:table-cell table:style-name="ACE-15" office:value-type="float" office:value="33">
            <text:p>33</text:p>
          </table:table-cell>
          <table:table-cell table:style-name="ACE-13" office:value-type="float" office:value="2566">
            <text:p>2566</text:p>
          </table:table-cell>
          <table:table-cell table:style-name="ACE-13" office:value-type="float" office:value="2866">
            <text:p>2866</text:p>
          </table:table-cell>
          <table:table-cell table:style-name="ACE-16" table:formula="of:=(([.N161]-[.M161])/2)+[.M161]" office:value-type="float" office:value="2716">
            <text:p>2716</text:p>
          </table:table-cell>
          <table:table-cell table:style-name="ACE-15" table:formula="of:=([.N161]-[.M161])/2" office:value-type="float" office:value="150">
            <text:p>150</text:p>
          </table:table-cell>
          <table:table-cell table:style-name="ACE-13" office:value-type="float" office:value="1">
            <text:p>1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1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3.579999999999998">
            <text:p>−33.58</text:p>
          </table:table-cell>
          <table:table-cell table:style-name="ACE-8" office:value-type="float" office:value="115.09999999999999">
            <text:p>115.1</text:p>
          </table:table-cell>
          <table:table-cell table:number-columns-repeated="6" table:style-name="ACE-8"/>
          <table:table-cell table:style-name="ACE-8" table:formula="of:=ROUND(IF([.AF161];[.AF161];[.K161]);0)" office:value-type="float" office:value="3021">
            <text:p>3021</text:p>
          </table:table-cell>
          <table:table-cell table:style-name="ACE-8" table:formula="of:=ROUND(IF([.AG161];[.AG161];[.L161]);0)" office:value-type="float" office:value="33">
            <text:p>33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2789</text:p>
          </table:table-cell>
          <table:table-cell table:style-name="ACE-3"/>
          <table:table-cell table:style-name="ACE-3" office:value-type="string">
            <text:p>CASTLRW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62]&lt;&gt;&quot;&quot;;COM.MICROSOFT.CONCAT([.D162];&quot; (&quot;;[.E162];&quot;)&quot;);[.D162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Cape Naturaliste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6000000000000001">
            <text:p>1.6</text:p>
          </table:table-cell>
          <table:table-cell table:style-name="ACE-15" office:value-type="float" office:value="4641">
            <text:p>4641</text:p>
          </table:table-cell>
          <table:table-cell table:style-name="ACE-15" office:value-type="float" office:value="49">
            <text:p>49</text:p>
          </table:table-cell>
          <table:table-cell table:style-name="ACE-13" office:value-type="float" office:value="4573">
            <text:p>4573</text:p>
          </table:table-cell>
          <table:table-cell table:style-name="ACE-13" office:value-type="float" office:value="4955">
            <text:p>4955</text:p>
          </table:table-cell>
          <table:table-cell table:style-name="ACE-16" table:formula="of:=(([.N162]-[.M162])/2)+[.M162]" office:value-type="float" office:value="4764">
            <text:p>4764</text:p>
          </table:table-cell>
          <table:table-cell table:style-name="ACE-15" table:formula="of:=([.N162]-[.M162])/2" office:value-type="float" office:value="191">
            <text:p>191</text:p>
          </table:table-cell>
          <table:table-cell table:style-name="ACE-13" office:value-type="float" office:value="1.3999999999999999">
            <text:p>1.4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2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3.579999999999998">
            <text:p>−33.58</text:p>
          </table:table-cell>
          <table:table-cell table:style-name="ACE-8" office:value-type="float" office:value="115.09999999999999">
            <text:p>115.1</text:p>
          </table:table-cell>
          <table:table-cell table:number-columns-repeated="6" table:style-name="ACE-8"/>
          <table:table-cell table:style-name="ACE-8" table:formula="of:=ROUND(IF([.AF162];[.AF162];[.K162]);0)" office:value-type="float" office:value="4641">
            <text:p>4641</text:p>
          </table:table-cell>
          <table:table-cell table:style-name="ACE-8" table:formula="of:=ROUND(IF([.AG162];[.AG162];[.L162]);0)" office:value-type="float" office:value="49">
            <text:p>49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2790</text:p>
          </table:table-cell>
          <table:table-cell table:number-columns-repeated="2" table:style-name="ACE-3"/>
          <table:table-cell table:style-name="ACE-3" office:value-type="string">
            <text:p>Barnacle</text:p>
          </table:table-cell>
          <table:table-cell table:style-name="ACE-3" office:value-type="string">
            <text:p>Tetraclitella purpurascens</text:p>
          </table:table-cell>
          <table:table-cell table:style-name="ACE-9" table:formula="of:=IF([.E163]&lt;&gt;&quot;&quot;;COM.MICROSOFT.CONCAT([.D163];&quot; (&quot;;[.E163];&quot;)&quot;);[.D163])" office:value-type="string" office:string-value="Barnacle (Tetraclitella purpurascens)">
            <text:p>Barnacle (Tetraclitella purpurascens)</text:p>
          </table:table-cell>
          <table:table-cell table:style-name="ACE-3" office:value-type="string">
            <text:p>Point Pero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7">
            <text:p>1.7</text:p>
          </table:table-cell>
          <table:table-cell table:style-name="ACE-15" office:value-type="float" office:value="1599">
            <text:p>1599</text:p>
          </table:table-cell>
          <table:table-cell table:style-name="ACE-15" office:value-type="float" office:value="54">
            <text:p>54</text:p>
          </table:table-cell>
          <table:table-cell table:style-name="ACE-13" office:value-type="float" office:value="935">
            <text:p>935</text:p>
          </table:table-cell>
          <table:table-cell table:style-name="ACE-13" office:value-type="float" office:value="1240">
            <text:p>1240</text:p>
          </table:table-cell>
          <table:table-cell table:style-name="ACE-16" table:formula="of:=(([.N163]-[.M163])/2)+[.M163]" office:value-type="float" office:value="1087.5">
            <text:p>1088</text:p>
          </table:table-cell>
          <table:table-cell table:style-name="ACE-15" table:formula="of:=([.N163]-[.M163])/2" office:value-type="float" office:value="152.5">
            <text:p>153</text:p>
          </table:table-cell>
          <table:table-cell table:style-name="ACE-20" office:value-type="float" office:value="1.3">
            <text:p>1.30</text:p>
          </table:table-cell>
          <table:table-cell table:style-name="ACE-20" office:value-type="float" office:value="0.5">
            <text:p>0.50</text:p>
          </table:table-cell>
          <table:table-cell table:style-name="ACE-20" office:value-type="float" office:value="0.5">
            <text:p>0.50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3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2.274999999999999">
            <text:p>−32.275</text:p>
          </table:table-cell>
          <table:table-cell table:style-name="ACE-8" office:value-type="float" office:value="115.71299999999999">
            <text:p>115.713</text:p>
          </table:table-cell>
          <table:table-cell table:number-columns-repeated="6" table:style-name="ACE-8"/>
          <table:table-cell table:style-name="ACE-8" table:formula="of:=ROUND(IF([.AF163];[.AF163];[.K163]);0)" office:value-type="float" office:value="1599">
            <text:p>1599</text:p>
          </table:table-cell>
          <table:table-cell table:style-name="ACE-8" table:formula="of:=ROUND(IF([.AG163];[.AG163];[.L163]);0)" office:value-type="float" office:value="54">
            <text:p>54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2791</text:p>
          </table:table-cell>
          <table:table-cell table:style-name="ACE-3"/>
          <table:table-cell table:style-name="ACE-3" office:value-type="string">
            <text:p>LEEW1-1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64]&lt;&gt;&quot;&quot;;COM.MICROSOFT.CONCAT([.D164];&quot; (&quot;;[.E164];&quot;)&quot;);[.D164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Cape Leeuwi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">
            <text:p>1</text:p>
          </table:table-cell>
          <table:table-cell table:style-name="ACE-15" office:value-type="float" office:value="3917">
            <text:p>3917</text:p>
          </table:table-cell>
          <table:table-cell table:style-name="ACE-15" office:value-type="float" office:value="44">
            <text:p>44</text:p>
          </table:table-cell>
          <table:table-cell table:style-name="ACE-13" office:value-type="float" office:value="3626">
            <text:p>3626</text:p>
          </table:table-cell>
          <table:table-cell table:style-name="ACE-13" office:value-type="float" office:value="3982">
            <text:p>3982</text:p>
          </table:table-cell>
          <table:table-cell table:style-name="ACE-16" table:formula="of:=(([.N164]-[.M164])/2)+[.M164]" office:value-type="float" office:value="3804">
            <text:p>3804</text:p>
          </table:table-cell>
          <table:table-cell table:style-name="ACE-15" table:formula="of:=([.N164]-[.M164])/2" office:value-type="float" office:value="178">
            <text:p>178</text:p>
          </table:table-cell>
          <table:table-cell table:style-name="ACE-13" office:value-type="float" office:value="1.2">
            <text:p>1.2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4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4.365000000000002">
            <text:p>−34.365</text:p>
          </table:table-cell>
          <table:table-cell table:style-name="ACE-8" office:value-type="float" office:value="115.13">
            <text:p>115.13</text:p>
          </table:table-cell>
          <table:table-cell table:number-columns-repeated="6" table:style-name="ACE-8"/>
          <table:table-cell table:style-name="ACE-8" table:formula="of:=ROUND(IF([.AF164];[.AF164];[.K164]);0)" office:value-type="float" office:value="3917">
            <text:p>3917</text:p>
          </table:table-cell>
          <table:table-cell table:style-name="ACE-8" table:formula="of:=ROUND(IF([.AG164];[.AG164];[.L164]);0)" office:value-type="float" office:value="44">
            <text:p>44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2792</text:p>
          </table:table-cell>
          <table:table-cell table:style-name="ACE-3"/>
          <table:table-cell table:style-name="ACE-3" office:value-type="string">
            <text:p>LEEW2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65]&lt;&gt;&quot;&quot;;COM.MICROSOFT.CONCAT([.D165];&quot; (&quot;;[.E165];&quot;)&quot;);[.D165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Cape Leeuwi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">
            <text:p>1</text:p>
          </table:table-cell>
          <table:table-cell table:style-name="ACE-15" office:value-type="float" office:value="2963">
            <text:p>2963</text:p>
          </table:table-cell>
          <table:table-cell table:style-name="ACE-15" office:value-type="float" office:value="42">
            <text:p>42</text:p>
          </table:table-cell>
          <table:table-cell table:style-name="ACE-13" office:value-type="float" office:value="2454">
            <text:p>2454</text:p>
          </table:table-cell>
          <table:table-cell table:style-name="ACE-13" office:value-type="float" office:value="2796">
            <text:p>2796</text:p>
          </table:table-cell>
          <table:table-cell table:style-name="ACE-16" table:formula="of:=(([.N165]-[.M165])/2)+[.M165]" office:value-type="float" office:value="2625">
            <text:p>2625</text:p>
          </table:table-cell>
          <table:table-cell table:style-name="ACE-15" table:formula="of:=([.N165]-[.M165])/2" office:value-type="float" office:value="171">
            <text:p>171</text:p>
          </table:table-cell>
          <table:table-cell table:style-name="ACE-13" office:value-type="float" office:value="0.90000000000000002">
            <text:p>0.9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5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4.365000000000002">
            <text:p>−34.365</text:p>
          </table:table-cell>
          <table:table-cell table:style-name="ACE-8" office:value-type="float" office:value="115.13">
            <text:p>115.13</text:p>
          </table:table-cell>
          <table:table-cell table:number-columns-repeated="6" table:style-name="ACE-8"/>
          <table:table-cell table:style-name="ACE-8" table:formula="of:=ROUND(IF([.AF165];[.AF165];[.K165]);0)" office:value-type="float" office:value="2963">
            <text:p>2963</text:p>
          </table:table-cell>
          <table:table-cell table:style-name="ACE-8" table:formula="of:=ROUND(IF([.AG165];[.AG165];[.L165]);0)" office:value-type="float" office:value="42">
            <text:p>4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12793</text:p>
          </table:table-cell>
          <table:table-cell table:style-name="ACE-3"/>
          <table:table-cell table:style-name="ACE-3" office:value-type="string">
            <text:p>SB1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66]&lt;&gt;&quot;&quot;;COM.MICROSOFT.CONCAT([.D166];&quot; (&quot;;[.E166];&quot;)&quot;);[.D166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Cape Naturaliste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">
            <text:p>0</text:p>
          </table:table-cell>
          <table:table-cell table:style-name="ACE-15" office:value-type="float" office:value="1487">
            <text:p>1487</text:p>
          </table:table-cell>
          <table:table-cell table:style-name="ACE-15" office:value-type="float" office:value="39">
            <text:p>39</text:p>
          </table:table-cell>
          <table:table-cell table:style-name="ACE-13" office:value-type="float" office:value="826">
            <text:p>826</text:p>
          </table:table-cell>
          <table:table-cell table:style-name="ACE-13" office:value-type="float" office:value="1122">
            <text:p>1122</text:p>
          </table:table-cell>
          <table:table-cell table:style-name="ACE-16" table:formula="of:=(([.N166]-[.M166])/2)+[.M166]" office:value-type="float" office:value="974">
            <text:p>974</text:p>
          </table:table-cell>
          <table:table-cell table:style-name="ACE-15" table:formula="of:=([.N166]-[.M166])/2" office:value-type="float" office:value="148">
            <text:p>148</text:p>
          </table:table-cell>
          <table:table-cell table:style-name="ACE-13" office:value-type="float" office:value="0.80000000000000004">
            <text:p>0.8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6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3.536999999999999">
            <text:p>−33.537</text:p>
          </table:table-cell>
          <table:table-cell table:style-name="ACE-8" office:value-type="float" office:value="115.03100000000001">
            <text:p>115.031</text:p>
          </table:table-cell>
          <table:table-cell table:number-columns-repeated="6" table:style-name="ACE-8"/>
          <table:table-cell table:style-name="ACE-8" table:formula="of:=ROUND(IF([.AF166];[.AF166];[.K166]);0)" office:value-type="float" office:value="1487">
            <text:p>1487</text:p>
          </table:table-cell>
          <table:table-cell table:style-name="ACE-8" table:formula="of:=ROUND(IF([.AG166];[.AG166];[.L166]);0)" office:value-type="float" office:value="39">
            <text:p>39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8372</text:p>
          </table:table-cell>
          <table:table-cell table:style-name="ACE-3"/>
          <table:table-cell table:style-name="ACE-3" office:value-type="string">
            <text:p>LSA2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67]&lt;&gt;&quot;&quot;;COM.MICROSOFT.CONCAT([.D167];&quot; (&quot;;[.E167];&quot;)&quot;);[.D167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5" office:value-type="float" office:value="5600">
            <text:p>5600</text:p>
          </table:table-cell>
          <table:table-cell table:style-name="ACE-15" office:value-type="float" office:value="60">
            <text:p>60</text:p>
          </table:table-cell>
          <table:table-cell table:style-name="ACE-13" office:value-type="float" office:value="5726">
            <text:p>5726</text:p>
          </table:table-cell>
          <table:table-cell table:style-name="ACE-13" office:value-type="float" office:value="6126">
            <text:p>6126</text:p>
          </table:table-cell>
          <table:table-cell table:style-name="ACE-16" table:formula="of:=(([.N167]-[.M167])/2)+[.M167]" office:value-type="float" office:value="5926">
            <text:p>5926</text:p>
          </table:table-cell>
          <table:table-cell table:style-name="ACE-15" table:formula="of:=([.N167]-[.M167])/2" office:value-type="float" office:value="200">
            <text:p>200</text:p>
          </table:table-cell>
          <table:table-cell table:style-name="ACE-13" office:value-type="float" office:value="2.2000000000000002">
            <text:p>2.2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1, 2005</text:p>
          </table:table-cell>
          <table:table-cell table:style-name="ACE-4" office:value-type="string">
            <text:p>BakerEtal2001,BakerEtal2005</text:p>
          </table:table-cell>
          <table:table-cell table:style-name="ACE-4" table:formula="of:=COM.MICROSOFT.CONCAT([.U167];&quot;,LewisEtal2013&quot;)" office:value-type="string" office:string-value="BakerEtal2001,BakerEtal2005,LewisEtal2013">
            <text:p>BakerEtal2001,BakerEtal2005,LewisEtal2013</text:p>
          </table:table-cell>
          <table:table-cell table:number-columns-repeated="3" table:style-name="ACE-8"/>
          <table:table-cell table:style-name="ACE-8" office:value-type="float" office:value="-32.003999999999998">
            <text:p>−32.004</text:p>
          </table:table-cell>
          <table:table-cell table:style-name="ACE-8" office:value-type="float" office:value="115.52500000000001">
            <text:p>115.525</text:p>
          </table:table-cell>
          <table:table-cell table:number-columns-repeated="6" table:style-name="ACE-8"/>
          <table:table-cell table:style-name="ACE-8" table:formula="of:=ROUND(IF([.AF167];[.AF167];[.K167]);0)" office:value-type="float" office:value="5600">
            <text:p>5600</text:p>
          </table:table-cell>
          <table:table-cell table:style-name="ACE-8" table:formula="of:=ROUND(IF([.AG167];[.AG167];[.L167]);0)" office:value-type="float" office:value="60">
            <text:p>6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-8373</text:p>
          </table:table-cell>
          <table:table-cell table:style-name="ACE-3"/>
          <table:table-cell table:style-name="ACE-3" office:value-type="string">
            <text:p>RILBZ</text:p>
          </table:table-cell>
          <table:table-cell table:style-name="ACE-3" office:value-type="string">
            <text:p>Barnacle</text:p>
          </table:table-cell>
          <table:table-cell table:style-name="ACE-3" office:value-type="string">
            <text:p>Tetraclitella purpurascens</text:p>
          </table:table-cell>
          <table:table-cell table:style-name="ACE-9" table:formula="of:=IF([.E168]&lt;&gt;&quot;&quot;;COM.MICROSOFT.CONCAT([.D168];&quot; (&quot;;[.E168];&quot;)&quot;);[.D168])" office:value-type="string" office:string-value="Barnacle (Tetraclitella purpurascens)">
            <text:p>Barnacle (Tetraclitella purpurascens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">
            <text:p>1</text:p>
          </table:table-cell>
          <table:table-cell table:style-name="ACE-15" office:value-type="float" office:value="1390">
            <text:p>1390</text:p>
          </table:table-cell>
          <table:table-cell table:style-name="ACE-15" office:value-type="float" office:value="60">
            <text:p>60</text:p>
          </table:table-cell>
          <table:table-cell table:style-name="ACE-13" office:value-type="float" office:value="706">
            <text:p>706</text:p>
          </table:table-cell>
          <table:table-cell table:style-name="ACE-13" office:value-type="float" office:value="1032">
            <text:p>1032</text:p>
          </table:table-cell>
          <table:table-cell table:style-name="ACE-16" table:formula="of:=(([.N168]-[.M168])/2)+[.M168]" office:value-type="float" office:value="869">
            <text:p>869</text:p>
          </table:table-cell>
          <table:table-cell table:style-name="ACE-15" table:formula="of:=([.N168]-[.M168])/2" office:value-type="float" office:value="163">
            <text:p>163</text:p>
          </table:table-cell>
          <table:table-cell table:style-name="ACE-13" office:value-type="float" office:value="0.5">
            <text:p>0.5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8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9">
            <text:p>115.529</text:p>
          </table:table-cell>
          <table:table-cell table:number-columns-repeated="6" table:style-name="ACE-8"/>
          <table:table-cell table:style-name="ACE-8" table:formula="of:=ROUND(IF([.AF168];[.AF168];[.K168]);0)" office:value-type="float" office:value="1390">
            <text:p>1390</text:p>
          </table:table-cell>
          <table:table-cell table:style-name="ACE-8" table:formula="of:=ROUND(IF([.AG168];[.AG168];[.L168]);0)" office:value-type="float" office:value="60">
            <text:p>6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Wk8493</text:p>
          </table:table-cell>
          <table:table-cell table:style-name="ACE-3"/>
          <table:table-cell table:style-name="ACE-3" office:value-type="string">
            <text:p>PLU1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69]&lt;&gt;&quot;&quot;;COM.MICROSOFT.CONCAT([.D169];&quot; (&quot;;[.E169];&quot;)&quot;);[.D169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2.5">
            <text:p>2.5</text:p>
          </table:table-cell>
          <table:table-cell table:style-name="ACE-15" office:value-type="float" office:value="4830">
            <text:p>4830</text:p>
          </table:table-cell>
          <table:table-cell table:style-name="ACE-15" office:value-type="float" office:value="55">
            <text:p>55</text:p>
          </table:table-cell>
          <table:table-cell table:style-name="ACE-13" office:value-type="float" office:value="4844">
            <text:p>4844</text:p>
          </table:table-cell>
          <table:table-cell table:style-name="ACE-13" office:value-type="float" office:value="5247">
            <text:p>5247</text:p>
          </table:table-cell>
          <table:table-cell table:style-name="ACE-16" table:formula="of:=(([.N169]-[.M169])/2)+[.M169]" office:value-type="float" office:value="5045.5">
            <text:p>5046</text:p>
          </table:table-cell>
          <table:table-cell table:style-name="ACE-15" table:formula="of:=([.N169]-[.M169])/2" office:value-type="float" office:value="201.5">
            <text:p>202</text:p>
          </table:table-cell>
          <table:table-cell table:style-name="ACE-13" office:value-type="float" office:value="1.8999999999999999">
            <text:p>1.9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1, 2005</text:p>
          </table:table-cell>
          <table:table-cell table:style-name="ACE-4" office:value-type="string">
            <text:p>BakerEtal2001,BakerEtal2005</text:p>
          </table:table-cell>
          <table:table-cell table:style-name="ACE-4" table:formula="of:=COM.MICROSOFT.CONCAT([.U169];&quot;,LewisEtal2013&quot;)" office:value-type="string" office:string-value="BakerEtal2001,BakerEtal2005,LewisEtal2013">
            <text:p>BakerEtal2001,BakerEtal2005,LewisEtal2013</text:p>
          </table:table-cell>
          <table:table-cell table:number-columns-repeated="3" table:style-name="ACE-8"/>
          <table:table-cell table:style-name="ACE-8" office:value-type="float" office:value="-32.000999999999998">
            <text:p>−32.001</text:p>
          </table:table-cell>
          <table:table-cell table:style-name="ACE-8" office:value-type="float" office:value="115.52800000000001">
            <text:p>115.528</text:p>
          </table:table-cell>
          <table:table-cell table:number-columns-repeated="6" table:style-name="ACE-8"/>
          <table:table-cell table:style-name="ACE-8" table:formula="of:=ROUND(IF([.AF169];[.AF169];[.K169]);0)" office:value-type="float" office:value="4830">
            <text:p>4830</text:p>
          </table:table-cell>
          <table:table-cell table:style-name="ACE-8" table:formula="of:=ROUND(IF([.AG169];[.AG169];[.L169]);0)" office:value-type="float" office:value="55">
            <text:p>5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Y-324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70]&lt;&gt;&quot;&quot;;COM.MICROSOFT.CONCAT([.D170];&quot; (&quot;;[.E170];&quot;)&quot;);[.D170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Point Pero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5" office:value-type="float" office:value="5120">
            <text:p>5120</text:p>
          </table:table-cell>
          <table:table-cell table:style-name="ACE-15" office:value-type="float" office:value="130">
            <text:p>130</text:p>
          </table:table-cell>
          <table:table-cell table:style-name="ACE-13" office:value-type="float" office:value="5018">
            <text:p>5018</text:p>
          </table:table-cell>
          <table:table-cell table:style-name="ACE-13" office:value-type="float" office:value="5703">
            <text:p>5703</text:p>
          </table:table-cell>
          <table:table-cell table:style-name="ACE-16" table:formula="of:=(([.N170]-[.M170])/2)+[.M170]" office:value-type="float" office:value="5360.5">
            <text:p>5361</text:p>
          </table:table-cell>
          <table:table-cell table:style-name="ACE-15" table:formula="of:=([.N170]-[.M170])/2" office:value-type="float" office:value="342.5">
            <text:p>343</text:p>
          </table:table-cell>
          <table:table-cell table:style-name="ACE-13" office:value-type="float" office:value="3">
            <text:p>3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Deevey et al. 1959</text:p>
          </table:table-cell>
          <table:table-cell table:style-name="ACE-4" office:value-type="string">
            <text:p>DeeveyEtal1959</text:p>
          </table:table-cell>
          <table:table-cell table:style-name="ACE-4" table:formula="of:=COM.MICROSOFT.CONCAT([.U170];&quot;,LewisEtal2013&quot;)" office:value-type="string" office:string-value="DeeveyEtal1959,LewisEtal2013">
            <text:p>DeeveyEtal1959,LewisEtal2013</text:p>
          </table:table-cell>
          <table:table-cell table:number-columns-repeated="3" table:style-name="ACE-8"/>
          <table:table-cell table:style-name="ACE-8" office:value-type="float" office:value="-32.271000000000001">
            <text:p>−32.271</text:p>
          </table:table-cell>
          <table:table-cell table:style-name="ACE-8" office:value-type="float" office:value="115.687">
            <text:p>115.68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70]/-8033))*0.97499999999999998^2/(1+[.AC170]/1000)^2" office:value-type="float" office:value="0.50267750822342216">
            <text:p>0.5027</text:p>
          </table:table-cell>
          <table:table-cell table:style-name="ACE-12" table:formula="of:=-8033*LN([.AE170])" office:value-type="float" office:value="5525.1492227402459">
            <text:p>5525</text:p>
          </table:table-cell>
          <table:table-cell table:style-name="ACE-12" table:formula="of:=ROUND(SQRT([.L170]^2+(16.065999999999999*[.AD170])^2);0)" office:value-type="float" office:value="134">
            <text:p>134</text:p>
          </table:table-cell>
          <table:table-cell table:style-name="ACE-8" table:formula="of:=ROUND(IF([.AF170];[.AF170];[.K170]);0)" office:value-type="float" office:value="5525">
            <text:p>5525</text:p>
          </table:table-cell>
          <table:table-cell table:style-name="ACE-8" table:formula="of:=ROUND(IF([.AG170];[.AG170];[.L170]);0)" office:value-type="float" office:value="134">
            <text:p>134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Y-333</text:p>
          </table:table-cell>
          <table:table-cell table:number-columns-repeated="2" table:style-name="ACE-3"/>
          <table:table-cell table:style-name="ACE-3" office:value-type="string">
            <text:p>Pelecypod</text:p>
          </table:table-cell>
          <table:table-cell table:style-name="ACE-3" office:value-type="string">
            <text:p>Barbatia pistachia</text:p>
          </table:table-cell>
          <table:table-cell table:style-name="ACE-9" table:formula="of:=IF([.E171]&lt;&gt;&quot;&quot;;COM.MICROSOFT.CONCAT([.D171];&quot; (&quot;;[.E171];&quot;)&quot;);[.D171])" office:value-type="string" office:string-value="Pelecypod (Barbatia pistachia)">
            <text:p>Pelecypod (Barbatia pistachi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180">
            <text:p>5180</text:p>
          </table:table-cell>
          <table:table-cell table:style-name="ACE-13" office:value-type="float" office:value="100">
            <text:p>100</text:p>
          </table:table-cell>
          <table:table-cell table:style-name="ACE-13" office:value-type="float" office:value="5223">
            <text:p>5223</text:p>
          </table:table-cell>
          <table:table-cell table:style-name="ACE-13" office:value-type="float" office:value="5720">
            <text:p>5720</text:p>
          </table:table-cell>
          <table:table-cell table:style-name="ACE-16" table:formula="of:=(([.N171]-[.M171])/2)+[.M171]" office:value-type="float" office:value="5471.5">
            <text:p>5472</text:p>
          </table:table-cell>
          <table:table-cell table:style-name="ACE-15" table:formula="of:=([.N171]-[.M171])/2" office:value-type="float" office:value="248.5">
            <text:p>249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Deevey et al. 1959</text:p>
          </table:table-cell>
          <table:table-cell table:style-name="ACE-4" office:value-type="string">
            <text:p>DeeveyEtal1959</text:p>
          </table:table-cell>
          <table:table-cell table:style-name="ACE-4" table:formula="of:=COM.MICROSOFT.CONCAT([.U171];&quot;,LewisEtal2013&quot;)" office:value-type="string" office:string-value="DeeveyEtal1959,LewisEtal2013">
            <text:p>DeeveyEtal1959,LewisEtal2013</text:p>
          </table:table-cell>
          <table:table-cell table:number-columns-repeated="3" table:style-name="ACE-8"/>
          <table:table-cell table:style-name="ACE-8" office:value-type="float" office:value="-32.003">
            <text:p>−32.003</text:p>
          </table:table-cell>
          <table:table-cell table:style-name="ACE-8" office:value-type="float" office:value="115.53700000000001">
            <text:p>115.53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71]/-8033))*0.97499999999999998^2/(1+[.AC171]/1000)^2" office:value-type="float" office:value="0.49893690165055382">
            <text:p>0.4989</text:p>
          </table:table-cell>
          <table:table-cell table:style-name="ACE-12" table:formula="of:=-8033*LN([.AE171])" office:value-type="float" office:value="5585.1492227402478">
            <text:p>5585</text:p>
          </table:table-cell>
          <table:table-cell table:style-name="ACE-12" table:formula="of:=ROUND(SQRT([.L171]^2+(16.065999999999999*[.AD171])^2);0)" office:value-type="float" office:value="105">
            <text:p>105</text:p>
          </table:table-cell>
          <table:table-cell table:style-name="ACE-8" table:formula="of:=ROUND(IF([.AF171];[.AF171];[.K171]);0)" office:value-type="float" office:value="5585">
            <text:p>5585</text:p>
          </table:table-cell>
          <table:table-cell table:style-name="ACE-8" table:formula="of:=ROUND(IF([.AG171];[.AG171];[.L171]);0)" office:value-type="float" office:value="105">
            <text:p>10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Y-337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72]&lt;&gt;&quot;&quot;;COM.MICROSOFT.CONCAT([.D172];&quot; (&quot;;[.E172];&quot;)&quot;);[.D172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810">
            <text:p>3810</text:p>
          </table:table-cell>
          <table:table-cell table:style-name="ACE-13" office:value-type="float" office:value="90">
            <text:p>90</text:p>
          </table:table-cell>
          <table:table-cell table:style-name="ACE-13" office:value-type="float" office:value="3422">
            <text:p>3422</text:p>
          </table:table-cell>
          <table:table-cell table:style-name="ACE-13" office:value-type="float" office:value="3940">
            <text:p>3940</text:p>
          </table:table-cell>
          <table:table-cell table:style-name="ACE-16" table:formula="of:=(([.N172]-[.M172])/2)+[.M172]" office:value-type="float" office:value="3681">
            <text:p>3681</text:p>
          </table:table-cell>
          <table:table-cell table:style-name="ACE-15" table:formula="of:=([.N172]-[.M172])/2" office:value-type="float" office:value="259">
            <text:p>259</text:p>
          </table:table-cell>
          <table:table-cell table:style-name="ACE-13" office:value-type="float" office:value="2.5">
            <text:p>2.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Deevey et al. 1959</text:p>
          </table:table-cell>
          <table:table-cell table:style-name="ACE-4" office:value-type="string">
            <text:p>DeeveyEtal1959</text:p>
          </table:table-cell>
          <table:table-cell table:style-name="ACE-4" table:formula="of:=COM.MICROSOFT.CONCAT([.U172];&quot;,LewisEtal2013&quot;)" office:value-type="string" office:string-value="DeeveyEtal1959,LewisEtal2013">
            <text:p>DeeveyEtal1959,LewisEtal2013</text:p>
          </table:table-cell>
          <table:table-cell table:number-columns-repeated="3" table:style-name="ACE-8"/>
          <table:table-cell table:style-name="ACE-8" office:value-type="float" office:value="-31.995999999999999">
            <text:p>−31.996</text:p>
          </table:table-cell>
          <table:table-cell table:style-name="ACE-8" office:value-type="float" office:value="115.51900000000001">
            <text:p>115.519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72]/-8033))*0.97499999999999998^2/(1+[.AC172]/1000)^2" office:value-type="float" office:value="0.59171561172559561">
            <text:p>0.5917</text:p>
          </table:table-cell>
          <table:table-cell table:style-name="ACE-12" table:formula="of:=-8033*LN([.AE172])" office:value-type="float" office:value="4215.1492227402468">
            <text:p>4215</text:p>
          </table:table-cell>
          <table:table-cell table:style-name="ACE-12" table:formula="of:=ROUND(SQRT([.L172]^2+(16.065999999999999*[.AD172])^2);0)" office:value-type="float" office:value="96">
            <text:p>96</text:p>
          </table:table-cell>
          <table:table-cell table:style-name="ACE-8" table:formula="of:=ROUND(IF([.AF172];[.AF172];[.K172]);0)" office:value-type="float" office:value="4215">
            <text:p>4215</text:p>
          </table:table-cell>
          <table:table-cell table:style-name="ACE-8" table:formula="of:=ROUND(IF([.AG172];[.AG172];[.L172]);0)" office:value-type="float" office:value="96">
            <text:p>96</text:p>
          </table:table-cell>
          <table:table-cell table:number-columns-repeated="221" table:style-name="ACE-8"/>
        </table:table-row>
        <table:table-row table:style-name="AROW-4">
          <table:table-cell table:number-columns-repeated="9" table:style-name="ACE-3"/>
          <table:table-cell table:number-columns-repeated="5" table:style-name="ACE-13"/>
          <table:table-cell table:style-name="ACE-16"/>
          <table:table-cell table:style-name="ACE-15"/>
          <table:table-cell table:style-name="ACE-13"/>
          <table:table-cell table:number-columns-repeated="2" table:style-name="ACE-20"/>
          <table:table-cell table:number-columns-repeated="3" table:style-name="ACE-4"/>
          <table:table-cell table:number-columns-repeated="234" table:style-name="ACE-8"/>
        </table:table-row>
        <table:table-row table:style-name="AROW-4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number-columns-repeated="3" table:style-name="ACE-21"/>
          <table:table-cell table:number-columns-repeated="3" table:style-name="ACE-4"/>
          <table:table-cell table:number-columns-repeated="234" table:style-name="ACE-8"/>
        </table:table-row>
        <table:table-row table:style-name="AROW-4" table:number-rows-repeated="15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40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9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2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4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5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2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7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9" table:number-rows-repeated="2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9" table:number-rows-repeated="4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9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9" table:number-rows-repeated="5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9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9" table:number-rows-repeated="7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9" table:number-rows-repeated="2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9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9" table:number-rows-repeated="4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9" table:number-rows-repeated="51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4" table:number-rows-repeated="2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number-columns-repeated="2" table:style-name="ACE-21"/>
          <table:table-cell table:number-columns-repeated="3" table:style-name="ACE-4"/>
          <table:table-cell table:number-columns-repeated="234" table:style-name="ACE-8"/>
        </table:table-row>
        <table:table-row table:style-name="AROW-9" table:number-rows-repeated="34">
          <table:table-cell table:number-columns-repeated="256"/>
        </table:table-row>
        <table:table-row table:style-name="AROW-7" table:number-rows-repeated="65166">
          <table:table-cell table:number-columns-repeated="256"/>
        </table:table-row>
        <table:table-row table:style-name="AROW-7">
          <table:table-cell table:number-columns-repeated="17" table:style-name="ACE-6"/>
          <table:table-cell table:number-columns-repeated="2" table:style-name="ACE-23"/>
          <table:table-cell table:number-columns-repeated="237" table:style-name="ACE-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21" gnm:cursor-row="1">
          <gnm:selection gnm:start-col="21" gnm:start-row="1" gnm:end-col="21" gnm:end-row="171"/>
        </gnm:selections>
      </table:table>
      <table:table table:name="formatted" table:style-name="ta-2" table:print="true">
        <office:forms form:automatic-focus="false" form:apply-design-mode="false">
          <form:form/>
        </office:forms>
        <table:table-column table:default-cell-style-name="ACE-29" table:style-name="ACOL-0" table:number-columns-repeated="7"/>
        <table:table-column table:default-cell-style-name="ACE-29" table:style-name="ACOL-24"/>
        <table:table-column table:default-cell-style-name="ACE-29" table:style-name="ACOL-0" table:number-columns-repeated="8"/>
        <table:table-column table:default-cell-style-name="ACE-29" table:style-name="ACOL-0" table:number-columns-repeated="240"/>
        <table:table-row table:style-name="AROW-1">
          <table:table-cell table:style-name="ACE-28" office:value-type="string">
            <text:p>Region</text:p>
          </table:table-cell>
          <table:table-cell table:style-name="ACE-28" office:value-type="string">
            <text:p>Dating_Method</text:p>
          </table:table-cell>
          <table:table-cell table:style-name="ACE-28" office:value-type="string">
            <text:p>LAB_ID</text:p>
          </table:table-cell>
          <table:table-cell table:style-name="ACE-30" office:value-type="string">
            <text:p>Latitude</text:p>
          </table:table-cell>
          <table:table-cell table:style-name="ACE-30" office:value-type="string">
            <text:p>Longitude</text:p>
          </table:table-cell>
          <table:table-cell table:style-name="ACE-28" office:value-type="string">
            <text:p>age</text:p>
          </table:table-cell>
          <table:table-cell table:style-name="ACE-28" office:value-type="string">
            <text:p>error</text:p>
          </table:table-cell>
          <table:table-cell table:style-name="ACE-28" office:value-type="string">
            <text:p>Material</text:p>
          </table:table-cell>
          <table:table-cell table:style-name="ACE-28" office:value-type="string">
            <text:p>Curve</text:p>
          </table:table-cell>
          <table:table-cell table:style-name="ACE-28" office:value-type="string">
            <text:p>Reservoir_age</text:p>
          </table:table-cell>
          <table:table-cell table:style-name="ACE-28" office:value-type="string">
            <text:p>Reservoir_error</text:p>
          </table:table-cell>
          <table:table-cell table:style-name="ACE-28" office:value-type="string">
            <text:p>type</text:p>
          </table:table-cell>
          <table:table-cell table:style-name="ACE-28" office:value-type="string">
            <text:p>RSL</text:p>
          </table:table-cell>
          <table:table-cell table:style-name="ACE-28" office:value-type="string">
            <text:p>RSL_2sigma_upper</text:p>
          </table:table-cell>
          <table:table-cell table:style-name="ACE-28" office:value-type="string">
            <text:p>RSL_2sigma_lower</text:p>
          </table:table-cell>
          <table:table-cell table:style-name="ACE-28" office:value-type="string">
            <text:p>Reference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3A</text:p>
          </table:table-cell>
          <table:table-cell table:style-name="ACE-29" office:value-type="float" office:value="-28.98">
            <text:p>−28.98</text:p>
          </table:table-cell>
          <table:table-cell table:style-name="ACE-29" office:value-type="float" office:value="113.95999999999999">
            <text:p>113.96</text:p>
          </table:table-cell>
          <table:table-cell table:style-name="ACE-29" office:value-type="float" office:value="4700">
            <text:p>4700</text:p>
          </table:table-cell>
          <table:table-cell table:style-name="ACE-29" office:value-type="float" office:value="250">
            <text:p>250</text:p>
          </table:table-cell>
          <table:table-cell table:style-name="ACE-29" office:value-type="string">
            <text:p>Coral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29999999999999999">
            <text:p>0.3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VeehFrance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4A</text:p>
          </table:table-cell>
          <table:table-cell table:style-name="ACE-29" office:value-type="float" office:value="-28.98">
            <text:p>−28.98</text:p>
          </table:table-cell>
          <table:table-cell table:style-name="ACE-29" office:value-type="float" office:value="113.95999999999999">
            <text:p>113.96</text:p>
          </table:table-cell>
          <table:table-cell table:style-name="ACE-29" office:value-type="float" office:value="1800">
            <text:p>1800</text:p>
          </table:table-cell>
          <table:table-cell table:style-name="ACE-29" office:value-type="float" office:value="100">
            <text:p>100</text:p>
          </table:table-cell>
          <table:table-cell table:style-name="ACE-29" office:value-type="string">
            <text:p>Coral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3.2000000000000002">
            <text:p>3.2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VeehFrance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ANU-1075</text:p>
          </table:table-cell>
          <table:table-cell table:style-name="ACE-29" office:value-type="float" office:value="-17.428999999999998">
            <text:p>−17.429</text:p>
          </table:table-cell>
          <table:table-cell table:style-name="ACE-29" office:value-type="float" office:value="123.581">
            <text:p>123.581</text:p>
          </table:table-cell>
          <table:table-cell table:style-name="ACE-29" office:value-type="float" office:value="6570">
            <text:p>6570</text:p>
          </table:table-cell>
          <table:table-cell table:style-name="ACE-29" office:value-type="float" office:value="80">
            <text:p>80</text:p>
          </table:table-cell>
          <table:table-cell table:style-name="ACE-29" office:value-type="string">
            <text:p>Mangrove</text:p>
          </table:table-cell>
          <table:table-cell table:style-name="ACE-29" office:value-type="string">
            <text:p>terrestrial_sh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1.1499999999999999">
            <text:p>−1.15</text:p>
          </table:table-cell>
          <table:table-cell table:style-name="ACE-29" office:value-type="float" office:value="5">
            <text:p>5</text:p>
          </table:table-cell>
          <table:table-cell table:style-name="ACE-29" office:value-type="float" office:value="5">
            <text:p>5</text:p>
          </table:table-cell>
          <table:table-cell table:style-name="ACE-29" office:value-type="string">
            <text:p>Jennings197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ANU-1091</text:p>
          </table:table-cell>
          <table:table-cell table:style-name="ACE-29" office:value-type="float" office:value="-15.5">
            <text:p>−15.5</text:p>
          </table:table-cell>
          <table:table-cell table:style-name="ACE-29" office:value-type="float" office:value="128.108">
            <text:p>128.108</text:p>
          </table:table-cell>
          <table:table-cell table:style-name="ACE-29" office:value-type="float" office:value="6200">
            <text:p>6200</text:p>
          </table:table-cell>
          <table:table-cell table:style-name="ACE-29" office:value-type="float" office:value="260">
            <text:p>260</text:p>
          </table:table-cell>
          <table:table-cell table:style-name="ACE-29" office:value-type="string">
            <text:p>Wood</text:p>
          </table:table-cell>
          <table:table-cell table:style-name="ACE-29" office:value-type="string">
            <text:p>terrestrial_sh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2.5">
            <text:p>−2.5</text:p>
          </table:table-cell>
          <table:table-cell table:style-name="ACE-29" office:value-type="float" office:value="5">
            <text:p>5</text:p>
          </table:table-cell>
          <table:table-cell table:style-name="ACE-29" office:value-type="float" office:value="5">
            <text:p>5</text:p>
          </table:table-cell>
          <table:table-cell table:style-name="ACE-29" office:value-type="string">
            <text:p>ThomEtal197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ANU-377</text:p>
          </table:table-cell>
          <table:table-cell table:style-name="ACE-29" office:value-type="float" office:value="-17.625">
            <text:p>−17.625</text:p>
          </table:table-cell>
          <table:table-cell table:style-name="ACE-29" office:value-type="float" office:value="123.444">
            <text:p>123.444</text:p>
          </table:table-cell>
          <table:table-cell table:style-name="ACE-29" office:value-type="float" office:value="6140">
            <text:p>6140</text:p>
          </table:table-cell>
          <table:table-cell table:style-name="ACE-29" office:value-type="float" office:value="120">
            <text:p>120</text:p>
          </table:table-cell>
          <table:table-cell table:style-name="ACE-29" office:value-type="string">
            <text:p>Mangrove</text:p>
          </table:table-cell>
          <table:table-cell table:style-name="ACE-29" office:value-type="string">
            <text:p>terrestrial_sh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1.1499999999999999">
            <text:p>−1.15</text:p>
          </table:table-cell>
          <table:table-cell table:style-name="ACE-29" office:value-type="float" office:value="5">
            <text:p>5</text:p>
          </table:table-cell>
          <table:table-cell table:style-name="ACE-29" office:value-type="float" office:value="5">
            <text:p>5</text:p>
          </table:table-cell>
          <table:table-cell table:style-name="ACE-29" office:value-type="string">
            <text:p>Jennings197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ANU-378</text:p>
          </table:table-cell>
          <table:table-cell table:style-name="ACE-29" office:value-type="float" office:value="-17.620999999999999">
            <text:p>−17.621</text:p>
          </table:table-cell>
          <table:table-cell table:style-name="ACE-29" office:value-type="float" office:value="123.423">
            <text:p>123.423</text:p>
          </table:table-cell>
          <table:table-cell table:style-name="ACE-29" office:value-type="float" office:value="5990">
            <text:p>5990</text:p>
          </table:table-cell>
          <table:table-cell table:style-name="ACE-29" office:value-type="float" office:value="190">
            <text:p>190</text:p>
          </table:table-cell>
          <table:table-cell table:style-name="ACE-29" office:value-type="string">
            <text:p>Mangrove</text:p>
          </table:table-cell>
          <table:table-cell table:style-name="ACE-29" office:value-type="string">
            <text:p>terrestrial_sh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1.1499999999999999">
            <text:p>−1.15</text:p>
          </table:table-cell>
          <table:table-cell table:style-name="ACE-29" office:value-type="float" office:value="5">
            <text:p>5</text:p>
          </table:table-cell>
          <table:table-cell table:style-name="ACE-29" office:value-type="float" office:value="5">
            <text:p>5</text:p>
          </table:table-cell>
          <table:table-cell table:style-name="ACE-29" office:value-type="string">
            <text:p>Jennings197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ANUA-9404</text:p>
          </table:table-cell>
          <table:table-cell table:number-columns-repeated="2" table:style-name="ACE-29"/>
          <table:table-cell table:style-name="ACE-29" office:value-type="float" office:value="4180">
            <text:p>4180</text:p>
          </table:table-cell>
          <table:table-cell table:style-name="ACE-29" office:value-type="float" office:value="70">
            <text:p>70</text:p>
          </table:table-cell>
          <table:table-cell table:style-name="ACE-29" office:value-type="string">
            <text:p>Bivalves</text:p>
          </table:table-cell>
          <table:table-cell table:number-columns-repeated="3" table:style-name="ACE-29"/>
          <table:table-cell table:style-name="ACE-29" office:value-type="float" office:value="0">
            <text:p>0</text:p>
          </table:table-cell>
          <table:table-cell table:style-name="ACE-29" office:value-type="float" office:value="-95.400000000000006">
            <text:p>−95.4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0">
            <text:p>10</text:p>
          </table:table-cell>
          <table:table-cell table:style-name="ACE-29" office:value-type="string">
            <text:p>YokoyamaEtal2001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Beta-132356</text:p>
          </table:table-cell>
          <table:table-cell table:style-name="ACE-29" office:value-type="float" office:value="-32.003999999999998">
            <text:p>−32.004</text:p>
          </table:table-cell>
          <table:table-cell table:style-name="ACE-29" office:value-type="float" office:value="115.52500000000001">
            <text:p>115.525</text:p>
          </table:table-cell>
          <table:table-cell table:style-name="ACE-29" office:value-type="float" office:value="5400">
            <text:p>5400</text:p>
          </table:table-cell>
          <table:table-cell table:style-name="ACE-29" office:value-type="float" office:value="150">
            <text:p>150</text:p>
          </table:table-cell>
          <table:table-cell table:style-name="ACE-29" office:value-type="string">
            <text:p>Serpulid Tubeworms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2.2000000000000002">
            <text:p>2.2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BakerEtal200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Beta-132357</text:p>
          </table:table-cell>
          <table:table-cell table:style-name="ACE-29" office:value-type="float" office:value="-32.003999999999998">
            <text:p>−32.004</text:p>
          </table:table-cell>
          <table:table-cell table:style-name="ACE-29" office:value-type="float" office:value="115.52500000000001">
            <text:p>115.525</text:p>
          </table:table-cell>
          <table:table-cell table:style-name="ACE-29" office:value-type="float" office:value="1690">
            <text:p>1690</text:p>
          </table:table-cell>
          <table:table-cell table:style-name="ACE-29" office:value-type="float" office:value="80">
            <text:p>80</text:p>
          </table:table-cell>
          <table:table-cell table:style-name="ACE-29" office:value-type="string">
            <text:p>Serpulid Tubeworms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5">
            <text:p>0.5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BakerEtal200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Beta-132358</text:p>
          </table:table-cell>
          <table:table-cell table:style-name="ACE-29" office:value-type="float" office:value="-31.997">
            <text:p>−31.997</text:p>
          </table:table-cell>
          <table:table-cell table:style-name="ACE-29" office:value-type="float" office:value="115.52800000000001">
            <text:p>115.528</text:p>
          </table:table-cell>
          <table:table-cell table:style-name="ACE-29" office:value-type="float" office:value="3650">
            <text:p>3650</text:p>
          </table:table-cell>
          <table:table-cell table:style-name="ACE-29" office:value-type="float" office:value="140">
            <text:p>140</text:p>
          </table:table-cell>
          <table:table-cell table:style-name="ACE-29" office:value-type="string">
            <text:p>Serpulid Tubeworms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8999999999999999">
            <text:p>1.9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BakerEtal200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Beta-132359</text:p>
          </table:table-cell>
          <table:table-cell table:style-name="ACE-29" office:value-type="float" office:value="-31.997">
            <text:p>−31.997</text:p>
          </table:table-cell>
          <table:table-cell table:style-name="ACE-29" office:value-type="float" office:value="115.52800000000001">
            <text:p>115.528</text:p>
          </table:table-cell>
          <table:table-cell table:style-name="ACE-29" office:value-type="float" office:value="3630">
            <text:p>3630</text:p>
          </table:table-cell>
          <table:table-cell table:style-name="ACE-29" office:value-type="float" office:value="130">
            <text:p>130</text:p>
          </table:table-cell>
          <table:table-cell table:style-name="ACE-29" office:value-type="string">
            <text:p>Serpulid Tubeworms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8999999999999999">
            <text:p>1.9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BakerEtal2001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Beta-132360</text:p>
          </table:table-cell>
          <table:table-cell table:style-name="ACE-29" office:value-type="float" office:value="-31.997">
            <text:p>−31.997</text:p>
          </table:table-cell>
          <table:table-cell table:style-name="ACE-29" office:value-type="float" office:value="115.52800000000001">
            <text:p>115.528</text:p>
          </table:table-cell>
          <table:table-cell table:style-name="ACE-29" office:value-type="float" office:value="1980">
            <text:p>1980</text:p>
          </table:table-cell>
          <table:table-cell table:style-name="ACE-29" office:value-type="float" office:value="90">
            <text:p>90</text:p>
          </table:table-cell>
          <table:table-cell table:style-name="ACE-29" office:value-type="string">
            <text:p>Serpulid Tubeworms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59999999999999998">
            <text:p>0.6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BakerEtal2001,BakerEtal200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Beta-132361</text:p>
          </table:table-cell>
          <table:table-cell table:style-name="ACE-29" office:value-type="float" office:value="-32.003">
            <text:p>−32.003</text:p>
          </table:table-cell>
          <table:table-cell table:style-name="ACE-29" office:value-type="float" office:value="115.53700000000001">
            <text:p>115.537</text:p>
          </table:table-cell>
          <table:table-cell table:style-name="ACE-29" office:value-type="float" office:value="1890">
            <text:p>1890</text:p>
          </table:table-cell>
          <table:table-cell table:style-name="ACE-29" office:value-type="float" office:value="60">
            <text:p>60</text:p>
          </table:table-cell>
          <table:table-cell table:style-name="ACE-29" office:value-type="string">
            <text:p>Serpulid Tubeworms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69999999999999996">
            <text:p>0.7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BakerEtal200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Beta-132362</text:p>
          </table:table-cell>
          <table:table-cell table:style-name="ACE-29" office:value-type="float" office:value="-32.000999999999998">
            <text:p>−32.001</text:p>
          </table:table-cell>
          <table:table-cell table:style-name="ACE-29" office:value-type="float" office:value="115.52800000000001">
            <text:p>115.528</text:p>
          </table:table-cell>
          <table:table-cell table:style-name="ACE-29" office:value-type="float" office:value="1630">
            <text:p>1630</text:p>
          </table:table-cell>
          <table:table-cell table:style-name="ACE-29" office:value-type="float" office:value="70">
            <text:p>70</text:p>
          </table:table-cell>
          <table:table-cell table:style-name="ACE-29" office:value-type="string">
            <text:p>Serpulid Tubeworms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80000000000000004">
            <text:p>0.8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BakerEtal2001,BakerEtal200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Beta-168228</text:p>
          </table:table-cell>
          <table:table-cell table:style-name="ACE-29" office:value-type="float" office:value="-17.867999999999999">
            <text:p>−17.868</text:p>
          </table:table-cell>
          <table:table-cell table:style-name="ACE-29" office:value-type="float" office:value="122.227">
            <text:p>122.227</text:p>
          </table:table-cell>
          <table:table-cell table:style-name="ACE-29" office:value-type="float" office:value="2720">
            <text:p>2720</text:p>
          </table:table-cell>
          <table:table-cell table:style-name="ACE-29" office:value-type="float" office:value="40">
            <text:p>40</text:p>
          </table:table-cell>
          <table:table-cell table:style-name="ACE-29" office:value-type="string">
            <text:p>Bivalves <text:s/>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91">
            <text:p>−91</text:p>
          </table:table-cell>
          <table:table-cell table:style-name="ACE-29" office:value-type="float" office:value="31">
            <text:p>31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">
            <text:p>1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LessaMasselink2006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aK-019</text:p>
          </table:table-cell>
          <table:table-cell table:style-name="ACE-29" office:value-type="float" office:value="-17.469000000000001">
            <text:p>−17.469</text:p>
          </table:table-cell>
          <table:table-cell table:style-name="ACE-29" office:value-type="float" office:value="123.651">
            <text:p>123.651</text:p>
          </table:table-cell>
          <table:table-cell table:style-name="ACE-29" office:value-type="float" office:value="6050">
            <text:p>6050</text:p>
          </table:table-cell>
          <table:table-cell table:style-name="ACE-29" office:value-type="float" office:value="130">
            <text:p>130</text:p>
          </table:table-cell>
          <table:table-cell table:style-name="ACE-29" office:value-type="string">
            <text:p>Mangrove</text:p>
          </table:table-cell>
          <table:table-cell table:style-name="ACE-29" office:value-type="string">
            <text:p>terrestrial_sh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1.1499999999999999">
            <text:p>−1.15</text:p>
          </table:table-cell>
          <table:table-cell table:style-name="ACE-29" office:value-type="float" office:value="5">
            <text:p>5</text:p>
          </table:table-cell>
          <table:table-cell table:style-name="ACE-29" office:value-type="float" office:value="5">
            <text:p>5</text:p>
          </table:table-cell>
          <table:table-cell table:style-name="ACE-29" office:value-type="string">
            <text:p>Jennings197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aK-201</text:p>
          </table:table-cell>
          <table:table-cell table:style-name="ACE-29" office:value-type="float" office:value="-17.468">
            <text:p>−17.468</text:p>
          </table:table-cell>
          <table:table-cell table:style-name="ACE-29" office:value-type="float" office:value="123.619">
            <text:p>123.619</text:p>
          </table:table-cell>
          <table:table-cell table:style-name="ACE-29" office:value-type="float" office:value="6160">
            <text:p>6160</text:p>
          </table:table-cell>
          <table:table-cell table:style-name="ACE-29" office:value-type="float" office:value="190">
            <text:p>190</text:p>
          </table:table-cell>
          <table:table-cell table:style-name="ACE-29" office:value-type="string">
            <text:p>Mangrove</text:p>
          </table:table-cell>
          <table:table-cell table:style-name="ACE-29" office:value-type="string">
            <text:p>terrestrial_sh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1.1499999999999999">
            <text:p>−1.15</text:p>
          </table:table-cell>
          <table:table-cell table:style-name="ACE-29" office:value-type="float" office:value="5">
            <text:p>5</text:p>
          </table:table-cell>
          <table:table-cell table:style-name="ACE-29" office:value-type="float" office:value="5">
            <text:p>5</text:p>
          </table:table-cell>
          <table:table-cell table:style-name="ACE-29" office:value-type="string">
            <text:p>Jennings197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aK-2020</text:p>
          </table:table-cell>
          <table:table-cell table:style-name="ACE-29" office:value-type="float" office:value="-17.472999999999999">
            <text:p>−17.473</text:p>
          </table:table-cell>
          <table:table-cell table:style-name="ACE-29" office:value-type="float" office:value="123.699">
            <text:p>123.699</text:p>
          </table:table-cell>
          <table:table-cell table:style-name="ACE-29" office:value-type="float" office:value="5840">
            <text:p>5840</text:p>
          </table:table-cell>
          <table:table-cell table:style-name="ACE-29" office:value-type="float" office:value="110">
            <text:p>110</text:p>
          </table:table-cell>
          <table:table-cell table:style-name="ACE-29" office:value-type="string">
            <text:p>Mangrove</text:p>
          </table:table-cell>
          <table:table-cell table:style-name="ACE-29" office:value-type="string">
            <text:p>terrestrial_sh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1.1499999999999999">
            <text:p>−1.15</text:p>
          </table:table-cell>
          <table:table-cell table:style-name="ACE-29" office:value-type="float" office:value="5">
            <text:p>5</text:p>
          </table:table-cell>
          <table:table-cell table:style-name="ACE-29" office:value-type="float" office:value="5">
            <text:p>5</text:p>
          </table:table-cell>
          <table:table-cell table:style-name="ACE-29" office:value-type="string">
            <text:p>Jennings197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aK-2874</text:p>
          </table:table-cell>
          <table:table-cell table:style-name="ACE-29" office:value-type="float" office:value="-31.899999999999999">
            <text:p>−31.9</text:p>
          </table:table-cell>
          <table:table-cell table:style-name="ACE-29" office:value-type="float" office:value="115.967">
            <text:p>115.967</text:p>
          </table:table-cell>
          <table:table-cell table:style-name="ACE-29" office:value-type="float" office:value="7065">
            <text:p>7065</text:p>
          </table:table-cell>
          <table:table-cell table:style-name="ACE-29" office:value-type="float" office:value="124">
            <text:p>124</text:p>
          </table:table-cell>
          <table:table-cell table:style-name="ACE-29" office:value-type="string">
            <text:p>Shell material (Paphia callistotapes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3.7000000000000002">
            <text:p>−3.7</text:p>
          </table:table-cell>
          <table:table-cell table:style-name="ACE-29" office:value-type="float" office:value="5">
            <text:p>5</text:p>
          </table:table-cell>
          <table:table-cell table:style-name="ACE-29" office:value-type="float" office:value="5">
            <text:p>5</text:p>
          </table:table-cell>
          <table:table-cell table:style-name="ACE-29" office:value-type="string">
            <text:p>KigoshiEtal1973,Kendrick1977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aK-3840</text:p>
          </table:table-cell>
          <table:table-cell table:style-name="ACE-29" office:value-type="float" office:value="-17.033000000000001">
            <text:p>−17.033</text:p>
          </table:table-cell>
          <table:table-cell table:style-name="ACE-29" office:value-type="float" office:value="123.587">
            <text:p>123.587</text:p>
          </table:table-cell>
          <table:table-cell table:style-name="ACE-29" office:value-type="float" office:value="910">
            <text:p>910</text:p>
          </table:table-cell>
          <table:table-cell table:style-name="ACE-29" office:value-type="float" office:value="80">
            <text:p>80</text:p>
          </table:table-cell>
          <table:table-cell table:style-name="ACE-29" office:value-type="string">
            <text:p>Mangrove</text:p>
          </table:table-cell>
          <table:table-cell table:style-name="ACE-29" office:value-type="string">
            <text:p>terrestrial_sh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5">
            <text:p>5</text:p>
          </table:table-cell>
          <table:table-cell table:style-name="ACE-29" office:value-type="float" office:value="5">
            <text:p>5</text:p>
          </table:table-cell>
          <table:table-cell table:style-name="ACE-29" office:value-type="string">
            <text:p>Jennings197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aK-3842</text:p>
          </table:table-cell>
          <table:table-cell table:style-name="ACE-29" office:value-type="float" office:value="-17.033000000000001">
            <text:p>−17.033</text:p>
          </table:table-cell>
          <table:table-cell table:style-name="ACE-29" office:value-type="float" office:value="123.587">
            <text:p>123.587</text:p>
          </table:table-cell>
          <table:table-cell table:style-name="ACE-29" office:value-type="float" office:value="1190">
            <text:p>1190</text:p>
          </table:table-cell>
          <table:table-cell table:style-name="ACE-29" office:value-type="float" office:value="80">
            <text:p>80</text:p>
          </table:table-cell>
          <table:table-cell table:style-name="ACE-29" office:value-type="string">
            <text:p>Mangrove</text:p>
          </table:table-cell>
          <table:table-cell table:style-name="ACE-29" office:value-type="string">
            <text:p>terrestrial_sh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5">
            <text:p>5</text:p>
          </table:table-cell>
          <table:table-cell table:style-name="ACE-29" office:value-type="float" office:value="5">
            <text:p>5</text:p>
          </table:table-cell>
          <table:table-cell table:style-name="ACE-29" office:value-type="string">
            <text:p>Jennings197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aK-3843</text:p>
          </table:table-cell>
          <table:table-cell table:style-name="ACE-29" office:value-type="float" office:value="-17.033000000000001">
            <text:p>−17.033</text:p>
          </table:table-cell>
          <table:table-cell table:style-name="ACE-29" office:value-type="float" office:value="123.587">
            <text:p>123.587</text:p>
          </table:table-cell>
          <table:table-cell table:style-name="ACE-29" office:value-type="float" office:value="500">
            <text:p>500</text:p>
          </table:table-cell>
          <table:table-cell table:style-name="ACE-29" office:value-type="float" office:value="80">
            <text:p>80</text:p>
          </table:table-cell>
          <table:table-cell table:style-name="ACE-29" office:value-type="string">
            <text:p>Mangrove</text:p>
          </table:table-cell>
          <table:table-cell table:style-name="ACE-29" office:value-type="string">
            <text:p>terrestrial_sh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5">
            <text:p>5</text:p>
          </table:table-cell>
          <table:table-cell table:style-name="ACE-29" office:value-type="float" office:value="5">
            <text:p>5</text:p>
          </table:table-cell>
          <table:table-cell table:style-name="ACE-29" office:value-type="string">
            <text:p>Jennings197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aK-7901</text:p>
          </table:table-cell>
          <table:table-cell table:style-name="ACE-29" office:value-type="float" office:value="-32.612000000000002">
            <text:p>−32.612</text:p>
          </table:table-cell>
          <table:table-cell table:style-name="ACE-29" office:value-type="float" office:value="115.64700000000001">
            <text:p>115.647</text:p>
          </table:table-cell>
          <table:table-cell table:style-name="ACE-29" office:value-type="float" office:value="5655">
            <text:p>5655</text:p>
          </table:table-cell>
          <table:table-cell table:style-name="ACE-29" office:value-type="float" office:value="115">
            <text:p>115</text:p>
          </table:table-cell>
          <table:table-cell table:style-name="ACE-29" office:value-type="string">
            <text:p>Shell material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2.1000000000000001">
            <text:p>−2.1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BrownEtal1980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aK-7902</text:p>
          </table:table-cell>
          <table:table-cell table:style-name="ACE-29" office:value-type="float" office:value="-22.300000000000001">
            <text:p>−22.3</text:p>
          </table:table-cell>
          <table:table-cell table:style-name="ACE-29" office:value-type="float" office:value="114.2">
            <text:p>114.2</text:p>
          </table:table-cell>
          <table:table-cell table:style-name="ACE-29" office:value-type="float" office:value="4935">
            <text:p>4935</text:p>
          </table:table-cell>
          <table:table-cell table:style-name="ACE-29" office:value-type="float" office:value="115">
            <text:p>115</text:p>
          </table:table-cell>
          <table:table-cell table:style-name="ACE-29" office:value-type="string">
            <text:p>Shell material (Gastropod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">
            <text:p>1</text:p>
          </table:table-cell>
          <table:table-cell table:style-name="ACE-29" office:value-type="float" office:value="5">
            <text:p>5</text:p>
          </table:table-cell>
          <table:table-cell table:style-name="ACE-29" office:value-type="float" office:value="5">
            <text:p>5</text:p>
          </table:table-cell>
          <table:table-cell table:style-name="ACE-29" office:value-type="string">
            <text:p>LoganEtal1970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10538</text:p>
          </table:table-cell>
          <table:table-cell table:style-name="ACE-29" office:value-type="float" office:value="-33.259">
            <text:p>−33.259</text:p>
          </table:table-cell>
          <table:table-cell table:style-name="ACE-29" office:value-type="float" office:value="115.69199999999999">
            <text:p>115.692</text:p>
          </table:table-cell>
          <table:table-cell table:style-name="ACE-29" office:value-type="float" office:value="5740">
            <text:p>5740</text:p>
          </table:table-cell>
          <table:table-cell table:style-name="ACE-29" office:value-type="float" office:value="190">
            <text:p>190</text:p>
          </table:table-cell>
          <table:table-cell table:style-name="ACE-29" office:value-type="string">
            <text:p>Bivalves and gastropods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2.5">
            <text:p>−2.5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meniuk198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10539</text:p>
          </table:table-cell>
          <table:table-cell table:style-name="ACE-29" office:value-type="float" office:value="-33.238">
            <text:p>−33.238</text:p>
          </table:table-cell>
          <table:table-cell table:style-name="ACE-29" office:value-type="float" office:value="115.691">
            <text:p>115.691</text:p>
          </table:table-cell>
          <table:table-cell table:style-name="ACE-29" office:value-type="float" office:value="6495">
            <text:p>6495</text:p>
          </table:table-cell>
          <table:table-cell table:style-name="ACE-29" office:value-type="float" office:value="255">
            <text:p>255</text:p>
          </table:table-cell>
          <table:table-cell table:style-name="ACE-29" office:value-type="string">
            <text:p>Bivalves and gastropods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2.5">
            <text:p>−2.5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meniuk198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10540</text:p>
          </table:table-cell>
          <table:table-cell table:style-name="ACE-29" office:value-type="float" office:value="-33.238">
            <text:p>−33.238</text:p>
          </table:table-cell>
          <table:table-cell table:style-name="ACE-29" office:value-type="float" office:value="115.69799999999999">
            <text:p>115.698</text:p>
          </table:table-cell>
          <table:table-cell table:style-name="ACE-29" office:value-type="float" office:value="5555">
            <text:p>5555</text:p>
          </table:table-cell>
          <table:table-cell table:style-name="ACE-29" office:value-type="float" office:value="200">
            <text:p>200</text:p>
          </table:table-cell>
          <table:table-cell table:style-name="ACE-29" office:value-type="string">
            <text:p>Bivalves and gastropods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2.5">
            <text:p>−2.5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meniuk198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10541</text:p>
          </table:table-cell>
          <table:table-cell table:style-name="ACE-29" office:value-type="float" office:value="-33.237000000000002">
            <text:p>−33.237</text:p>
          </table:table-cell>
          <table:table-cell table:style-name="ACE-29" office:value-type="float" office:value="115.684">
            <text:p>115.684</text:p>
          </table:table-cell>
          <table:table-cell table:style-name="ACE-29" office:value-type="float" office:value="6755">
            <text:p>6755</text:p>
          </table:table-cell>
          <table:table-cell table:style-name="ACE-29" office:value-type="float" office:value="305">
            <text:p>305</text:p>
          </table:table-cell>
          <table:table-cell table:style-name="ACE-29" office:value-type="string">
            <text:p>Bivalves and gastropods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2.5">
            <text:p>−2.5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meniuk198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10543</text:p>
          </table:table-cell>
          <table:table-cell table:style-name="ACE-29" office:value-type="float" office:value="-33.256999999999998">
            <text:p>−33.257</text:p>
          </table:table-cell>
          <table:table-cell table:style-name="ACE-29" office:value-type="float" office:value="115.68899999999999">
            <text:p>115.689</text:p>
          </table:table-cell>
          <table:table-cell table:style-name="ACE-29" office:value-type="float" office:value="6835">
            <text:p>6835</text:p>
          </table:table-cell>
          <table:table-cell table:style-name="ACE-29" office:value-type="float" office:value="280">
            <text:p>280</text:p>
          </table:table-cell>
          <table:table-cell table:style-name="ACE-29" office:value-type="string">
            <text:p>Bivalves and gastropods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2.5">
            <text:p>−2.5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meniuk198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10550</text:p>
          </table:table-cell>
          <table:table-cell table:style-name="ACE-29" office:value-type="float" office:value="-33.273000000000003">
            <text:p>−33.273</text:p>
          </table:table-cell>
          <table:table-cell table:style-name="ACE-29" office:value-type="float" office:value="115.69">
            <text:p>115.69</text:p>
          </table:table-cell>
          <table:table-cell table:style-name="ACE-29" office:value-type="float" office:value="2820">
            <text:p>2820</text:p>
          </table:table-cell>
          <table:table-cell table:style-name="ACE-29" office:value-type="float" office:value="175">
            <text:p>175</text:p>
          </table:table-cell>
          <table:table-cell table:style-name="ACE-29" office:value-type="string">
            <text:p>Clam (Sanguinolari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meniuk198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11585</text:p>
          </table:table-cell>
          <table:table-cell table:style-name="ACE-29" office:value-type="float" office:value="-32.298000000000002">
            <text:p>−32.298</text:p>
          </table:table-cell>
          <table:table-cell table:style-name="ACE-29" office:value-type="float" office:value="115.727">
            <text:p>115.727</text:p>
          </table:table-cell>
          <table:table-cell table:style-name="ACE-29" office:value-type="float" office:value="2224">
            <text:p>2224</text:p>
          </table:table-cell>
          <table:table-cell table:style-name="ACE-29" office:value-type="float" office:value="135">
            <text:p>135</text:p>
          </table:table-cell>
          <table:table-cell table:style-name="ACE-29" office:value-type="string">
            <text:p>Shell material (Donax columbella/Paphies angust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69999999999999996">
            <text:p>0.7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arleWoods1986,SearleEtal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11586</text:p>
          </table:table-cell>
          <table:table-cell table:style-name="ACE-29" office:value-type="float" office:value="-32.292999999999999">
            <text:p>−32.293</text:p>
          </table:table-cell>
          <table:table-cell table:style-name="ACE-29" office:value-type="float" office:value="115.732">
            <text:p>115.732</text:p>
          </table:table-cell>
          <table:table-cell table:style-name="ACE-29" office:value-type="float" office:value="3892">
            <text:p>3892</text:p>
          </table:table-cell>
          <table:table-cell table:style-name="ACE-29" office:value-type="float" office:value="245">
            <text:p>245</text:p>
          </table:table-cell>
          <table:table-cell table:style-name="ACE-29" office:value-type="string">
            <text:p>Shell material (Donax columbella/Paphies angust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94999999999999996">
            <text:p>0.95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arleWoods1986,SearleEtal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11587</text:p>
          </table:table-cell>
          <table:table-cell table:style-name="ACE-29" office:value-type="float" office:value="-32.274999999999999">
            <text:p>−32.275</text:p>
          </table:table-cell>
          <table:table-cell table:style-name="ACE-29" office:value-type="float" office:value="115.779">
            <text:p>115.779</text:p>
          </table:table-cell>
          <table:table-cell table:style-name="ACE-29" office:value-type="float" office:value="5700">
            <text:p>5700</text:p>
          </table:table-cell>
          <table:table-cell table:style-name="ACE-29" office:value-type="float" office:value="190">
            <text:p>190</text:p>
          </table:table-cell>
          <table:table-cell table:style-name="ACE-29" office:value-type="string">
            <text:p>Shell material (Donax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2.3999999999999999">
            <text:p>2.4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arleEtal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11872</text:p>
          </table:table-cell>
          <table:table-cell table:style-name="ACE-29" office:value-type="float" office:value="-32.326999999999998">
            <text:p>−32.327</text:p>
          </table:table-cell>
          <table:table-cell table:style-name="ACE-29" office:value-type="float" office:value="115.756">
            <text:p>115.756</text:p>
          </table:table-cell>
          <table:table-cell table:style-name="ACE-29" office:value-type="float" office:value="1425">
            <text:p>1425</text:p>
          </table:table-cell>
          <table:table-cell table:style-name="ACE-29" office:value-type="float" office:value="150">
            <text:p>150</text:p>
          </table:table-cell>
          <table:table-cell table:style-name="ACE-29" office:value-type="string">
            <text:p>Shell material (Donax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SearleEtal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11882</text:p>
          </table:table-cell>
          <table:table-cell table:style-name="ACE-29" office:value-type="float" office:value="-32.326999999999998">
            <text:p>−32.327</text:p>
          </table:table-cell>
          <table:table-cell table:style-name="ACE-29" office:value-type="float" office:value="115.756">
            <text:p>115.756</text:p>
          </table:table-cell>
          <table:table-cell table:style-name="ACE-29" office:value-type="float" office:value="3340">
            <text:p>3340</text:p>
          </table:table-cell>
          <table:table-cell table:style-name="ACE-29" office:value-type="float" office:value="215">
            <text:p>215</text:p>
          </table:table-cell>
          <table:table-cell table:style-name="ACE-29" office:value-type="string">
            <text:p>Shell material (Donax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">
            <text:p>1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arleEtal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12022</text:p>
          </table:table-cell>
          <table:table-cell table:style-name="ACE-29" office:value-type="float" office:value="-32.287999999999997">
            <text:p>−32.288</text:p>
          </table:table-cell>
          <table:table-cell table:style-name="ACE-29" office:value-type="float" office:value="115.71599999999999">
            <text:p>115.716</text:p>
          </table:table-cell>
          <table:table-cell table:style-name="ACE-29" office:value-type="float" office:value="2760">
            <text:p>2760</text:p>
          </table:table-cell>
          <table:table-cell table:style-name="ACE-29" office:value-type="float" office:value="220">
            <text:p>220</text:p>
          </table:table-cell>
          <table:table-cell table:style-name="ACE-29" office:value-type="string">
            <text:p>Shell material (Donax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8999999999999999">
            <text:p>1.9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arleEtal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12023</text:p>
          </table:table-cell>
          <table:table-cell table:style-name="ACE-29" office:value-type="float" office:value="-32.287999999999997">
            <text:p>−32.288</text:p>
          </table:table-cell>
          <table:table-cell table:style-name="ACE-29" office:value-type="float" office:value="115.71599999999999">
            <text:p>115.716</text:p>
          </table:table-cell>
          <table:table-cell table:style-name="ACE-29" office:value-type="float" office:value="4080">
            <text:p>4080</text:p>
          </table:table-cell>
          <table:table-cell table:style-name="ACE-29" office:value-type="float" office:value="250">
            <text:p>250</text:p>
          </table:table-cell>
          <table:table-cell table:style-name="ACE-29" office:value-type="string">
            <text:p>Shell material (Donax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5">
            <text:p>1.5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arleEtal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12615</text:p>
          </table:table-cell>
          <table:table-cell table:style-name="ACE-29" office:value-type="float" office:value="-32.817999999999998">
            <text:p>−32.818</text:p>
          </table:table-cell>
          <table:table-cell table:style-name="ACE-29" office:value-type="float" office:value="115.64700000000001">
            <text:p>115.647</text:p>
          </table:table-cell>
          <table:table-cell table:style-name="ACE-29" office:value-type="float" office:value="5455">
            <text:p>5455</text:p>
          </table:table-cell>
          <table:table-cell table:style-name="ACE-29" office:value-type="float" office:value="110">
            <text:p>110</text:p>
          </table:table-cell>
          <table:table-cell table:style-name="ACE-29" office:value-type="string">
            <text:p>Shell material (Donax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meniuk1996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12618</text:p>
          </table:table-cell>
          <table:table-cell table:style-name="ACE-29" office:value-type="float" office:value="-32.817999999999998">
            <text:p>−32.818</text:p>
          </table:table-cell>
          <table:table-cell table:style-name="ACE-29" office:value-type="float" office:value="115.64700000000001">
            <text:p>115.647</text:p>
          </table:table-cell>
          <table:table-cell table:style-name="ACE-29" office:value-type="float" office:value="4850">
            <text:p>4850</text:p>
          </table:table-cell>
          <table:table-cell table:style-name="ACE-29" office:value-type="float" office:value="260">
            <text:p>260</text:p>
          </table:table-cell>
          <table:table-cell table:style-name="ACE-29" office:value-type="string">
            <text:p>Shell material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meniuk1996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12622</text:p>
          </table:table-cell>
          <table:table-cell table:style-name="ACE-29" office:value-type="float" office:value="-32.518000000000001">
            <text:p>−32.518</text:p>
          </table:table-cell>
          <table:table-cell table:style-name="ACE-29" office:value-type="float" office:value="115.73399999999999">
            <text:p>115.734</text:p>
          </table:table-cell>
          <table:table-cell table:style-name="ACE-29" office:value-type="float" office:value="6910">
            <text:p>6910</text:p>
          </table:table-cell>
          <table:table-cell table:style-name="ACE-29" office:value-type="float" office:value="235">
            <text:p>235</text:p>
          </table:table-cell>
          <table:table-cell table:style-name="ACE-29" office:value-type="string">
            <text:p>Shell material (Katelysia &amp; Sanguinolari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2.2000000000000002">
            <text:p>2.2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SearleEtal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12626</text:p>
          </table:table-cell>
          <table:table-cell table:style-name="ACE-29" office:value-type="float" office:value="-32.442">
            <text:p>−32.442</text:p>
          </table:table-cell>
          <table:table-cell table:style-name="ACE-29" office:value-type="float" office:value="115.76000000000001">
            <text:p>115.76</text:p>
          </table:table-cell>
          <table:table-cell table:style-name="ACE-29" office:value-type="float" office:value="630">
            <text:p>630</text:p>
          </table:table-cell>
          <table:table-cell table:style-name="ACE-29" office:value-type="float" office:value="175">
            <text:p>175</text:p>
          </table:table-cell>
          <table:table-cell table:style-name="ACE-29" office:value-type="string">
            <text:p>Shell material (Donax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SearleEtal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12627</text:p>
          </table:table-cell>
          <table:table-cell table:style-name="ACE-29" office:value-type="float" office:value="-32.442">
            <text:p>−32.442</text:p>
          </table:table-cell>
          <table:table-cell table:style-name="ACE-29" office:value-type="float" office:value="115.76000000000001">
            <text:p>115.76</text:p>
          </table:table-cell>
          <table:table-cell table:style-name="ACE-29" office:value-type="float" office:value="1880">
            <text:p>1880</text:p>
          </table:table-cell>
          <table:table-cell table:style-name="ACE-29" office:value-type="float" office:value="150">
            <text:p>150</text:p>
          </table:table-cell>
          <table:table-cell table:style-name="ACE-29" office:value-type="string">
            <text:p>Shell material (Donax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SearleEtal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12628</text:p>
          </table:table-cell>
          <table:table-cell table:style-name="ACE-29" office:value-type="float" office:value="-32.442">
            <text:p>−32.442</text:p>
          </table:table-cell>
          <table:table-cell table:style-name="ACE-29" office:value-type="float" office:value="115.76000000000001">
            <text:p>115.76</text:p>
          </table:table-cell>
          <table:table-cell table:style-name="ACE-29" office:value-type="float" office:value="2720">
            <text:p>2720</text:p>
          </table:table-cell>
          <table:table-cell table:style-name="ACE-29" office:value-type="float" office:value="185">
            <text:p>185</text:p>
          </table:table-cell>
          <table:table-cell table:style-name="ACE-29" office:value-type="string">
            <text:p>Shell material (Donax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">
            <text:p>1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SearleEtal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12656</text:p>
          </table:table-cell>
          <table:table-cell table:style-name="ACE-29" office:value-type="float" office:value="-32.881">
            <text:p>−32.881</text:p>
          </table:table-cell>
          <table:table-cell table:style-name="ACE-29" office:value-type="float" office:value="115.664">
            <text:p>115.664</text:p>
          </table:table-cell>
          <table:table-cell table:style-name="ACE-29" office:value-type="float" office:value="5890">
            <text:p>5890</text:p>
          </table:table-cell>
          <table:table-cell table:style-name="ACE-29" office:value-type="float" office:value="85">
            <text:p>85</text:p>
          </table:table-cell>
          <table:table-cell table:style-name="ACE-29" office:value-type="string">
            <text:p>Shell material (Katelysi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">
            <text:p>1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meniuk1996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12902</text:p>
          </table:table-cell>
          <table:table-cell table:style-name="ACE-29" office:value-type="float" office:value="-32.518000000000001">
            <text:p>−32.518</text:p>
          </table:table-cell>
          <table:table-cell table:style-name="ACE-29" office:value-type="float" office:value="115.73399999999999">
            <text:p>115.734</text:p>
          </table:table-cell>
          <table:table-cell table:style-name="ACE-29" office:value-type="float" office:value="3475">
            <text:p>3475</text:p>
          </table:table-cell>
          <table:table-cell table:style-name="ACE-29" office:value-type="float" office:value="160">
            <text:p>160</text:p>
          </table:table-cell>
          <table:table-cell table:style-name="ACE-29" office:value-type="string">
            <text:p>Shell material (mixed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5">
            <text:p>0.5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SearleEtal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12917</text:p>
          </table:table-cell>
          <table:table-cell table:style-name="ACE-29" office:value-type="float" office:value="-33.085999999999999">
            <text:p>−33.086</text:p>
          </table:table-cell>
          <table:table-cell table:style-name="ACE-29" office:value-type="float" office:value="115.697">
            <text:p>115.697</text:p>
          </table:table-cell>
          <table:table-cell table:style-name="ACE-29" office:value-type="float" office:value="5655">
            <text:p>5655</text:p>
          </table:table-cell>
          <table:table-cell table:style-name="ACE-29" office:value-type="float" office:value="85">
            <text:p>85</text:p>
          </table:table-cell>
          <table:table-cell table:style-name="ACE-29" office:value-type="string">
            <text:p>Shell material (Katelysi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1">
            <text:p>−1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meniuk1996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12918</text:p>
          </table:table-cell>
          <table:table-cell table:style-name="ACE-29" office:value-type="float" office:value="-33.085999999999999">
            <text:p>−33.086</text:p>
          </table:table-cell>
          <table:table-cell table:style-name="ACE-29" office:value-type="float" office:value="115.697">
            <text:p>115.697</text:p>
          </table:table-cell>
          <table:table-cell table:style-name="ACE-29" office:value-type="float" office:value="6135">
            <text:p>6135</text:p>
          </table:table-cell>
          <table:table-cell table:style-name="ACE-29" office:value-type="float" office:value="210">
            <text:p>210</text:p>
          </table:table-cell>
          <table:table-cell table:style-name="ACE-29" office:value-type="string">
            <text:p>Shell material (Katelysi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1">
            <text:p>−1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meniuk1996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12920</text:p>
          </table:table-cell>
          <table:table-cell table:style-name="ACE-29" office:value-type="float" office:value="-33.085999999999999">
            <text:p>−33.086</text:p>
          </table:table-cell>
          <table:table-cell table:style-name="ACE-29" office:value-type="float" office:value="115.697">
            <text:p>115.697</text:p>
          </table:table-cell>
          <table:table-cell table:style-name="ACE-29" office:value-type="float" office:value="3865">
            <text:p>3865</text:p>
          </table:table-cell>
          <table:table-cell table:style-name="ACE-29" office:value-type="float" office:value="80">
            <text:p>80</text:p>
          </table:table-cell>
          <table:table-cell table:style-name="ACE-29" office:value-type="string">
            <text:p>Shell material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5">
            <text:p>1.5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meniuk1996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2721</text:p>
          </table:table-cell>
          <table:table-cell table:style-name="ACE-29" office:value-type="float" office:value="-15.407">
            <text:p>−15.407</text:p>
          </table:table-cell>
          <table:table-cell table:style-name="ACE-29" office:value-type="float" office:value="128.173">
            <text:p>128.173</text:p>
          </table:table-cell>
          <table:table-cell table:style-name="ACE-29" office:value-type="float" office:value="4846">
            <text:p>4846</text:p>
          </table:table-cell>
          <table:table-cell table:style-name="ACE-29" office:value-type="float" office:value="212">
            <text:p>212</text:p>
          </table:table-cell>
          <table:table-cell table:style-name="ACE-29" office:value-type="string">
            <text:p>Wood</text:p>
          </table:table-cell>
          <table:table-cell table:style-name="ACE-29" office:value-type="string">
            <text:p>terrestrial_sh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2.5">
            <text:p>2.5</text:p>
          </table:table-cell>
          <table:table-cell table:style-name="ACE-29" office:value-type="float" office:value="5">
            <text:p>5</text:p>
          </table:table-cell>
          <table:table-cell table:style-name="ACE-29" office:value-type="float" office:value="5">
            <text:p>5</text:p>
          </table:table-cell>
          <table:table-cell table:style-name="ACE-29" office:value-type="string">
            <text:p>ThomEtal197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7218</text:p>
          </table:table-cell>
          <table:table-cell table:style-name="ACE-29" office:value-type="float" office:value="-33.247">
            <text:p>−33.247</text:p>
          </table:table-cell>
          <table:table-cell table:style-name="ACE-29" office:value-type="float" office:value="115.682">
            <text:p>115.682</text:p>
          </table:table-cell>
          <table:table-cell table:style-name="ACE-29" office:value-type="float" office:value="4250">
            <text:p>4250</text:p>
          </table:table-cell>
          <table:table-cell table:style-name="ACE-29" office:value-type="float" office:value="153">
            <text:p>153</text:p>
          </table:table-cell>
          <table:table-cell table:style-name="ACE-29" office:value-type="string">
            <text:p>Bivalve (mixed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3.5">
            <text:p>3.5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meniuk198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9227</text:p>
          </table:table-cell>
          <table:table-cell table:style-name="ACE-29" office:value-type="float" office:value="-33.252000000000002">
            <text:p>−33.252</text:p>
          </table:table-cell>
          <table:table-cell table:style-name="ACE-29" office:value-type="float" office:value="115.682">
            <text:p>115.682</text:p>
          </table:table-cell>
          <table:table-cell table:style-name="ACE-29" office:value-type="float" office:value="4430">
            <text:p>4430</text:p>
          </table:table-cell>
          <table:table-cell table:style-name="ACE-29" office:value-type="float" office:value="198">
            <text:p>198</text:p>
          </table:table-cell>
          <table:table-cell table:style-name="ACE-29" office:value-type="string">
            <text:p>Bivalve (Glycymeris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3.5">
            <text:p>3.5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meniuk198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9228</text:p>
          </table:table-cell>
          <table:table-cell table:style-name="ACE-29" office:value-type="float" office:value="-33.250999999999998">
            <text:p>−33.251</text:p>
          </table:table-cell>
          <table:table-cell table:style-name="ACE-29" office:value-type="float" office:value="115.682">
            <text:p>115.682</text:p>
          </table:table-cell>
          <table:table-cell table:style-name="ACE-29" office:value-type="float" office:value="4015">
            <text:p>4015</text:p>
          </table:table-cell>
          <table:table-cell table:style-name="ACE-29" office:value-type="float" office:value="193">
            <text:p>193</text:p>
          </table:table-cell>
          <table:table-cell table:style-name="ACE-29" office:value-type="string">
            <text:p>Bivalve (Donacill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3.5">
            <text:p>3.5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meniuk198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GX-9229</text:p>
          </table:table-cell>
          <table:table-cell table:style-name="ACE-29" office:value-type="float" office:value="-33.256999999999998">
            <text:p>−33.257</text:p>
          </table:table-cell>
          <table:table-cell table:style-name="ACE-29" office:value-type="float" office:value="115.68300000000001">
            <text:p>115.683</text:p>
          </table:table-cell>
          <table:table-cell table:style-name="ACE-29" office:value-type="float" office:value="5175">
            <text:p>5175</text:p>
          </table:table-cell>
          <table:table-cell table:style-name="ACE-29" office:value-type="float" office:value="212">
            <text:p>212</text:p>
          </table:table-cell>
          <table:table-cell table:style-name="ACE-29" office:value-type="string">
            <text:p>Bivalve (Glycymeris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3.5">
            <text:p>3.5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meniuk198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HS3-PAVE</text:p>
          </table:table-cell>
          <table:table-cell table:style-name="ACE-29" office:value-type="float" office:value="-28.681999999999999">
            <text:p>−28.682</text:p>
          </table:table-cell>
          <table:table-cell table:style-name="ACE-29" office:value-type="float" office:value="113.833">
            <text:p>113.833</text:p>
          </table:table-cell>
          <table:table-cell table:style-name="ACE-29" office:value-type="float" office:value="3226">
            <text:p>3226</text:p>
          </table:table-cell>
          <table:table-cell table:style-name="ACE-29" office:value-type="float" office:value="28">
            <text:p>28</text:p>
          </table:table-cell>
          <table:table-cell table:style-name="ACE-29" office:value-type="string">
            <text:p>Coral pavement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0700000000000001">
            <text:p>1.07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CollinsEatal2006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HS4-PAVE</text:p>
          </table:table-cell>
          <table:table-cell table:style-name="ACE-29" office:value-type="float" office:value="-28.681999999999999">
            <text:p>−28.682</text:p>
          </table:table-cell>
          <table:table-cell table:style-name="ACE-29" office:value-type="float" office:value="113.833">
            <text:p>113.833</text:p>
          </table:table-cell>
          <table:table-cell table:style-name="ACE-29" office:value-type="float" office:value="1058">
            <text:p>1058</text:p>
          </table:table-cell>
          <table:table-cell table:style-name="ACE-29" office:value-type="float" office:value="5">
            <text:p>5</text:p>
          </table:table-cell>
          <table:table-cell table:style-name="ACE-29" office:value-type="string">
            <text:p>Coral pavement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85999999999999999">
            <text:p>0.86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CollinsEatal2006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HST1-PAVE</text:p>
          </table:table-cell>
          <table:table-cell table:style-name="ACE-29" office:value-type="float" office:value="-28.681999999999999">
            <text:p>−28.682</text:p>
          </table:table-cell>
          <table:table-cell table:style-name="ACE-29" office:value-type="float" office:value="113.833">
            <text:p>113.833</text:p>
          </table:table-cell>
          <table:table-cell table:style-name="ACE-29" office:value-type="float" office:value="3831">
            <text:p>3831</text:p>
          </table:table-cell>
          <table:table-cell table:style-name="ACE-29" office:value-type="float" office:value="17">
            <text:p>17</text:p>
          </table:table-cell>
          <table:table-cell table:style-name="ACE-29" office:value-type="string">
            <text:p>Coral pavement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1799999999999999">
            <text:p>1.18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CollinsEatal2006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HST2-PAVE</text:p>
          </table:table-cell>
          <table:table-cell table:style-name="ACE-29" office:value-type="float" office:value="-28.681999999999999">
            <text:p>−28.682</text:p>
          </table:table-cell>
          <table:table-cell table:style-name="ACE-29" office:value-type="float" office:value="113.833">
            <text:p>113.833</text:p>
          </table:table-cell>
          <table:table-cell table:style-name="ACE-29" office:value-type="float" office:value="3867">
            <text:p>3867</text:p>
          </table:table-cell>
          <table:table-cell table:style-name="ACE-29" office:value-type="float" office:value="14">
            <text:p>14</text:p>
          </table:table-cell>
          <table:table-cell table:style-name="ACE-29" office:value-type="string">
            <text:p>Coral pavement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4299999999999999">
            <text:p>1.43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CollinsEatal2006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HST3-PAVE</text:p>
          </table:table-cell>
          <table:table-cell table:style-name="ACE-29" office:value-type="float" office:value="-28.681999999999999">
            <text:p>−28.682</text:p>
          </table:table-cell>
          <table:table-cell table:style-name="ACE-29" office:value-type="float" office:value="113.833">
            <text:p>113.833</text:p>
          </table:table-cell>
          <table:table-cell table:style-name="ACE-29" office:value-type="float" office:value="2335">
            <text:p>2335</text:p>
          </table:table-cell>
          <table:table-cell table:style-name="ACE-29" office:value-type="float" office:value="7">
            <text:p>7</text:p>
          </table:table-cell>
          <table:table-cell table:style-name="ACE-29" office:value-type="string">
            <text:p>Coral pavement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1299999999999999">
            <text:p>1.13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CollinsEatal2006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HST4-PAVE</text:p>
          </table:table-cell>
          <table:table-cell table:style-name="ACE-29" office:value-type="float" office:value="-28.681999999999999">
            <text:p>−28.682</text:p>
          </table:table-cell>
          <table:table-cell table:style-name="ACE-29" office:value-type="float" office:value="113.833">
            <text:p>113.833</text:p>
          </table:table-cell>
          <table:table-cell table:style-name="ACE-29" office:value-type="float" office:value="6323">
            <text:p>6323</text:p>
          </table:table-cell>
          <table:table-cell table:style-name="ACE-29" office:value-type="float" office:value="12">
            <text:p>12</text:p>
          </table:table-cell>
          <table:table-cell table:style-name="ACE-29" office:value-type="string">
            <text:p>Coral pavement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2">
            <text:p>1.2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CollinsEatal2006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HST5-PAVE</text:p>
          </table:table-cell>
          <table:table-cell table:style-name="ACE-29" office:value-type="float" office:value="-28.681999999999999">
            <text:p>−28.682</text:p>
          </table:table-cell>
          <table:table-cell table:style-name="ACE-29" office:value-type="float" office:value="113.833">
            <text:p>113.833</text:p>
          </table:table-cell>
          <table:table-cell table:style-name="ACE-29" office:value-type="float" office:value="6832">
            <text:p>6832</text:p>
          </table:table-cell>
          <table:table-cell table:style-name="ACE-29" office:value-type="float" office:value="17">
            <text:p>17</text:p>
          </table:table-cell>
          <table:table-cell table:style-name="ACE-29" office:value-type="string">
            <text:p>Coral pavement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2.02">
            <text:p>2.02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CollinsEatal2006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HST7-PAVE</text:p>
          </table:table-cell>
          <table:table-cell table:style-name="ACE-29" office:value-type="float" office:value="-28.681999999999999">
            <text:p>−28.682</text:p>
          </table:table-cell>
          <table:table-cell table:style-name="ACE-29" office:value-type="float" office:value="113.833">
            <text:p>113.833</text:p>
          </table:table-cell>
          <table:table-cell table:style-name="ACE-29" office:value-type="float" office:value="5825">
            <text:p>5825</text:p>
          </table:table-cell>
          <table:table-cell table:style-name="ACE-29" office:value-type="float" office:value="15">
            <text:p>15</text:p>
          </table:table-cell>
          <table:table-cell table:style-name="ACE-29" office:value-type="string">
            <text:p>Coral pavement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8600000000000001">
            <text:p>1.86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CollinsEatal2006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HST8-PAVE</text:p>
          </table:table-cell>
          <table:table-cell table:style-name="ACE-29" office:value-type="float" office:value="-28.681999999999999">
            <text:p>−28.682</text:p>
          </table:table-cell>
          <table:table-cell table:style-name="ACE-29" office:value-type="float" office:value="113.833">
            <text:p>113.833</text:p>
          </table:table-cell>
          <table:table-cell table:style-name="ACE-29" office:value-type="float" office:value="6919">
            <text:p>6919</text:p>
          </table:table-cell>
          <table:table-cell table:style-name="ACE-29" office:value-type="float" office:value="17">
            <text:p>17</text:p>
          </table:table-cell>
          <table:table-cell table:style-name="ACE-29" office:value-type="string">
            <text:p>Coral pavement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8200000000000001">
            <text:p>1.82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CollinsEatal2006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I-10195</text:p>
          </table:table-cell>
          <table:table-cell table:style-name="ACE-29" office:value-type="float" office:value="-33.582999999999998">
            <text:p>−33.583</text:p>
          </table:table-cell>
          <table:table-cell table:style-name="ACE-29" office:value-type="float" office:value="115.467">
            <text:p>115.467</text:p>
          </table:table-cell>
          <table:table-cell table:style-name="ACE-29" office:value-type="float" office:value="5005">
            <text:p>5005</text:p>
          </table:table-cell>
          <table:table-cell table:style-name="ACE-29" office:value-type="float" office:value="124">
            <text:p>124</text:p>
          </table:table-cell>
          <table:table-cell table:style-name="ACE-29" office:value-type="string">
            <text:p>Shell material (Katelysia scalarin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2">
            <text:p>1.2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SearleLogan1978,BuckleyValdesPages1981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I-10196</text:p>
          </table:table-cell>
          <table:table-cell table:style-name="ACE-29" office:value-type="float" office:value="-33.582999999999998">
            <text:p>−33.583</text:p>
          </table:table-cell>
          <table:table-cell table:style-name="ACE-29" office:value-type="float" office:value="115.467">
            <text:p>115.467</text:p>
          </table:table-cell>
          <table:table-cell table:style-name="ACE-29" office:value-type="float" office:value="610">
            <text:p>610</text:p>
          </table:table-cell>
          <table:table-cell table:style-name="ACE-29" office:value-type="float" office:value="82">
            <text:p>82</text:p>
          </table:table-cell>
          <table:table-cell table:style-name="ACE-29" office:value-type="string">
            <text:p>Peat</text:p>
          </table:table-cell>
          <table:table-cell table:style-name="ACE-28" office:value-type="string">
            <text:p>corr_terrestrial_sh</text:p>
          </table:table-cell>
          <table:table-cell table:style-name="ACE-28" office:value-type="float" office:value="0">
            <text:p>0</text:p>
          </table:table-cell>
          <table:table-cell table:style-name="ACE-28" office:value-type="float" office:value="100">
            <text:p>100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5">
            <text:p>5</text:p>
          </table:table-cell>
          <table:table-cell table:style-name="ACE-29" office:value-type="float" office:value="5">
            <text:p>5</text:p>
          </table:table-cell>
          <table:table-cell table:style-name="ACE-29" office:value-type="string">
            <text:p>SearleLogan1978,BuckleyValdesPages1981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I-10377</text:p>
          </table:table-cell>
          <table:table-cell table:style-name="ACE-29" office:value-type="float" office:value="-32.612000000000002">
            <text:p>−32.612</text:p>
          </table:table-cell>
          <table:table-cell table:style-name="ACE-29" office:value-type="float" office:value="115.64700000000001">
            <text:p>115.647</text:p>
          </table:table-cell>
          <table:table-cell table:style-name="ACE-29" office:value-type="float" office:value="5505">
            <text:p>5505</text:p>
          </table:table-cell>
          <table:table-cell table:style-name="ACE-29" office:value-type="float" office:value="115">
            <text:p>115</text:p>
          </table:table-cell>
          <table:table-cell table:style-name="ACE-29" office:value-type="string">
            <text:p>Shell material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2.7999999999999998">
            <text:p>−2.8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BrownEtal1980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I-10378</text:p>
          </table:table-cell>
          <table:table-cell table:style-name="ACE-29" office:value-type="float" office:value="-32.612000000000002">
            <text:p>−32.612</text:p>
          </table:table-cell>
          <table:table-cell table:style-name="ACE-29" office:value-type="float" office:value="115.64700000000001">
            <text:p>115.647</text:p>
          </table:table-cell>
          <table:table-cell table:style-name="ACE-29" office:value-type="float" office:value="4905">
            <text:p>4905</text:p>
          </table:table-cell>
          <table:table-cell table:style-name="ACE-29" office:value-type="float" office:value="105">
            <text:p>105</text:p>
          </table:table-cell>
          <table:table-cell table:style-name="ACE-29" office:value-type="string">
            <text:p>Shell material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1">
            <text:p>−1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BrownEtal1980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I-11773</text:p>
          </table:table-cell>
          <table:table-cell table:style-name="ACE-29" office:value-type="float" office:value="-32.398000000000003">
            <text:p>−32.398</text:p>
          </table:table-cell>
          <table:table-cell table:style-name="ACE-29" office:value-type="float" office:value="115.751">
            <text:p>115.751</text:p>
          </table:table-cell>
          <table:table-cell table:style-name="ACE-29" office:value-type="float" office:value="1005">
            <text:p>1005</text:p>
          </table:table-cell>
          <table:table-cell table:style-name="ACE-29" office:value-type="float" office:value="82">
            <text:p>82</text:p>
          </table:table-cell>
          <table:table-cell table:style-name="ACE-29" office:value-type="string">
            <text:p>Shell material (Donax columbella/Paphies angust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arleWoods1986,SearleEtal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I-11774</text:p>
          </table:table-cell>
          <table:table-cell table:style-name="ACE-29" office:value-type="float" office:value="-32.383000000000003">
            <text:p>−32.383</text:p>
          </table:table-cell>
          <table:table-cell table:style-name="ACE-29" office:value-type="float" office:value="115.736">
            <text:p>115.736</text:p>
          </table:table-cell>
          <table:table-cell table:style-name="ACE-29" office:value-type="float" office:value="2125">
            <text:p>2125</text:p>
          </table:table-cell>
          <table:table-cell table:style-name="ACE-29" office:value-type="float" office:value="86">
            <text:p>86</text:p>
          </table:table-cell>
          <table:table-cell table:style-name="ACE-29" office:value-type="string">
            <text:p>Shell material (Donax columbella/Paphies angust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29999999999999999">
            <text:p>0.3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arleWoods1986,SearleEtal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I-11775</text:p>
          </table:table-cell>
          <table:table-cell table:style-name="ACE-29" office:value-type="float" office:value="-32.408000000000001">
            <text:p>−32.408</text:p>
          </table:table-cell>
          <table:table-cell table:style-name="ACE-29" office:value-type="float" office:value="115.76900000000001">
            <text:p>115.769</text:p>
          </table:table-cell>
          <table:table-cell table:style-name="ACE-29" office:value-type="float" office:value="3900">
            <text:p>3900</text:p>
          </table:table-cell>
          <table:table-cell table:style-name="ACE-29" office:value-type="float" office:value="100">
            <text:p>100</text:p>
          </table:table-cell>
          <table:table-cell table:style-name="ACE-29" office:value-type="string">
            <text:p>Shell material (Donax columbella/Paphies angust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90000000000000002">
            <text:p>0.9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arleWoods1986,SearleEtal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I-11777</text:p>
          </table:table-cell>
          <table:table-cell table:style-name="ACE-29" office:value-type="float" office:value="-32.366999999999997">
            <text:p>−32.367</text:p>
          </table:table-cell>
          <table:table-cell table:style-name="ACE-29" office:value-type="float" office:value="115.76900000000001">
            <text:p>115.769</text:p>
          </table:table-cell>
          <table:table-cell table:style-name="ACE-29" office:value-type="float" office:value="5150">
            <text:p>5150</text:p>
          </table:table-cell>
          <table:table-cell table:style-name="ACE-29" office:value-type="float" office:value="100">
            <text:p>100</text:p>
          </table:table-cell>
          <table:table-cell table:style-name="ACE-29" office:value-type="string">
            <text:p>Shell material (Donax columbella/Paphies angust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75">
            <text:p>1.75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arleWoods1986,SearleEtal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I-11962</text:p>
          </table:table-cell>
          <table:table-cell table:style-name="ACE-29" office:value-type="float" office:value="-32.398000000000003">
            <text:p>−32.398</text:p>
          </table:table-cell>
          <table:table-cell table:style-name="ACE-29" office:value-type="float" office:value="115.751">
            <text:p>115.751</text:p>
          </table:table-cell>
          <table:table-cell table:style-name="ACE-29" office:value-type="float" office:value="794">
            <text:p>794</text:p>
          </table:table-cell>
          <table:table-cell table:style-name="ACE-29" office:value-type="float" office:value="82">
            <text:p>82</text:p>
          </table:table-cell>
          <table:table-cell table:style-name="ACE-29" office:value-type="string">
            <text:p>Shell material (Donax columbella/Paphies angust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arleWoods1986,SearleEtal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I-11963</text:p>
          </table:table-cell>
          <table:table-cell table:style-name="ACE-29" office:value-type="float" office:value="-32.398000000000003">
            <text:p>−32.398</text:p>
          </table:table-cell>
          <table:table-cell table:style-name="ACE-29" office:value-type="float" office:value="115.751">
            <text:p>115.751</text:p>
          </table:table-cell>
          <table:table-cell table:style-name="ACE-29" office:value-type="float" office:value="414">
            <text:p>414</text:p>
          </table:table-cell>
          <table:table-cell table:style-name="ACE-29" office:value-type="float" office:value="32">
            <text:p>32</text:p>
          </table:table-cell>
          <table:table-cell table:style-name="ACE-29" office:value-type="string">
            <text:p>Shell material (Donax columbella/Paphies angust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arleWoods1986,SearleEtal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I-11964</text:p>
          </table:table-cell>
          <table:table-cell table:style-name="ACE-29" office:value-type="float" office:value="-32.368000000000002">
            <text:p>−32.368</text:p>
          </table:table-cell>
          <table:table-cell table:style-name="ACE-29" office:value-type="float" office:value="115.78700000000001">
            <text:p>115.787</text:p>
          </table:table-cell>
          <table:table-cell table:style-name="ACE-29" office:value-type="float" office:value="4593">
            <text:p>4593</text:p>
          </table:table-cell>
          <table:table-cell table:style-name="ACE-29" office:value-type="float" office:value="110">
            <text:p>110</text:p>
          </table:table-cell>
          <table:table-cell table:style-name="ACE-29" office:value-type="string">
            <text:p>Shell material (Donax columbella/Paphies angust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6000000000000001">
            <text:p>1.6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arleWoods1986,SearleEtal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I-11977</text:p>
          </table:table-cell>
          <table:table-cell table:style-name="ACE-29" office:value-type="float" office:value="-32.326000000000001">
            <text:p>−32.326</text:p>
          </table:table-cell>
          <table:table-cell table:style-name="ACE-29" office:value-type="float" office:value="115.79900000000001">
            <text:p>115.799</text:p>
          </table:table-cell>
          <table:table-cell table:style-name="ACE-29" office:value-type="float" office:value="6785">
            <text:p>6785</text:p>
          </table:table-cell>
          <table:table-cell table:style-name="ACE-29" office:value-type="float" office:value="119">
            <text:p>119</text:p>
          </table:table-cell>
          <table:table-cell table:style-name="ACE-29" office:value-type="string">
            <text:p>Shell material (Donax columbella/Paphies angust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2.5">
            <text:p>2.5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arleWoods1986,SearleEtal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I-11978</text:p>
          </table:table-cell>
          <table:table-cell table:style-name="ACE-29" office:value-type="float" office:value="-32.274999999999999">
            <text:p>−32.275</text:p>
          </table:table-cell>
          <table:table-cell table:style-name="ACE-29" office:value-type="float" office:value="115.779">
            <text:p>115.779</text:p>
          </table:table-cell>
          <table:table-cell table:style-name="ACE-29" office:value-type="float" office:value="6065">
            <text:p>6065</text:p>
          </table:table-cell>
          <table:table-cell table:style-name="ACE-29" office:value-type="float" office:value="115">
            <text:p>115</text:p>
          </table:table-cell>
          <table:table-cell table:style-name="ACE-29" office:value-type="string">
            <text:p>Shell material (Donax columbella/Paphies angust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2.3999999999999999">
            <text:p>2.4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arleWoods1986,SearleEtal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I-11979</text:p>
          </table:table-cell>
          <table:table-cell table:style-name="ACE-29" office:value-type="float" office:value="-32.277000000000001">
            <text:p>−32.277</text:p>
          </table:table-cell>
          <table:table-cell table:style-name="ACE-29" office:value-type="float" office:value="115.765">
            <text:p>115.765</text:p>
          </table:table-cell>
          <table:table-cell table:style-name="ACE-29" office:value-type="float" office:value="5845">
            <text:p>5845</text:p>
          </table:table-cell>
          <table:table-cell table:style-name="ACE-29" office:value-type="float" office:value="115">
            <text:p>115</text:p>
          </table:table-cell>
          <table:table-cell table:style-name="ACE-29" office:value-type="string">
            <text:p>Shell material (Donax columbella/Paphies angust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8999999999999999">
            <text:p>1.9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arleWoods1986,SearleEtal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I-12362</text:p>
          </table:table-cell>
          <table:table-cell table:style-name="ACE-29" office:value-type="float" office:value="-32.305">
            <text:p>−32.305</text:p>
          </table:table-cell>
          <table:table-cell table:style-name="ACE-29" office:value-type="float" office:value="115.72199999999999">
            <text:p>115.722</text:p>
          </table:table-cell>
          <table:table-cell table:style-name="ACE-29" office:value-type="float" office:value="3203">
            <text:p>3203</text:p>
          </table:table-cell>
          <table:table-cell table:style-name="ACE-29" office:value-type="float" office:value="96">
            <text:p>96</text:p>
          </table:table-cell>
          <table:table-cell table:style-name="ACE-29" office:value-type="string">
            <text:p>Shell material (Donax columbella/Paphies angust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69999999999999996">
            <text:p>0.7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arleWoods1986,SearleEtal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I-12557</text:p>
          </table:table-cell>
          <table:table-cell table:style-name="ACE-29" office:value-type="float" office:value="-32.368000000000002">
            <text:p>−32.368</text:p>
          </table:table-cell>
          <table:table-cell table:style-name="ACE-29" office:value-type="float" office:value="115.78700000000001">
            <text:p>115.787</text:p>
          </table:table-cell>
          <table:table-cell table:style-name="ACE-29" office:value-type="float" office:value="4855">
            <text:p>4855</text:p>
          </table:table-cell>
          <table:table-cell table:style-name="ACE-29" office:value-type="float" office:value="96">
            <text:p>96</text:p>
          </table:table-cell>
          <table:table-cell table:style-name="ACE-29" office:value-type="string">
            <text:p>Shell material (Donax columbella/Paphies angust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6000000000000001">
            <text:p>1.6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3">
            <text:p>3</text:p>
          </table:table-cell>
          <table:table-cell table:style-name="ACE-29" office:value-type="string">
            <text:p>SearleWoods1986,SearleEtal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BH1-01</text:p>
          </table:table-cell>
          <table:table-cell table:style-name="ACE-29" office:value-type="float" office:value="-21.957000000000001">
            <text:p>−21.957</text:p>
          </table:table-cell>
          <table:table-cell table:style-name="ACE-29" office:value-type="float" office:value="114.143">
            <text:p>114.143</text:p>
          </table:table-cell>
          <table:table-cell table:style-name="ACE-29" office:value-type="float" office:value="6681">
            <text:p>6681</text:p>
          </table:table-cell>
          <table:table-cell table:style-name="ACE-29" office:value-type="float" office:value="12">
            <text:p>12</text:p>
          </table:table-cell>
          <table:table-cell table:style-name="ACE-29" office:value-type="string">
            <text:p>Coral (Pocillopora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4.3600000000000003">
            <text:p>−4.36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TwiggsCollins2010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BH1-03</text:p>
          </table:table-cell>
          <table:table-cell table:style-name="ACE-29" office:value-type="float" office:value="-21.957000000000001">
            <text:p>−21.957</text:p>
          </table:table-cell>
          <table:table-cell table:style-name="ACE-29" office:value-type="float" office:value="114.143">
            <text:p>114.143</text:p>
          </table:table-cell>
          <table:table-cell table:style-name="ACE-29" office:value-type="float" office:value="7253">
            <text:p>7253</text:p>
          </table:table-cell>
          <table:table-cell table:style-name="ACE-29" office:value-type="float" office:value="14">
            <text:p>14</text:p>
          </table:table-cell>
          <table:table-cell table:style-name="ACE-29" office:value-type="string">
            <text:p>Coral (Platygyra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6.3899999999999997">
            <text:p>−6.39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TwiggsCollins2010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BH1-06</text:p>
          </table:table-cell>
          <table:table-cell table:style-name="ACE-29" office:value-type="float" office:value="-21.957000000000001">
            <text:p>−21.957</text:p>
          </table:table-cell>
          <table:table-cell table:style-name="ACE-29" office:value-type="float" office:value="114.143">
            <text:p>114.143</text:p>
          </table:table-cell>
          <table:table-cell table:style-name="ACE-29" office:value-type="float" office:value="7500">
            <text:p>7500</text:p>
          </table:table-cell>
          <table:table-cell table:style-name="ACE-29" office:value-type="float" office:value="43">
            <text:p>43</text:p>
          </table:table-cell>
          <table:table-cell table:style-name="ACE-29" office:value-type="string">
            <text:p>Coral (Montipora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8.8300000000000001">
            <text:p>−8.83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TwiggsCollins2010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BH11-01</text:p>
          </table:table-cell>
          <table:table-cell table:style-name="ACE-29" office:value-type="float" office:value="-21.957000000000001">
            <text:p>−21.957</text:p>
          </table:table-cell>
          <table:table-cell table:style-name="ACE-29" office:value-type="float" office:value="114.143">
            <text:p>114.143</text:p>
          </table:table-cell>
          <table:table-cell table:style-name="ACE-29" office:value-type="float" office:value="6519">
            <text:p>6519</text:p>
          </table:table-cell>
          <table:table-cell table:style-name="ACE-29" office:value-type="float" office:value="12">
            <text:p>12</text:p>
          </table:table-cell>
          <table:table-cell table:style-name="ACE-29" office:value-type="string">
            <text:p>Coral (Astreopora?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3.23">
            <text:p>−3.23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TwiggsCollins2010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BH11-02</text:p>
          </table:table-cell>
          <table:table-cell table:style-name="ACE-29" office:value-type="float" office:value="-21.957000000000001">
            <text:p>−21.957</text:p>
          </table:table-cell>
          <table:table-cell table:style-name="ACE-29" office:value-type="float" office:value="114.143">
            <text:p>114.143</text:p>
          </table:table-cell>
          <table:table-cell table:style-name="ACE-29" office:value-type="float" office:value="7045">
            <text:p>7045</text:p>
          </table:table-cell>
          <table:table-cell table:style-name="ACE-29" office:value-type="float" office:value="21">
            <text:p>21</text:p>
          </table:table-cell>
          <table:table-cell table:style-name="ACE-29" office:value-type="string">
            <text:p>Coral (Cyphastrea?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4.5300000000000002">
            <text:p>−4.53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TwiggsCollins2010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BH2-01</text:p>
          </table:table-cell>
          <table:table-cell table:style-name="ACE-29" office:value-type="float" office:value="-21.957000000000001">
            <text:p>−21.957</text:p>
          </table:table-cell>
          <table:table-cell table:style-name="ACE-29" office:value-type="float" office:value="114.143">
            <text:p>114.143</text:p>
          </table:table-cell>
          <table:table-cell table:style-name="ACE-29" office:value-type="float" office:value="6427">
            <text:p>6427</text:p>
          </table:table-cell>
          <table:table-cell table:style-name="ACE-29" office:value-type="float" office:value="31">
            <text:p>31</text:p>
          </table:table-cell>
          <table:table-cell table:style-name="ACE-29" office:value-type="string">
            <text:p>Coral (Goniopora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3.6600000000000001">
            <text:p>−3.66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TwiggsCollins2010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BH2-03</text:p>
          </table:table-cell>
          <table:table-cell table:style-name="ACE-29" office:value-type="float" office:value="-21.957000000000001">
            <text:p>−21.957</text:p>
          </table:table-cell>
          <table:table-cell table:style-name="ACE-29" office:value-type="float" office:value="114.143">
            <text:p>114.143</text:p>
          </table:table-cell>
          <table:table-cell table:style-name="ACE-29" office:value-type="float" office:value="7498">
            <text:p>7498</text:p>
          </table:table-cell>
          <table:table-cell table:style-name="ACE-29" office:value-type="float" office:value="40">
            <text:p>40</text:p>
          </table:table-cell>
          <table:table-cell table:style-name="ACE-29" office:value-type="string">
            <text:p>Coral (Porites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7.0099999999999998">
            <text:p>−7.01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TwiggsCollins2010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BH3-01</text:p>
          </table:table-cell>
          <table:table-cell table:style-name="ACE-29" office:value-type="float" office:value="-21.957000000000001">
            <text:p>−21.957</text:p>
          </table:table-cell>
          <table:table-cell table:style-name="ACE-29" office:value-type="float" office:value="114.143">
            <text:p>114.143</text:p>
          </table:table-cell>
          <table:table-cell table:style-name="ACE-29" office:value-type="float" office:value="6336">
            <text:p>6336</text:p>
          </table:table-cell>
          <table:table-cell table:style-name="ACE-29" office:value-type="float" office:value="81">
            <text:p>81</text:p>
          </table:table-cell>
          <table:table-cell table:style-name="ACE-29" office:value-type="string">
            <text:p>Coral (Lobophyllia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3.9900000000000002">
            <text:p>−3.99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TwiggsCollins2010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BH3-03</text:p>
          </table:table-cell>
          <table:table-cell table:style-name="ACE-29" office:value-type="float" office:value="-21.957000000000001">
            <text:p>−21.957</text:p>
          </table:table-cell>
          <table:table-cell table:style-name="ACE-29" office:value-type="float" office:value="114.143">
            <text:p>114.143</text:p>
          </table:table-cell>
          <table:table-cell table:style-name="ACE-29" office:value-type="float" office:value="6998">
            <text:p>6998</text:p>
          </table:table-cell>
          <table:table-cell table:style-name="ACE-29" office:value-type="float" office:value="15">
            <text:p>15</text:p>
          </table:table-cell>
          <table:table-cell table:style-name="ACE-29" office:value-type="string">
            <text:p>Coral (Favities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7.3399999999999999">
            <text:p>−7.34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TwiggsCollins2010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BH4-02</text:p>
          </table:table-cell>
          <table:table-cell table:style-name="ACE-29" office:value-type="float" office:value="-21.957000000000001">
            <text:p>−21.957</text:p>
          </table:table-cell>
          <table:table-cell table:style-name="ACE-29" office:value-type="float" office:value="114.143">
            <text:p>114.143</text:p>
          </table:table-cell>
          <table:table-cell table:style-name="ACE-29" office:value-type="float" office:value="7143">
            <text:p>7143</text:p>
          </table:table-cell>
          <table:table-cell table:style-name="ACE-29" office:value-type="float" office:value="23">
            <text:p>23</text:p>
          </table:table-cell>
          <table:table-cell table:style-name="ACE-29" office:value-type="string">
            <text:p>Coral (Montipora?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6.1100000000000003">
            <text:p>−6.11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TwiggsCollins2010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BH4-03</text:p>
          </table:table-cell>
          <table:table-cell table:style-name="ACE-29" office:value-type="float" office:value="-21.957000000000001">
            <text:p>−21.957</text:p>
          </table:table-cell>
          <table:table-cell table:style-name="ACE-29" office:value-type="float" office:value="114.143">
            <text:p>114.143</text:p>
          </table:table-cell>
          <table:table-cell table:style-name="ACE-29" office:value-type="float" office:value="7929">
            <text:p>7929</text:p>
          </table:table-cell>
          <table:table-cell table:style-name="ACE-29" office:value-type="float" office:value="159">
            <text:p>159</text:p>
          </table:table-cell>
          <table:table-cell table:style-name="ACE-29" office:value-type="string">
            <text:p>Coral (Symphyllia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7.8099999999999996">
            <text:p>−7.81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TwiggsCollins2010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BH5-01</text:p>
          </table:table-cell>
          <table:table-cell table:style-name="ACE-29" office:value-type="float" office:value="-21.957000000000001">
            <text:p>−21.957</text:p>
          </table:table-cell>
          <table:table-cell table:style-name="ACE-29" office:value-type="float" office:value="114.143">
            <text:p>114.143</text:p>
          </table:table-cell>
          <table:table-cell table:style-name="ACE-29" office:value-type="float" office:value="7000">
            <text:p>7000</text:p>
          </table:table-cell>
          <table:table-cell table:style-name="ACE-29" office:value-type="float" office:value="12">
            <text:p>12</text:p>
          </table:table-cell>
          <table:table-cell table:style-name="ACE-29" office:value-type="string">
            <text:p>Coral (Porites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5.5499999999999998">
            <text:p>−5.55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TwiggsCollins2010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BH5-02</text:p>
          </table:table-cell>
          <table:table-cell table:style-name="ACE-29" office:value-type="float" office:value="-21.957000000000001">
            <text:p>−21.957</text:p>
          </table:table-cell>
          <table:table-cell table:style-name="ACE-29" office:value-type="float" office:value="114.143">
            <text:p>114.143</text:p>
          </table:table-cell>
          <table:table-cell table:style-name="ACE-29" office:value-type="float" office:value="7562">
            <text:p>7562</text:p>
          </table:table-cell>
          <table:table-cell table:style-name="ACE-29" office:value-type="float" office:value="18">
            <text:p>18</text:p>
          </table:table-cell>
          <table:table-cell table:style-name="ACE-29" office:value-type="string">
            <text:p>Coral (Porites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7.7000000000000002">
            <text:p>−7.7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TwiggsCollins2010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BH6-01</text:p>
          </table:table-cell>
          <table:table-cell table:style-name="ACE-29" office:value-type="float" office:value="-21.957000000000001">
            <text:p>−21.957</text:p>
          </table:table-cell>
          <table:table-cell table:style-name="ACE-29" office:value-type="float" office:value="114.143">
            <text:p>114.143</text:p>
          </table:table-cell>
          <table:table-cell table:style-name="ACE-29" office:value-type="float" office:value="5800">
            <text:p>5800</text:p>
          </table:table-cell>
          <table:table-cell table:style-name="ACE-29" office:value-type="float" office:value="38">
            <text:p>38</text:p>
          </table:table-cell>
          <table:table-cell table:style-name="ACE-29" office:value-type="string">
            <text:p>Coral (Plesiastrea?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4.0599999999999996">
            <text:p>−4.06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TwiggsCollins2010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BH6-02</text:p>
          </table:table-cell>
          <table:table-cell table:style-name="ACE-29" office:value-type="float" office:value="-21.957000000000001">
            <text:p>−21.957</text:p>
          </table:table-cell>
          <table:table-cell table:style-name="ACE-29" office:value-type="float" office:value="114.143">
            <text:p>114.143</text:p>
          </table:table-cell>
          <table:table-cell table:style-name="ACE-29" office:value-type="float" office:value="6779">
            <text:p>6779</text:p>
          </table:table-cell>
          <table:table-cell table:style-name="ACE-29" office:value-type="float" office:value="22">
            <text:p>22</text:p>
          </table:table-cell>
          <table:table-cell table:style-name="ACE-29" office:value-type="string">
            <text:p>Coral (Cyphastrea?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5.4900000000000002">
            <text:p>−5.49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TwiggsCollins2010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BH6-05</text:p>
          </table:table-cell>
          <table:table-cell table:style-name="ACE-29" office:value-type="float" office:value="-21.957000000000001">
            <text:p>−21.957</text:p>
          </table:table-cell>
          <table:table-cell table:style-name="ACE-29" office:value-type="float" office:value="114.143">
            <text:p>114.143</text:p>
          </table:table-cell>
          <table:table-cell table:style-name="ACE-29" office:value-type="float" office:value="7165">
            <text:p>7165</text:p>
          </table:table-cell>
          <table:table-cell table:style-name="ACE-29" office:value-type="float" office:value="26">
            <text:p>26</text:p>
          </table:table-cell>
          <table:table-cell table:style-name="ACE-29" office:value-type="string">
            <text:p>Coral (Porites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7.6100000000000003">
            <text:p>−7.61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TwiggsCollins2010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C10</text:p>
          </table:table-cell>
          <table:table-cell table:style-name="ACE-29" office:value-type="float" office:value="-28.742999999999999">
            <text:p>−28.743</text:p>
          </table:table-cell>
          <table:table-cell table:style-name="ACE-29" office:value-type="float" office:value="113.813">
            <text:p>113.813</text:p>
          </table:table-cell>
          <table:table-cell table:style-name="ACE-29" office:value-type="float" office:value="7962">
            <text:p>7962</text:p>
          </table:table-cell>
          <table:table-cell table:style-name="ACE-29" office:value-type="float" office:value="38">
            <text:p>38</text:p>
          </table:table-cell>
          <table:table-cell table:style-name="ACE-29" office:value-type="string">
            <text:p>Coral <text:s text:c="2"/>(Acropora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5">
            <text:p>5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EisenhauerEtal1993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C12</text:p>
          </table:table-cell>
          <table:table-cell table:style-name="ACE-29" office:value-type="float" office:value="-28.742999999999999">
            <text:p>−28.743</text:p>
          </table:table-cell>
          <table:table-cell table:style-name="ACE-29" office:value-type="float" office:value="113.813">
            <text:p>113.813</text:p>
          </table:table-cell>
          <table:table-cell table:style-name="ACE-29" office:value-type="float" office:value="8124">
            <text:p>8124</text:p>
          </table:table-cell>
          <table:table-cell table:style-name="ACE-29" office:value-type="float" office:value="22">
            <text:p>22</text:p>
          </table:table-cell>
          <table:table-cell table:style-name="ACE-29" office:value-type="string">
            <text:p>Coral <text:s text:c="2"/>(Acropora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7.5">
            <text:p>7.5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EisenhauerEtal1993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C14</text:p>
          </table:table-cell>
          <table:table-cell table:style-name="ACE-29" office:value-type="float" office:value="-28.742999999999999">
            <text:p>−28.743</text:p>
          </table:table-cell>
          <table:table-cell table:style-name="ACE-29" office:value-type="float" office:value="113.813">
            <text:p>113.813</text:p>
          </table:table-cell>
          <table:table-cell table:style-name="ACE-29" office:value-type="float" office:value="8621">
            <text:p>8621</text:p>
          </table:table-cell>
          <table:table-cell table:style-name="ACE-29" office:value-type="float" office:value="24">
            <text:p>24</text:p>
          </table:table-cell>
          <table:table-cell table:style-name="ACE-29" office:value-type="string">
            <text:p>Coral <text:s text:c="2"/>(Acropora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4.199999999999999">
            <text:p>14.2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EisenhauerEtal1993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C16</text:p>
          </table:table-cell>
          <table:table-cell table:style-name="ACE-29" office:value-type="float" office:value="-28.742999999999999">
            <text:p>−28.743</text:p>
          </table:table-cell>
          <table:table-cell table:style-name="ACE-29" office:value-type="float" office:value="113.813">
            <text:p>113.813</text:p>
          </table:table-cell>
          <table:table-cell table:style-name="ACE-29" office:value-type="float" office:value="9000">
            <text:p>9000</text:p>
          </table:table-cell>
          <table:table-cell table:style-name="ACE-29" office:value-type="float" office:value="86">
            <text:p>86</text:p>
          </table:table-cell>
          <table:table-cell table:style-name="ACE-29" office:value-type="string">
            <text:p>Coral <text:s text:c="2"/>(Acropora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7.100000000000001">
            <text:p>17.1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EisenhauerEtal1993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C2_1</text:p>
          </table:table-cell>
          <table:table-cell table:style-name="ACE-29" office:value-type="float" office:value="-28.742999999999999">
            <text:p>−28.743</text:p>
          </table:table-cell>
          <table:table-cell table:style-name="ACE-29" office:value-type="float" office:value="113.813">
            <text:p>113.813</text:p>
          </table:table-cell>
          <table:table-cell table:style-name="ACE-29" office:value-type="float" office:value="6460">
            <text:p>6460</text:p>
          </table:table-cell>
          <table:table-cell table:style-name="ACE-29" office:value-type="float" office:value="25">
            <text:p>25</text:p>
          </table:table-cell>
          <table:table-cell table:style-name="ACE-29" office:value-type="string">
            <text:p>Coral <text:s text:c="2"/>(Acropora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0.20000000000000001">
            <text:p>−0.2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EisenhauerEtal1993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C21</text:p>
          </table:table-cell>
          <table:table-cell table:style-name="ACE-29" office:value-type="float" office:value="-28.742999999999999">
            <text:p>−28.743</text:p>
          </table:table-cell>
          <table:table-cell table:style-name="ACE-29" office:value-type="float" office:value="113.813">
            <text:p>113.813</text:p>
          </table:table-cell>
          <table:table-cell table:style-name="ACE-29" office:value-type="float" office:value="8191">
            <text:p>8191</text:p>
          </table:table-cell>
          <table:table-cell table:style-name="ACE-29" office:value-type="float" office:value="57">
            <text:p>57</text:p>
          </table:table-cell>
          <table:table-cell table:style-name="ACE-29" office:value-type="string">
            <text:p>Coral <text:s text:c="2"/>(Acropora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0.699999999999999">
            <text:p>10.7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EisenhauerEtal1993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C2_2</text:p>
          </table:table-cell>
          <table:table-cell table:style-name="ACE-29" office:value-type="float" office:value="-28.742999999999999">
            <text:p>−28.743</text:p>
          </table:table-cell>
          <table:table-cell table:style-name="ACE-29" office:value-type="float" office:value="113.813">
            <text:p>113.813</text:p>
          </table:table-cell>
          <table:table-cell table:style-name="ACE-29" office:value-type="float" office:value="6320">
            <text:p>6320</text:p>
          </table:table-cell>
          <table:table-cell table:style-name="ACE-29" office:value-type="float" office:value="25">
            <text:p>25</text:p>
          </table:table-cell>
          <table:table-cell table:style-name="ACE-29" office:value-type="string">
            <text:p>Coral <text:s text:c="2"/>(Acropora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0.20000000000000001">
            <text:p>−0.2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EisenhauerEtal1993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C3</text:p>
          </table:table-cell>
          <table:table-cell table:style-name="ACE-29" office:value-type="float" office:value="-28.742999999999999">
            <text:p>−28.743</text:p>
          </table:table-cell>
          <table:table-cell table:style-name="ACE-29" office:value-type="float" office:value="113.813">
            <text:p>113.813</text:p>
          </table:table-cell>
          <table:table-cell table:style-name="ACE-29" office:value-type="float" office:value="6716">
            <text:p>6716</text:p>
          </table:table-cell>
          <table:table-cell table:style-name="ACE-29" office:value-type="float" office:value="28">
            <text:p>28</text:p>
          </table:table-cell>
          <table:table-cell table:style-name="ACE-29" office:value-type="string">
            <text:p>Coral <text:s text:c="2"/>(Acropora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2">
            <text:p>1.2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EisenhauerEtal1993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C4_1</text:p>
          </table:table-cell>
          <table:table-cell table:style-name="ACE-29" office:value-type="float" office:value="-28.742999999999999">
            <text:p>−28.743</text:p>
          </table:table-cell>
          <table:table-cell table:style-name="ACE-29" office:value-type="float" office:value="113.813">
            <text:p>113.813</text:p>
          </table:table-cell>
          <table:table-cell table:style-name="ACE-29" office:value-type="float" office:value="9610">
            <text:p>9610</text:p>
          </table:table-cell>
          <table:table-cell table:style-name="ACE-29" office:value-type="float" office:value="25">
            <text:p>25</text:p>
          </table:table-cell>
          <table:table-cell table:style-name="ACE-29" office:value-type="string">
            <text:p>Coral <text:s text:c="2"/>(Acropora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23.600000000000001">
            <text:p>23.6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EisenhauerEtal1993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C4_2</text:p>
          </table:table-cell>
          <table:table-cell table:style-name="ACE-29" office:value-type="float" office:value="-28.742999999999999">
            <text:p>−28.743</text:p>
          </table:table-cell>
          <table:table-cell table:style-name="ACE-29" office:value-type="float" office:value="113.813">
            <text:p>113.813</text:p>
          </table:table-cell>
          <table:table-cell table:style-name="ACE-29" office:value-type="float" office:value="9480">
            <text:p>9480</text:p>
          </table:table-cell>
          <table:table-cell table:style-name="ACE-29" office:value-type="float" office:value="25">
            <text:p>25</text:p>
          </table:table-cell>
          <table:table-cell table:style-name="ACE-29" office:value-type="string">
            <text:p>Coral <text:s text:c="2"/>(Acropora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23.600000000000001">
            <text:p>23.6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EisenhauerEtal1993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C4_3</text:p>
          </table:table-cell>
          <table:table-cell table:style-name="ACE-29" office:value-type="float" office:value="-28.742999999999999">
            <text:p>−28.743</text:p>
          </table:table-cell>
          <table:table-cell table:style-name="ACE-29" office:value-type="float" office:value="113.813">
            <text:p>113.813</text:p>
          </table:table-cell>
          <table:table-cell table:style-name="ACE-29" office:value-type="float" office:value="9484">
            <text:p>9484</text:p>
          </table:table-cell>
          <table:table-cell table:style-name="ACE-29" office:value-type="float" office:value="39">
            <text:p>39</text:p>
          </table:table-cell>
          <table:table-cell table:style-name="ACE-29" office:value-type="string">
            <text:p>Coral <text:s text:c="2"/>(Acropora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23.600000000000001">
            <text:p>23.6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EisenhauerEtal1993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C5</text:p>
          </table:table-cell>
          <table:table-cell table:style-name="ACE-29" office:value-type="float" office:value="-28.742999999999999">
            <text:p>−28.743</text:p>
          </table:table-cell>
          <table:table-cell table:style-name="ACE-29" office:value-type="float" office:value="113.813">
            <text:p>113.813</text:p>
          </table:table-cell>
          <table:table-cell table:style-name="ACE-29" office:value-type="float" office:value="9809">
            <text:p>9809</text:p>
          </table:table-cell>
          <table:table-cell table:style-name="ACE-29" office:value-type="float" office:value="48">
            <text:p>48</text:p>
          </table:table-cell>
          <table:table-cell table:style-name="ACE-29" office:value-type="string">
            <text:p>Coral <text:s text:c="2"/>(Acropora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24.399999999999999">
            <text:p>24.4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EisenhauerEtal1993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C8</text:p>
          </table:table-cell>
          <table:table-cell table:style-name="ACE-29" office:value-type="float" office:value="-28.742999999999999">
            <text:p>−28.743</text:p>
          </table:table-cell>
          <table:table-cell table:style-name="ACE-29" office:value-type="float" office:value="113.813">
            <text:p>113.813</text:p>
          </table:table-cell>
          <table:table-cell table:style-name="ACE-29" office:value-type="float" office:value="7102">
            <text:p>7102</text:p>
          </table:table-cell>
          <table:table-cell table:style-name="ACE-29" office:value-type="float" office:value="35">
            <text:p>35</text:p>
          </table:table-cell>
          <table:table-cell table:style-name="ACE-29" office:value-type="string">
            <text:p>Coral <text:s text:c="2"/>(Acropora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2.2999999999999998">
            <text:p>2.3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EisenhauerEtal1993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MCI8</text:p>
          </table:table-cell>
          <table:table-cell table:style-name="ACE-29" office:value-type="float" office:value="-28.742999999999999">
            <text:p>−28.743</text:p>
          </table:table-cell>
          <table:table-cell table:style-name="ACE-29" office:value-type="float" office:value="113.813">
            <text:p>113.813</text:p>
          </table:table-cell>
          <table:table-cell table:style-name="ACE-29" office:value-type="float" office:value="9347">
            <text:p>9347</text:p>
          </table:table-cell>
          <table:table-cell table:style-name="ACE-29" office:value-type="float" office:value="35">
            <text:p>35</text:p>
          </table:table-cell>
          <table:table-cell table:style-name="ACE-29" office:value-type="string">
            <text:p>Coral <text:s text:c="2"/>(Acropora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9.800000000000001">
            <text:p>19.8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EisenhauerEtal1993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ORINS-16</text:p>
          </table:table-cell>
          <table:table-cell table:style-name="ACE-29" office:value-type="float" office:value="-26.207999999999998">
            <text:p>−26.208</text:p>
          </table:table-cell>
          <table:table-cell table:style-name="ACE-29" office:value-type="float" office:value="113.75">
            <text:p>113.75</text:p>
          </table:table-cell>
          <table:table-cell table:style-name="ACE-29" office:value-type="float" office:value="5265">
            <text:p>5265</text:p>
          </table:table-cell>
          <table:table-cell table:style-name="ACE-29" office:value-type="float" office:value="436">
            <text:p>436</text:p>
          </table:table-cell>
          <table:table-cell table:style-name="ACE-29" office:value-type="string">
            <text:p>Shell material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45000000000000001">
            <text:p>0.45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NoakesEtal1967,LoganEtal1970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ORINS-33</text:p>
          </table:table-cell>
          <table:table-cell table:style-name="ACE-29" office:value-type="float" office:value="-26.350000000000001">
            <text:p>−26.35</text:p>
          </table:table-cell>
          <table:table-cell table:style-name="ACE-29" office:value-type="float" office:value="114.20999999999999">
            <text:p>114.21</text:p>
          </table:table-cell>
          <table:table-cell table:style-name="ACE-29" office:value-type="float" office:value="2285">
            <text:p>2285</text:p>
          </table:table-cell>
          <table:table-cell table:style-name="ACE-29" office:value-type="float" office:value="183">
            <text:p>183</text:p>
          </table:table-cell>
          <table:table-cell table:style-name="ACE-29" office:value-type="string">
            <text:p>Ooids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NoakesEtal1967,LoganEtal1970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ORINS-39</text:p>
          </table:table-cell>
          <table:table-cell table:style-name="ACE-29" office:value-type="float" office:value="-25.882999999999999">
            <text:p>−25.883</text:p>
          </table:table-cell>
          <table:table-cell table:style-name="ACE-29" office:value-type="float" office:value="114.267">
            <text:p>114.267</text:p>
          </table:table-cell>
          <table:table-cell table:style-name="ACE-29" office:value-type="float" office:value="4315">
            <text:p>4315</text:p>
          </table:table-cell>
          <table:table-cell table:style-name="ACE-29" office:value-type="float" office:value="203">
            <text:p>203</text:p>
          </table:table-cell>
          <table:table-cell table:style-name="ACE-29" office:value-type="string">
            <text:p>Shell material (Fragum unedo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5">
            <text:p>1.5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NoakesEtal1967,LoganEtal1970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ORINS-41</text:p>
          </table:table-cell>
          <table:table-cell table:style-name="ACE-29" office:value-type="float" office:value="-25.968">
            <text:p>−25.968</text:p>
          </table:table-cell>
          <table:table-cell table:style-name="ACE-29" office:value-type="float" office:value="114.251">
            <text:p>114.251</text:p>
          </table:table-cell>
          <table:table-cell table:style-name="ACE-29" office:value-type="float" office:value="5445">
            <text:p>5445</text:p>
          </table:table-cell>
          <table:table-cell table:style-name="ACE-29" office:value-type="float" office:value="168">
            <text:p>168</text:p>
          </table:table-cell>
          <table:table-cell table:style-name="ACE-29" office:value-type="string">
            <text:p>Shell material (Fragum unedo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5">
            <text:p>1.5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NoakesEtal1967,LoganEtal1970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ORINS-62</text:p>
          </table:table-cell>
          <table:table-cell table:style-name="ACE-29" office:value-type="float" office:value="-26.132999999999999">
            <text:p>−26.133</text:p>
          </table:table-cell>
          <table:table-cell table:style-name="ACE-29" office:value-type="float" office:value="113.95">
            <text:p>113.95</text:p>
          </table:table-cell>
          <table:table-cell table:style-name="ACE-29" office:value-type="float" office:value="829">
            <text:p>829</text:p>
          </table:table-cell>
          <table:table-cell table:style-name="ACE-29" office:value-type="float" office:value="92">
            <text:p>92</text:p>
          </table:table-cell>
          <table:table-cell table:style-name="ACE-29" office:value-type="string">
            <text:p>Ooids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NoakesEtal1968,LoganEtal1970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OZG-465</text:p>
          </table:table-cell>
          <table:table-cell table:style-name="ACE-29" office:value-type="float" office:value="-18.457000000000001">
            <text:p>−18.457</text:p>
          </table:table-cell>
          <table:table-cell table:style-name="ACE-29" office:value-type="float" office:value="121.812">
            <text:p>121.812</text:p>
          </table:table-cell>
          <table:table-cell table:style-name="ACE-29" office:value-type="float" office:value="3850">
            <text:p>3850</text:p>
          </table:table-cell>
          <table:table-cell table:style-name="ACE-29" office:value-type="float" office:value="50">
            <text:p>50</text:p>
          </table:table-cell>
          <table:table-cell table:style-name="ACE-29" office:value-type="string">
            <text:p>Ooid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91">
            <text:p>−91</text:p>
          </table:table-cell>
          <table:table-cell table:style-name="ACE-29" office:value-type="float" office:value="31">
            <text:p>31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5">
            <text:p>1.5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HeartyEtal2006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SC2</text:p>
          </table:table-cell>
          <table:table-cell table:style-name="ACE-29" office:value-type="float" office:value="-28.704000000000001">
            <text:p>−28.704</text:p>
          </table:table-cell>
          <table:table-cell table:style-name="ACE-29" office:value-type="float" office:value="113.843">
            <text:p>113.843</text:p>
          </table:table-cell>
          <table:table-cell table:style-name="ACE-29" office:value-type="float" office:value="6368">
            <text:p>6368</text:p>
          </table:table-cell>
          <table:table-cell table:style-name="ACE-29" office:value-type="float" office:value="19">
            <text:p>19</text:p>
          </table:table-cell>
          <table:table-cell table:style-name="ACE-29" office:value-type="string">
            <text:p>Coral <text:s text:c="2"/>(Acropora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1.15">
            <text:p>11.15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EisenhauerEtal1993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SC3</text:p>
          </table:table-cell>
          <table:table-cell table:style-name="ACE-29" office:value-type="float" office:value="-28.704000000000001">
            <text:p>−28.704</text:p>
          </table:table-cell>
          <table:table-cell table:style-name="ACE-29" office:value-type="float" office:value="113.843">
            <text:p>113.843</text:p>
          </table:table-cell>
          <table:table-cell table:style-name="ACE-29" office:value-type="float" office:value="7102">
            <text:p>7102</text:p>
          </table:table-cell>
          <table:table-cell table:style-name="ACE-29" office:value-type="float" office:value="41">
            <text:p>41</text:p>
          </table:table-cell>
          <table:table-cell table:style-name="ACE-29" office:value-type="string">
            <text:p>Coral <text:s text:c="2"/>(Acropora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4.15">
            <text:p>14.15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EisenhauerEtal1993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SC4</text:p>
          </table:table-cell>
          <table:table-cell table:style-name="ACE-29" office:value-type="float" office:value="-28.704000000000001">
            <text:p>−28.704</text:p>
          </table:table-cell>
          <table:table-cell table:style-name="ACE-29" office:value-type="float" office:value="113.843">
            <text:p>113.843</text:p>
          </table:table-cell>
          <table:table-cell table:style-name="ACE-29" office:value-type="float" office:value="5804">
            <text:p>5804</text:p>
          </table:table-cell>
          <table:table-cell table:style-name="ACE-29" office:value-type="float" office:value="38">
            <text:p>38</text:p>
          </table:table-cell>
          <table:table-cell table:style-name="ACE-29" office:value-type="string">
            <text:p>Coral <text:s text:c="2"/>(Acropora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6.5499999999999998">
            <text:p>6.55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EisenhauerEtal1993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U-Th</text:p>
          </table:table-cell>
          <table:table-cell table:style-name="ACE-29" office:value-type="string">
            <text:p>SCI</text:p>
          </table:table-cell>
          <table:table-cell table:style-name="ACE-29" office:value-type="float" office:value="-28.704000000000001">
            <text:p>−28.704</text:p>
          </table:table-cell>
          <table:table-cell table:style-name="ACE-29" office:value-type="float" office:value="113.843">
            <text:p>113.843</text:p>
          </table:table-cell>
          <table:table-cell table:style-name="ACE-29" office:value-type="float" office:value="4674">
            <text:p>4674</text:p>
          </table:table-cell>
          <table:table-cell table:style-name="ACE-29" office:value-type="float" office:value="20">
            <text:p>20</text:p>
          </table:table-cell>
          <table:table-cell table:style-name="ACE-29" office:value-type="string">
            <text:p>Coral <text:s text:c="2"/>(Acropora)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050000000000000003">
            <text:p>0.05</text:p>
          </table:table-cell>
          <table:table-cell table:style-name="ACE-29" office:value-type="float" office:value="10">
            <text:p>10</text:p>
          </table:table-cell>
          <table:table-cell table:style-name="ACE-29" office:value-type="float" office:value="1">
            <text:p>1</text:p>
          </table:table-cell>
          <table:table-cell table:style-name="ACE-29" office:value-type="string">
            <text:p>EisenhauerEtal1993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SUA-1902</text:p>
          </table:table-cell>
          <table:table-cell table:style-name="ACE-29" office:value-type="float" office:value="-31.989999999999998">
            <text:p>−31.99</text:p>
          </table:table-cell>
          <table:table-cell table:style-name="ACE-29" office:value-type="float" office:value="115.52">
            <text:p>115.52</text:p>
          </table:table-cell>
          <table:table-cell table:style-name="ACE-29" office:value-type="float" office:value="6410">
            <text:p>6410</text:p>
          </table:table-cell>
          <table:table-cell table:style-name="ACE-29" office:value-type="float" office:value="110">
            <text:p>110</text:p>
          </table:table-cell>
          <table:table-cell table:style-name="ACE-29" office:value-type="string">
            <text:p>Shell material (Tellina pern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0.20999999999999999">
            <text:p>−0.21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Playford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SUA-1903</text:p>
          </table:table-cell>
          <table:table-cell table:style-name="ACE-29" office:value-type="float" office:value="-31.989999999999998">
            <text:p>−31.99</text:p>
          </table:table-cell>
          <table:table-cell table:style-name="ACE-29" office:value-type="float" office:value="115.52">
            <text:p>115.52</text:p>
          </table:table-cell>
          <table:table-cell table:style-name="ACE-29" office:value-type="float" office:value="5290">
            <text:p>5290</text:p>
          </table:table-cell>
          <table:table-cell table:style-name="ACE-29" office:value-type="float" office:value="100">
            <text:p>100</text:p>
          </table:table-cell>
          <table:table-cell table:style-name="ACE-29" office:value-type="string">
            <text:p>Shell material (Katelysia rhytiphor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79000000000000004">
            <text:p>0.79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Playford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SUA-1904</text:p>
          </table:table-cell>
          <table:table-cell table:style-name="ACE-29" office:value-type="float" office:value="-31.989999999999998">
            <text:p>−31.99</text:p>
          </table:table-cell>
          <table:table-cell table:style-name="ACE-29" office:value-type="float" office:value="115.52">
            <text:p>115.52</text:p>
          </table:table-cell>
          <table:table-cell table:style-name="ACE-29" office:value-type="float" office:value="3270">
            <text:p>3270</text:p>
          </table:table-cell>
          <table:table-cell table:style-name="ACE-29" office:value-type="float" office:value="90">
            <text:p>90</text:p>
          </table:table-cell>
          <table:table-cell table:style-name="ACE-29" office:value-type="string">
            <text:p>Shell material (Katelysia scalarin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1399999999999999">
            <text:p>1.14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Playford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SUA-30A</text:p>
          </table:table-cell>
          <table:table-cell table:style-name="ACE-29" office:value-type="float" office:value="-15.5">
            <text:p>−15.5</text:p>
          </table:table-cell>
          <table:table-cell table:style-name="ACE-29" office:value-type="float" office:value="128.108">
            <text:p>128.108</text:p>
          </table:table-cell>
          <table:table-cell table:style-name="ACE-29" office:value-type="float" office:value="6810">
            <text:p>6810</text:p>
          </table:table-cell>
          <table:table-cell table:style-name="ACE-29" office:value-type="float" office:value="110">
            <text:p>110</text:p>
          </table:table-cell>
          <table:table-cell table:style-name="ACE-29" office:value-type="string">
            <text:p>Wood</text:p>
          </table:table-cell>
          <table:table-cell table:style-name="ACE-29" office:value-type="string">
            <text:p>terrestrial_sh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2.5">
            <text:p>−2.5</text:p>
          </table:table-cell>
          <table:table-cell table:style-name="ACE-29" office:value-type="float" office:value="5">
            <text:p>5</text:p>
          </table:table-cell>
          <table:table-cell table:style-name="ACE-29" office:value-type="float" office:value="5">
            <text:p>5</text:p>
          </table:table-cell>
          <table:table-cell table:style-name="ACE-29" office:value-type="string">
            <text:p>ThomEtal197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SUA-30B</text:p>
          </table:table-cell>
          <table:table-cell table:style-name="ACE-29" office:value-type="float" office:value="-15.5">
            <text:p>−15.5</text:p>
          </table:table-cell>
          <table:table-cell table:style-name="ACE-29" office:value-type="float" office:value="128.108">
            <text:p>128.108</text:p>
          </table:table-cell>
          <table:table-cell table:style-name="ACE-29" office:value-type="float" office:value="6720">
            <text:p>6720</text:p>
          </table:table-cell>
          <table:table-cell table:style-name="ACE-29" office:value-type="float" office:value="110">
            <text:p>110</text:p>
          </table:table-cell>
          <table:table-cell table:style-name="ACE-29" office:value-type="string">
            <text:p>Mangrove</text:p>
          </table:table-cell>
          <table:table-cell table:style-name="ACE-29" office:value-type="string">
            <text:p>terrestrial_sh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2.5">
            <text:p>−2.5</text:p>
          </table:table-cell>
          <table:table-cell table:style-name="ACE-29" office:value-type="float" office:value="5">
            <text:p>5</text:p>
          </table:table-cell>
          <table:table-cell table:style-name="ACE-29" office:value-type="float" office:value="5">
            <text:p>5</text:p>
          </table:table-cell>
          <table:table-cell table:style-name="ACE-29" office:value-type="string">
            <text:p>ThomEtal197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SUA-339</text:p>
          </table:table-cell>
          <table:table-cell table:style-name="ACE-29" office:value-type="float" office:value="-32.021000000000001">
            <text:p>−32.021</text:p>
          </table:table-cell>
          <table:table-cell table:style-name="ACE-29" office:value-type="float" office:value="115.815">
            <text:p>115.815</text:p>
          </table:table-cell>
          <table:table-cell table:style-name="ACE-29" office:value-type="float" office:value="4500">
            <text:p>4500</text:p>
          </table:table-cell>
          <table:table-cell table:style-name="ACE-29" office:value-type="float" office:value="100">
            <text:p>100</text:p>
          </table:table-cell>
          <table:table-cell table:style-name="ACE-29" office:value-type="string">
            <text:p>Shell material (Circe sulcata sp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14999999999999999">
            <text:p>0.15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GillespieTemple1976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SUA-340</text:p>
          </table:table-cell>
          <table:table-cell table:style-name="ACE-29" office:value-type="float" office:value="-32.021000000000001">
            <text:p>−32.021</text:p>
          </table:table-cell>
          <table:table-cell table:style-name="ACE-29" office:value-type="float" office:value="115.815">
            <text:p>115.815</text:p>
          </table:table-cell>
          <table:table-cell table:style-name="ACE-29" office:value-type="float" office:value="5440">
            <text:p>5440</text:p>
          </table:table-cell>
          <table:table-cell table:style-name="ACE-29" office:value-type="float" office:value="110">
            <text:p>110</text:p>
          </table:table-cell>
          <table:table-cell table:style-name="ACE-29" office:value-type="string">
            <text:p>Shell material (Circe sulcata sp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0.25">
            <text:p>−0.25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GillespieTemple1976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SUA-341</text:p>
          </table:table-cell>
          <table:table-cell table:style-name="ACE-29" office:value-type="float" office:value="-32.021000000000001">
            <text:p>−32.021</text:p>
          </table:table-cell>
          <table:table-cell table:style-name="ACE-29" office:value-type="float" office:value="115.815">
            <text:p>115.815</text:p>
          </table:table-cell>
          <table:table-cell table:style-name="ACE-29" office:value-type="float" office:value="5940">
            <text:p>5940</text:p>
          </table:table-cell>
          <table:table-cell table:style-name="ACE-29" office:value-type="float" office:value="110">
            <text:p>110</text:p>
          </table:table-cell>
          <table:table-cell table:style-name="ACE-29" office:value-type="string">
            <text:p>Shell material (Sanguinolaria biradiat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0.69999999999999996">
            <text:p>−0.7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GillespieTemple1976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SUA-415</text:p>
          </table:table-cell>
          <table:table-cell table:style-name="ACE-29" office:value-type="float" office:value="-34.280000000000001">
            <text:p>−34.28</text:p>
          </table:table-cell>
          <table:table-cell table:style-name="ACE-29" office:value-type="float" office:value="115.17">
            <text:p>115.17</text:p>
          </table:table-cell>
          <table:table-cell table:style-name="ACE-29" office:value-type="float" office:value="4475">
            <text:p>4475</text:p>
          </table:table-cell>
          <table:table-cell table:style-name="ACE-29" office:value-type="float" office:value="105">
            <text:p>105</text:p>
          </table:table-cell>
          <table:table-cell table:style-name="ACE-29" office:value-type="string">
            <text:p>Shell material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7">
            <text:p>−7</text:p>
          </table:table-cell>
          <table:table-cell table:style-name="ACE-29" office:value-type="float" office:value="5">
            <text:p>5</text:p>
          </table:table-cell>
          <table:table-cell table:style-name="ACE-29" office:value-type="float" office:value="5">
            <text:p>5</text:p>
          </table:table-cell>
          <table:table-cell table:style-name="ACE-29" office:value-type="string">
            <text:p>Sas1974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SUA-416</text:p>
          </table:table-cell>
          <table:table-cell table:style-name="ACE-29" office:value-type="float" office:value="-34.280000000000001">
            <text:p>−34.28</text:p>
          </table:table-cell>
          <table:table-cell table:style-name="ACE-29" office:value-type="float" office:value="115.17">
            <text:p>115.17</text:p>
          </table:table-cell>
          <table:table-cell table:style-name="ACE-29" office:value-type="float" office:value="3880">
            <text:p>3880</text:p>
          </table:table-cell>
          <table:table-cell table:style-name="ACE-29" office:value-type="float" office:value="105">
            <text:p>105</text:p>
          </table:table-cell>
          <table:table-cell table:style-name="ACE-29" office:value-type="string">
            <text:p>Shell material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-3">
            <text:p>−3</text:p>
          </table:table-cell>
          <table:table-cell table:style-name="ACE-29" office:value-type="float" office:value="5">
            <text:p>5</text:p>
          </table:table-cell>
          <table:table-cell table:style-name="ACE-29" office:value-type="float" office:value="5">
            <text:p>5</text:p>
          </table:table-cell>
          <table:table-cell table:style-name="ACE-29" office:value-type="string">
            <text:p>Sas1974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Tx-33</text:p>
          </table:table-cell>
          <table:table-cell table:style-name="ACE-29" office:value-type="float" office:value="-32.033000000000001">
            <text:p>−32.033</text:p>
          </table:table-cell>
          <table:table-cell table:style-name="ACE-29" office:value-type="float" office:value="115.033">
            <text:p>115.033</text:p>
          </table:table-cell>
          <table:table-cell table:style-name="ACE-29" office:value-type="float" office:value="3116">
            <text:p>3116</text:p>
          </table:table-cell>
          <table:table-cell table:style-name="ACE-29" office:value-type="float" office:value="262">
            <text:p>262</text:p>
          </table:table-cell>
          <table:table-cell table:style-name="ACE-29" office:value-type="string">
            <text:p>Charcoal</text:p>
          </table:table-cell>
          <table:table-cell table:style-name="ACE-29" office:value-type="string">
            <text:p>terrestrial_sh</text:p>
          </table:table-cell>
          <table:table-cell table:style-name="ACE-29" office:value-type="string">
            <text:p>-</text:p>
          </table:table-cell>
          <table:table-cell table:style-name="ACE-29" office:value-type="string">
            <text:p>-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5">
            <text:p>5</text:p>
          </table:table-cell>
          <table:table-cell table:style-name="ACE-29" office:value-type="float" office:value="5">
            <text:p>5</text:p>
          </table:table-cell>
          <table:table-cell table:style-name="ACE-29" office:value-type="string">
            <text:p>TamersEtal1964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Tx-34</text:p>
          </table:table-cell>
          <table:table-cell table:style-name="ACE-29" office:value-type="float" office:value="-32">
            <text:p>−32</text:p>
          </table:table-cell>
          <table:table-cell table:style-name="ACE-29" office:value-type="float" office:value="115.5">
            <text:p>115.5</text:p>
          </table:table-cell>
          <table:table-cell table:style-name="ACE-29" office:value-type="float" office:value="5355">
            <text:p>5355</text:p>
          </table:table-cell>
          <table:table-cell table:style-name="ACE-29" office:value-type="float" office:value="163">
            <text:p>163</text:p>
          </table:table-cell>
          <table:table-cell table:style-name="ACE-29" office:value-type="string">
            <text:p>Shell material (Ostrea angasi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76500000000000001">
            <text:p>0.765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TamersEtal1964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Tx-35</text:p>
          </table:table-cell>
          <table:table-cell table:style-name="ACE-29" office:value-type="float" office:value="-32">
            <text:p>−32</text:p>
          </table:table-cell>
          <table:table-cell table:style-name="ACE-29" office:value-type="float" office:value="115.5">
            <text:p>115.5</text:p>
          </table:table-cell>
          <table:table-cell table:style-name="ACE-29" office:value-type="float" office:value="6065">
            <text:p>6065</text:p>
          </table:table-cell>
          <table:table-cell table:style-name="ACE-29" office:value-type="float" office:value="222">
            <text:p>222</text:p>
          </table:table-cell>
          <table:table-cell table:style-name="ACE-29" office:value-type="string">
            <text:p>Shell material (katelysi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83999999999999997">
            <text:p>0.84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TamersEtal1964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UGa-27</text:p>
          </table:table-cell>
          <table:table-cell table:style-name="ACE-29" office:value-type="float" office:value="-26.483000000000001">
            <text:p>−26.483</text:p>
          </table:table-cell>
          <table:table-cell table:style-name="ACE-29" office:value-type="float" office:value="113.5">
            <text:p>113.5</text:p>
          </table:table-cell>
          <table:table-cell table:style-name="ACE-29" office:value-type="float" office:value="5775">
            <text:p>5775</text:p>
          </table:table-cell>
          <table:table-cell table:style-name="ACE-29" office:value-type="float" office:value="77">
            <text:p>77</text:p>
          </table:table-cell>
          <table:table-cell table:style-name="ACE-29" office:value-type="string">
            <text:p>Shell material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25">
            <text:p>1.25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Read1974,NoakesBrandau1971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UGa-28</text:p>
          </table:table-cell>
          <table:table-cell table:style-name="ACE-29" office:value-type="float" office:value="-20.600000000000001">
            <text:p>−20.6</text:p>
          </table:table-cell>
          <table:table-cell table:style-name="ACE-29" office:value-type="float" office:value="113.559">
            <text:p>113.559</text:p>
          </table:table-cell>
          <table:table-cell table:style-name="ACE-29" office:value-type="float" office:value="4445">
            <text:p>4445</text:p>
          </table:table-cell>
          <table:table-cell table:style-name="ACE-29" office:value-type="float" office:value="77">
            <text:p>77</text:p>
          </table:table-cell>
          <table:table-cell table:style-name="ACE-29" office:value-type="string">
            <text:p>Shell material (Terebraillia sulcatus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91">
            <text:p>−91</text:p>
          </table:table-cell>
          <table:table-cell table:style-name="ACE-29" office:value-type="float" office:value="31">
            <text:p>31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25">
            <text:p>1.25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Read1974,NoakesBrandau1971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UGa-29</text:p>
          </table:table-cell>
          <table:table-cell table:style-name="ACE-29" office:value-type="float" office:value="-20.620999999999999">
            <text:p>−20.621</text:p>
          </table:table-cell>
          <table:table-cell table:style-name="ACE-29" office:value-type="float" office:value="113.58799999999999">
            <text:p>113.588</text:p>
          </table:table-cell>
          <table:table-cell table:style-name="ACE-29" office:value-type="float" office:value="5155">
            <text:p>5155</text:p>
          </table:table-cell>
          <table:table-cell table:style-name="ACE-29" office:value-type="float" office:value="59">
            <text:p>59</text:p>
          </table:table-cell>
          <table:table-cell table:style-name="ACE-29" office:value-type="string">
            <text:p>Shell material (Bassina berryi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91">
            <text:p>−91</text:p>
          </table:table-cell>
          <table:table-cell table:style-name="ACE-29" office:value-type="float" office:value="31">
            <text:p>31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25">
            <text:p>1.25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Read1974,NoakesBrandau1971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UGa-30</text:p>
          </table:table-cell>
          <table:table-cell table:style-name="ACE-29" office:value-type="float" office:value="-26.477">
            <text:p>−26.477</text:p>
          </table:table-cell>
          <table:table-cell table:style-name="ACE-29" office:value-type="float" office:value="113.5">
            <text:p>113.5</text:p>
          </table:table-cell>
          <table:table-cell table:style-name="ACE-29" office:value-type="float" office:value="5545">
            <text:p>5545</text:p>
          </table:table-cell>
          <table:table-cell table:style-name="ACE-29" office:value-type="float" office:value="77">
            <text:p>77</text:p>
          </table:table-cell>
          <table:table-cell table:style-name="ACE-29" office:value-type="string">
            <text:p>Shell material (Costacallista impar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25">
            <text:p>1.25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Read1974,NoakesBrandau1971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UGa-31</text:p>
          </table:table-cell>
          <table:table-cell table:style-name="ACE-29" office:value-type="float" office:value="-26.477">
            <text:p>−26.477</text:p>
          </table:table-cell>
          <table:table-cell table:style-name="ACE-29" office:value-type="float" office:value="113.5">
            <text:p>113.5</text:p>
          </table:table-cell>
          <table:table-cell table:style-name="ACE-29" office:value-type="float" office:value="4035">
            <text:p>4035</text:p>
          </table:table-cell>
          <table:table-cell table:style-name="ACE-29" office:value-type="float" office:value="77">
            <text:p>77</text:p>
          </table:table-cell>
          <table:table-cell table:style-name="ACE-29" office:value-type="string">
            <text:p>Shell material (Anomalocardia squamos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25">
            <text:p>1.25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Read1974,NoakesBrandau1971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UGa-32</text:p>
          </table:table-cell>
          <table:table-cell table:style-name="ACE-29" office:value-type="float" office:value="-20.475000000000001">
            <text:p>−20.475</text:p>
          </table:table-cell>
          <table:table-cell table:style-name="ACE-29" office:value-type="float" office:value="113.416">
            <text:p>113.416</text:p>
          </table:table-cell>
          <table:table-cell table:style-name="ACE-29" office:value-type="float" office:value="4055">
            <text:p>4055</text:p>
          </table:table-cell>
          <table:table-cell table:style-name="ACE-29" office:value-type="float" office:value="77">
            <text:p>77</text:p>
          </table:table-cell>
          <table:table-cell table:style-name="ACE-29" office:value-type="string">
            <text:p>Shell material (Costacallista impar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91">
            <text:p>−91</text:p>
          </table:table-cell>
          <table:table-cell table:style-name="ACE-29" office:value-type="float" office:value="31">
            <text:p>31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25">
            <text:p>1.25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Read1974,NoakesBrandau1971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UGa-33</text:p>
          </table:table-cell>
          <table:table-cell table:style-name="ACE-29" office:value-type="float" office:value="-20.475000000000001">
            <text:p>−20.475</text:p>
          </table:table-cell>
          <table:table-cell table:style-name="ACE-29" office:value-type="float" office:value="113.416">
            <text:p>113.416</text:p>
          </table:table-cell>
          <table:table-cell table:style-name="ACE-29" office:value-type="float" office:value="4585">
            <text:p>4585</text:p>
          </table:table-cell>
          <table:table-cell table:style-name="ACE-29" office:value-type="float" office:value="77">
            <text:p>77</text:p>
          </table:table-cell>
          <table:table-cell table:style-name="ACE-29" office:value-type="string">
            <text:p>Shell material (Fragum unedo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91">
            <text:p>−91</text:p>
          </table:table-cell>
          <table:table-cell table:style-name="ACE-29" office:value-type="float" office:value="31">
            <text:p>31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25">
            <text:p>1.25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Read1974,NoakesBrandau1971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AIT-113</text:p>
          </table:table-cell>
          <table:table-cell table:style-name="ACE-29" office:value-type="float" office:value="-32">
            <text:p>−32</text:p>
          </table:table-cell>
          <table:table-cell table:style-name="ACE-29" office:value-type="float" office:value="115.53">
            <text:p>115.53</text:p>
          </table:table-cell>
          <table:table-cell table:style-name="ACE-29" office:value-type="float" office:value="5925">
            <text:p>5925</text:p>
          </table:table-cell>
          <table:table-cell table:style-name="ACE-29" office:value-type="float" office:value="292">
            <text:p>292</text:p>
          </table:table-cell>
          <table:table-cell table:style-name="ACE-29" office:value-type="string">
            <text:p>Shell material (serpulid tubes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5">
            <text:p>1.5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Playford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AIT-114</text:p>
          </table:table-cell>
          <table:table-cell table:style-name="ACE-29" office:value-type="float" office:value="-31.989999999999998">
            <text:p>−31.99</text:p>
          </table:table-cell>
          <table:table-cell table:style-name="ACE-29" office:value-type="float" office:value="115.52">
            <text:p>115.52</text:p>
          </table:table-cell>
          <table:table-cell table:style-name="ACE-29" office:value-type="float" office:value="3655">
            <text:p>3655</text:p>
          </table:table-cell>
          <table:table-cell table:style-name="ACE-29" office:value-type="float" office:value="242">
            <text:p>242</text:p>
          </table:table-cell>
          <table:table-cell table:style-name="ACE-29" office:value-type="string">
            <text:p>Shell material (Katelysia scalarin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5649999999999999">
            <text:p>1.565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Playford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AIT-115</text:p>
          </table:table-cell>
          <table:table-cell table:style-name="ACE-29" office:value-type="float" office:value="-31.989999999999998">
            <text:p>−31.99</text:p>
          </table:table-cell>
          <table:table-cell table:style-name="ACE-29" office:value-type="float" office:value="115.52">
            <text:p>115.52</text:p>
          </table:table-cell>
          <table:table-cell table:style-name="ACE-29" office:value-type="float" office:value="6075">
            <text:p>6075</text:p>
          </table:table-cell>
          <table:table-cell table:style-name="ACE-29" office:value-type="float" office:value="282">
            <text:p>282</text:p>
          </table:table-cell>
          <table:table-cell table:style-name="ACE-29" office:value-type="string">
            <text:p>Shell material (Katelysia rhytiphor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83999999999999997">
            <text:p>0.84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Playford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AIT-122</text:p>
          </table:table-cell>
          <table:table-cell table:style-name="ACE-29" office:value-type="float" office:value="-32">
            <text:p>−32</text:p>
          </table:table-cell>
          <table:table-cell table:style-name="ACE-29" office:value-type="float" office:value="115.54000000000001">
            <text:p>115.54</text:p>
          </table:table-cell>
          <table:table-cell table:style-name="ACE-29" office:value-type="float" office:value="3525">
            <text:p>3525</text:p>
          </table:table-cell>
          <table:table-cell table:style-name="ACE-29" office:value-type="float" office:value="312">
            <text:p>312</text:p>
          </table:table-cell>
          <table:table-cell table:style-name="ACE-29" office:value-type="string">
            <text:p>Shell material (Katelysia scalarin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10000000000000001">
            <text:p>0.1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Playford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AIT-123</text:p>
          </table:table-cell>
          <table:table-cell table:style-name="ACE-29" office:value-type="float" office:value="-32">
            <text:p>−32</text:p>
          </table:table-cell>
          <table:table-cell table:style-name="ACE-29" office:value-type="float" office:value="115.55">
            <text:p>115.55</text:p>
          </table:table-cell>
          <table:table-cell table:style-name="ACE-29" office:value-type="float" office:value="6675">
            <text:p>6675</text:p>
          </table:table-cell>
          <table:table-cell table:style-name="ACE-29" office:value-type="float" office:value="351">
            <text:p>351</text:p>
          </table:table-cell>
          <table:table-cell table:style-name="ACE-29" office:value-type="string">
            <text:p>Shell material (Paphies cuneat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10000000000000001">
            <text:p>0.1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Playford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AIT-78</text:p>
          </table:table-cell>
          <table:table-cell table:style-name="ACE-29" office:value-type="float" office:value="-32">
            <text:p>−32</text:p>
          </table:table-cell>
          <table:table-cell table:style-name="ACE-29" office:value-type="float" office:value="115.54000000000001">
            <text:p>115.54</text:p>
          </table:table-cell>
          <table:table-cell table:style-name="ACE-29" office:value-type="float" office:value="3095">
            <text:p>3095</text:p>
          </table:table-cell>
          <table:table-cell table:style-name="ACE-29" office:value-type="float" office:value="183">
            <text:p>183</text:p>
          </table:table-cell>
          <table:table-cell table:style-name="ACE-29" office:value-type="string">
            <text:p>Shell material (Katelysia scalarin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77500000000000002">
            <text:p>0.775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Playford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AIT-79</text:p>
          </table:table-cell>
          <table:table-cell table:style-name="ACE-29" office:value-type="float" office:value="-32">
            <text:p>−32</text:p>
          </table:table-cell>
          <table:table-cell table:style-name="ACE-29" office:value-type="float" office:value="115.54000000000001">
            <text:p>115.54</text:p>
          </table:table-cell>
          <table:table-cell table:style-name="ACE-29" office:value-type="float" office:value="3185">
            <text:p>3185</text:p>
          </table:table-cell>
          <table:table-cell table:style-name="ACE-29" office:value-type="float" office:value="222">
            <text:p>222</text:p>
          </table:table-cell>
          <table:table-cell table:style-name="ACE-29" office:value-type="string">
            <text:p>Shell material (Katelysia scalarin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2250000000000001">
            <text:p>1.225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Playford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AIT-80</text:p>
          </table:table-cell>
          <table:table-cell table:style-name="ACE-29" office:value-type="float" office:value="-31.989999999999998">
            <text:p>−31.99</text:p>
          </table:table-cell>
          <table:table-cell table:style-name="ACE-29" office:value-type="float" office:value="115.52">
            <text:p>115.52</text:p>
          </table:table-cell>
          <table:table-cell table:style-name="ACE-29" office:value-type="float" office:value="3135">
            <text:p>3135</text:p>
          </table:table-cell>
          <table:table-cell table:style-name="ACE-29" office:value-type="float" office:value="212">
            <text:p>212</text:p>
          </table:table-cell>
          <table:table-cell table:style-name="ACE-29" office:value-type="string">
            <text:p>Shell material (Katelysia scalarin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56000000000000005">
            <text:p>0.56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Playford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AIT-81</text:p>
          </table:table-cell>
          <table:table-cell table:style-name="ACE-29" office:value-type="float" office:value="-31.989999999999998">
            <text:p>−31.99</text:p>
          </table:table-cell>
          <table:table-cell table:style-name="ACE-29" office:value-type="float" office:value="115.52">
            <text:p>115.52</text:p>
          </table:table-cell>
          <table:table-cell table:style-name="ACE-29" office:value-type="float" office:value="5935">
            <text:p>5935</text:p>
          </table:table-cell>
          <table:table-cell table:style-name="ACE-29" office:value-type="float" office:value="451">
            <text:p>451</text:p>
          </table:table-cell>
          <table:table-cell table:style-name="ACE-29" office:value-type="string">
            <text:p>Shell material (Katelysia rhytiphor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0649999999999999">
            <text:p>1.065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Playford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AIT-82</text:p>
          </table:table-cell>
          <table:table-cell table:style-name="ACE-29" office:value-type="float" office:value="-31.989999999999998">
            <text:p>−31.99</text:p>
          </table:table-cell>
          <table:table-cell table:style-name="ACE-29" office:value-type="float" office:value="115.52">
            <text:p>115.52</text:p>
          </table:table-cell>
          <table:table-cell table:style-name="ACE-29" office:value-type="float" office:value="6725">
            <text:p>6725</text:p>
          </table:table-cell>
          <table:table-cell table:style-name="ACE-29" office:value-type="float" office:value="232">
            <text:p>232</text:p>
          </table:table-cell>
          <table:table-cell table:style-name="ACE-29" office:value-type="string">
            <text:p>Shell material (Tellina pern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315">
            <text:p>0.315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Playford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AIT-83</text:p>
          </table:table-cell>
          <table:table-cell table:style-name="ACE-29" office:value-type="float" office:value="-31.989999999999998">
            <text:p>−31.99</text:p>
          </table:table-cell>
          <table:table-cell table:style-name="ACE-29" office:value-type="float" office:value="115.52">
            <text:p>115.52</text:p>
          </table:table-cell>
          <table:table-cell table:style-name="ACE-29" office:value-type="float" office:value="5825">
            <text:p>5825</text:p>
          </table:table-cell>
          <table:table-cell table:style-name="ACE-29" office:value-type="float" office:value="282">
            <text:p>282</text:p>
          </table:table-cell>
          <table:table-cell table:style-name="ACE-29" office:value-type="string">
            <text:p>Shell material (Katelysia rhytiphor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76500000000000001">
            <text:p>0.765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Playford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AIT-84</text:p>
          </table:table-cell>
          <table:table-cell table:style-name="ACE-29" office:value-type="float" office:value="-31.989999999999998">
            <text:p>−31.99</text:p>
          </table:table-cell>
          <table:table-cell table:style-name="ACE-29" office:value-type="float" office:value="115.52">
            <text:p>115.52</text:p>
          </table:table-cell>
          <table:table-cell table:style-name="ACE-29" office:value-type="float" office:value="3975">
            <text:p>3975</text:p>
          </table:table-cell>
          <table:table-cell table:style-name="ACE-29" office:value-type="float" office:value="332">
            <text:p>332</text:p>
          </table:table-cell>
          <table:table-cell table:style-name="ACE-29" office:value-type="string">
            <text:p>Shell material (Katelysia scalarin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1399999999999999">
            <text:p>1.14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Playford1988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estern_Australia-01</text:p>
          </table:table-cell>
          <table:table-cell table:style-name="ACE-29" office:value-type="float" office:value="-28.800000000000001">
            <text:p>−28.8</text:p>
          </table:table-cell>
          <table:table-cell table:style-name="ACE-29" office:value-type="float" office:value="114.59999999999999">
            <text:p>114.6</text:p>
          </table:table-cell>
          <table:table-cell table:style-name="ACE-29" office:value-type="float" office:value="6430">
            <text:p>6430</text:p>
          </table:table-cell>
          <table:table-cell table:style-name="ACE-29" office:value-type="float" office:value="173">
            <text:p>173</text:p>
          </table:table-cell>
          <table:table-cell table:style-name="ACE-29" office:value-type="string">
            <text:p>Shell material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5">
            <text:p>5</text:p>
          </table:table-cell>
          <table:table-cell table:style-name="ACE-29" office:value-type="float" office:value="5">
            <text:p>5</text:p>
          </table:table-cell>
          <table:table-cell table:style-name="ACE-29" office:value-type="string">
            <text:p>Wyrwoll1977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k-10408</text:p>
          </table:table-cell>
          <table:table-cell table:style-name="ACE-29" office:value-type="float" office:value="-35.094000000000001">
            <text:p>−35.094</text:p>
          </table:table-cell>
          <table:table-cell table:style-name="ACE-29" office:value-type="float" office:value="117.95699999999999">
            <text:p>117.957</text:p>
          </table:table-cell>
          <table:table-cell table:style-name="ACE-29" office:value-type="float" office:value="1921">
            <text:p>1921</text:p>
          </table:table-cell>
          <table:table-cell table:style-name="ACE-29" office:value-type="float" office:value="44">
            <text:p>44</text:p>
          </table:table-cell>
          <table:table-cell table:style-name="ACE-29" office:value-type="string">
            <text:p>Serpulid Tubeworms (Galeolaria caespitos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90000000000000002">
            <text:p>0.9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BakerEtal200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k-10971_ThB2</text:p>
          </table:table-cell>
          <table:table-cell table:style-name="ACE-29" office:value-type="float" office:value="-34">
            <text:p>−34</text:p>
          </table:table-cell>
          <table:table-cell table:style-name="ACE-29" office:value-type="float" office:value="122.2">
            <text:p>122.2</text:p>
          </table:table-cell>
          <table:table-cell table:style-name="ACE-29" office:value-type="float" office:value="2571">
            <text:p>2571</text:p>
          </table:table-cell>
          <table:table-cell table:style-name="ACE-29" office:value-type="float" office:value="64">
            <text:p>64</text:p>
          </table:table-cell>
          <table:table-cell table:style-name="ACE-29" office:value-type="string">
            <text:p>Serpulid Tubeworms (Galeolaria caespitos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90000000000000002">
            <text:p>0.9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BakerEtal200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k-10971_Woody</text:p>
          </table:table-cell>
          <table:table-cell table:style-name="ACE-29" office:value-type="float" office:value="-35.030000000000001">
            <text:p>−35.03</text:p>
          </table:table-cell>
          <table:table-cell table:style-name="ACE-29" office:value-type="float" office:value="117.88">
            <text:p>117.88</text:p>
          </table:table-cell>
          <table:table-cell table:style-name="ACE-29" office:value-type="float" office:value="2850">
            <text:p>2850</text:p>
          </table:table-cell>
          <table:table-cell table:style-name="ACE-29" office:value-type="float" office:value="89">
            <text:p>89</text:p>
          </table:table-cell>
          <table:table-cell table:style-name="ACE-29" office:value-type="string">
            <text:p>Serpulid Tubeworms (Galeolaria caespitos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80000000000000004">
            <text:p>0.8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BakerEtal200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k-11754</text:p>
          </table:table-cell>
          <table:table-cell table:style-name="ACE-29" office:value-type="float" office:value="-33.865000000000002">
            <text:p>−33.865</text:p>
          </table:table-cell>
          <table:table-cell table:style-name="ACE-29" office:value-type="float" office:value="121.89700000000001">
            <text:p>121.897</text:p>
          </table:table-cell>
          <table:table-cell table:style-name="ACE-29" office:value-type="float" office:value="4281">
            <text:p>4281</text:p>
          </table:table-cell>
          <table:table-cell table:style-name="ACE-29" office:value-type="float" office:value="60">
            <text:p>60</text:p>
          </table:table-cell>
          <table:table-cell table:style-name="ACE-29" office:value-type="string">
            <text:p>Serpulid Tubeworms (Galeolaria caespitos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3999999999999999">
            <text:p>1.4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BakerEtal200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k-11755</text:p>
          </table:table-cell>
          <table:table-cell table:style-name="ACE-29" office:value-type="float" office:value="-33.865000000000002">
            <text:p>−33.865</text:p>
          </table:table-cell>
          <table:table-cell table:style-name="ACE-29" office:value-type="float" office:value="121.89700000000001">
            <text:p>121.897</text:p>
          </table:table-cell>
          <table:table-cell table:style-name="ACE-29" office:value-type="float" office:value="2571">
            <text:p>2571</text:p>
          </table:table-cell>
          <table:table-cell table:style-name="ACE-29" office:value-type="float" office:value="64">
            <text:p>64</text:p>
          </table:table-cell>
          <table:table-cell table:style-name="ACE-29" office:value-type="string">
            <text:p>Serpulid Tubeworms (Galeolaria caespitos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90000000000000002">
            <text:p>0.9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BakerEtal200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k-11757</text:p>
          </table:table-cell>
          <table:table-cell table:style-name="ACE-29" office:value-type="float" office:value="-34.972999999999999">
            <text:p>−34.973</text:p>
          </table:table-cell>
          <table:table-cell table:style-name="ACE-29" office:value-type="float" office:value="117.369">
            <text:p>117.369</text:p>
          </table:table-cell>
          <table:table-cell table:style-name="ACE-29" office:value-type="float" office:value="849">
            <text:p>849</text:p>
          </table:table-cell>
          <table:table-cell table:style-name="ACE-29" office:value-type="float" office:value="46">
            <text:p>46</text:p>
          </table:table-cell>
          <table:table-cell table:style-name="ACE-29" office:value-type="string">
            <text:p>Serpulid Tubeworms (Galeolaria caespitos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40000000000000002">
            <text:p>0.4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BakerEtal200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k-11757</text:p>
          </table:table-cell>
          <table:table-cell table:style-name="ACE-29" office:value-type="float" office:value="-34.972999999999999">
            <text:p>−34.973</text:p>
          </table:table-cell>
          <table:table-cell table:style-name="ACE-29" office:value-type="float" office:value="117.369">
            <text:p>117.369</text:p>
          </table:table-cell>
          <table:table-cell table:style-name="ACE-29" office:value-type="float" office:value="3956">
            <text:p>3956</text:p>
          </table:table-cell>
          <table:table-cell table:style-name="ACE-29" office:value-type="float" office:value="59">
            <text:p>59</text:p>
          </table:table-cell>
          <table:table-cell table:style-name="ACE-29" office:value-type="string">
            <text:p>Serpulid Tubeworms (Galeolaria caespitos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3">
            <text:p>1.3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BakerEtal200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k-12787</text:p>
          </table:table-cell>
          <table:table-cell table:style-name="ACE-29" office:value-type="float" office:value="-33.579999999999998">
            <text:p>−33.58</text:p>
          </table:table-cell>
          <table:table-cell table:style-name="ACE-29" office:value-type="float" office:value="115.09999999999999">
            <text:p>115.1</text:p>
          </table:table-cell>
          <table:table-cell table:style-name="ACE-29" office:value-type="float" office:value="4178">
            <text:p>4178</text:p>
          </table:table-cell>
          <table:table-cell table:style-name="ACE-29" office:value-type="float" office:value="46">
            <text:p>46</text:p>
          </table:table-cell>
          <table:table-cell table:style-name="ACE-29" office:value-type="string">
            <text:p>Serpulid Tubeworms (Galeolaria caespitos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5">
            <text:p>1.5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BakerEtal200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k-12788</text:p>
          </table:table-cell>
          <table:table-cell table:style-name="ACE-29" office:value-type="float" office:value="-33.579999999999998">
            <text:p>−33.58</text:p>
          </table:table-cell>
          <table:table-cell table:style-name="ACE-29" office:value-type="float" office:value="115.09999999999999">
            <text:p>115.1</text:p>
          </table:table-cell>
          <table:table-cell table:style-name="ACE-29" office:value-type="float" office:value="3021">
            <text:p>3021</text:p>
          </table:table-cell>
          <table:table-cell table:style-name="ACE-29" office:value-type="float" office:value="33">
            <text:p>33</text:p>
          </table:table-cell>
          <table:table-cell table:style-name="ACE-29" office:value-type="string">
            <text:p>Serpulid Tubeworms (Galeolaria caespitos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">
            <text:p>1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BakerEtal200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k-12789</text:p>
          </table:table-cell>
          <table:table-cell table:style-name="ACE-29" office:value-type="float" office:value="-33.579999999999998">
            <text:p>−33.58</text:p>
          </table:table-cell>
          <table:table-cell table:style-name="ACE-29" office:value-type="float" office:value="115.09999999999999">
            <text:p>115.1</text:p>
          </table:table-cell>
          <table:table-cell table:style-name="ACE-29" office:value-type="float" office:value="4641">
            <text:p>4641</text:p>
          </table:table-cell>
          <table:table-cell table:style-name="ACE-29" office:value-type="float" office:value="49">
            <text:p>49</text:p>
          </table:table-cell>
          <table:table-cell table:style-name="ACE-29" office:value-type="string">
            <text:p>Serpulid Tubeworms (Galeolaria caespitos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3999999999999999">
            <text:p>1.4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BakerEtal200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k-12790</text:p>
          </table:table-cell>
          <table:table-cell table:style-name="ACE-29" office:value-type="float" office:value="-32.274999999999999">
            <text:p>−32.275</text:p>
          </table:table-cell>
          <table:table-cell table:style-name="ACE-29" office:value-type="float" office:value="115.71299999999999">
            <text:p>115.713</text:p>
          </table:table-cell>
          <table:table-cell table:style-name="ACE-29" office:value-type="float" office:value="1599">
            <text:p>1599</text:p>
          </table:table-cell>
          <table:table-cell table:style-name="ACE-29" office:value-type="float" office:value="54">
            <text:p>54</text:p>
          </table:table-cell>
          <table:table-cell table:style-name="ACE-29" office:value-type="string">
            <text:p>Barnacle (Tetraclitella purpurascens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3">
            <text:p>1.3</text:p>
          </table:table-cell>
          <table:table-cell table:style-name="ACE-29" office:value-type="float" office:value="0.5">
            <text:p>0.5</text:p>
          </table:table-cell>
          <table:table-cell table:style-name="ACE-29" office:value-type="float" office:value="0.5">
            <text:p>0.5</text:p>
          </table:table-cell>
          <table:table-cell table:style-name="ACE-29" office:value-type="string">
            <text:p>BakerEtal200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k-12791</text:p>
          </table:table-cell>
          <table:table-cell table:style-name="ACE-29" office:value-type="float" office:value="-34.365000000000002">
            <text:p>−34.365</text:p>
          </table:table-cell>
          <table:table-cell table:style-name="ACE-29" office:value-type="float" office:value="115.13">
            <text:p>115.13</text:p>
          </table:table-cell>
          <table:table-cell table:style-name="ACE-29" office:value-type="float" office:value="3917">
            <text:p>3917</text:p>
          </table:table-cell>
          <table:table-cell table:style-name="ACE-29" office:value-type="float" office:value="44">
            <text:p>44</text:p>
          </table:table-cell>
          <table:table-cell table:style-name="ACE-29" office:value-type="string">
            <text:p>Serpulid Tubeworms (Galeolaria caespitos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2">
            <text:p>1.2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BakerEtal200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k-12792</text:p>
          </table:table-cell>
          <table:table-cell table:style-name="ACE-29" office:value-type="float" office:value="-34.365000000000002">
            <text:p>−34.365</text:p>
          </table:table-cell>
          <table:table-cell table:style-name="ACE-29" office:value-type="float" office:value="115.13">
            <text:p>115.13</text:p>
          </table:table-cell>
          <table:table-cell table:style-name="ACE-29" office:value-type="float" office:value="2963">
            <text:p>2963</text:p>
          </table:table-cell>
          <table:table-cell table:style-name="ACE-29" office:value-type="float" office:value="42">
            <text:p>42</text:p>
          </table:table-cell>
          <table:table-cell table:style-name="ACE-29" office:value-type="string">
            <text:p>Serpulid Tubeworms (Galeolaria caespitos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90000000000000002">
            <text:p>0.9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BakerEtal200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k-12793</text:p>
          </table:table-cell>
          <table:table-cell table:style-name="ACE-29" office:value-type="float" office:value="-33.536999999999999">
            <text:p>−33.537</text:p>
          </table:table-cell>
          <table:table-cell table:style-name="ACE-29" office:value-type="float" office:value="115.03100000000001">
            <text:p>115.031</text:p>
          </table:table-cell>
          <table:table-cell table:style-name="ACE-29" office:value-type="float" office:value="1487">
            <text:p>1487</text:p>
          </table:table-cell>
          <table:table-cell table:style-name="ACE-29" office:value-type="float" office:value="39">
            <text:p>39</text:p>
          </table:table-cell>
          <table:table-cell table:style-name="ACE-29" office:value-type="string">
            <text:p>Serpulid Tubeworms (Galeolaria caespitos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80000000000000004">
            <text:p>0.8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BakerEtal200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k8372</text:p>
          </table:table-cell>
          <table:table-cell table:style-name="ACE-29" office:value-type="float" office:value="-32.003999999999998">
            <text:p>−32.004</text:p>
          </table:table-cell>
          <table:table-cell table:style-name="ACE-29" office:value-type="float" office:value="115.52500000000001">
            <text:p>115.525</text:p>
          </table:table-cell>
          <table:table-cell table:style-name="ACE-29" office:value-type="float" office:value="5600">
            <text:p>5600</text:p>
          </table:table-cell>
          <table:table-cell table:style-name="ACE-29" office:value-type="float" office:value="60">
            <text:p>60</text:p>
          </table:table-cell>
          <table:table-cell table:style-name="ACE-29" office:value-type="string">
            <text:p>Serpulid Tubeworms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2.2000000000000002">
            <text:p>2.2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BakerEtal2001,BakerEtal200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k-8373</text:p>
          </table:table-cell>
          <table:table-cell table:style-name="ACE-29" office:value-type="float" office:value="-31.989999999999998">
            <text:p>−31.99</text:p>
          </table:table-cell>
          <table:table-cell table:style-name="ACE-29" office:value-type="float" office:value="115.529">
            <text:p>115.529</text:p>
          </table:table-cell>
          <table:table-cell table:style-name="ACE-29" office:value-type="float" office:value="1390">
            <text:p>1390</text:p>
          </table:table-cell>
          <table:table-cell table:style-name="ACE-29" office:value-type="float" office:value="60">
            <text:p>60</text:p>
          </table:table-cell>
          <table:table-cell table:style-name="ACE-29" office:value-type="string">
            <text:p>Barnacle (Tetraclitella purpurascens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0.5">
            <text:p>0.5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BakerEtal200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Wk8493</text:p>
          </table:table-cell>
          <table:table-cell table:style-name="ACE-29" office:value-type="float" office:value="-32.000999999999998">
            <text:p>−32.001</text:p>
          </table:table-cell>
          <table:table-cell table:style-name="ACE-29" office:value-type="float" office:value="115.52800000000001">
            <text:p>115.528</text:p>
          </table:table-cell>
          <table:table-cell table:style-name="ACE-29" office:value-type="float" office:value="4830">
            <text:p>4830</text:p>
          </table:table-cell>
          <table:table-cell table:style-name="ACE-29" office:value-type="float" office:value="55">
            <text:p>55</text:p>
          </table:table-cell>
          <table:table-cell table:style-name="ACE-29" office:value-type="string">
            <text:p>Serpulid Tubeworms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8999999999999999">
            <text:p>1.9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BakerEtal2001,BakerEtal2005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Y-324</text:p>
          </table:table-cell>
          <table:table-cell table:style-name="ACE-29" office:value-type="float" office:value="-32.271000000000001">
            <text:p>−32.271</text:p>
          </table:table-cell>
          <table:table-cell table:style-name="ACE-29" office:value-type="float" office:value="115.687">
            <text:p>115.687</text:p>
          </table:table-cell>
          <table:table-cell table:style-name="ACE-29" office:value-type="float" office:value="5525">
            <text:p>5525</text:p>
          </table:table-cell>
          <table:table-cell table:style-name="ACE-29" office:value-type="float" office:value="134">
            <text:p>134</text:p>
          </table:table-cell>
          <table:table-cell table:style-name="ACE-29" office:value-type="string">
            <text:p>Shell material (Katelysia scalarin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3">
            <text:p>3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DeeveyEtal1959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Y-333</text:p>
          </table:table-cell>
          <table:table-cell table:style-name="ACE-29" office:value-type="float" office:value="-32.003">
            <text:p>−32.003</text:p>
          </table:table-cell>
          <table:table-cell table:style-name="ACE-29" office:value-type="float" office:value="115.53700000000001">
            <text:p>115.537</text:p>
          </table:table-cell>
          <table:table-cell table:style-name="ACE-29" office:value-type="float" office:value="5585">
            <text:p>5585</text:p>
          </table:table-cell>
          <table:table-cell table:style-name="ACE-29" office:value-type="float" office:value="105">
            <text:p>105</text:p>
          </table:table-cell>
          <table:table-cell table:style-name="ACE-29" office:value-type="string">
            <text:p>Pelecypod (Barbatia pistachi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1.5">
            <text:p>1.5</text:p>
          </table:table-cell>
          <table:table-cell table:style-name="ACE-29" office:value-type="float" office:value="0.25">
            <text:p>0.25</text:p>
          </table:table-cell>
          <table:table-cell table:style-name="ACE-29" office:value-type="float" office:value="0.25">
            <text:p>0.25</text:p>
          </table:table-cell>
          <table:table-cell table:style-name="ACE-29" office:value-type="string">
            <text:p>DeeveyEtal1959,LewisEtal2013</text:p>
          </table:table-cell>
          <table:table-cell table:number-columns-repeated="240" table:style-name="ACE-29"/>
        </table:table-row>
        <table:table-row table:style-name="AROW-1">
          <table:table-cell table:style-name="ACE-29"/>
          <table:table-cell table:style-name="ACE-29" office:value-type="string">
            <text:p>radiocarbon</text:p>
          </table:table-cell>
          <table:table-cell table:style-name="ACE-29" office:value-type="string">
            <text:p>Y-337</text:p>
          </table:table-cell>
          <table:table-cell table:style-name="ACE-29" office:value-type="float" office:value="-31.995999999999999">
            <text:p>−31.996</text:p>
          </table:table-cell>
          <table:table-cell table:style-name="ACE-29" office:value-type="float" office:value="115.51900000000001">
            <text:p>115.519</text:p>
          </table:table-cell>
          <table:table-cell table:style-name="ACE-29" office:value-type="float" office:value="4215">
            <text:p>4215</text:p>
          </table:table-cell>
          <table:table-cell table:style-name="ACE-29" office:value-type="float" office:value="96">
            <text:p>96</text:p>
          </table:table-cell>
          <table:table-cell table:style-name="ACE-29" office:value-type="string">
            <text:p>Shell material (Katelysia scalarina)</text:p>
          </table:table-cell>
          <table:table-cell table:style-name="ACE-29" office:value-type="string">
            <text:p>marine</text:p>
          </table:table-cell>
          <table:table-cell table:style-name="ACE-29" office:value-type="float" office:value="-83">
            <text:p>−83</text:p>
          </table:table-cell>
          <table:table-cell table:style-name="ACE-29" office:value-type="float" office:value="27">
            <text:p>27</text:p>
          </table:table-cell>
          <table:table-cell table:style-name="ACE-29" office:value-type="float" office:value="0">
            <text:p>0</text:p>
          </table:table-cell>
          <table:table-cell table:style-name="ACE-29" office:value-type="float" office:value="2.5">
            <text:p>2.5</text:p>
          </table:table-cell>
          <table:table-cell table:style-name="ACE-29" office:value-type="float" office:value="2">
            <text:p>2</text:p>
          </table:table-cell>
          <table:table-cell table:style-name="ACE-29" office:value-type="float" office:value="2">
            <text:p>2</text:p>
          </table:table-cell>
          <table:table-cell table:style-name="ACE-29" office:value-type="string">
            <text:p>DeeveyEtal1959,LewisEtal2013</text:p>
          </table:table-cell>
          <table:table-cell table:number-columns-repeated="240" table:style-name="ACE-29"/>
        </table:table-row>
        <table:table-row table:style-name="AROW-0" table:number-rows-repeated="65364">
          <table:table-cell table:number-columns-repeated="256"/>
        </table:table-row>
        <table:named-expressions>
          <table:named-expression table:name="Sheet_Title" table:expression="of:=&quot;formatted&quot;" table:base-cell-address="$'formatted'.$A$1"/>
          <table:named-expression table:name="Print_Area" table:expression="of:=#REF!" table:base-cell-address="$'formatted'.$A$1"/>
        </table:named-expressions>
        <gnm:selections gnm:cursor-col="8" gnm:cursor-row="137">
          <gnm:selection gnm:start-col="8" gnm:start-row="137" gnm:end-col="10" gnm:end-row="13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1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2" number:grouping="false" number:min-integer-digits="1"/>
    </number:number-style>
    <number:number-style style:name="ND-3">
      <number:number number:decimal-places="4" number:grouping="false" number:min-integer-digits="1"/>
    </number:number-style>
    <number:number-style style:name="ND-4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font-size12" style:family="text" style:display-name="Font Size 12pt">
      <style:text-properties fo:font-size="12pt" style:font-size-asian="12pt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36pt" fo:margin-bottom="36pt" fo:margin-left="54pt" fo:margin-right="54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Eisenhauer1993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formatted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c111392</dc:creator>
    <dc:date>2022-12-30T21:57:59Z</dc:date>
    <meta:user-defined meta:name="dc:publisher" meta:value-type="string">James Cook University</meta:user-defined>
    <meta:user-defined meta:name="GSF_DOCPROP_VECTOR:0000:gsf:document-parts" meta:value-type="string">Sheet1</meta:user-defined>
    <meta:user-defined meta:name="GSF_DOCPROP_VECTOR:0000:gsf:heading-pairs" meta:value-type="string">Worksheets</meta:user-defined>
    <meta:user-defined meta:name="GSF_DOCPROP_VECTOR:0001:gsf:heading-pairs" meta:value-type="float">1</meta:user-defined>
    <meta:user-defined meta:name="gsf:last-saved-by" meta:value-type="string">Stephen Lewis</meta:user-defined>
    <meta:user-defined meta:name="gsf:links-dirty" meta:value-type="boolean">false</meta:user-defined>
    <meta:user-defined meta:name="gsf:scale" meta:value-type="boolean">false</meta:user-defined>
    <meta:user-defined meta:name="gsf:security" meta:value-type="float">0</meta:user-defined>
    <meta:creation-date>2010-12-09T11:17:29Z</meta:creation-date>
    <meta:generator>gnumeric/1.12.46</meta:generator>
    <meta:user-defined meta:name="msole:codepage" meta:value-type="float">1252</meta:user-defined>
    <meta:user-defined meta:name="msole:unknown-doc-19" meta:value-type="boolean">false</meta:user-defined>
    <meta:user-defined meta:name="msole:unknown-doc-22" meta:value-type="boolean">false</meta:user-defined>
    <meta:user-defined meta:name="msole:unknown-doc-23" meta:value-type="float">1048576</meta:user-defined>
  </office:meta>
</office:document-meta>
</file>